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166in"/>
    </style:style>
    <style:style style:name="Table1.B" style:family="table-column">
      <style:table-column-properties style:column-width="1.4444in"/>
    </style:style>
    <style:style style:name="Table1.1" style:family="table-row">
      <style:table-row-properties style:min-row-height="0.5in" fo:keep-together="auto"/>
    </style:style>
    <style:style style:name="Table1.A1" style:family="table-cell">
      <style:table-cell-properties style:vertical-align="" fo:background-color="#cccccc"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D2" style:family="table-cell">
      <style:table-cell-properties style:vertical-align="" fo:padding="0.0694in" fo:border="1pt solid #000000"/>
    </style:style>
    <style:style style:name="Table1.A3" style:family="table-cell">
      <style:table-cell-properties style:vertical-align="" fo:background-color="#efefef" fo:padding="0.0694in" fo:border="1pt solid #000000">
        <style:background-image/>
      </style:table-cell-properties>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D4"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D6" style:family="table-cell">
      <style:table-cell-properties style:vertical-align="" fo:padding="0.0694in" fo:border="1pt solid #000000"/>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C8" style:family="table-cell">
      <style:table-cell-properties style:vertical-align="" fo:padding="0.0694in" fo:border="1pt solid #000000"/>
    </style:style>
    <style:style style:name="Table1.D8" style:family="table-cell">
      <style:table-cell-properties style:vertical-align="" fo:padding="0.0694in" fo:border="1pt solid #000000"/>
    </style:style>
    <style:style style:name="Table2" style:family="table">
      <style:table-properties style:width="6.4896in" fo:margin-left="0in" fo:margin-top="0in" fo:margin-bottom="0in" table:align="left"/>
    </style:style>
    <style:style style:name="Table2.A" style:family="table-column">
      <style:table-column-properties style:column-width="1.6347in"/>
    </style:style>
    <style:style style:name="Table2.B" style:family="table-column">
      <style:table-column-properties style:column-width="2.1354in"/>
    </style:style>
    <style:style style:name="Table2.C" style:family="table-column">
      <style:table-column-properties style:column-width="2.7194in"/>
    </style:style>
    <style:style style:name="Table2.1" style:family="table-row">
      <style:table-row-properties fo:keep-together="auto"/>
    </style:style>
    <style:style style:name="Table2.A1" style:family="table-cell">
      <style:table-cell-properties style:vertical-align="" fo:background-color="#cccccc"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A3" style:family="table-cell">
      <style:table-cell-properties style:vertical-align="" fo:background-color="#efefef" fo:padding="0.0694in" fo:border="1pt solid #000000">
        <style:background-image/>
      </style:table-cell-properties>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C6" style:family="table-cell">
      <style:table-cell-properties style:vertical-align="" fo:padding="0.0694in" fo:border="1pt solid #000000"/>
    </style:style>
    <style:style style:name="Table2.A8" style:family="table-cell">
      <style:table-cell-properties style:vertical-align="" fo:padding="0.0694in" fo:border="1pt solid #000000"/>
    </style:style>
    <style:style style:name="Table2.B8" style:family="table-cell">
      <style:table-cell-properties style:vertical-align="" fo:padding="0.0694in" fo:border="1pt solid #000000"/>
    </style:style>
    <style:style style:name="Table2.C8" style:family="table-cell">
      <style:table-cell-properties style:vertical-align="" fo:padding="0.0694in" fo:border="1pt solid #000000"/>
    </style:style>
    <style:style style:name="Table2.A10" style:family="table-cell">
      <style:table-cell-properties style:vertical-align="" fo:padding="0.0694in" fo:border="1pt solid #000000"/>
    </style:style>
    <style:style style:name="Table2.B10" style:family="table-cell">
      <style:table-cell-properties style:vertical-align="" fo:padding="0.0694in" fo:border="1pt solid #000000"/>
    </style:style>
    <style:style style:name="Table2.C10" style:family="table-cell">
      <style:table-cell-properties style:vertical-align="" fo:padding="0.0694in" fo:border="1pt solid #000000"/>
    </style:style>
    <style:style style:name="Table3" style:family="table">
      <style:table-properties style:width="6.6667in" fo:margin-left="0in" fo:margin-top="0in" fo:margin-bottom="0in" table:align="left"/>
    </style:style>
    <style:style style:name="Table3.A" style:family="table-column">
      <style:table-column-properties style:column-width="2.5833in"/>
    </style:style>
    <style:style style:name="Table3.B" style:family="table-column">
      <style:table-column-properties style:column-width="4.0826in"/>
    </style:style>
    <style:style style:name="Table3.1" style:family="table-row">
      <style:table-row-properties fo:keep-together="auto"/>
    </style:style>
    <style:style style:name="Table3.A1" style:family="table-cell">
      <style:table-cell-properties style:vertical-align="" fo:background-color="#cccccc"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A3" style:family="table-cell">
      <style:table-cell-properties style:vertical-align="" fo:background-color="#efefef" fo:padding="0.0694in" fo:border="1pt solid #000000">
        <style:background-image/>
      </style:table-cell-properties>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A6" style:family="table-cell">
      <style:table-cell-properties style:vertical-align="" fo:padding="0.0694in" fo:border="1pt solid #000000"/>
    </style:style>
    <style:style style:name="Table3.B6" style:family="table-cell">
      <style:table-cell-properties style:vertical-align="" fo:padding="0.0694in" fo:border="1pt solid #000000"/>
    </style:style>
    <style:style style:name="Table3.A8" style:family="table-cell">
      <style:table-cell-properties style:vertical-align="" fo:padding="0.0694in" fo:border="1pt solid #000000"/>
    </style:style>
    <style:style style:name="Table3.B8" style:family="table-cell">
      <style:table-cell-properties style:vertical-align="" fo:padding="0.0694in" fo:border="1pt solid #000000"/>
    </style:style>
    <style:style style:name="Table4" style:family="table">
      <style:table-properties style:width="6.6771in" fo:margin-left="0in" fo:margin-top="0in" fo:margin-bottom="0in" table:align="left"/>
    </style:style>
    <style:style style:name="Table4.A" style:family="table-column">
      <style:table-column-properties style:column-width="2.9063in"/>
    </style:style>
    <style:style style:name="Table4.B" style:family="table-column">
      <style:table-column-properties style:column-width="0.6285in"/>
    </style:style>
    <style:style style:name="Table4.C" style:family="table-column">
      <style:table-column-properties style:column-width="0.6278in"/>
    </style:style>
    <style:style style:name="Table4.1" style:family="table-row">
      <style:table-row-properties fo:keep-together="auto"/>
    </style:style>
    <style:style style:name="Table4.A1" style:family="table-cell">
      <style:table-cell-properties style:vertical-align="" fo:background-color="#cccccc"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C2" style:family="table-cell">
      <style:table-cell-properties style:vertical-align="" fo:padding="0.0694in" fo:border="1pt solid #000000"/>
    </style:style>
    <style:style style:name="Table4.D2" style:family="table-cell">
      <style:table-cell-properties style:vertical-align="" fo:padding="0.0694in" fo:border="1pt solid #000000"/>
    </style:style>
    <style:style style:name="Table4.E2" style:family="table-cell">
      <style:table-cell-properties style:vertical-align="" fo:padding="0.0694in" fo:border="1pt solid #000000"/>
    </style:style>
    <style:style style:name="Table4.F2" style:family="table-cell">
      <style:table-cell-properties style:vertical-align="" fo:padding="0.0694in" fo:border="1pt solid #000000"/>
    </style:style>
    <style:style style:name="Table4.G2" style:family="table-cell">
      <style:table-cell-properties style:vertical-align="" fo:padding="0.0694in" fo:border="1pt solid #000000"/>
    </style:style>
    <style:style style:name="Table4.A3" style:family="table-cell">
      <style:table-cell-properties style:vertical-align="" fo:background-color="#efefef" fo:padding="0.0694in" fo:border="1pt solid #000000">
        <style:background-image/>
      </style:table-cell-properties>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D4" style:family="table-cell">
      <style:table-cell-properties style:vertical-align="" fo:padding="0.0694in" fo:border="1pt solid #000000"/>
    </style:style>
    <style:style style:name="Table4.E4" style:family="table-cell">
      <style:table-cell-properties style:vertical-align="" fo:padding="0.0694in" fo:border="1pt solid #000000"/>
    </style:style>
    <style:style style:name="Table4.F4" style:family="table-cell">
      <style:table-cell-properties style:vertical-align="" fo:padding="0.0694in" fo:border="1pt solid #000000"/>
    </style:style>
    <style:style style:name="Table4.G4" style:family="table-cell">
      <style:table-cell-properties style:vertical-align="" fo:padding="0.0694in" fo:border="1pt solid #000000"/>
    </style:style>
    <style:style style:name="Table5" style:family="table">
      <style:table-properties style:width="6.6771in" fo:margin-left="0in" fo:margin-top="0in" fo:margin-bottom="0in" table:align="left"/>
    </style:style>
    <style:style style:name="Table5.A" style:family="table-column">
      <style:table-column-properties style:column-width="1.3951in"/>
    </style:style>
    <style:style style:name="Table5.B" style:family="table-column">
      <style:table-column-properties style:column-width="1.0563in"/>
    </style:style>
    <style:style style:name="Table5.1" style:family="table-row">
      <style:table-row-properties fo:keep-together="auto"/>
    </style:style>
    <style:style style:name="Table5.A1" style:family="table-cell">
      <style:table-cell-properties style:vertical-align="" fo:background-color="#cccccc" fo:padding="0.0694in" fo:border="1pt solid #000000">
        <style:background-image/>
      </style:table-cell-properties>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C2" style:family="table-cell">
      <style:table-cell-properties style:vertical-align="" fo:padding="0.0694in" fo:border="1pt solid #000000"/>
    </style:style>
    <style:style style:name="Table5.D2" style:family="table-cell">
      <style:table-cell-properties style:vertical-align="" fo:padding="0.0694in" fo:border="1pt solid #000000"/>
    </style:style>
    <style:style style:name="Table5.E2" style:family="table-cell">
      <style:table-cell-properties style:vertical-align="" fo:padding="0.0694in" fo:border="1pt solid #000000"/>
    </style:style>
    <style:style style:name="Table5.F2" style:family="table-cell">
      <style:table-cell-properties style:vertical-align="" fo:padding="0.0694in" fo:border="1pt solid #000000"/>
    </style:style>
    <style:style style:name="Table5.A3" style:family="table-cell">
      <style:table-cell-properties style:vertical-align="" fo:background-color="#efefef" fo:padding="0.0694in" fo:border="1pt solid #000000">
        <style:background-image/>
      </style:table-cell-properties>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C4" style:family="table-cell">
      <style:table-cell-properties style:vertical-align="" fo:padding="0.0694in" fo:border="1pt solid #000000"/>
    </style:style>
    <style:style style:name="Table5.D4" style:family="table-cell">
      <style:table-cell-properties style:vertical-align="" fo:padding="0.0694in" fo:border="1pt solid #000000"/>
    </style:style>
    <style:style style:name="Table5.E4" style:family="table-cell">
      <style:table-cell-properties style:vertical-align="" fo:padding="0.0694in" fo:border="1pt solid #000000"/>
    </style:style>
    <style:style style:name="Table5.F4" style:family="table-cell">
      <style:table-cell-properties style:vertical-align="" fo:padding="0.0694in" fo:border="1pt solid #000000"/>
    </style:style>
    <style:style style:name="Table5.A6" style:family="table-cell">
      <style:table-cell-properties style:vertical-align="" fo:padding="0.0694in" fo:border="1pt solid #000000"/>
    </style:style>
    <style:style style:name="Table5.B6" style:family="table-cell">
      <style:table-cell-properties style:vertical-align="" fo:padding="0.0694in" fo:border="1pt solid #000000"/>
    </style:style>
    <style:style style:name="Table5.C6" style:family="table-cell">
      <style:table-cell-properties style:vertical-align="" fo:padding="0.0694in" fo:border="1pt solid #000000"/>
    </style:style>
    <style:style style:name="Table5.D6" style:family="table-cell">
      <style:table-cell-properties style:vertical-align="" fo:padding="0.0694in" fo:border="1pt solid #000000"/>
    </style:style>
    <style:style style:name="Table5.E6" style:family="table-cell">
      <style:table-cell-properties style:vertical-align="" fo:padding="0.0694in" fo:border="1pt solid #000000"/>
    </style:style>
    <style:style style:name="Table5.F6" style:family="table-cell">
      <style:table-cell-properties style:vertical-align="" fo:padding="0.0694in" fo:border="1pt solid #000000"/>
    </style:style>
    <style:style style:name="Table5.A8" style:family="table-cell">
      <style:table-cell-properties style:vertical-align="" fo:padding="0.0694in" fo:border="1pt solid #000000"/>
    </style:style>
    <style:style style:name="Table5.B8" style:family="table-cell">
      <style:table-cell-properties style:vertical-align="" fo:padding="0.0694in" fo:border="1pt solid #000000"/>
    </style:style>
    <style:style style:name="Table5.C8" style:family="table-cell">
      <style:table-cell-properties style:vertical-align="" fo:padding="0.0694in" fo:border="1pt solid #000000"/>
    </style:style>
    <style:style style:name="Table5.D8" style:family="table-cell">
      <style:table-cell-properties style:vertical-align="" fo:padding="0.0694in" fo:border="1pt solid #000000"/>
    </style:style>
    <style:style style:name="Table5.E8" style:family="table-cell">
      <style:table-cell-properties style:vertical-align="" fo:padding="0.0694in" fo:border="1pt solid #000000"/>
    </style:style>
    <style:style style:name="Table5.F8" style:family="table-cell">
      <style:table-cell-properties style:vertical-align="" fo:padding="0.0694in" fo:border="1pt solid #000000"/>
    </style:style>
    <style:style style:name="Table6" style:family="table">
      <style:table-properties style:width="6.6778in" fo:margin-left="0in" fo:margin-top="0in" fo:margin-bottom="0in" table:align="left"/>
    </style:style>
    <style:style style:name="Table6.A" style:family="table-column">
      <style:table-column-properties style:column-width="2.2257in"/>
    </style:style>
    <style:style style:name="Table6.C" style:family="table-column">
      <style:table-column-properties style:column-width="2.2264in"/>
    </style:style>
    <style:style style:name="Table6.1" style:family="table-row">
      <style:table-row-properties fo:keep-together="auto"/>
    </style:style>
    <style:style style:name="Table6.A1" style:family="table-cell">
      <style:table-cell-properties style:vertical-align="" fo:background-color="#cccccc" fo:padding="0.0694in" fo:border="1pt solid #000000">
        <style:background-image/>
      </style:table-cell-properties>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C2" style:family="table-cell">
      <style:table-cell-properties style:vertical-align="" fo:padding="0.0694in" fo:border="1pt solid #000000"/>
    </style:style>
    <style:style style:name="Table6.A3" style:family="table-cell">
      <style:table-cell-properties style:vertical-align="" fo:background-color="#efefef" fo:padding="0.0694in" fo:border="1pt solid #000000">
        <style:background-image/>
      </style:table-cell-properties>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C4" style:family="table-cell">
      <style:table-cell-properties style:vertical-align="" fo:padding="0.0694in" fo:border="1pt solid #000000"/>
    </style:style>
    <style:style style:name="Table7" style:family="table">
      <style:table-properties style:width="6.6667in" fo:margin-left="0in" fo:margin-top="0in" fo:margin-bottom="0in" table:align="left"/>
    </style:style>
    <style:style style:name="Table7.A" style:family="table-column">
      <style:table-column-properties style:column-width="1.3646in"/>
    </style:style>
    <style:style style:name="Table7.B" style:family="table-column">
      <style:table-column-properties style:column-width="1.0722in"/>
    </style:style>
    <style:style style:name="Table7.C" style:family="table-column">
      <style:table-column-properties style:column-width="1.3965in"/>
    </style:style>
    <style:style style:name="Table7.D" style:family="table-column">
      <style:table-column-properties style:column-width="2.8326in"/>
    </style:style>
    <style:style style:name="Table7.1" style:family="table-row">
      <style:table-row-properties fo:keep-together="auto"/>
    </style:style>
    <style:style style:name="Table7.A1" style:family="table-cell">
      <style:table-cell-properties style:vertical-align="" fo:background-color="#cccccc" fo:padding="0.0694in" fo:border="1pt solid #000000">
        <style:background-image/>
      </style:table-cell-properties>
    </style:style>
    <style:style style:name="Table7.A2" style:family="table-cell">
      <style:table-cell-properties style:vertical-align="" fo:padding="0.0694in" fo:border="1pt solid #000000"/>
    </style:style>
    <style:style style:name="Table7.B2" style:family="table-cell">
      <style:table-cell-properties style:vertical-align="" fo:padding="0.0694in" fo:border="1pt solid #000000"/>
    </style:style>
    <style:style style:name="Table7.C2" style:family="table-cell">
      <style:table-cell-properties style:vertical-align="" fo:padding="0.0694in" fo:border="1pt solid #000000"/>
    </style:style>
    <style:style style:name="Table7.D2" style:family="table-cell">
      <style:table-cell-properties style:vertical-align="" fo:padding="0.0694in" fo:border="1pt solid #000000"/>
    </style:style>
    <style:style style:name="Table7.A3" style:family="table-cell">
      <style:table-cell-properties style:vertical-align="" fo:background-color="#efefef" fo:padding="0.0694in" fo:border="1pt solid #000000">
        <style:background-image/>
      </style:table-cell-properties>
    </style:style>
    <style:style style:name="Table7.A4" style:family="table-cell">
      <style:table-cell-properties style:vertical-align="" fo:padding="0.0694in" fo:border="1pt solid #000000"/>
    </style:style>
    <style:style style:name="Table7.B4" style:family="table-cell">
      <style:table-cell-properties style:vertical-align="" fo:padding="0.0694in" fo:border="1pt solid #000000"/>
    </style:style>
    <style:style style:name="Table7.C4" style:family="table-cell">
      <style:table-cell-properties style:vertical-align="" fo:padding="0.0694in" fo:border="1pt solid #000000"/>
    </style:style>
    <style:style style:name="Table7.D4" style:family="table-cell">
      <style:table-cell-properties style:vertical-align="" fo:padding="0.0694in" fo:border="1pt solid #000000"/>
    </style:style>
    <style:style style:name="P1" style:family="paragraph" style:parent-style-name="Standard">
      <style:text-properties style:font-name="Roboto Mono" style:font-name-asian="Roboto Mono1" style:font-name-complex="Roboto Mono1"/>
    </style:style>
    <style:style style:name="P2" style:family="paragraph" style:parent-style-name="Standard">
      <style:paragraph-properties fo:line-height="100%" fo:text-align="center" style:justify-single-word="false" fo:orphans="0" fo:widows="0"/>
    </style:style>
    <style:style style:name="P3" style:family="paragraph" style:parent-style-name="Standard">
      <style:paragraph-properties fo:line-height="100%" fo:orphans="0" fo:widows="0"/>
    </style:style>
    <style:style style:name="P4" style:family="paragraph" style:parent-style-name="Standard">
      <style:text-properties fo:font-weight="bold" style:font-weight-asian="bold"/>
    </style:style>
    <style:style style:name="P5" style:family="paragraph" style:parent-style-name="Standard">
      <style:paragraph-properties fo:text-align="end" style:justify-single-word="false"/>
    </style:style>
    <style:style style:name="P6" style:family="paragraph" style:parent-style-name="Standard">
      <style:paragraph-properties fo:break-before="page"/>
    </style:style>
    <style:style style:name="P7" style:family="paragraph" style:parent-style-name="Standard">
      <style:paragraph-properties fo:margin-left="0in" fo:margin-right="0in" fo:margin-top="0.0555in" fo:margin-bottom="0in" loext:contextual-spacing="false" fo:line-height="100%" fo:text-indent="0in" style:auto-text-indent="false">
        <style:tab-stops>
          <style:tab-stop style:position="6.6799in" style:type="right"/>
        </style:tab-stops>
      </style:paragraph-properties>
    </style:style>
    <style:style style:name="P8" style:family="paragraph" style:parent-style-name="Standard">
      <style:paragraph-properties fo:margin-left="0in" fo:margin-right="0in" fo:margin-top="0.139in" fo:margin-bottom="0in" loext:contextual-spacing="false" fo:line-height="100%" fo:text-indent="0in" style:auto-text-indent="false">
        <style:tab-stops>
          <style:tab-stop style:position="6.6799in" style:type="right"/>
        </style:tab-stops>
      </style:paragraph-properties>
    </style:style>
    <style:style style:name="P9" style:family="paragraph" style:parent-style-name="Standard">
      <style:paragraph-properties fo:margin-left="0.25in" fo:margin-right="0in" fo:margin-top="0.0417in" fo:margin-bottom="0in" loext:contextual-spacing="false" fo:line-height="100%" fo:text-indent="0in" style:auto-text-indent="false">
        <style:tab-stops>
          <style:tab-stop style:position="6.6799in" style:type="right"/>
        </style:tab-stops>
      </style:paragraph-properties>
    </style:style>
    <style:style style:name="P10" style:family="paragraph" style:parent-style-name="Standard">
      <style:paragraph-properties fo:margin-left="0.5in" fo:margin-right="0in" fo:margin-top="0.0417in" fo:margin-bottom="0in" loext:contextual-spacing="false" fo:line-height="100%" fo:text-indent="0in" style:auto-text-indent="false">
        <style:tab-stops>
          <style:tab-stop style:position="6.6799in" style:type="right"/>
        </style:tab-stops>
      </style:paragraph-properties>
    </style:style>
    <style:style style:name="P11" style:family="paragraph" style:parent-style-name="Standard">
      <style:paragraph-properties fo:margin-left="0.5in" fo:margin-right="0in" fo:margin-top="0.0417in" fo:margin-bottom="0.0555in" loext:contextual-spacing="false" fo:line-height="100%" fo:text-indent="0in" style:auto-text-indent="false">
        <style:tab-stops>
          <style:tab-stop style:position="6.6799in" style:type="right"/>
        </style:tab-stops>
      </style:paragraph-properties>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75in" fo:margin-right="0in" fo:margin-top="0.0417in" fo:margin-bottom="0in" loext:contextual-spacing="false" fo:line-height="100%" fo:text-indent="0in" style:auto-text-indent="false">
        <style:tab-stops>
          <style:tab-stop style:position="6.6799in" style:type="right"/>
        </style:tab-stops>
      </style:paragraph-properties>
    </style:style>
    <style:style style:name="P14" style:family="paragraph" style:parent-style-name="Standard">
      <style:paragraph-properties fo:margin-left="1in" fo:margin-right="0in" fo:margin-top="0.0417in" fo:margin-bottom="0in" loext:contextual-spacing="false" fo:line-height="100%" fo:text-indent="0in" style:auto-text-indent="false">
        <style:tab-stops>
          <style:tab-stop style:position="6.6799in" style:type="right"/>
        </style:tab-stops>
      </style:paragraph-properties>
    </style:style>
    <style:style style:name="P15" style:family="paragraph" style:parent-style-name="Standard">
      <style:paragraph-properties fo:margin-top="0.1665in" fo:margin-bottom="0.1665in" loext:contextual-spacing="false" fo:line-height="100%" fo:orphans="0" fo:widows="0"/>
    </style:style>
    <style:style style:name="P16" style:family="paragraph" style:parent-style-name="Standard" style:list-style-name="WWNum37">
      <style:paragraph-properties fo:margin-left="0.5in" fo:margin-right="0in" fo:text-indent="-0.25in" style:auto-text-indent="false"/>
    </style:style>
    <style:style style:name="P17" style:family="paragraph" style:parent-style-name="Standard" style:list-style-name="WWNum28">
      <style:paragraph-properties fo:margin-left="0.5in" fo:margin-right="0in" fo:text-indent="-0.25in" style:auto-text-indent="false"/>
    </style:style>
    <style:style style:name="P18" style:family="paragraph" style:parent-style-name="Standard" style:list-style-name="WWNum36">
      <style:paragraph-properties fo:margin-left="0.5in" fo:margin-right="0in" fo:text-indent="-0.25in" style:auto-text-indent="false"/>
    </style:style>
    <style:style style:name="P19" style:family="paragraph" style:parent-style-name="Standard" style:list-style-name="WWNum33">
      <style:paragraph-properties fo:margin-left="0.5in" fo:margin-right="0in" fo:text-indent="-0.25in" style:auto-text-indent="false"/>
    </style:style>
    <style:style style:name="P20" style:family="paragraph" style:parent-style-name="Standard" style:list-style-name="WWNum7">
      <style:paragraph-properties fo:margin-left="0.5in" fo:margin-right="0in" fo:text-indent="-0.25in" style:auto-text-indent="false"/>
    </style:style>
    <style:style style:name="P21" style:family="paragraph" style:parent-style-name="Standard" style:list-style-name="WWNum21">
      <style:paragraph-properties fo:margin-left="0.5in" fo:margin-right="0in" fo:text-indent="-0.25in" style:auto-text-indent="false"/>
    </style:style>
    <style:style style:name="P22" style:family="paragraph" style:parent-style-name="Standard" style:list-style-name="WWNum13">
      <style:paragraph-properties fo:margin-left="0.5in" fo:margin-right="0in" fo:text-indent="-0.25in" style:auto-text-indent="false"/>
    </style:style>
    <style:style style:name="P23" style:family="paragraph" style:parent-style-name="Standard" style:list-style-name="WWNum3">
      <style:paragraph-properties fo:margin-left="0.5in" fo:margin-right="0in" fo:text-indent="-0.25in" style:auto-text-indent="false"/>
    </style:style>
    <style:style style:name="P24" style:family="paragraph" style:parent-style-name="Standard" style:list-style-name="WWNum15">
      <style:paragraph-properties fo:margin-left="0.5in" fo:margin-right="0in" fo:text-indent="-0.25in" style:auto-text-indent="false"/>
    </style:style>
    <style:style style:name="P25" style:family="paragraph" style:parent-style-name="Standard" style:list-style-name="WWNum1">
      <style:paragraph-properties fo:margin-left="0.5in" fo:margin-right="0in" fo:text-indent="-0.25in" style:auto-text-indent="false"/>
    </style:style>
    <style:style style:name="P26" style:family="paragraph" style:parent-style-name="Standard" style:list-style-name="WWNum10">
      <style:paragraph-properties fo:margin-left="0.5in" fo:margin-right="0in" fo:text-indent="-0.25in" style:auto-text-indent="false"/>
    </style:style>
    <style:style style:name="P27" style:family="paragraph" style:parent-style-name="Standard" style:list-style-name="WWNum30">
      <style:paragraph-properties fo:margin-left="0.5in" fo:margin-right="0in" fo:text-indent="-0.25in" style:auto-text-indent="false"/>
    </style:style>
    <style:style style:name="P28" style:family="paragraph" style:parent-style-name="Standard" style:list-style-name="WWNum19">
      <style:paragraph-properties fo:margin-left="0.5in" fo:margin-right="0in" fo:text-indent="-0.25in" style:auto-text-indent="false"/>
    </style:style>
    <style:style style:name="P29" style:family="paragraph" style:parent-style-name="Standard" style:list-style-name="WWNum29">
      <style:paragraph-properties fo:margin-left="0.5in" fo:margin-right="0in" fo:text-indent="-0.25in" style:auto-text-indent="false"/>
    </style:style>
    <style:style style:name="P30" style:family="paragraph" style:parent-style-name="Standard" style:list-style-name="WWNum14">
      <style:paragraph-properties fo:margin-left="0.5in" fo:margin-right="0in" fo:text-indent="-0.25in" style:auto-text-indent="false"/>
    </style:style>
    <style:style style:name="P31" style:family="paragraph" style:parent-style-name="Standard" style:list-style-name="WWNum17">
      <style:paragraph-properties fo:margin-left="0.5in" fo:margin-right="0in" fo:text-indent="-0.25in" style:auto-text-indent="false"/>
    </style:style>
    <style:style style:name="P32" style:family="paragraph" style:parent-style-name="Standard" style:list-style-name="WWNum20">
      <style:paragraph-properties fo:margin-left="0.5in" fo:margin-right="0in" fo:text-indent="-0.25in" style:auto-text-indent="false"/>
    </style:style>
    <style:style style:name="P33" style:family="paragraph" style:parent-style-name="Standard" style:list-style-name="WWNum32">
      <style:paragraph-properties fo:margin-left="0.5in" fo:margin-right="0in" fo:text-indent="-0.25in" style:auto-text-indent="false"/>
    </style:style>
    <style:style style:name="P34" style:family="paragraph" style:parent-style-name="Standard" style:list-style-name="WWNum12">
      <style:paragraph-properties fo:margin-left="0.5in" fo:margin-right="0in" fo:text-indent="-0.25in" style:auto-text-indent="false"/>
    </style:style>
    <style:style style:name="P35" style:family="paragraph" style:parent-style-name="Standard" style:list-style-name="WWNum11">
      <style:paragraph-properties fo:margin-left="0.5in" fo:margin-right="0in" fo:text-indent="-0.25in" style:auto-text-indent="false"/>
    </style:style>
    <style:style style:name="P36" style:family="paragraph" style:parent-style-name="Standard" style:list-style-name="WWNum23">
      <style:paragraph-properties fo:margin-left="0.5in" fo:margin-right="0in" fo:text-indent="-0.25in" style:auto-text-indent="false"/>
    </style:style>
    <style:style style:name="P37" style:family="paragraph" style:parent-style-name="Standard" style:list-style-name="WWNum16">
      <style:paragraph-properties fo:margin-left="0.5in" fo:margin-right="0in" fo:text-indent="-0.25in" style:auto-text-indent="false"/>
    </style:style>
    <style:style style:name="P38" style:family="paragraph" style:parent-style-name="Standard" style:list-style-name="WWNum38">
      <style:paragraph-properties fo:margin-left="0.5in" fo:margin-right="0in" fo:text-indent="-0.25in" style:auto-text-indent="false"/>
    </style:style>
    <style:style style:name="P39" style:family="paragraph" style:parent-style-name="Standard" style:list-style-name="WWNum25">
      <style:paragraph-properties fo:margin-left="0.5in" fo:margin-right="0in" fo:text-indent="-0.25in" style:auto-text-indent="false"/>
    </style:style>
    <style:style style:name="P40" style:family="paragraph" style:parent-style-name="Standard" style:list-style-name="WWNum5">
      <style:paragraph-properties fo:margin-left="0.5in" fo:margin-right="0in" fo:text-indent="-0.25in" style:auto-text-indent="false"/>
    </style:style>
    <style:style style:name="P41" style:family="paragraph" style:parent-style-name="Standard" style:list-style-name="WWNum6">
      <style:paragraph-properties fo:margin-left="0.5in" fo:margin-right="0in" fo:text-indent="-0.25in" style:auto-text-indent="false"/>
    </style:style>
    <style:style style:name="P42" style:family="paragraph" style:parent-style-name="Standard" style:list-style-name="WWNum26">
      <style:paragraph-properties fo:margin-left="0.5in" fo:margin-right="0in" fo:text-indent="-0.25in" style:auto-text-indent="false"/>
    </style:style>
    <style:style style:name="P43" style:family="paragraph" style:parent-style-name="Standard" style:list-style-name="WWNum9">
      <style:paragraph-properties fo:margin-left="0.5in" fo:margin-right="0in" fo:text-indent="-0.25in" style:auto-text-indent="false"/>
    </style:style>
    <style:style style:name="P44" style:family="paragraph" style:parent-style-name="Standard" style:list-style-name="WWNum35">
      <style:paragraph-properties fo:margin-left="0.5in" fo:margin-right="0in" fo:text-indent="-0.25in" style:auto-text-indent="false"/>
    </style:style>
    <style:style style:name="P45" style:family="paragraph" style:parent-style-name="Standard" style:list-style-name="WWNum4">
      <style:paragraph-properties fo:margin-left="0.5in" fo:margin-right="0in" fo:text-indent="-0.25in" style:auto-text-indent="false"/>
    </style:style>
    <style:style style:name="P46" style:family="paragraph" style:parent-style-name="Standard" style:list-style-name="WWNum2">
      <style:paragraph-properties fo:margin-left="0.5in" fo:margin-right="0in" fo:text-indent="-0.25in" style:auto-text-indent="false"/>
    </style:style>
    <style:style style:name="P47" style:family="paragraph" style:parent-style-name="Standard" style:list-style-name="WWNum34">
      <style:paragraph-properties fo:margin-left="0.5in" fo:margin-right="0in" fo:text-indent="-0.25in" style:auto-text-indent="false"/>
    </style:style>
    <style:style style:name="P48" style:family="paragraph" style:parent-style-name="Standard" style:list-style-name="WWNum18">
      <style:paragraph-properties fo:margin-left="0.5in" fo:margin-right="0in" fo:text-indent="-0.25in" style:auto-text-indent="false"/>
    </style:style>
    <style:style style:name="P49" style:family="paragraph" style:parent-style-name="Standard" style:list-style-name="WWNum22">
      <style:paragraph-properties fo:margin-left="0.5in" fo:margin-right="0in" fo:text-indent="-0.25in" style:auto-text-indent="false"/>
    </style:style>
    <style:style style:name="P50" style:family="paragraph" style:parent-style-name="Standard" style:list-style-name="WWNum24">
      <style:paragraph-properties fo:margin-left="0.5in" fo:margin-right="0in" fo:text-indent="-0.25in" style:auto-text-indent="false"/>
    </style:style>
    <style:style style:name="P51" style:family="paragraph" style:parent-style-name="Standard" style:list-style-name="WWNum27">
      <style:paragraph-properties fo:margin-left="0.5in" fo:margin-right="0in" fo:text-indent="-0.25in" style:auto-text-indent="false"/>
    </style:style>
    <style:style style:name="P52" style:family="paragraph" style:parent-style-name="Standard" style:list-style-name="WWNum8">
      <style:paragraph-properties fo:margin-left="0.5in" fo:margin-right="0in" fo:text-indent="-0.25in" style:auto-text-indent="false"/>
    </style:style>
    <style:style style:name="P53" style:family="paragraph" style:parent-style-name="Standard" style:list-style-name="WWNum31">
      <style:paragraph-properties fo:margin-left="0.5in" fo:margin-right="0in" fo:text-indent="-0.25in" style:auto-text-indent="false"/>
    </style:style>
    <style:style style:name="P54" style:family="paragraph" style:parent-style-name="Title">
      <style:paragraph-properties fo:text-align="end" style:justify-single-word="false"/>
    </style:style>
    <style:style style:name="P55" style:family="paragraph" style:parent-style-name="Title" style:master-page-name="First_20_Page">
      <style:paragraph-properties style:page-number="1"/>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font-weight="bold" style:font-weight-asian="bold"/>
    </style:style>
    <style:style style:name="T4" style:family="text">
      <style:text-properties style:font-name="Roboto Mono" style:font-name-asian="Roboto Mono1" style:font-name-complex="Roboto Mono1"/>
    </style:style>
    <style:style style:name="T5" style:family="text">
      <style:text-properties style:text-underline-style="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bookmark text:name="_7d8u3ov9fmta"/></text:p>
      <text:p text:style-name="Title"><text:bookmark text:name="_vpyek5thozda"/></text:p>
      <text:p text:style-name="Title"><text:bookmark text:name="_64e6tnueu69p"/></text:p>
      <text:p text:style-name="Title"><text:bookmark text:name="_ktyjkptn37vg"/></text:p>
      <text:p text:style-name="Title"><text:bookmark text:name="_p9mnwlmb24o"/></text:p>
      <text:p text:style-name="Title"><text:bookmark text:name="_kcre9a3vnb78"/></text:p>
      <text:p text:style-name="Title"><text:bookmark text:name="_shmmv1ou7f1x"/></text:p>
      <text:p text:style-name="P54"><text:bookmark text:name="_oih1zjn51qaf"/>Arduino</text:p>
      <text:p text:style-name="P54"><text:bookmark text:name="_f325jjsa4ztd"/>Language Reference</text:p>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Although we will try to keep this document updated, visit https://www.arduino.cc/reference/en/ for the latest changes of this document.</text:p>
      <text:p text:style-name="Standard"/>
      <text:p text:style-name="Standard">The Arduino Reference is licensed under the Creative Commons Attribution-ShareAlike 3.0 Unported License.</text:p>
      <text:p text:style-name="Standard">To view a copy of this license, visit http://creativecommons.org/licenses/by-sa/3.0/ or send a letter to Creative Commons, PO Box 1866, Mountain View, CA 94042, USA.</text:p>
      <text:p text:style-name="Standard"/>
      <text:p text:style-name="Standard">Version 1.0, march 21 2020</text:p>
      <text:p text:style-name="Standard"/>
      <text:p text:style-name="Standard">For sugestions, recommendations or corrections about this document email me at:</text:p>
      <text:p text:style-name="Standard">c.matons[at]gmail[dot]com</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blgb4k2wnhh6" text:style-name="Index_20_Link" text:visited-style-name="Index_20_Link"><text:span text:style-name="T1">functions</text:span></text:a><text:span text:style-name="T1"><text:tab/>9</text:span></text:p>
          <text:p text:style-name="P9"><text:a xlink:type="simple" xlink:href="#_d5csvmlu6uzx" text:style-name="Index_20_Link" text:visited-style-name="Index_20_Link"><text:span text:style-name="T2">Digital I/O</text:span></text:a><text:span text:style-name="T2"><text:tab/>9</text:span></text:p>
          <text:p text:style-name="P10"><text:a xlink:type="simple" xlink:href="#_5q165rxski4i" text:style-name="Index_20_Link" text:visited-style-name="Index_20_Link"><text:span text:style-name="T2">digitalRead()</text:span></text:a><text:span text:style-name="T2"><text:tab/>9</text:span></text:p>
          <text:p text:style-name="P10"><text:a xlink:type="simple" xlink:href="#_kg510pbzvcpd" text:style-name="Index_20_Link" text:visited-style-name="Index_20_Link"><text:span text:style-name="T2">digitalWrite()</text:span></text:a><text:span text:style-name="T2"><text:tab/>9</text:span></text:p>
          <text:p text:style-name="P10"><text:a xlink:type="simple" xlink:href="#_mcts1wves9bl" text:style-name="Index_20_Link" text:visited-style-name="Index_20_Link"><text:span text:style-name="T2">pinMode()</text:span></text:a><text:span text:style-name="T2"><text:tab/>10</text:span></text:p>
          <text:p text:style-name="P9"><text:a xlink:type="simple" xlink:href="#_rtiw6ljutjj" text:style-name="Index_20_Link" text:visited-style-name="Index_20_Link"><text:span text:style-name="T2">Analog I/O</text:span></text:a><text:span text:style-name="T2"><text:tab/>11</text:span></text:p>
          <text:p text:style-name="P10"><text:a xlink:type="simple" xlink:href="#_epb4zrer7eq8" text:style-name="Index_20_Link" text:visited-style-name="Index_20_Link"><text:span text:style-name="T2">analogRead()</text:span></text:a><text:span text:style-name="T2"><text:tab/>11</text:span></text:p>
          <text:p text:style-name="P10"><text:a xlink:type="simple" xlink:href="#_dtbrch53iv6w" text:style-name="Index_20_Link" text:visited-style-name="Index_20_Link"><text:span text:style-name="T2">analogReference()</text:span></text:a><text:span text:style-name="T2"><text:tab/>12</text:span></text:p>
          <text:p text:style-name="P10"><text:a xlink:type="simple" xlink:href="#_dtbrch53iv6w" text:style-name="Index_20_Link" text:visited-style-name="Index_20_Link"><text:span text:style-name="T2">analogWrite()</text:span></text:a><text:span text:style-name="T2"><text:tab/>13</text:span></text:p>
          <text:p text:style-name="P9"><text:a xlink:type="simple" xlink:href="#_841le030dska" text:style-name="Index_20_Link" text:visited-style-name="Index_20_Link"><text:span text:style-name="T2">Zero, Due &amp; MKR Family</text:span></text:a><text:span text:style-name="T2"><text:tab/>15</text:span></text:p>
          <text:p text:style-name="P10"><text:a xlink:type="simple" xlink:href="#_uvuekt3vcr7b" text:style-name="Index_20_Link" text:visited-style-name="Index_20_Link"><text:span text:style-name="T2">analogReadResolution()</text:span></text:a><text:span text:style-name="T2"><text:tab/>15</text:span></text:p>
          <text:p text:style-name="P10"><text:a xlink:type="simple" xlink:href="#_1n9sdqlmrubn" text:style-name="Index_20_Link" text:visited-style-name="Index_20_Link"><text:span text:style-name="T2">analogWriteResolution()</text:span></text:a><text:span text:style-name="T2"><text:tab/>16</text:span></text:p>
          <text:p text:style-name="P9"><text:a xlink:type="simple" xlink:href="#_lb9fh2mg2hct" text:style-name="Index_20_Link" text:visited-style-name="Index_20_Link"><text:span text:style-name="T2">Advanced I/O</text:span></text:a><text:span text:style-name="T2"><text:tab/>18</text:span></text:p>
          <text:p text:style-name="P10"><text:a xlink:type="simple" xlink:href="#_oblnxkjg3gt2" text:style-name="Index_20_Link" text:visited-style-name="Index_20_Link"><text:span text:style-name="T2">noTone()</text:span></text:a><text:span text:style-name="T2"><text:tab/>18</text:span></text:p>
          <text:p text:style-name="P10"><text:a xlink:type="simple" xlink:href="#_22uwzhqhfn4" text:style-name="Index_20_Link" text:visited-style-name="Index_20_Link"><text:span text:style-name="T2">pulseIn()</text:span></text:a><text:span text:style-name="T2"><text:tab/>18</text:span></text:p>
          <text:p text:style-name="P10"><text:a xlink:type="simple" xlink:href="#_3rv0w4dfxuvt" text:style-name="Index_20_Link" text:visited-style-name="Index_20_Link"><text:span text:style-name="T2">pulseInLong()</text:span></text:a><text:span text:style-name="T2"><text:tab/>19</text:span></text:p>
          <text:p text:style-name="P10"><text:a xlink:type="simple" xlink:href="#_73d5yg8kfx12" text:style-name="Index_20_Link" text:visited-style-name="Index_20_Link"><text:span text:style-name="T2">shiftIn()</text:span></text:a><text:span text:style-name="T2"><text:tab/>20</text:span></text:p>
          <text:p text:style-name="P10"><text:a xlink:type="simple" xlink:href="#_7fxtsr2dx1w" text:style-name="Index_20_Link" text:visited-style-name="Index_20_Link"><text:span text:style-name="T2">shiftOut()</text:span></text:a><text:span text:style-name="T2"><text:tab/>20</text:span></text:p>
          <text:p text:style-name="P10"><text:a xlink:type="simple" xlink:href="#_21wufvlrzcax" text:style-name="Index_20_Link" text:visited-style-name="Index_20_Link"><text:span text:style-name="T2">tone()</text:span></text:a><text:span text:style-name="T2"><text:tab/>22</text:span></text:p>
          <text:p text:style-name="P9"><text:a xlink:type="simple" xlink:href="#_4d36it644j5h" text:style-name="Index_20_Link" text:visited-style-name="Index_20_Link"><text:span text:style-name="T2">Time</text:span></text:a><text:span text:style-name="T2"><text:tab/>22</text:span></text:p>
          <text:p text:style-name="P10"><text:a xlink:type="simple" xlink:href="#_a8ckrhozh5y" text:style-name="Index_20_Link" text:visited-style-name="Index_20_Link"><text:span text:style-name="T2">delay()</text:span></text:a><text:span text:style-name="T2"><text:tab/>22</text:span></text:p>
          <text:p text:style-name="P10"><text:a xlink:type="simple" xlink:href="#_lsg3qpl2yxyp" text:style-name="Index_20_Link" text:visited-style-name="Index_20_Link"><text:span text:style-name="T2">delayMicroseconds()</text:span></text:a><text:span text:style-name="T2"><text:tab/>23</text:span></text:p>
          <text:p text:style-name="P10"><text:a xlink:type="simple" xlink:href="#_p59dwf4zxbax" text:style-name="Index_20_Link" text:visited-style-name="Index_20_Link"><text:span text:style-name="T2">micros()</text:span></text:a><text:span text:style-name="T2"><text:tab/>24</text:span></text:p>
          <text:p text:style-name="P10"><text:a xlink:type="simple" xlink:href="#_n36oev34atbf" text:style-name="Index_20_Link" text:visited-style-name="Index_20_Link"><text:span text:style-name="T2">millis()</text:span></text:a><text:span text:style-name="T2"><text:tab/>24</text:span></text:p>
          <text:p text:style-name="P9"><text:a xlink:type="simple" xlink:href="#_gcnxpim7os8k" text:style-name="Index_20_Link" text:visited-style-name="Index_20_Link"><text:span text:style-name="T2">Math</text:span></text:a><text:span text:style-name="T2"><text:tab/>25</text:span></text:p>
          <text:p text:style-name="P10"><text:a xlink:type="simple" xlink:href="#_regy764r37o2" text:style-name="Index_20_Link" text:visited-style-name="Index_20_Link"><text:span text:style-name="T2">abs()</text:span></text:a><text:span text:style-name="T2"><text:tab/>25</text:span></text:p>
          <text:p text:style-name="P10"><text:soft-page-break/><text:a xlink:type="simple" xlink:href="#_aznk3shys7ar" text:style-name="Index_20_Link" text:visited-style-name="Index_20_Link"><text:span text:style-name="T2">constrain()</text:span></text:a><text:span text:style-name="T2"><text:tab/>26</text:span></text:p>
          <text:p text:style-name="P10"><text:a xlink:type="simple" xlink:href="#_mmqlvxehfioo" text:style-name="Index_20_Link" text:visited-style-name="Index_20_Link"><text:span text:style-name="T2">map()</text:span></text:a><text:span text:style-name="T2"><text:tab/>26</text:span></text:p>
          <text:p text:style-name="P10"><text:a xlink:type="simple" xlink:href="#_dk48xygz5evi" text:style-name="Index_20_Link" text:visited-style-name="Index_20_Link"><text:span text:style-name="T2">max()</text:span></text:a><text:span text:style-name="T2"><text:tab/>27</text:span></text:p>
          <text:p text:style-name="P10"><text:a xlink:type="simple" xlink:href="#_dk48xygz5evi" text:style-name="Index_20_Link" text:visited-style-name="Index_20_Link"><text:span text:style-name="T2">min()</text:span></text:a><text:span text:style-name="T2"><text:tab/>28</text:span></text:p>
          <text:p text:style-name="P10"><text:a xlink:type="simple" xlink:href="#_dk48xygz5evi" text:style-name="Index_20_Link" text:visited-style-name="Index_20_Link"><text:span text:style-name="T2">pow()</text:span></text:a><text:span text:style-name="T2"><text:tab/>29</text:span></text:p>
          <text:p text:style-name="P10"><text:a xlink:type="simple" xlink:href="#_dk48xygz5evi" text:style-name="Index_20_Link" text:visited-style-name="Index_20_Link"><text:span text:style-name="T2">sq()</text:span></text:a><text:span text:style-name="T2"><text:tab/>29</text:span></text:p>
          <text:p text:style-name="P10"><text:a xlink:type="simple" xlink:href="#_dk48xygz5evi" text:style-name="Index_20_Link" text:visited-style-name="Index_20_Link"><text:span text:style-name="T2">sqrt()</text:span></text:a><text:span text:style-name="T2"><text:tab/>29</text:span></text:p>
          <text:p text:style-name="P9"><text:a xlink:type="simple" xlink:href="#_94ae2cqpcrho" text:style-name="Index_20_Link" text:visited-style-name="Index_20_Link"><text:span text:style-name="T2">Trigonometry</text:span></text:a><text:span text:style-name="T2"><text:tab/>30</text:span></text:p>
          <text:p text:style-name="P10"><text:a xlink:type="simple" xlink:href="#_oq0r3nn9rti3" text:style-name="Index_20_Link" text:visited-style-name="Index_20_Link"><text:span text:style-name="T2">cos()</text:span></text:a><text:span text:style-name="T2"><text:tab/>30</text:span></text:p>
          <text:p text:style-name="P10"><text:a xlink:type="simple" xlink:href="#_m1qx772vc6ml" text:style-name="Index_20_Link" text:visited-style-name="Index_20_Link"><text:span text:style-name="T2">sin()</text:span></text:a><text:span text:style-name="T2"><text:tab/>30</text:span></text:p>
          <text:p text:style-name="P10"><text:a xlink:type="simple" xlink:href="#_bxx1acki0fw2" text:style-name="Index_20_Link" text:visited-style-name="Index_20_Link"><text:span text:style-name="T2">tan()</text:span></text:a><text:span text:style-name="T2"><text:tab/>30</text:span></text:p>
          <text:p text:style-name="P9"><text:a xlink:type="simple" xlink:href="#_1r0ka5unl5a2" text:style-name="Index_20_Link" text:visited-style-name="Index_20_Link"><text:span text:style-name="T2">Characters</text:span></text:a><text:span text:style-name="T2"><text:tab/>30</text:span></text:p>
          <text:p text:style-name="P10"><text:a xlink:type="simple" xlink:href="#_kalo8o6j4788" text:style-name="Index_20_Link" text:visited-style-name="Index_20_Link"><text:span text:style-name="T2">isAlpha()</text:span></text:a><text:span text:style-name="T2"><text:tab/>30</text:span></text:p>
          <text:p text:style-name="P10"><text:a xlink:type="simple" xlink:href="#_kalo8o6j4788" text:style-name="Index_20_Link" text:visited-style-name="Index_20_Link"><text:span text:style-name="T2">isAlphaNumeric()</text:span></text:a><text:span text:style-name="T2"><text:tab/>31</text:span></text:p>
          <text:p text:style-name="P10"><text:a xlink:type="simple" xlink:href="#_kalo8o6j4788" text:style-name="Index_20_Link" text:visited-style-name="Index_20_Link"><text:span text:style-name="T2">isAscii()</text:span></text:a><text:span text:style-name="T2"><text:tab/>31</text:span></text:p>
          <text:p text:style-name="P10"><text:a xlink:type="simple" xlink:href="#_kalo8o6j4788" text:style-name="Index_20_Link" text:visited-style-name="Index_20_Link"><text:span text:style-name="T2">isControl()</text:span></text:a><text:span text:style-name="T2"><text:tab/>32</text:span></text:p>
          <text:p text:style-name="P10"><text:a xlink:type="simple" xlink:href="#_kalo8o6j4788" text:style-name="Index_20_Link" text:visited-style-name="Index_20_Link"><text:span text:style-name="T2">isDigit()</text:span></text:a><text:span text:style-name="T2"><text:tab/>32</text:span></text:p>
          <text:p text:style-name="P10"><text:a xlink:type="simple" xlink:href="#_kalo8o6j4788" text:style-name="Index_20_Link" text:visited-style-name="Index_20_Link"><text:span text:style-name="T2">isGraph()</text:span></text:a><text:span text:style-name="T2"><text:tab/>32</text:span></text:p>
          <text:p text:style-name="P10"><text:a xlink:type="simple" xlink:href="#_kalo8o6j4788" text:style-name="Index_20_Link" text:visited-style-name="Index_20_Link"><text:span text:style-name="T2">isHexadecimalDigit()</text:span></text:a><text:span text:style-name="T2"><text:tab/>33</text:span></text:p>
          <text:p text:style-name="P10"><text:a xlink:type="simple" xlink:href="#_kalo8o6j4788" text:style-name="Index_20_Link" text:visited-style-name="Index_20_Link"><text:span text:style-name="T2">isLowerCase()</text:span></text:a><text:span text:style-name="T2"><text:tab/>33</text:span></text:p>
          <text:p text:style-name="P10"><text:a xlink:type="simple" xlink:href="#_kalo8o6j4788" text:style-name="Index_20_Link" text:visited-style-name="Index_20_Link"><text:span text:style-name="T2">isPrintable()</text:span></text:a><text:span text:style-name="T2"><text:tab/>34</text:span></text:p>
          <text:p text:style-name="P10"><text:a xlink:type="simple" xlink:href="#_kalo8o6j4788" text:style-name="Index_20_Link" text:visited-style-name="Index_20_Link"><text:span text:style-name="T2">isPunct()</text:span></text:a><text:span text:style-name="T2"><text:tab/>34</text:span></text:p>
          <text:p text:style-name="P10"><text:a xlink:type="simple" xlink:href="#_kalo8o6j4788" text:style-name="Index_20_Link" text:visited-style-name="Index_20_Link"><text:span text:style-name="T2">isSpace()</text:span></text:a><text:span text:style-name="T2"><text:tab/>34</text:span></text:p>
          <text:p text:style-name="P10"><text:a xlink:type="simple" xlink:href="#_kalo8o6j4788" text:style-name="Index_20_Link" text:visited-style-name="Index_20_Link"><text:span text:style-name="T2">isUpperCase()</text:span></text:a><text:span text:style-name="T2"><text:tab/>35</text:span></text:p>
          <text:p text:style-name="P10"><text:a xlink:type="simple" xlink:href="#_kalo8o6j4788" text:style-name="Index_20_Link" text:visited-style-name="Index_20_Link"><text:span text:style-name="T2">isWhitespace()</text:span></text:a><text:span text:style-name="T2"><text:tab/>35</text:span></text:p>
          <text:p text:style-name="P9"><text:a xlink:type="simple" xlink:href="#_l3gaqw8nppln" text:style-name="Index_20_Link" text:visited-style-name="Index_20_Link"><text:span text:style-name="T2">Random Numbers</text:span></text:a><text:span text:style-name="T2"><text:tab/>36</text:span></text:p>
          <text:p text:style-name="P10"><text:a xlink:type="simple" xlink:href="#_sxfne5a2zisz" text:style-name="Index_20_Link" text:visited-style-name="Index_20_Link"><text:span text:style-name="T2">random()</text:span></text:a><text:span text:style-name="T2"><text:tab/>36</text:span></text:p>
          <text:p text:style-name="P10"><text:a xlink:type="simple" xlink:href="#_fpujni5qxwp8" text:style-name="Index_20_Link" text:visited-style-name="Index_20_Link"><text:span text:style-name="T2">randomSeed()</text:span></text:a><text:span text:style-name="T2"><text:tab/>37</text:span></text:p>
          <text:p text:style-name="P9"><text:a xlink:type="simple" xlink:href="#_p6mxwydt31kd" text:style-name="Index_20_Link" text:visited-style-name="Index_20_Link"><text:span text:style-name="T2">Bits and Bytes</text:span></text:a><text:span text:style-name="T2"><text:tab/>37</text:span></text:p>
          <text:p text:style-name="P10"><text:a xlink:type="simple" xlink:href="#_bxc5b7uk4eg" text:style-name="Index_20_Link" text:visited-style-name="Index_20_Link"><text:span text:style-name="T2">bit()</text:span></text:a><text:span text:style-name="T2"><text:tab/>37</text:span></text:p>
          <text:p text:style-name="P10"><text:a xlink:type="simple" xlink:href="#_60r88fcbldlx" text:style-name="Index_20_Link" text:visited-style-name="Index_20_Link"><text:span text:style-name="T2">bitClear()</text:span></text:a><text:span text:style-name="T2"><text:tab/>38</text:span></text:p>
          <text:p text:style-name="P10"><text:a xlink:type="simple" xlink:href="#_rt5cbwqzoh6r" text:style-name="Index_20_Link" text:visited-style-name="Index_20_Link"><text:span text:style-name="T2">bitRead()</text:span></text:a><text:span text:style-name="T2"><text:tab/>38</text:span></text:p>
          <text:p text:style-name="P10"><text:a xlink:type="simple" xlink:href="#_ljckue5qsdvk" text:style-name="Index_20_Link" text:visited-style-name="Index_20_Link"><text:span text:style-name="T2">bitSet()</text:span></text:a><text:span text:style-name="T2"><text:tab/>38</text:span></text:p>
          <text:p text:style-name="P10"><text:a xlink:type="simple" xlink:href="#_s3kbxr5idfnv" text:style-name="Index_20_Link" text:visited-style-name="Index_20_Link"><text:span text:style-name="T2">bitWrite()</text:span></text:a><text:span text:style-name="T2"><text:tab/>38</text:span></text:p>
          <text:p text:style-name="P10"><text:a xlink:type="simple" xlink:href="#_859fb4566quv" text:style-name="Index_20_Link" text:visited-style-name="Index_20_Link"><text:span text:style-name="T2">highByte()</text:span></text:a><text:span text:style-name="T2"><text:tab/>39</text:span></text:p>
          <text:p text:style-name="P10"><text:a xlink:type="simple" xlink:href="#_kcipi2bezv6x" text:style-name="Index_20_Link" text:visited-style-name="Index_20_Link"><text:span text:style-name="T2">lowByte()</text:span></text:a><text:span text:style-name="T2"><text:tab/>39</text:span></text:p>
          <text:p text:style-name="P9"><text:soft-page-break/><text:a xlink:type="simple" xlink:href="#_5sop9bvmwg60" text:style-name="Index_20_Link" text:visited-style-name="Index_20_Link"><text:span text:style-name="T2">External Interrupts</text:span></text:a><text:span text:style-name="T2"><text:tab/>39</text:span></text:p>
          <text:p text:style-name="P10"><text:a xlink:type="simple" xlink:href="#_30xslv1znmha" text:style-name="Index_20_Link" text:visited-style-name="Index_20_Link"><text:span text:style-name="T2">attachInterrupt()</text:span></text:a><text:span text:style-name="T2"><text:tab/>39</text:span></text:p>
          <text:p text:style-name="P10"><text:a xlink:type="simple" xlink:href="#_ew99bb76dbvh" text:style-name="Index_20_Link" text:visited-style-name="Index_20_Link"><text:span text:style-name="T2">detachInterrupt()</text:span></text:a><text:span text:style-name="T2"><text:tab/>42</text:span></text:p>
          <text:p text:style-name="P9"><text:a xlink:type="simple" xlink:href="#_ikzcrs49qvd5" text:style-name="Index_20_Link" text:visited-style-name="Index_20_Link"><text:span text:style-name="T2">Interrupts</text:span></text:a><text:span text:style-name="T2"><text:tab/>42</text:span></text:p>
          <text:p text:style-name="P10"><text:a xlink:type="simple" xlink:href="#_9473hs71wmrq" text:style-name="Index_20_Link" text:visited-style-name="Index_20_Link"><text:span text:style-name="T2">interrupts()</text:span></text:a><text:span text:style-name="T2"><text:tab/>42</text:span></text:p>
          <text:p text:style-name="P10"><text:a xlink:type="simple" xlink:href="#_g3v7rkwmqz6y" text:style-name="Index_20_Link" text:visited-style-name="Index_20_Link"><text:span text:style-name="T2">noInterrupts()</text:span></text:a><text:span text:style-name="T2"><text:tab/>43</text:span></text:p>
          <text:p text:style-name="P9"><text:a xlink:type="simple" xlink:href="#_oi8bgrwy1337" text:style-name="Index_20_Link" text:visited-style-name="Index_20_Link"><text:span text:style-name="T2">Communication</text:span></text:a><text:span text:style-name="T2"><text:tab/>43</text:span></text:p>
          <text:p text:style-name="P10"><text:a xlink:type="simple" xlink:href="#_7gsxgvp3clzb" text:style-name="Index_20_Link" text:visited-style-name="Index_20_Link"><text:span text:style-name="T2">Serial</text:span></text:a><text:span text:style-name="T2"><text:tab/>43</text:span></text:p>
          <text:p text:style-name="P13"><text:a xlink:type="simple" xlink:href="#_xh40ngi08be0" text:style-name="Index_20_Link" text:visited-style-name="Index_20_Link"><text:span text:style-name="T2">if(Serial)</text:span></text:a><text:span text:style-name="T2"><text:tab/>44</text:span></text:p>
          <text:p text:style-name="P13"><text:a xlink:type="simple" xlink:href="#_buxgky9ks49t" text:style-name="Index_20_Link" text:visited-style-name="Index_20_Link"><text:span text:style-name="T2">available()</text:span></text:a><text:span text:style-name="T2"><text:tab/>45</text:span></text:p>
          <text:p text:style-name="P13"><text:a xlink:type="simple" xlink:href="#_mkqzs5pfpheq" text:style-name="Index_20_Link" text:visited-style-name="Index_20_Link"><text:span text:style-name="T2">availableForWrite()</text:span></text:a><text:span text:style-name="T2"><text:tab/>46</text:span></text:p>
          <text:p text:style-name="P13"><text:a xlink:type="simple" xlink:href="#_o8cwbwc93otu" text:style-name="Index_20_Link" text:visited-style-name="Index_20_Link"><text:span text:style-name="T2">begin()</text:span></text:a><text:span text:style-name="T2"><text:tab/>46</text:span></text:p>
          <text:p text:style-name="P13"><text:a xlink:type="simple" xlink:href="#_x6bqxa3c7nvk" text:style-name="Index_20_Link" text:visited-style-name="Index_20_Link"><text:span text:style-name="T2">end()</text:span></text:a><text:span text:style-name="T2"><text:tab/>48</text:span></text:p>
          <text:p text:style-name="P13"><text:a xlink:type="simple" xlink:href="#_hoptwfbetg63" text:style-name="Index_20_Link" text:visited-style-name="Index_20_Link"><text:span text:style-name="T2">find()</text:span></text:a><text:span text:style-name="T2"><text:tab/>48</text:span></text:p>
          <text:p text:style-name="P13"><text:a xlink:type="simple" xlink:href="#_ioan5otnox0v" text:style-name="Index_20_Link" text:visited-style-name="Index_20_Link"><text:span text:style-name="T2">findUntil()</text:span></text:a><text:span text:style-name="T2"><text:tab/>48</text:span></text:p>
          <text:p text:style-name="P13"><text:a xlink:type="simple" xlink:href="#_2moi0gjnwvm8" text:style-name="Index_20_Link" text:visited-style-name="Index_20_Link"><text:span text:style-name="T2">flush()</text:span></text:a><text:span text:style-name="T2"><text:tab/>49</text:span></text:p>
          <text:p text:style-name="P13"><text:a xlink:type="simple" xlink:href="#_vuwm0d2fs76g" text:style-name="Index_20_Link" text:visited-style-name="Index_20_Link"><text:span text:style-name="T2">parseFloat()</text:span></text:a><text:span text:style-name="T2"><text:tab/>49</text:span></text:p>
          <text:p text:style-name="P13"><text:a xlink:type="simple" xlink:href="#_8hbcgu6ac01c" text:style-name="Index_20_Link" text:visited-style-name="Index_20_Link"><text:span text:style-name="T2">parseInt()</text:span></text:a><text:span text:style-name="T2"><text:tab/>50</text:span></text:p>
          <text:p text:style-name="P13"><text:a xlink:type="simple" xlink:href="#_7stkqnrs66lw" text:style-name="Index_20_Link" text:visited-style-name="Index_20_Link"><text:span text:style-name="T2">peek()</text:span></text:a><text:span text:style-name="T2"><text:tab/>50</text:span></text:p>
          <text:p text:style-name="P13"><text:a xlink:type="simple" xlink:href="#_91oyp2934r8m" text:style-name="Index_20_Link" text:visited-style-name="Index_20_Link"><text:span text:style-name="T2">print()</text:span></text:a><text:span text:style-name="T2"><text:tab/>50</text:span></text:p>
          <text:p text:style-name="P13"><text:a xlink:type="simple" xlink:href="#_j1y0m6iibqe9" text:style-name="Index_20_Link" text:visited-style-name="Index_20_Link"><text:span text:style-name="T2">println()</text:span></text:a><text:span text:style-name="T2"><text:tab/>52</text:span></text:p>
          <text:p text:style-name="P13"><text:a xlink:type="simple" xlink:href="#_v8vbi244q1xy" text:style-name="Index_20_Link" text:visited-style-name="Index_20_Link"><text:span text:style-name="T2">read()</text:span></text:a><text:span text:style-name="T2"><text:tab/>53</text:span></text:p>
          <text:p text:style-name="P13"><text:a xlink:type="simple" xlink:href="#_yhxnv7ul89w6" text:style-name="Index_20_Link" text:visited-style-name="Index_20_Link"><text:span text:style-name="T2">readBytes()</text:span></text:a><text:span text:style-name="T2"><text:tab/>54</text:span></text:p>
          <text:p text:style-name="P13"><text:a xlink:type="simple" xlink:href="#_2rrd40qdd93v" text:style-name="Index_20_Link" text:visited-style-name="Index_20_Link"><text:span text:style-name="T2">readBytesUntil()</text:span></text:a><text:span text:style-name="T2"><text:tab/>54</text:span></text:p>
          <text:p text:style-name="P13"><text:a xlink:type="simple" xlink:href="#_ameeba1ktfbn" text:style-name="Index_20_Link" text:visited-style-name="Index_20_Link"><text:span text:style-name="T2">readString()</text:span></text:a><text:span text:style-name="T2"><text:tab/>55</text:span></text:p>
          <text:p text:style-name="P13"><text:a xlink:type="simple" xlink:href="#_udk4nexa85jp" text:style-name="Index_20_Link" text:visited-style-name="Index_20_Link"><text:span text:style-name="T2">readStringUntil()</text:span></text:a><text:span text:style-name="T2"><text:tab/>55</text:span></text:p>
          <text:p text:style-name="P13"><text:a xlink:type="simple" xlink:href="#_4e8dod7e75rk" text:style-name="Index_20_Link" text:visited-style-name="Index_20_Link"><text:span text:style-name="T2">setTimeout()</text:span></text:a><text:span text:style-name="T2"><text:tab/>56</text:span></text:p>
          <text:p text:style-name="P13"><text:a xlink:type="simple" xlink:href="#_14jj1xdaspxl" text:style-name="Index_20_Link" text:visited-style-name="Index_20_Link"><text:span text:style-name="T2">write()</text:span></text:a><text:span text:style-name="T2"><text:tab/>56</text:span></text:p>
          <text:p text:style-name="P13"><text:a xlink:type="simple" xlink:href="#_yhq27syb9v22" text:style-name="Index_20_Link" text:visited-style-name="Index_20_Link"><text:span text:style-name="T2">serialEvent()</text:span></text:a><text:span text:style-name="T2"><text:tab/>57</text:span></text:p>
          <text:p text:style-name="P10"><text:a xlink:type="simple" xlink:href="#_fu5xicgrutyp" text:style-name="Index_20_Link" text:visited-style-name="Index_20_Link"><text:span text:style-name="T2">Stream</text:span></text:a><text:span text:style-name="T2"><text:tab/>57</text:span></text:p>
          <text:p text:style-name="P13"><text:a xlink:type="simple" xlink:href="#_ni82fxumqihy" text:style-name="Index_20_Link" text:visited-style-name="Index_20_Link"><text:span text:style-name="T2">available()</text:span></text:a><text:span text:style-name="T2"><text:tab/>58</text:span></text:p>
          <text:p text:style-name="P13"><text:a xlink:type="simple" xlink:href="#_2glppuu7hkvs" text:style-name="Index_20_Link" text:visited-style-name="Index_20_Link"><text:span text:style-name="T2">read()</text:span></text:a><text:span text:style-name="T2"><text:tab/>58</text:span></text:p>
          <text:p text:style-name="P13"><text:a xlink:type="simple" xlink:href="#_8k2pk3eaauzm" text:style-name="Index_20_Link" text:visited-style-name="Index_20_Link"><text:span text:style-name="T2">flush()</text:span></text:a><text:span text:style-name="T2"><text:tab/>58</text:span></text:p>
          <text:p text:style-name="P13"><text:a xlink:type="simple" xlink:href="#_cb5ic56iadir" text:style-name="Index_20_Link" text:visited-style-name="Index_20_Link"><text:span text:style-name="T2">find()</text:span></text:a><text:span text:style-name="T2"><text:tab/>59</text:span></text:p>
          <text:p text:style-name="P13"><text:a xlink:type="simple" xlink:href="#_7y6fdlq9ute1" text:style-name="Index_20_Link" text:visited-style-name="Index_20_Link"><text:span text:style-name="T2">findUntil()</text:span></text:a><text:span text:style-name="T2"><text:tab/>59</text:span></text:p>
          <text:p text:style-name="P13"><text:a xlink:type="simple" xlink:href="#_jl4j6nth92pz" text:style-name="Index_20_Link" text:visited-style-name="Index_20_Link"><text:span text:style-name="T2">peek()</text:span></text:a><text:span text:style-name="T2"><text:tab/>59</text:span></text:p>
          <text:p text:style-name="P13"><text:soft-page-break/><text:a xlink:type="simple" xlink:href="#_kwlkuxeiuua4" text:style-name="Index_20_Link" text:visited-style-name="Index_20_Link"><text:span text:style-name="T2">readBytes()</text:span></text:a><text:span text:style-name="T2"><text:tab/>59</text:span></text:p>
          <text:p text:style-name="P13"><text:a xlink:type="simple" xlink:href="#_tzbk1cntqi2j" text:style-name="Index_20_Link" text:visited-style-name="Index_20_Link"><text:span text:style-name="T2">readBytesUntil()</text:span></text:a><text:span text:style-name="T2"><text:tab/>60</text:span></text:p>
          <text:p text:style-name="P13"><text:a xlink:type="simple" xlink:href="#_147nfx2qnjo1" text:style-name="Index_20_Link" text:visited-style-name="Index_20_Link"><text:span text:style-name="T2">readString()</text:span></text:a><text:span text:style-name="T2"><text:tab/>60</text:span></text:p>
          <text:p text:style-name="P13"><text:a xlink:type="simple" xlink:href="#_s8sgcmx6bgm0" text:style-name="Index_20_Link" text:visited-style-name="Index_20_Link"><text:span text:style-name="T2">readStringUntil()</text:span></text:a><text:span text:style-name="T2"><text:tab/>61</text:span></text:p>
          <text:p text:style-name="P13"><text:a xlink:type="simple" xlink:href="#_m0wfqkeler5l" text:style-name="Index_20_Link" text:visited-style-name="Index_20_Link"><text:span text:style-name="T2">parseInt()</text:span></text:a><text:span text:style-name="T2"><text:tab/>61</text:span></text:p>
          <text:p text:style-name="P13"><text:a xlink:type="simple" xlink:href="#_25boj2m1i68p" text:style-name="Index_20_Link" text:visited-style-name="Index_20_Link"><text:span text:style-name="T2">parseFloat()</text:span></text:a><text:span text:style-name="T2"><text:tab/>61</text:span></text:p>
          <text:p text:style-name="P13"><text:a xlink:type="simple" xlink:href="#_sogle1ra65vw" text:style-name="Index_20_Link" text:visited-style-name="Index_20_Link"><text:span text:style-name="T2">setTimeout()</text:span></text:a><text:span text:style-name="T2"><text:tab/>62</text:span></text:p>
          <text:p text:style-name="P9"><text:a xlink:type="simple" xlink:href="#_fl96vo73momg" text:style-name="Index_20_Link" text:visited-style-name="Index_20_Link"><text:span text:style-name="T2">USB</text:span></text:a><text:span text:style-name="T2"><text:tab/>63</text:span></text:p>
          <text:p text:style-name="P10"><text:a xlink:type="simple" xlink:href="#_fr0dufspn45v" text:style-name="Index_20_Link" text:visited-style-name="Index_20_Link"><text:span text:style-name="T2">Keyboard</text:span></text:a><text:span text:style-name="T2"><text:tab/>63</text:span></text:p>
          <text:p text:style-name="P13"><text:a xlink:type="simple" xlink:href="#_wy3j9asmdkt7" text:style-name="Index_20_Link" text:visited-style-name="Index_20_Link"><text:span text:style-name="T2">Keyboard.begin()</text:span></text:a><text:span text:style-name="T2"><text:tab/>63</text:span></text:p>
          <text:p text:style-name="P13"><text:a xlink:type="simple" xlink:href="#_29d7ad6zihdg" text:style-name="Index_20_Link" text:visited-style-name="Index_20_Link"><text:span text:style-name="T2">Keyboard.end()</text:span></text:a><text:span text:style-name="T2"><text:tab/>64</text:span></text:p>
          <text:p text:style-name="P13"><text:a xlink:type="simple" xlink:href="#_yrhkumhj2889" text:style-name="Index_20_Link" text:visited-style-name="Index_20_Link"><text:span text:style-name="T2">Keyboard.press()</text:span></text:a><text:span text:style-name="T2"><text:tab/>64</text:span></text:p>
          <text:p text:style-name="P13"><text:a xlink:type="simple" xlink:href="#_im42l0jcudpq" text:style-name="Index_20_Link" text:visited-style-name="Index_20_Link"><text:span text:style-name="T2">Keyboard.print()</text:span></text:a><text:span text:style-name="T2"><text:tab/>65</text:span></text:p>
          <text:p text:style-name="P13"><text:a xlink:type="simple" xlink:href="#_fw30bti2u0h3" text:style-name="Index_20_Link" text:visited-style-name="Index_20_Link"><text:span text:style-name="T2">Keyboard.println()</text:span></text:a><text:span text:style-name="T2"><text:tab/>66</text:span></text:p>
          <text:p text:style-name="P13"><text:a xlink:type="simple" xlink:href="#_lfeq2kpbbl83" text:style-name="Index_20_Link" text:visited-style-name="Index_20_Link"><text:span text:style-name="T2">Keyboard.release()</text:span></text:a><text:span text:style-name="T2"><text:tab/>67</text:span></text:p>
          <text:p text:style-name="P13"><text:a xlink:type="simple" xlink:href="#_2z7jtu1e6ekq" text:style-name="Index_20_Link" text:visited-style-name="Index_20_Link"><text:span text:style-name="T2">Keyboard.releaseAll()</text:span></text:a><text:span text:style-name="T2"><text:tab/>68</text:span></text:p>
          <text:p text:style-name="P13"><text:a xlink:type="simple" xlink:href="#_haeq2xypftz" text:style-name="Index_20_Link" text:visited-style-name="Index_20_Link"><text:span text:style-name="T2">Keyboard.write()</text:span></text:a><text:span text:style-name="T2"><text:tab/>68</text:span></text:p>
          <text:p text:style-name="P10"><text:a xlink:type="simple" xlink:href="#_e2vposmqqfzp" text:style-name="Index_20_Link" text:visited-style-name="Index_20_Link"><text:span text:style-name="T2">Mouse</text:span></text:a><text:span text:style-name="T2"><text:tab/>69</text:span></text:p>
          <text:p text:style-name="P13"><text:a xlink:type="simple" xlink:href="#_bb5gy2gdox93" text:style-name="Index_20_Link" text:visited-style-name="Index_20_Link"><text:span text:style-name="T2">Mouse.begin()</text:span></text:a><text:span text:style-name="T2"><text:tab/>70</text:span></text:p>
          <text:p text:style-name="P13"><text:a xlink:type="simple" xlink:href="#_cuvbe5c4abw9" text:style-name="Index_20_Link" text:visited-style-name="Index_20_Link"><text:span text:style-name="T2">Mouse.click()</text:span></text:a><text:span text:style-name="T2"><text:tab/>70</text:span></text:p>
          <text:p text:style-name="P13"><text:a xlink:type="simple" xlink:href="#_rfbkrcqz305y" text:style-name="Index_20_Link" text:visited-style-name="Index_20_Link"><text:span text:style-name="T2">Mouse.end()</text:span></text:a><text:span text:style-name="T2"><text:tab/>71</text:span></text:p>
          <text:p text:style-name="P13"><text:a xlink:type="simple" xlink:href="#_ut5m1bsdfkeu" text:style-name="Index_20_Link" text:visited-style-name="Index_20_Link"><text:span text:style-name="T2">Mouse.move()</text:span></text:a><text:span text:style-name="T2"><text:tab/>72</text:span></text:p>
          <text:p text:style-name="P13"><text:a xlink:type="simple" xlink:href="#_k2mb2scf58le" text:style-name="Index_20_Link" text:visited-style-name="Index_20_Link"><text:span text:style-name="T2">Mouse.press()</text:span></text:a><text:span text:style-name="T2"><text:tab/>73</text:span></text:p>
          <text:p text:style-name="P13"><text:a xlink:type="simple" xlink:href="#_9jvz4rm84zui" text:style-name="Index_20_Link" text:visited-style-name="Index_20_Link"><text:span text:style-name="T2">Mouse.release()</text:span></text:a><text:span text:style-name="T2"><text:tab/>74</text:span></text:p>
          <text:p text:style-name="P13"><text:a xlink:type="simple" xlink:href="#_f9qp3weck0ha" text:style-name="Index_20_Link" text:visited-style-name="Index_20_Link"><text:span text:style-name="T2">Mouse.isPressed()</text:span></text:a><text:span text:style-name="T2"><text:tab/>75</text:span></text:p>
          <text:p text:style-name="P8"><text:a xlink:type="simple" xlink:href="#_vsh05jemtq29" text:style-name="Index_20_Link" text:visited-style-name="Index_20_Link"><text:span text:style-name="T1">variables</text:span></text:a><text:span text:style-name="T1"><text:tab/>76</text:span></text:p>
          <text:p text:style-name="P9"><text:a xlink:type="simple" xlink:href="#_rul2x37nicrl" text:style-name="Index_20_Link" text:visited-style-name="Index_20_Link"><text:span text:style-name="T2">Constants</text:span></text:a><text:span text:style-name="T2"><text:tab/>76</text:span></text:p>
          <text:p text:style-name="P10"><text:a xlink:type="simple" xlink:href="#_3qmtwyidiip5" text:style-name="Index_20_Link" text:visited-style-name="Index_20_Link"><text:span text:style-name="T2">Floating Point Constants</text:span></text:a><text:span text:style-name="T2"><text:tab/>76</text:span></text:p>
          <text:p text:style-name="P10"><text:a xlink:type="simple" xlink:href="#_qz82mgq4545n" text:style-name="Index_20_Link" text:visited-style-name="Index_20_Link"><text:span text:style-name="T2">Integer Constants</text:span></text:a><text:span text:style-name="T2"><text:tab/>77</text:span></text:p>
          <text:p text:style-name="P10"><text:a xlink:type="simple" xlink:href="#_pbzt98gz5lnk" text:style-name="Index_20_Link" text:visited-style-name="Index_20_Link"><text:span text:style-name="T2">HIGH | LOW</text:span></text:a><text:span text:style-name="T2"><text:tab/>78</text:span></text:p>
          <text:p text:style-name="P10"><text:a xlink:type="simple" xlink:href="#_88btlkdc66f" text:style-name="Index_20_Link" text:visited-style-name="Index_20_Link"><text:span text:style-name="T2">INPUT | OUTPUT | INPUT_PULLUP</text:span></text:a><text:span text:style-name="T2"><text:tab/>79</text:span></text:p>
          <text:p text:style-name="P10"><text:a xlink:type="simple" xlink:href="#_rx3n7yz3m0w9" text:style-name="Index_20_Link" text:visited-style-name="Index_20_Link"><text:span text:style-name="T2">LED_BUILTIN</text:span></text:a><text:span text:style-name="T2"><text:tab/>80</text:span></text:p>
          <text:p text:style-name="P10"><text:a xlink:type="simple" xlink:href="#_5b09vqajo8l" text:style-name="Index_20_Link" text:visited-style-name="Index_20_Link"><text:span text:style-name="T2">true | false (Boolean Constants)</text:span></text:a><text:span text:style-name="T2"><text:tab/>80</text:span></text:p>
          <text:p text:style-name="P9"><text:a xlink:type="simple" xlink:href="#_ae7bwqgpbs2u" text:style-name="Index_20_Link" text:visited-style-name="Index_20_Link"><text:span text:style-name="T2">Conversion</text:span></text:a><text:span text:style-name="T2"><text:tab/>80</text:span></text:p>
          <text:p text:style-name="P10"><text:a xlink:type="simple" xlink:href="#_fx3bha4g3f9x" text:style-name="Index_20_Link" text:visited-style-name="Index_20_Link"><text:span text:style-name="T2">(unsigned int)</text:span></text:a><text:span text:style-name="T2"><text:tab/>80</text:span></text:p>
          <text:p text:style-name="P10"><text:a xlink:type="simple" xlink:href="#_zcsed4p01hlq" text:style-name="Index_20_Link" text:visited-style-name="Index_20_Link"><text:span text:style-name="T2">(unsigned long)</text:span></text:a><text:span text:style-name="T2"><text:tab/>80</text:span></text:p>
          <text:p text:style-name="P10"><text:soft-page-break/><text:a xlink:type="simple" xlink:href="#_ozms4q3poizx" text:style-name="Index_20_Link" text:visited-style-name="Index_20_Link"><text:span text:style-name="T2">byte()</text:span></text:a><text:span text:style-name="T2"><text:tab/>80</text:span></text:p>
          <text:p text:style-name="P10"><text:a xlink:type="simple" xlink:href="#_mmraqht3i34u" text:style-name="Index_20_Link" text:visited-style-name="Index_20_Link"><text:span text:style-name="T2">char()</text:span></text:a><text:span text:style-name="T2"><text:tab/>81</text:span></text:p>
          <text:p text:style-name="P10"><text:a xlink:type="simple" xlink:href="#_oslhhwwclcjj" text:style-name="Index_20_Link" text:visited-style-name="Index_20_Link"><text:span text:style-name="T2">float()</text:span></text:a><text:span text:style-name="T2"><text:tab/>81</text:span></text:p>
          <text:p text:style-name="P10"><text:a xlink:type="simple" xlink:href="#_spcmm9682urk" text:style-name="Index_20_Link" text:visited-style-name="Index_20_Link"><text:span text:style-name="T2">int()</text:span></text:a><text:span text:style-name="T2"><text:tab/>81</text:span></text:p>
          <text:p text:style-name="P10"><text:a xlink:type="simple" xlink:href="#_r37yut810uzq" text:style-name="Index_20_Link" text:visited-style-name="Index_20_Link"><text:span text:style-name="T2">long()</text:span></text:a><text:span text:style-name="T2"><text:tab/>81</text:span></text:p>
          <text:p text:style-name="P10"><text:a xlink:type="simple" xlink:href="#_agolnp25nivk" text:style-name="Index_20_Link" text:visited-style-name="Index_20_Link"><text:span text:style-name="T2">word()</text:span></text:a><text:span text:style-name="T2"><text:tab/>82</text:span></text:p>
          <text:p text:style-name="P9"><text:a xlink:type="simple" xlink:href="#_s4c5t860a5y5" text:style-name="Index_20_Link" text:visited-style-name="Index_20_Link"><text:span text:style-name="T2">Data Types</text:span></text:a><text:span text:style-name="T2"><text:tab/>82</text:span></text:p>
          <text:p text:style-name="P10"><text:a xlink:type="simple" xlink:href="#_r1690zcy0u80" text:style-name="Index_20_Link" text:visited-style-name="Index_20_Link"><text:span text:style-name="T2">String()</text:span></text:a><text:span text:style-name="T2"><text:tab/>82</text:span></text:p>
          <text:p text:style-name="P13"><text:a xlink:type="simple" xlink:href="#_jlvqrq81kgbf" text:style-name="Index_20_Link" text:visited-style-name="Index_20_Link"><text:span text:style-name="T2">Functions</text:span></text:a><text:span text:style-name="T2"><text:tab/>83</text:span></text:p>
          <text:p text:style-name="P14"><text:a xlink:type="simple" xlink:href="#_z9xpfgvg4h6o" text:style-name="Index_20_Link" text:visited-style-name="Index_20_Link"><text:span text:style-name="T2">charAt()</text:span></text:a><text:span text:style-name="T2"><text:tab/>83</text:span></text:p>
          <text:p text:style-name="P14"><text:a xlink:type="simple" xlink:href="#_s70hc3ai8wdq" text:style-name="Index_20_Link" text:visited-style-name="Index_20_Link"><text:span text:style-name="T2">compareTo()</text:span></text:a><text:span text:style-name="T2"><text:tab/>84</text:span></text:p>
          <text:p text:style-name="P14"><text:a xlink:type="simple" xlink:href="#_76zaufswlyco" text:style-name="Index_20_Link" text:visited-style-name="Index_20_Link"><text:span text:style-name="T2">concat()</text:span></text:a><text:span text:style-name="T2"><text:tab/>84</text:span></text:p>
          <text:p text:style-name="P14"><text:a xlink:type="simple" xlink:href="#_gwyi6mxyq2tw" text:style-name="Index_20_Link" text:visited-style-name="Index_20_Link"><text:span text:style-name="T2">c_str()</text:span></text:a><text:span text:style-name="T2"><text:tab/>84</text:span></text:p>
          <text:p text:style-name="P14"><text:a xlink:type="simple" xlink:href="#_h3nxluwctnu1" text:style-name="Index_20_Link" text:visited-style-name="Index_20_Link"><text:span text:style-name="T2">endsWith()</text:span></text:a><text:span text:style-name="T2"><text:tab/>84</text:span></text:p>
          <text:p text:style-name="P14"><text:a xlink:type="simple" xlink:href="#_6azjqj663bdy" text:style-name="Index_20_Link" text:visited-style-name="Index_20_Link"><text:span text:style-name="T2">equals()</text:span></text:a><text:span text:style-name="T2"><text:tab/>85</text:span></text:p>
          <text:p text:style-name="P14"><text:a xlink:type="simple" xlink:href="#_puek0pdszw4l" text:style-name="Index_20_Link" text:visited-style-name="Index_20_Link"><text:span text:style-name="T2">equalsIgnoreCase()</text:span></text:a><text:span text:style-name="T2"><text:tab/>85</text:span></text:p>
          <text:p text:style-name="P14"><text:a xlink:type="simple" xlink:href="#_6s4anxhxgktb" text:style-name="Index_20_Link" text:visited-style-name="Index_20_Link"><text:span text:style-name="T2">getBytes()</text:span></text:a><text:span text:style-name="T2"><text:tab/>85</text:span></text:p>
          <text:p text:style-name="P14"><text:a xlink:type="simple" xlink:href="#_9tek83ukv53s" text:style-name="Index_20_Link" text:visited-style-name="Index_20_Link"><text:span text:style-name="T2">indexOf()</text:span></text:a><text:span text:style-name="T2"><text:tab/>85</text:span></text:p>
          <text:p text:style-name="P14"><text:a xlink:type="simple" xlink:href="#_c3shqx1ps3yl" text:style-name="Index_20_Link" text:visited-style-name="Index_20_Link"><text:span text:style-name="T2">lastIndexOf()</text:span></text:a><text:span text:style-name="T2"><text:tab/>86</text:span></text:p>
          <text:p text:style-name="P14"><text:a xlink:type="simple" xlink:href="#_pianzs7ucgll" text:style-name="Index_20_Link" text:visited-style-name="Index_20_Link"><text:span text:style-name="T2">length()</text:span></text:a><text:span text:style-name="T2"><text:tab/>86</text:span></text:p>
          <text:p text:style-name="P14"><text:a xlink:type="simple" xlink:href="#_bvpubyagkdke" text:style-name="Index_20_Link" text:visited-style-name="Index_20_Link"><text:span text:style-name="T2">remove()</text:span></text:a><text:span text:style-name="T2"><text:tab/>86</text:span></text:p>
          <text:p text:style-name="P14"><text:a xlink:type="simple" xlink:href="#_g0j3p5pc1m2t" text:style-name="Index_20_Link" text:visited-style-name="Index_20_Link"><text:span text:style-name="T2">replace()</text:span></text:a><text:span text:style-name="T2"><text:tab/>87</text:span></text:p>
          <text:p text:style-name="P14"><text:a xlink:type="simple" xlink:href="#_f46xtpkbbnib" text:style-name="Index_20_Link" text:visited-style-name="Index_20_Link"><text:span text:style-name="T2">reserve()</text:span></text:a><text:span text:style-name="T2"><text:tab/>87</text:span></text:p>
          <text:p text:style-name="P14"><text:a xlink:type="simple" xlink:href="#_o07n7rzhf2h7" text:style-name="Index_20_Link" text:visited-style-name="Index_20_Link"><text:span text:style-name="T2">setCharAt()</text:span></text:a><text:span text:style-name="T2"><text:tab/>88</text:span></text:p>
          <text:p text:style-name="P14"><text:a xlink:type="simple" xlink:href="#_7dye7n56jg4n" text:style-name="Index_20_Link" text:visited-style-name="Index_20_Link"><text:span text:style-name="T2">startsWith()</text:span></text:a><text:span text:style-name="T2"><text:tab/>88</text:span></text:p>
          <text:p text:style-name="P14"><text:a xlink:type="simple" xlink:href="#_k80711v2v1zy" text:style-name="Index_20_Link" text:visited-style-name="Index_20_Link"><text:span text:style-name="T2">substring()</text:span></text:a><text:span text:style-name="T2"><text:tab/>88</text:span></text:p>
          <text:p text:style-name="P14"><text:a xlink:type="simple" xlink:href="#_o01cy052n7c1" text:style-name="Index_20_Link" text:visited-style-name="Index_20_Link"><text:span text:style-name="T2">toCharArray()</text:span></text:a><text:span text:style-name="T2"><text:tab/>88</text:span></text:p>
          <text:p text:style-name="P14"><text:a xlink:type="simple" xlink:href="#_v5mgl96f9dur" text:style-name="Index_20_Link" text:visited-style-name="Index_20_Link"><text:span text:style-name="T2">toDouble()</text:span></text:a><text:span text:style-name="T2"><text:tab/>89</text:span></text:p>
          <text:p text:style-name="P14"><text:a xlink:type="simple" xlink:href="#_238st1z3qx5h" text:style-name="Index_20_Link" text:visited-style-name="Index_20_Link"><text:span text:style-name="T2">toInt()</text:span></text:a><text:span text:style-name="T2"><text:tab/>89</text:span></text:p>
          <text:p text:style-name="P14"><text:a xlink:type="simple" xlink:href="#_c03o34d7ik59" text:style-name="Index_20_Link" text:visited-style-name="Index_20_Link"><text:span text:style-name="T2">toFloat()</text:span></text:a><text:span text:style-name="T2"><text:tab/>89</text:span></text:p>
          <text:p text:style-name="P14"><text:a xlink:type="simple" xlink:href="#_vlthxarhpjw3" text:style-name="Index_20_Link" text:visited-style-name="Index_20_Link"><text:span text:style-name="T2">toLowerCase()</text:span></text:a><text:span text:style-name="T2"><text:tab/>90</text:span></text:p>
          <text:p text:style-name="P14"><text:a xlink:type="simple" xlink:href="#_8k7wngrgmi0q" text:style-name="Index_20_Link" text:visited-style-name="Index_20_Link"><text:span text:style-name="T2">toUpperCase()</text:span></text:a><text:span text:style-name="T2"><text:tab/>90</text:span></text:p>
          <text:p text:style-name="P14"><text:a xlink:type="simple" xlink:href="#_59pzuxm1ng1m" text:style-name="Index_20_Link" text:visited-style-name="Index_20_Link"><text:span text:style-name="T2">trim()</text:span></text:a><text:span text:style-name="T2"><text:tab/>90</text:span></text:p>
          <text:p text:style-name="P13"><text:a xlink:type="simple" xlink:href="#_fnpnktncc2ce" text:style-name="Index_20_Link" text:visited-style-name="Index_20_Link"><text:span text:style-name="T2">Operators</text:span></text:a><text:span text:style-name="T2"><text:tab/>90</text:span></text:p>
          <text:p text:style-name="P14"><text:a xlink:type="simple" xlink:href="#_84eku9y0nsj8" text:style-name="Index_20_Link" text:visited-style-name="Index_20_Link"><text:span text:style-name="T2">[] (element access)</text:span></text:a><text:span text:style-name="T2"><text:tab/>90</text:span></text:p>
          <text:p text:style-name="P14"><text:a xlink:type="simple" xlink:href="#_dalq4jvsqxeg" text:style-name="Index_20_Link" text:visited-style-name="Index_20_Link"><text:span text:style-name="T2">+ (concatenation)</text:span></text:a><text:span text:style-name="T2"><text:tab/>91</text:span></text:p>
          <text:p text:style-name="P14"><text:soft-page-break/><text:a xlink:type="simple" xlink:href="#_cbbtv5yrbxch" text:style-name="Index_20_Link" text:visited-style-name="Index_20_Link"><text:span text:style-name="T2">+= (append)</text:span></text:a><text:span text:style-name="T2"><text:tab/>91</text:span></text:p>
          <text:p text:style-name="P14"><text:a xlink:type="simple" xlink:href="#_oyck5eg84d7w" text:style-name="Index_20_Link" text:visited-style-name="Index_20_Link"><text:span text:style-name="T2">== (comparison)</text:span></text:a><text:span text:style-name="T2"><text:tab/>91</text:span></text:p>
          <text:p text:style-name="P14"><text:a xlink:type="simple" xlink:href="#_gaj3q923icih" text:style-name="Index_20_Link" text:visited-style-name="Index_20_Link"><text:span text:style-name="T2">&gt; (greater than)</text:span></text:a><text:span text:style-name="T2"><text:tab/>91</text:span></text:p>
          <text:p text:style-name="P14"><text:a xlink:type="simple" xlink:href="#_8aqs0iiqb1bb" text:style-name="Index_20_Link" text:visited-style-name="Index_20_Link"><text:span text:style-name="T2">&gt;= (greater than or equal to)</text:span></text:a><text:span text:style-name="T2"><text:tab/>92</text:span></text:p>
          <text:p text:style-name="P14"><text:a xlink:type="simple" xlink:href="#_swac8viqtts6" text:style-name="Index_20_Link" text:visited-style-name="Index_20_Link"><text:span text:style-name="T2">&lt; (less than)</text:span></text:a><text:span text:style-name="T2"><text:tab/>92</text:span></text:p>
          <text:p text:style-name="P14"><text:a xlink:type="simple" xlink:href="#_xuw7g0lfoaim" text:style-name="Index_20_Link" text:visited-style-name="Index_20_Link"><text:span text:style-name="T2">&lt;= (less than or equal to)</text:span></text:a><text:span text:style-name="T2"><text:tab/>92</text:span></text:p>
          <text:p text:style-name="P14"><text:a xlink:type="simple" xlink:href="#_g5be2xt13zl9" text:style-name="Index_20_Link" text:visited-style-name="Index_20_Link"><text:span text:style-name="T2">!= (different from)</text:span></text:a><text:span text:style-name="T2"><text:tab/>93</text:span></text:p>
          <text:p text:style-name="P10"><text:a xlink:type="simple" xlink:href="#_ryeurmmqf7qs" text:style-name="Index_20_Link" text:visited-style-name="Index_20_Link"><text:span text:style-name="T2">array</text:span></text:a><text:span text:style-name="T2"><text:tab/>93</text:span></text:p>
          <text:p text:style-name="P10"><text:a xlink:type="simple" xlink:href="#_z0oozmc5av9o" text:style-name="Index_20_Link" text:visited-style-name="Index_20_Link"><text:span text:style-name="T2">bool</text:span></text:a><text:span text:style-name="T2"><text:tab/>94</text:span></text:p>
          <text:p text:style-name="P10"><text:a xlink:type="simple" xlink:href="#_83i3r9mf7t3k" text:style-name="Index_20_Link" text:visited-style-name="Index_20_Link"><text:span text:style-name="T2">boolean</text:span></text:a><text:span text:style-name="T2"><text:tab/>95</text:span></text:p>
          <text:p text:style-name="P10"><text:a xlink:type="simple" xlink:href="#_fpaq66afbkgq" text:style-name="Index_20_Link" text:visited-style-name="Index_20_Link"><text:span text:style-name="T2">byte</text:span></text:a><text:span text:style-name="T2"><text:tab/>95</text:span></text:p>
          <text:p text:style-name="P10"><text:a xlink:type="simple" xlink:href="#_qifbyfgy5cxg" text:style-name="Index_20_Link" text:visited-style-name="Index_20_Link"><text:span text:style-name="T2">char</text:span></text:a><text:span text:style-name="T2"><text:tab/>95</text:span></text:p>
          <text:p text:style-name="P10"><text:a xlink:type="simple" xlink:href="#_xmmdzjkhw6p" text:style-name="Index_20_Link" text:visited-style-name="Index_20_Link"><text:span text:style-name="T2">double</text:span></text:a><text:span text:style-name="T2"><text:tab/>95</text:span></text:p>
          <text:p text:style-name="P10"><text:a xlink:type="simple" xlink:href="#_gurftyjvna9x" text:style-name="Index_20_Link" text:visited-style-name="Index_20_Link"><text:span text:style-name="T2">float</text:span></text:a><text:span text:style-name="T2"><text:tab/>96</text:span></text:p>
          <text:p text:style-name="P10"><text:a xlink:type="simple" xlink:href="#_xpmya9hte2wz" text:style-name="Index_20_Link" text:visited-style-name="Index_20_Link"><text:span text:style-name="T2">int</text:span></text:a><text:span text:style-name="T2"><text:tab/>97</text:span></text:p>
          <text:p text:style-name="P10"><text:a xlink:type="simple" xlink:href="#_ctzzuj2h84j" text:style-name="Index_20_Link" text:visited-style-name="Index_20_Link"><text:span text:style-name="T2">long</text:span></text:a><text:span text:style-name="T2"><text:tab/>98</text:span></text:p>
          <text:p text:style-name="P10"><text:a xlink:type="simple" xlink:href="#_seeo3o7lwt39" text:style-name="Index_20_Link" text:visited-style-name="Index_20_Link"><text:span text:style-name="T2">short</text:span></text:a><text:span text:style-name="T2"><text:tab/>98</text:span></text:p>
          <text:p text:style-name="P10"><text:a xlink:type="simple" xlink:href="#_eqdo5gvs8hs5" text:style-name="Index_20_Link" text:visited-style-name="Index_20_Link"><text:span text:style-name="T2">size_t</text:span></text:a><text:span text:style-name="T2"><text:tab/>98</text:span></text:p>
          <text:p text:style-name="P10"><text:a xlink:type="simple" xlink:href="#_a0lgib4w3bck" text:style-name="Index_20_Link" text:visited-style-name="Index_20_Link"><text:span text:style-name="T2">string</text:span></text:a><text:span text:style-name="T2"><text:tab/>99</text:span></text:p>
          <text:p text:style-name="P10"><text:a xlink:type="simple" xlink:href="#_ahpu0k9bac2g" text:style-name="Index_20_Link" text:visited-style-name="Index_20_Link"><text:span text:style-name="T2">unsigned char</text:span></text:a><text:span text:style-name="T2"><text:tab/>100</text:span></text:p>
          <text:p text:style-name="P10"><text:a xlink:type="simple" xlink:href="#_dnes8u2fn0r1" text:style-name="Index_20_Link" text:visited-style-name="Index_20_Link"><text:span text:style-name="T2">unsigned int</text:span></text:a><text:span text:style-name="T2"><text:tab/>100</text:span></text:p>
          <text:p text:style-name="P10"><text:a xlink:type="simple" xlink:href="#_ikk6aqe2q0jy" text:style-name="Index_20_Link" text:visited-style-name="Index_20_Link"><text:span text:style-name="T2">unsigned long</text:span></text:a><text:span text:style-name="T2"><text:tab/>101</text:span></text:p>
          <text:p text:style-name="P10"><text:a xlink:type="simple" xlink:href="#_t89546qdg78z" text:style-name="Index_20_Link" text:visited-style-name="Index_20_Link"><text:span text:style-name="T2">void</text:span></text:a><text:span text:style-name="T2"><text:tab/>102</text:span></text:p>
          <text:p text:style-name="P10"><text:a xlink:type="simple" xlink:href="#_njxvbluzkrck" text:style-name="Index_20_Link" text:visited-style-name="Index_20_Link"><text:span text:style-name="T2">word</text:span></text:a><text:span text:style-name="T2"><text:tab/>102</text:span></text:p>
          <text:p text:style-name="P9"><text:a xlink:type="simple" xlink:href="#_7zrfg8cclard" text:style-name="Index_20_Link" text:visited-style-name="Index_20_Link"><text:span text:style-name="T2">Variable Scope &amp; Qualifiers</text:span></text:a><text:span text:style-name="T2"><text:tab/>103</text:span></text:p>
          <text:p text:style-name="P10"><text:a xlink:type="simple" xlink:href="#_x993z4hi1z23" text:style-name="Index_20_Link" text:visited-style-name="Index_20_Link"><text:span text:style-name="T2">const</text:span></text:a><text:span text:style-name="T2"><text:tab/>103</text:span></text:p>
          <text:p text:style-name="P10"><text:a xlink:type="simple" xlink:href="#_p9ldmcerm1lc" text:style-name="Index_20_Link" text:visited-style-name="Index_20_Link"><text:span text:style-name="T2">scope</text:span></text:a><text:span text:style-name="T2"><text:tab/>103</text:span></text:p>
          <text:p text:style-name="P10"><text:a xlink:type="simple" xlink:href="#_aiqtmsg9ijqy" text:style-name="Index_20_Link" text:visited-style-name="Index_20_Link"><text:span text:style-name="T2">static</text:span></text:a><text:span text:style-name="T2"><text:tab/>104</text:span></text:p>
          <text:p text:style-name="P10"><text:a xlink:type="simple" xlink:href="#_v8yimkol59u1" text:style-name="Index_20_Link" text:visited-style-name="Index_20_Link"><text:span text:style-name="T2">volatile</text:span></text:a><text:span text:style-name="T2"><text:tab/>105</text:span></text:p>
          <text:p text:style-name="P9"><text:a xlink:type="simple" xlink:href="#_qoizy8lelhmh" text:style-name="Index_20_Link" text:visited-style-name="Index_20_Link"><text:span text:style-name="T2">Utilities</text:span></text:a><text:span text:style-name="T2"><text:tab/>106</text:span></text:p>
          <text:p text:style-name="P10"><text:a xlink:type="simple" xlink:href="#_a3nqvwqd0mm4" text:style-name="Index_20_Link" text:visited-style-name="Index_20_Link"><text:span text:style-name="T2">PROGMEM</text:span></text:a><text:span text:style-name="T2"><text:tab/>106</text:span></text:p>
          <text:p text:style-name="P10"><text:a xlink:type="simple" xlink:href="#_bcwjasymvsvv" text:style-name="Index_20_Link" text:visited-style-name="Index_20_Link"><text:span text:style-name="T2">sizeof()</text:span></text:a><text:span text:style-name="T2"><text:tab/>109</text:span></text:p>
          <text:p text:style-name="P8"><text:a xlink:type="simple" xlink:href="#_8h8ej5b9a5i3" text:style-name="Index_20_Link" text:visited-style-name="Index_20_Link"><text:span text:style-name="T1">structure</text:span></text:a><text:span text:style-name="T1"><text:tab/>110</text:span></text:p>
          <text:p text:style-name="P9"><text:a xlink:type="simple" xlink:href="#_za39msuumjf3" text:style-name="Index_20_Link" text:visited-style-name="Index_20_Link"><text:span text:style-name="T2">Sketch</text:span></text:a><text:span text:style-name="T2"><text:tab/>110</text:span></text:p>
          <text:p text:style-name="P10"><text:a xlink:type="simple" xlink:href="#_looji1vwcr31" text:style-name="Index_20_Link" text:visited-style-name="Index_20_Link"><text:span text:style-name="T2">loop()</text:span></text:a><text:span text:style-name="T2"><text:tab/>110</text:span></text:p>
          <text:p text:style-name="P10"><text:a xlink:type="simple" xlink:href="#_teoko5j6gekg" text:style-name="Index_20_Link" text:visited-style-name="Index_20_Link"><text:span text:style-name="T2">setup()</text:span></text:a><text:span text:style-name="T2"><text:tab/>111</text:span></text:p>
          <text:p text:style-name="P9"><text:soft-page-break/><text:a xlink:type="simple" xlink:href="#_9mecuar0871a" text:style-name="Index_20_Link" text:visited-style-name="Index_20_Link"><text:span text:style-name="T2">Control Structure</text:span></text:a><text:span text:style-name="T2"><text:tab/>111</text:span></text:p>
          <text:p text:style-name="P10"><text:a xlink:type="simple" xlink:href="#_magi1dpvukoe" text:style-name="Index_20_Link" text:visited-style-name="Index_20_Link"><text:span text:style-name="T2">break</text:span></text:a><text:span text:style-name="T2"><text:tab/>111</text:span></text:p>
          <text:p text:style-name="P10"><text:a xlink:type="simple" xlink:href="#_fhbxq25nbu8n" text:style-name="Index_20_Link" text:visited-style-name="Index_20_Link"><text:span text:style-name="T2">continue</text:span></text:a><text:span text:style-name="T2"><text:tab/>112</text:span></text:p>
          <text:p text:style-name="P10"><text:a xlink:type="simple" xlink:href="#_7r5f27hy5qra" text:style-name="Index_20_Link" text:visited-style-name="Index_20_Link"><text:span text:style-name="T2">do...while</text:span></text:a><text:span text:style-name="T2"><text:tab/>112</text:span></text:p>
          <text:p text:style-name="P10"><text:a xlink:type="simple" xlink:href="#_gyrburk36g5d" text:style-name="Index_20_Link" text:visited-style-name="Index_20_Link"><text:span text:style-name="T2">else</text:span></text:a><text:span text:style-name="T2"><text:tab/>113</text:span></text:p>
          <text:p text:style-name="P10"><text:a xlink:type="simple" xlink:href="#_yt5o2nc6jswo" text:style-name="Index_20_Link" text:visited-style-name="Index_20_Link"><text:span text:style-name="T2">for</text:span></text:a><text:span text:style-name="T2"><text:tab/>113</text:span></text:p>
          <text:p text:style-name="P10"><text:a xlink:type="simple" xlink:href="#_h9potamatzfm" text:style-name="Index_20_Link" text:visited-style-name="Index_20_Link"><text:span text:style-name="T2">goto</text:span></text:a><text:span text:style-name="T2"><text:tab/>115</text:span></text:p>
          <text:p text:style-name="P10"><text:a xlink:type="simple" xlink:href="#_3040xyk7x8ge" text:style-name="Index_20_Link" text:visited-style-name="Index_20_Link"><text:span text:style-name="T2">if</text:span></text:a><text:span text:style-name="T2"><text:tab/>115</text:span></text:p>
          <text:p text:style-name="P10"><text:a xlink:type="simple" xlink:href="#_p952kdu3nnbs" text:style-name="Index_20_Link" text:visited-style-name="Index_20_Link"><text:span text:style-name="T2">return</text:span></text:a><text:span text:style-name="T2"><text:tab/>116</text:span></text:p>
          <text:p text:style-name="P10"><text:a xlink:type="simple" xlink:href="#_oq5n0fifax9y" text:style-name="Index_20_Link" text:visited-style-name="Index_20_Link"><text:span text:style-name="T2">switch...case</text:span></text:a><text:span text:style-name="T2"><text:tab/>117</text:span></text:p>
          <text:p text:style-name="P10"><text:a xlink:type="simple" xlink:href="#_j5g243z22mdy" text:style-name="Index_20_Link" text:visited-style-name="Index_20_Link"><text:span text:style-name="T2">while</text:span></text:a><text:span text:style-name="T2"><text:tab/>118</text:span></text:p>
          <text:p text:style-name="P9"><text:a xlink:type="simple" xlink:href="#_botdkjxzf7rf" text:style-name="Index_20_Link" text:visited-style-name="Index_20_Link"><text:span text:style-name="T2">Further Syntax</text:span></text:a><text:span text:style-name="T2"><text:tab/>118</text:span></text:p>
          <text:p text:style-name="P10"><text:a xlink:type="simple" xlink:href="#_qn20xjqdsuxl" text:style-name="Index_20_Link" text:visited-style-name="Index_20_Link"><text:span text:style-name="T2">#define (define)</text:span></text:a><text:span text:style-name="T2"><text:tab/>118</text:span></text:p>
          <text:p text:style-name="P10"><text:a xlink:type="simple" xlink:href="#_rywou0tx26pa" text:style-name="Index_20_Link" text:visited-style-name="Index_20_Link"><text:span text:style-name="T2">#include (include)</text:span></text:a><text:span text:style-name="T2"><text:tab/>119</text:span></text:p>
          <text:p text:style-name="P10"><text:a xlink:type="simple" xlink:href="#_akzl99nvsu0s" text:style-name="Index_20_Link" text:visited-style-name="Index_20_Link"><text:span text:style-name="T2">/* */ (block comment)</text:span></text:a><text:span text:style-name="T2"><text:tab/>120</text:span></text:p>
          <text:p text:style-name="P10"><text:a xlink:type="simple" xlink:href="#_fz1v30qplkgk" text:style-name="Index_20_Link" text:visited-style-name="Index_20_Link"><text:span text:style-name="T2">// (single line comment)</text:span></text:a><text:span text:style-name="T2"><text:tab/>120</text:span></text:p>
          <text:p text:style-name="P10"><text:a xlink:type="simple" xlink:href="#_gqjw78x2bc0u" text:style-name="Index_20_Link" text:visited-style-name="Index_20_Link"><text:span text:style-name="T2">; (semicolon)</text:span></text:a><text:span text:style-name="T2"><text:tab/>121</text:span></text:p>
          <text:p text:style-name="P10"><text:a xlink:type="simple" xlink:href="#_jjoxlhntatc3" text:style-name="Index_20_Link" text:visited-style-name="Index_20_Link"><text:span text:style-name="T2">{} (curly braces)</text:span></text:a><text:span text:style-name="T2"><text:tab/>121</text:span></text:p>
          <text:p text:style-name="P9"><text:a xlink:type="simple" xlink:href="#_a5t9s9ln81sk" text:style-name="Index_20_Link" text:visited-style-name="Index_20_Link"><text:span text:style-name="T2">Arithmetic Operators</text:span></text:a><text:span text:style-name="T2"><text:tab/>122</text:span></text:p>
          <text:p text:style-name="P10"><text:a xlink:type="simple" xlink:href="#_c8pqr3wxaib7" text:style-name="Index_20_Link" text:visited-style-name="Index_20_Link"><text:span text:style-name="T2">% (remainder)</text:span></text:a><text:span text:style-name="T2"><text:tab/>122</text:span></text:p>
          <text:p text:style-name="P10"><text:a xlink:type="simple" xlink:href="#_7ft4zzb279qb" text:style-name="Index_20_Link" text:visited-style-name="Index_20_Link"><text:span text:style-name="T2">* (multiplication)</text:span></text:a><text:span text:style-name="T2"><text:tab/>123</text:span></text:p>
          <text:p text:style-name="P10"><text:a xlink:type="simple" xlink:href="#_ih5yb47ukn6v" text:style-name="Index_20_Link" text:visited-style-name="Index_20_Link"><text:span text:style-name="T2">+ (addition)</text:span></text:a><text:span text:style-name="T2"><text:tab/>124</text:span></text:p>
          <text:p text:style-name="P10"><text:a xlink:type="simple" xlink:href="#_pfmjglp6y27j" text:style-name="Index_20_Link" text:visited-style-name="Index_20_Link"><text:span text:style-name="T2">- (subtraction)</text:span></text:a><text:span text:style-name="T2"><text:tab/>124</text:span></text:p>
          <text:p text:style-name="P10"><text:a xlink:type="simple" xlink:href="#_6ffwo3l3ny54" text:style-name="Index_20_Link" text:visited-style-name="Index_20_Link"><text:span text:style-name="T2">/ (division)</text:span></text:a><text:span text:style-name="T2"><text:tab/>125</text:span></text:p>
          <text:p text:style-name="P10"><text:a xlink:type="simple" xlink:href="#_foe7k8rh4af1" text:style-name="Index_20_Link" text:visited-style-name="Index_20_Link"><text:span text:style-name="T2">= (assignment operator)</text:span></text:a><text:span text:style-name="T2"><text:tab/>126</text:span></text:p>
          <text:p text:style-name="P9"><text:a xlink:type="simple" xlink:href="#_wkeg4f4o0c40" text:style-name="Index_20_Link" text:visited-style-name="Index_20_Link"><text:span text:style-name="T2">Comparison Operators</text:span></text:a><text:span text:style-name="T2"><text:tab/>126</text:span></text:p>
          <text:p text:style-name="P10"><text:a xlink:type="simple" xlink:href="#_emtupblkdlop" text:style-name="Index_20_Link" text:visited-style-name="Index_20_Link"><text:span text:style-name="T2">!= (not equal to)</text:span></text:a><text:span text:style-name="T2"><text:tab/>126</text:span></text:p>
          <text:p text:style-name="P10"><text:a xlink:type="simple" xlink:href="#_a864f2jl2jz" text:style-name="Index_20_Link" text:visited-style-name="Index_20_Link"><text:span text:style-name="T2">&lt; (less than)</text:span></text:a><text:span text:style-name="T2"><text:tab/>127</text:span></text:p>
          <text:p text:style-name="P10"><text:a xlink:type="simple" xlink:href="#_w5x0xkay4cnz" text:style-name="Index_20_Link" text:visited-style-name="Index_20_Link"><text:span text:style-name="T2">&lt;= (less than or equal to)</text:span></text:a><text:span text:style-name="T2"><text:tab/>127</text:span></text:p>
          <text:p text:style-name="P10"><text:a xlink:type="simple" xlink:href="#_bxd3w33dji5k" text:style-name="Index_20_Link" text:visited-style-name="Index_20_Link"><text:span text:style-name="T2">== (equal to)</text:span></text:a><text:span text:style-name="T2"><text:tab/>127</text:span></text:p>
          <text:p text:style-name="P10"><text:a xlink:type="simple" xlink:href="#_sdz8geop0xqb" text:style-name="Index_20_Link" text:visited-style-name="Index_20_Link"><text:span text:style-name="T2">&gt; (greater than)</text:span></text:a><text:span text:style-name="T2"><text:tab/>128</text:span></text:p>
          <text:p text:style-name="P10"><text:a xlink:type="simple" xlink:href="#_4dbjoutiyriz" text:style-name="Index_20_Link" text:visited-style-name="Index_20_Link"><text:span text:style-name="T2">&gt;= (greater than or equal to)</text:span></text:a><text:span text:style-name="T2"><text:tab/>128</text:span></text:p>
          <text:p text:style-name="P9"><text:a xlink:type="simple" xlink:href="#_v2qdys14f3v4" text:style-name="Index_20_Link" text:visited-style-name="Index_20_Link"><text:span text:style-name="T2">Boolean Operators</text:span></text:a><text:span text:style-name="T2"><text:tab/>129</text:span></text:p>
          <text:p text:style-name="P10"><text:a xlink:type="simple" xlink:href="#_jcekeqf6fyzk" text:style-name="Index_20_Link" text:visited-style-name="Index_20_Link"><text:span text:style-name="T2">! (logical not)</text:span></text:a><text:span text:style-name="T2"><text:tab/>129</text:span></text:p>
          <text:p text:style-name="P10"><text:a xlink:type="simple" xlink:href="#_4ac7hzs7uf57" text:style-name="Index_20_Link" text:visited-style-name="Index_20_Link"><text:span text:style-name="T2">&amp;&amp; (logical and)</text:span></text:a><text:span text:style-name="T2"><text:tab/>129</text:span></text:p>
          <text:p text:style-name="P10"><text:a xlink:type="simple" xlink:href="#_yw3bc1ib5jxf" text:style-name="Index_20_Link" text:visited-style-name="Index_20_Link"><text:span text:style-name="T2">|| (logical or)</text:span></text:a><text:span text:style-name="T2"><text:tab/>129</text:span></text:p>
          <text:p text:style-name="P9"><text:soft-page-break/><text:a xlink:type="simple" xlink:href="#_a9wl31xssu70" text:style-name="Index_20_Link" text:visited-style-name="Index_20_Link"><text:span text:style-name="T2">Pointer Access Operators</text:span></text:a><text:span text:style-name="T2"><text:tab/>130</text:span></text:p>
          <text:p text:style-name="P10"><text:a xlink:type="simple" xlink:href="#_4u6qw99yk446" text:style-name="Index_20_Link" text:visited-style-name="Index_20_Link"><text:span text:style-name="T2">&amp; (reference operator)</text:span></text:a><text:span text:style-name="T2"><text:tab/>130</text:span></text:p>
          <text:p text:style-name="P10"><text:a xlink:type="simple" xlink:href="#_rd3q9bu23xjf" text:style-name="Index_20_Link" text:visited-style-name="Index_20_Link"><text:span text:style-name="T2">* (dereference operator)</text:span></text:a><text:span text:style-name="T2"><text:tab/>130</text:span></text:p>
          <text:p text:style-name="P9"><text:a xlink:type="simple" xlink:href="#_1ezyi7y1aq9i" text:style-name="Index_20_Link" text:visited-style-name="Index_20_Link"><text:span text:style-name="T2">Bitwise Operators</text:span></text:a><text:span text:style-name="T2"><text:tab/>131</text:span></text:p>
          <text:p text:style-name="P10"><text:a xlink:type="simple" xlink:href="#_5xrf8z2uk2r9" text:style-name="Index_20_Link" text:visited-style-name="Index_20_Link"><text:span text:style-name="T2">&amp; (bitwise and)</text:span></text:a><text:span text:style-name="T2"><text:tab/>131</text:span></text:p>
          <text:p text:style-name="P10"><text:a xlink:type="simple" xlink:href="#_j7xqkbvfc0j6" text:style-name="Index_20_Link" text:visited-style-name="Index_20_Link"><text:span text:style-name="T2">&lt;&lt; (bitshift left)</text:span></text:a><text:span text:style-name="T2"><text:tab/>131</text:span></text:p>
          <text:p text:style-name="P10"><text:a xlink:type="simple" xlink:href="#_kjvrar8i4sqw" text:style-name="Index_20_Link" text:visited-style-name="Index_20_Link"><text:span text:style-name="T2">&gt;&gt; (bitshift right)</text:span></text:a><text:span text:style-name="T2"><text:tab/>132</text:span></text:p>
          <text:p text:style-name="P10"><text:a xlink:type="simple" xlink:href="#_79vt76vku3vm" text:style-name="Index_20_Link" text:visited-style-name="Index_20_Link"><text:span text:style-name="T2">^ (bitwise xor)</text:span></text:a><text:span text:style-name="T2"><text:tab/>133</text:span></text:p>
          <text:p text:style-name="P10"><text:a xlink:type="simple" xlink:href="#_n2zto2ei8fy" text:style-name="Index_20_Link" text:visited-style-name="Index_20_Link"><text:span text:style-name="T2">| (bitwise or)</text:span></text:a><text:span text:style-name="T2"><text:tab/>134</text:span></text:p>
          <text:p text:style-name="P10"><text:a xlink:type="simple" xlink:href="#_epmr1spakr9k" text:style-name="Index_20_Link" text:visited-style-name="Index_20_Link"><text:span text:style-name="T2">~ (bitwise not)</text:span></text:a><text:span text:style-name="T2"><text:tab/>134</text:span></text:p>
          <text:p text:style-name="P9"><text:a xlink:type="simple" xlink:href="#_k3gvnzwerud4" text:style-name="Index_20_Link" text:visited-style-name="Index_20_Link"><text:span text:style-name="T2">Compound Operators</text:span></text:a><text:span text:style-name="T2"><text:tab/>135</text:span></text:p>
          <text:p text:style-name="P10"><text:a xlink:type="simple" xlink:href="#_63r0goghy6gn" text:style-name="Index_20_Link" text:visited-style-name="Index_20_Link"><text:span text:style-name="T2">%= (compound remainder)</text:span></text:a><text:span text:style-name="T2"><text:tab/>135</text:span></text:p>
          <text:p text:style-name="P10"><text:a xlink:type="simple" xlink:href="#_slq2714zruv6" text:style-name="Index_20_Link" text:visited-style-name="Index_20_Link"><text:span text:style-name="T2">&amp;= (compound bitwise and)</text:span></text:a><text:span text:style-name="T2"><text:tab/>135</text:span></text:p>
          <text:p text:style-name="P10"><text:a xlink:type="simple" xlink:href="#_hoedngbch9qw" text:style-name="Index_20_Link" text:visited-style-name="Index_20_Link"><text:span text:style-name="T2">*= (compound multiplication)</text:span></text:a><text:span text:style-name="T2"><text:tab/>136</text:span></text:p>
          <text:p text:style-name="P10"><text:a xlink:type="simple" xlink:href="#_oabzprpegrn" text:style-name="Index_20_Link" text:visited-style-name="Index_20_Link"><text:span text:style-name="T2">++ (increment)</text:span></text:a><text:span text:style-name="T2"><text:tab/>137</text:span></text:p>
          <text:p text:style-name="P10"><text:a xlink:type="simple" xlink:href="#_e6y4021ojyev" text:style-name="Index_20_Link" text:visited-style-name="Index_20_Link"><text:span text:style-name="T2">+= (compound addition)</text:span></text:a><text:span text:style-name="T2"><text:tab/>137</text:span></text:p>
          <text:p text:style-name="P10"><text:a xlink:type="simple" xlink:href="#_fcieq2zbh0qt" text:style-name="Index_20_Link" text:visited-style-name="Index_20_Link"><text:span text:style-name="T2">-- (decrement)</text:span></text:a><text:span text:style-name="T2"><text:tab/>137</text:span></text:p>
          <text:p text:style-name="P10"><text:a xlink:type="simple" xlink:href="#_gxnd2cbamo9a" text:style-name="Index_20_Link" text:visited-style-name="Index_20_Link"><text:span text:style-name="T2">-= (compound subtraction)</text:span></text:a><text:span text:style-name="T2"><text:tab/>138</text:span></text:p>
          <text:p text:style-name="P10"><text:a xlink:type="simple" xlink:href="#_hvhuatlulyad" text:style-name="Index_20_Link" text:visited-style-name="Index_20_Link"><text:span text:style-name="T2">/= (compound division)</text:span></text:a><text:span text:style-name="T2"><text:tab/>138</text:span></text:p>
          <text:p text:style-name="P10"><text:a xlink:type="simple" xlink:href="#_qm3nvw2fj7ol" text:style-name="Index_20_Link" text:visited-style-name="Index_20_Link"><text:span text:style-name="T2">^= (compound bitwise xor)</text:span></text:a><text:span text:style-name="T2"><text:tab/>138</text:span></text:p>
          <text:p text:style-name="P11"><text:a xlink:type="simple" xlink:href="#_konpyt5x9wl6" text:style-name="Index_20_Link" text:visited-style-name="Index_20_Link"><text:span text:style-name="T2">|= (compound bitwise or)</text:span></text:a><text:span text:style-name="T2"><text:tab/>139</text:span></text:p>
        </text:index-body>
      </text:table-of-content>
      <text:p text:style-name="Standard"/>
      <text:p text:style-name="P6">Arduino programming language can be divided in three main parts: functions, values (variables and constants), and structure.</text:p>
      <text:p text:style-name="Heading_20_1"><text:bookmark text:name="_blgb4k2wnhh6"/>functions</text:p>
      <text:p text:style-name="Standard">For controlling the Arduino board and performing computations.</text:p>
      <text:p text:style-name="Heading_20_2"><text:bookmark text:name="_d5csvmlu6uzx"/>Digital I/O</text:p>
      <text:p text:style-name="Heading_20_3"><text:bookmark text:name="_5q165rxski4i"/>digitalRead()</text:p>
      <text:p text:style-name="Standard"><text:span text:style-name="T3">Description</text:span></text:p>
      <text:p text:style-name="Standard">Reads the value from a specified digital pin, either HIGH or LOW.</text:p>
      <text:p text:style-name="Standard"><text:span text:style-name="T3">Syntax</text:span></text:p>
      <text:p text:style-name="Standard">digitalRead(pin)</text:p>
      <text:p text:style-name="Standard"><text:span text:style-name="T3">Parameters</text:span></text:p>
      <text:p text:style-name="Standard">pin: the Arduino pin number you want to read</text:p>
      <text:p text:style-name="Standard"><text:span text:style-name="T3">Returns</text:span></text:p>
      <text:p text:style-name="Standard">HIGH or LOW</text:p>
      <text:p text:style-name="Standard"><text:span text:style-name="T3">Example Code</text:span></text:p>
      <text:p text:style-name="Standard">Sets pin 13 to the same value as pin 7, declared as an input.</text:p>
      <text:p text:style-name="Standard"/>
      <text:p text:style-name="Standard"><text:span text:style-name="T4">int ledPin = 13; <text:s/>// LED connected to digital pin 13</text:span></text:p>
      <text:p text:style-name="Standard"><text:span text:style-name="T4">int inPin = 7; <text:s text:c="3"/>// pushbutton connected to digital pin 7</text:span></text:p>
      <text:p text:style-name="Standard"><text:span text:style-name="T4">int val = 0; <text:s text:c="5"/>// variable to store the read value</text:span></text:p>
      <text:p text:style-name="P1"/>
      <text:p text:style-name="Standard"><text:span text:style-name="T4">void setup() {</text:span></text:p>
      <text:p text:style-name="Standard"><text:span text:style-name="T4"><text:s text:c="2"/>pinMode(ledPin, OUTPUT); <text:s/>// sets the digital pin 13 as output</text:span></text:p>
      <text:p text:style-name="Standard"><text:span text:style-name="T4"><text:s text:c="2"/>pinMode(inPin, INPUT); <text:s text:c="3"/>// sets the digital pin 7 as input</text:span></text:p>
      <text:p text:style-name="Standard"><text:span text:style-name="T4">}</text:span></text:p>
      <text:p text:style-name="P1"/>
      <text:p text:style-name="Standard"><text:span text:style-name="T4">void loop() {</text:span></text:p>
      <text:p text:style-name="Standard"><text:span text:style-name="T4"><text:s text:c="2"/>val = digitalRead(inPin); <text:s text:c="2"/>// read the input pin</text:span></text:p>
      <text:p text:style-name="Standard"><text:span text:style-name="T4"><text:s text:c="2"/>digitalWrite(ledPin, val); <text:s/>// sets the LED to the button's value</text:span></text:p>
      <text:p text:style-name="Standard"><text:span text:style-name="T4">}</text:span></text:p>
      <text:p text:style-name="Standard"/>
      <text:p text:style-name="Standard"><text:span text:style-name="T3">Notes and Warnings</text:span></text:p>
      <text:p text:style-name="Standard">If the pin isn’t connected to anything, digitalRead() can return either HIGH or LOW (and this can change randomly).</text:p>
      <text:p text:style-name="Standard">The analog input pins can be used as digital pins, referred to as A0, A1, etc. The exception is the Arduino Nano, Pro Mini, and Mini’s A6 and A7 pins, which can only be used as analog inputs.</text:p>
      <text:p text:style-name="Heading_20_3"><text:bookmark text:name="_kg510pbzvcpd"/>digitalWrite()</text:p>
      <text:p text:style-name="Standard"><text:span text:style-name="T3">Description</text:span></text:p>
      <text:p text:style-name="Standard">Write a HIGH or a LOW value to a digital pin.</text:p>
      <text:p text:style-name="Standard"><text:soft-page-break/>If the pin has been configured as an OUTPUT with pinMode(), its voltage will be set to the corresponding value: 5V (or 3.3V on 3.3V boards) for HIGH, 0V (ground) for LOW.</text:p>
      <text:p text:style-name="Standard">If the pin is configured as an INPUT, digitalWrite() will enable (HIGH) or disable (LOW) the internal pullup on the input pin. It is recommended to set the pinMode() to INPUT_PULLUP to enable the internal pull-up resistor. See the Digital Pins tutorial for more information.</text:p>
      <text:p text:style-name="Standard">If you do not set the pinMode() to OUTPUT, and connect an LED to a pin, when calling digitalWrite(HIGH), the LED may appear dim. Without explicitly setting pinMode(), digitalWrite() will have enabled the internal pull-up resistor, which acts like a large current-limiting resistor.</text:p>
      <text:p text:style-name="Standard"><text:span text:style-name="T3">Syntax</text:span></text:p>
      <text:p text:style-name="Standard">digitalWrite(pin, value)</text:p>
      <text:p text:style-name="Standard"><text:span text:style-name="T3">Parameters</text:span></text:p>
      <text:p text:style-name="Standard">pin: the Arduino pin number.</text:p>
      <text:p text:style-name="Standard">value: HIGH or LOW.</text:p>
      <text:p text:style-name="Standard"><text:span text:style-name="T3">Returns</text:span></text:p>
      <text:p text:style-name="Standard">Nothing</text:p>
      <text:p text:style-name="Standard"><text:span text:style-name="T3">Example Code</text:span></text:p>
      <text:p text:style-name="Standard">The code makes the digital pin 13 an OUTPUT and toggles it by alternating between HIGH and LOW at one second pace.</text:p>
      <text:p text:style-name="Standard"/>
      <text:p text:style-name="Standard"><text:span text:style-name="T4">void setup() {</text:span></text:p>
      <text:p text:style-name="Standard"><text:span text:style-name="T4"><text:s text:c="2"/>pinMode(13, OUTPUT); <text:s text:c="3"/>// sets the digital pin 13 as output</text:span></text:p>
      <text:p text:style-name="Standard"><text:span text:style-name="T4">}</text:span></text:p>
      <text:p text:style-name="P1"/>
      <text:p text:style-name="Standard"><text:span text:style-name="T4">void loop() {</text:span></text:p>
      <text:p text:style-name="Standard"><text:span text:style-name="T4"><text:s text:c="2"/>digitalWrite(13, HIGH); // sets the digital pin 13 on</text:span></text:p>
      <text:p text:style-name="Standard"><text:span text:style-name="T4"><text:s text:c="2"/>delay(1000); <text:s text:c="11"/>// waits for a second</text:span></text:p>
      <text:p text:style-name="Standard"><text:span text:style-name="T4"><text:s text:c="2"/>digitalWrite(13, LOW); <text:s/>// sets the digital pin 13 off</text:span></text:p>
      <text:p text:style-name="Standard"><text:span text:style-name="T4"><text:s text:c="2"/>delay(1000); <text:s text:c="11"/>// waits for a second</text:span></text:p>
      <text:p text:style-name="Standard"><text:span text:style-name="T4">}</text:span></text:p>
      <text:p text:style-name="Standard"/>
      <text:p text:style-name="Standard"><text:span text:style-name="T3">Notes and Warnings</text:span></text:p>
      <text:p text:style-name="Standard">The analog input pins can be used as digital pins, referred to as A0, A1, etc. The exception is the Arduino Nano, Pro Mini, and Mini’s A6 and A7 pins, which can only be used as analog inputs.</text:p>
      <text:p text:style-name="Heading_20_3"><text:bookmark text:name="_mcts1wves9bl"/>pinMode()</text:p>
      <text:p text:style-name="Standard"><text:span text:style-name="T3">Description</text:span></text:p>
      <text:p text:style-name="Standard">Configures the specified pin to behave either as an input or an output. See the Digital Pins page for details on the functionality of the pins.</text:p>
      <text:p text:style-name="Standard">As of Arduino 1.0.1, it is possible to enable the internal pullup resistors with the mode INPUT_PULLUP. Additionally, the INPUT mode explicitly disables the internal pullups.</text:p>
      <text:p text:style-name="Standard"><text:span text:style-name="T3">Syntax</text:span></text:p>
      <text:p text:style-name="Standard">pinMode(pin, mode)</text:p>
      <text:p text:style-name="Standard"><text:span text:style-name="T3">Parameters</text:span></text:p>
      <text:p text:style-name="Standard">pin: the Arduino pin number to set the mode of.</text:p>
      <text:p text:style-name="Standard">mode: INPUT, OUTPUT, or INPUT_PULLUP. See the Digital Pins page for a more complete description of the functionality.</text:p>
      <text:p text:style-name="Standard"><text:span text:style-name="T3">Returns</text:span></text:p>
      <text:p text:style-name="Standard"><text:soft-page-break/>Nothing</text:p>
      <text:p text:style-name="Standard"><text:span text:style-name="T3">Example Code</text:span></text:p>
      <text:p text:style-name="Standard">The code makes the digital pin 13 OUTPUT and Toggles it HIGH and LOW</text:p>
      <text:p text:style-name="Standard"/>
      <text:p text:style-name="Standard"><text:span text:style-name="T4">void setup() {</text:span></text:p>
      <text:p text:style-name="Standard"><text:span text:style-name="T4"><text:s text:c="2"/>pinMode(13, OUTPUT); <text:s text:c="3"/>// sets the digital pin 13 as output</text:span></text:p>
      <text:p text:style-name="Standard"><text:span text:style-name="T4">}</text:span></text:p>
      <text:p text:style-name="P1"/>
      <text:p text:style-name="Standard"><text:span text:style-name="T4">void loop() {</text:span></text:p>
      <text:p text:style-name="Standard"><text:span text:style-name="T4"><text:s text:c="2"/>digitalWrite(13, HIGH); // sets the digital pin 13 on</text:span></text:p>
      <text:p text:style-name="Standard"><text:span text:style-name="T4"><text:s text:c="2"/>delay(1000); <text:s text:c="11"/>// waits for a second</text:span></text:p>
      <text:p text:style-name="Standard"><text:span text:style-name="T4"><text:s text:c="2"/>digitalWrite(13, LOW); <text:s/>// sets the digital pin 13 off</text:span></text:p>
      <text:p text:style-name="Standard"><text:span text:style-name="T4"><text:s text:c="2"/>delay(1000); <text:s text:c="11"/>// waits for a second</text:span></text:p>
      <text:p text:style-name="Standard"><text:span text:style-name="T4">}</text:span></text:p>
      <text:p text:style-name="Standard"/>
      <text:p text:style-name="Standard"><text:span text:style-name="T3">Notes and Warnings</text:span></text:p>
      <text:p text:style-name="Standard">The analog input pins can be used as digital pins, referred to as A0, A1, etc.</text:p>
      <text:p text:style-name="Heading_20_2"><text:bookmark text:name="_rtiw6ljutjj"/>Analog I/O</text:p>
      <text:p text:style-name="Heading_20_3"><text:bookmark text:name="_epb4zrer7eq8"/>analogRead()</text:p>
      <text:p text:style-name="Standard"><text:span text:style-name="T3">Description</text:span></text:p>
      <text:p text:style-name="Standard">Reads the value from the specified analog pin. Arduino boards contain a multichannel, 10-bit analog to digital converter. This means that it will map input voltages between 0 and the operating voltage(5V or 3.3V) into integer values between 0 and 1023. On an Arduino UNO, for example, this yields a resolution between readings of: 5 volts / 1024 units or, 0.0049 volts (4.9 mV) per unit. See the table below for the usable pins, operating voltage and maximum resolution for some Arduino boards.</text:p>
      <text:p text:style-name="Standard">The input range can be changed using analogReference(), while the resolution can be changed (only for Zero, Due and MKR boards) using analogReadResolution().</text:p>
      <text:p text:style-name="Standard">On ATmega based boards (UNO, Nano, Mini, Mega), it takes about 100 microseconds (0.0001 s) to read an analog input, so the maximum reading rate is about 10,000 times a second.</text:p>
      <table:table table:name="Table1" table:style-name="Table1">
        <table:table-column table:style-name="Table1.A"/>
        <table:table-column table:style-name="Table1.B" table:number-columns-repeated="3"/>
        <table:table-row table:style-name="Table1.1">
          <table:table-cell table:style-name="Table1.A1" office:value-type="string">
            <text:p text:style-name="P2"><text:span text:style-name="T3">Board</text:span></text:p>
          </table:table-cell>
          <table:table-cell table:style-name="Table1.A1" office:value-type="string">
            <text:p text:style-name="P2"><text:span text:style-name="T3">Operating voltage</text:span></text:p>
          </table:table-cell>
          <table:table-cell table:style-name="Table1.A1" office:value-type="string">
            <text:p text:style-name="P2"><text:span text:style-name="T3">Usable pins</text:span></text:p>
          </table:table-cell>
          <table:table-cell table:style-name="Table1.A1" office:value-type="string">
            <text:p text:style-name="P2"><text:span text:style-name="T3">Max resolution</text:span></text:p>
          </table:table-cell>
        </table:table-row>
        <table:table-row table:style-name="Table1.1">
          <table:table-cell table:style-name="Table1.A2" office:value-type="string">
            <text:p text:style-name="P15">Uno</text:p>
          </table:table-cell>
          <table:table-cell table:style-name="Table1.B2" office:value-type="string">
            <text:p text:style-name="P15">5 Volts</text:p>
          </table:table-cell>
          <table:table-cell table:style-name="Table1.C2" office:value-type="string">
            <text:p text:style-name="P15">A0 to A5</text:p>
          </table:table-cell>
          <table:table-cell table:style-name="Table1.D2" office:value-type="string">
            <text:p text:style-name="P15">10 bits</text:p>
          </table:table-cell>
        </table:table-row>
        <table:table-row table:style-name="Table1.1">
          <table:table-cell table:style-name="Table1.A3" office:value-type="string">
            <text:p text:style-name="P15">Mini, Nano</text:p>
          </table:table-cell>
          <table:table-cell table:style-name="Table1.A3" office:value-type="string">
            <text:p text:style-name="P15">5 Volts</text:p>
          </table:table-cell>
          <table:table-cell table:style-name="Table1.A3" office:value-type="string">
            <text:p text:style-name="P15">A0 to A7</text:p>
          </table:table-cell>
          <table:table-cell table:style-name="Table1.A3" office:value-type="string">
            <text:p text:style-name="P15">10 bits</text:p>
          </table:table-cell>
        </table:table-row>
        <table:table-row table:style-name="Table1.1">
          <table:table-cell table:style-name="Table1.A4" office:value-type="string">
            <text:p text:style-name="P15">Mega, Mega2560, MegaADK</text:p>
          </table:table-cell>
          <table:table-cell table:style-name="Table1.B4" office:value-type="string">
            <text:p text:style-name="P15">5 Volts</text:p>
          </table:table-cell>
          <table:table-cell table:style-name="Table1.C4" office:value-type="string">
            <text:p text:style-name="P15">A0 to A14</text:p>
          </table:table-cell>
          <table:table-cell table:style-name="Table1.D4" office:value-type="string">
            <text:p text:style-name="P15">10 bits</text:p>
          </table:table-cell>
        </table:table-row>
        <table:table-row table:style-name="Table1.1">
          <table:table-cell table:style-name="Table1.A3" office:value-type="string">
            <text:p text:style-name="P15">Micro</text:p>
          </table:table-cell>
          <table:table-cell table:style-name="Table1.A3" office:value-type="string">
            <text:p text:style-name="P15">5 Volts</text:p>
          </table:table-cell>
          <table:table-cell table:style-name="Table1.A3" office:value-type="string">
            <text:p text:style-name="P15">A0 to A11*</text:p>
          </table:table-cell>
          <table:table-cell table:style-name="Table1.A3" office:value-type="string">
            <text:p text:style-name="P15">10 bits</text:p>
          </table:table-cell>
        </table:table-row>
        <table:table-row table:style-name="Table1.1">
          <table:table-cell table:style-name="Table1.A6" office:value-type="string">
            <text:p text:style-name="P15">Leonardo</text:p>
          </table:table-cell>
          <table:table-cell table:style-name="Table1.B6" office:value-type="string">
            <text:p text:style-name="P15">5 Volts</text:p>
          </table:table-cell>
          <table:table-cell table:style-name="Table1.C6" office:value-type="string">
            <text:p text:style-name="P15">A0 to A11*</text:p>
          </table:table-cell>
          <table:table-cell table:style-name="Table1.D6" office:value-type="string">
            <text:p text:style-name="P15">10 bits</text:p>
          </table:table-cell>
        </table:table-row>
        <table:table-row table:style-name="Table1.1">
          <table:table-cell table:style-name="Table1.A3" office:value-type="string">
            <text:p text:style-name="P15">Zero</text:p>
          </table:table-cell>
          <table:table-cell table:style-name="Table1.A3" office:value-type="string">
            <text:p text:style-name="P15">3.3 Volts</text:p>
          </table:table-cell>
          <table:table-cell table:style-name="Table1.A3" office:value-type="string">
            <text:p text:style-name="P15">A0 to A5</text:p>
          </table:table-cell>
          <table:table-cell table:style-name="Table1.A3" office:value-type="string">
            <text:p text:style-name="P15">12 bits**</text:p>
          </table:table-cell>
        </table:table-row>
        <table:table-row table:style-name="Table1.1">
          <table:table-cell table:style-name="Table1.A8" office:value-type="string">
            <text:p text:style-name="P15">Due</text:p>
          </table:table-cell>
          <table:table-cell table:style-name="Table1.B8" office:value-type="string">
            <text:p text:style-name="P15">3.3 Volts</text:p>
          </table:table-cell>
          <table:table-cell table:style-name="Table1.C8" office:value-type="string">
            <text:p text:style-name="P15">A0 to A11</text:p>
          </table:table-cell>
          <table:table-cell table:style-name="Table1.D8" office:value-type="string">
            <text:p text:style-name="P15">12 bits**</text:p>
          </table:table-cell>
        </table:table-row>
        <table:table-row table:style-name="Table1.1">
          <table:table-cell table:style-name="Table1.A3" office:value-type="string">
            <text:p text:style-name="P15">MKR Family boards</text:p>
          </table:table-cell>
          <table:table-cell table:style-name="Table1.A3" office:value-type="string">
            <text:p text:style-name="P15">3.3 Volts</text:p>
          </table:table-cell>
          <table:table-cell table:style-name="Table1.A3" office:value-type="string">
            <text:p text:style-name="P15">A0 to A6</text:p>
          </table:table-cell>
          <table:table-cell table:style-name="Table1.A3" office:value-type="string">
            <text:p text:style-name="P15">12 bits**</text:p>
          </table:table-cell>
        </table:table-row>
      </table:table>
      <text:p text:style-name="Standard">*A0 through A5 are labelled on the board, A6 through A11 are respectively available on pins 4, 6, 8, 9, 10, and 12</text:p>
      <text:p text:style-name="Standard">**The default analogRead() resolution for these boards is 10 bits, for compatibility. You need to use analogReadResolution() to change it to 12 bits.</text:p>
      <text:p text:style-name="Standard"><text:span text:style-name="T3">Syntax</text:span></text:p>
      <text:p text:style-name="Standard">analogRead(pin)</text:p>
      <text:p text:style-name="Standard"><text:soft-page-break/><text:span text:style-name="T3">Parameters</text:span></text:p>
      <text:p text:style-name="Standard">pin: the name of the analog input pin to read from (A0 to A5 on most boards, A0 to A6 on MKR boards, A0 to A7 on the Mini and Nano, A0 to A15 on the Mega).</text:p>
      <text:p text:style-name="Standard"><text:span text:style-name="T3">Returns</text:span></text:p>
      <text:p text:style-name="Standard">The analog reading on the pin. Although it is limited to the resolution of the analog to digital converter (0-1023 for 10 bits or 0-4095 for 12 bits). Data type: int.</text:p>
      <text:p text:style-name="Standard"><text:span text:style-name="T3">Example Code</text:span></text:p>
      <text:p text:style-name="Standard">The code reads the voltage on analogPin and displays it.</text:p>
      <text:p text:style-name="Standard"/>
      <text:p text:style-name="Standard"><text:span text:style-name="T4">int analogPin = A3; // potentiometer wiper (middle terminal) connected to analog pin 3</text:span></text:p>
      <text:p text:style-name="Standard"><text:span text:style-name="T4"><text:s text:c="20"/>// outside leads to ground and +5V</text:span></text:p>
      <text:p text:style-name="Standard"><text:span text:style-name="T4">int val = 0; <text:s/>// variable to store the value read</text:span></text:p>
      <text:p text:style-name="P1"/>
      <text:p text:style-name="Standard"><text:span text:style-name="T4">void setup() {</text:span></text:p>
      <text:p text:style-name="Standard"><text:span text:style-name="T4"><text:s text:c="2"/>Serial.begin(9600); <text:s text:c="10"/>// <text:s/>setup serial</text:span></text:p>
      <text:p text:style-name="Standard"><text:span text:style-name="T4">}</text:span></text:p>
      <text:p text:style-name="P1"/>
      <text:p text:style-name="Standard"><text:span text:style-name="T4">void loop() {</text:span></text:p>
      <text:p text:style-name="Standard"><text:span text:style-name="T4"><text:s text:c="2"/>val = analogRead(analogPin); <text:s/>// read the input pin</text:span></text:p>
      <text:p text:style-name="Standard"><text:span text:style-name="T4"><text:s text:c="2"/>Serial.println(val); <text:s text:c="9"/>// debug value</text:span></text:p>
      <text:p text:style-name="Standard"><text:span text:style-name="T4">}</text:span></text:p>
      <text:p text:style-name="Standard"/>
      <text:p text:style-name="Standard"><text:span text:style-name="T3">Notes and Warnings</text:span></text:p>
      <text:p text:style-name="Standard">If the analog input pin is not connected to anything, the value returned by analogRead() will fluctuate based on a number of factors (e.g. the values of the other analog inputs, how close your hand is to the board, etc.).</text:p>
      <text:p text:style-name="Heading_20_3"><text:bookmark text:name="_dtbrch53iv6w"/>analogReference()</text:p>
      <text:p text:style-name="Standard"><text:span text:style-name="T3">Description</text:span></text:p>
      <text:p text:style-name="Standard">Configures the reference voltage used for analog input (i.e. the value used as the top of the input range). The options are:</text:p>
      <text:p text:style-name="Standard">Arduino AVR Boards (Uno, Mega, Leonardo, etc.)</text:p>
      <text:list xml:id="list2300951449" text:style-name="WWNum37">
        <text:list-item>
          <text:p text:style-name="P16">DEFAULT: the default analog reference of 5 volts (on 5V Arduino boards) or 3.3 volts (on 3.3V Arduino boards)</text:p>
        </text:list-item>
        <text:list-item>
          <text:p text:style-name="P16">INTERNAL: an built-in reference, equal to 1.1 volts on the ATmega168 or ATmega328P and 2.56 volts on the ATmega32U4 and ATmega8 (not available on the Arduino Mega)</text:p>
        </text:list-item>
        <text:list-item>
          <text:p text:style-name="P16">INTERNAL1V1: a built-in 1.1V reference (Arduino Mega only)</text:p>
        </text:list-item>
        <text:list-item>
          <text:p text:style-name="P16">INTERNAL2V56: a built-in 2.56V reference (Arduino Mega only)</text:p>
        </text:list-item>
        <text:list-item>
          <text:p text:style-name="P16">EXTERNAL: the voltage applied to the AREF pin (0 to 5V only) is used as the reference.</text:p>
        </text:list-item>
      </text:list>
      <text:p text:style-name="Standard">Arduino SAMD Boards (Zero, etc.)</text:p>
      <text:list xml:id="list1697098837" text:style-name="WWNum28">
        <text:list-item>
          <text:p text:style-name="P17">AR_DEFAULT: the default analog reference of 3.3V</text:p>
        </text:list-item>
        <text:list-item>
          <text:p text:style-name="P17">AR_INTERNAL: a built-in 2.23V reference</text:p>
        </text:list-item>
        <text:list-item>
          <text:p text:style-name="P17">AR_INTERNAL1V0: a built-in 1.0V reference</text:p>
        </text:list-item>
        <text:list-item>
          <text:p text:style-name="P17">AR_INTERNAL1V65: a built-in 1.65V reference</text:p>
        </text:list-item>
        <text:list-item>
          <text:p text:style-name="P17"><text:soft-page-break/>AR_INTERNAL2V23: a built-in 2.23V reference</text:p>
        </text:list-item>
        <text:list-item>
          <text:p text:style-name="P17">AR_EXTERNAL: the voltage applied to the AREF pin is used as the reference</text:p>
        </text:list-item>
      </text:list>
      <text:p text:style-name="Standard">Arduino megaAVR Boards (Uno WiFi Rev2)</text:p>
      <text:list xml:id="list1742122434" text:style-name="WWNum36">
        <text:list-item>
          <text:p text:style-name="P18">DEFAULT: a built-in 0.55V reference</text:p>
        </text:list-item>
        <text:list-item>
          <text:p text:style-name="P18">INTERNAL: a built-in 0.55V reference</text:p>
        </text:list-item>
        <text:list-item>
          <text:p text:style-name="P18">VDD: Vdd of the ATmega4809. 5V on the Uno WiFi Rev2</text:p>
        </text:list-item>
        <text:list-item>
          <text:p text:style-name="P18">INTERNAL0V55: a built-in 0.55V reference</text:p>
        </text:list-item>
        <text:list-item>
          <text:p text:style-name="P18">INTERNAL1V1: a built-in 1.1V reference</text:p>
        </text:list-item>
        <text:list-item>
          <text:p text:style-name="P18">INTERNAL1V5: a built-in 1.5V reference</text:p>
        </text:list-item>
        <text:list-item>
          <text:p text:style-name="P18">INTERNAL2V5: a built-in 2.5V reference</text:p>
        </text:list-item>
        <text:list-item>
          <text:p text:style-name="P18">INTERNAL4V3: a built-in 4.3V reference</text:p>
        </text:list-item>
        <text:list-item>
          <text:p text:style-name="P18">EXTERNAL: the voltage applied to the AREF pin (0 to 5V only) is used as the reference</text:p>
        </text:list-item>
      </text:list>
      <text:p text:style-name="Standard">Arduino SAM Boards (Due)</text:p>
      <text:list xml:id="list1885029318" text:style-name="WWNum33">
        <text:list-item>
          <text:p text:style-name="P19">AR_DEFAULT: the default analog reference of 3.3V. This is the only supported option for the Due.</text:p>
        </text:list-item>
      </text:list>
      <text:p text:style-name="Standard"><text:span text:style-name="T3">Syntax</text:span></text:p>
      <text:p text:style-name="Standard">analogReference(type)</text:p>
      <text:p text:style-name="Standard"><text:span text:style-name="T3">Parameters</text:span></text:p>
      <text:p text:style-name="Standard">type: which type of reference to use (see list of options in the description).</text:p>
      <text:p text:style-name="Standard"><text:span text:style-name="T3">Returns</text:span></text:p>
      <text:p text:style-name="Standard">Nothing</text:p>
      <text:p text:style-name="Standard"><text:span text:style-name="T3">Notes and Warnings</text:span></text:p>
      <text:p text:style-name="Standard">After changing the analog reference, the first few readings from analogRead() may not be accurate.</text:p>
      <text:p text:style-name="Standard">Don’t use anything less than 0V or more than 5V for external reference voltage on the AREF pin! If you’re using an external reference on the AREF pin, you must set the analog reference to EXTERNAL before calling analogRead(). Otherwise, you will short together the active reference voltage (internally generated) and the AREF pin, possibly damaging the microcontroller on your Arduino board.</text:p>
      <text:p text:style-name="Standard">Alternatively, you can connect the external reference voltage to the AREF pin through a 5K resistor, allowing you to switch between external and internal reference voltages. Note that the resistor will alter the voltage that gets used as the reference because there is an internal 32K resistor on the AREF pin. The two act as a voltage divider, so, for example, 2.5V applied through the resistor will yield 2.5 * 32 / (32 + 5) = ~2.2V at the AREF pin.</text:p>
      <text:p text:style-name="Heading_20_3"><text:bookmark text:name="_dtbrch53iv6w1"/>analogWrite()</text:p>
      <text:p text:style-name="Standard"><text:span text:style-name="T3">Description</text:span></text:p>
      <text:p text:style-name="Standard">Writes an analog value (PWM wave) to a pin. Can be used to light a LED at varying brightnesses or drive a motor at various speeds. After a call to analogWrite(), the pin will generate a steady rectangular wave of the specified duty cycle until the next call to analogWrite() (or a call to digitalRead() or digitalWrite()) on the same pin.</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2"><text:span text:style-name="T3">Board</text:span></text:p>
          </table:table-cell>
          <table:table-cell table:style-name="Table2.A1" office:value-type="string">
            <text:p text:style-name="P2"><text:span text:style-name="T3">PWM Pins</text:span></text:p>
          </table:table-cell>
          <table:table-cell table:style-name="Table2.A1" office:value-type="string">
            <text:p text:style-name="P2"><text:span text:style-name="T3">PWM Frequency</text:span></text:p>
          </table:table-cell>
        </table:table-row>
        <table:table-row table:style-name="Table2.1">
          <table:table-cell table:style-name="Table2.A2" office:value-type="string">
            <text:p text:style-name="P15">Uno, Nano, Mini</text:p>
          </table:table-cell>
          <table:table-cell table:style-name="Table2.B2" office:value-type="string">
            <text:p text:style-name="P15">3, 5, 6, 9, 10, 11</text:p>
          </table:table-cell>
          <table:table-cell table:style-name="Table2.C2" office:value-type="string">
            <text:p text:style-name="P15">490 Hz (pins 5 and 6: 980 Hz)</text:p>
          </table:table-cell>
        </table:table-row>
        <table:table-row table:style-name="Table2.1">
          <table:table-cell table:style-name="Table2.A3" office:value-type="string">
            <text:p text:style-name="P15">Mega</text:p>
          </table:table-cell>
          <table:table-cell table:style-name="Table2.A3" office:value-type="string">
            <text:p text:style-name="P15">2 - 13, 44 - 46</text:p>
          </table:table-cell>
          <table:table-cell table:style-name="Table2.A3" office:value-type="string">
            <text:p text:style-name="P15">490 Hz (pins 4 and 13: 980 Hz)</text:p>
          </table:table-cell>
        </table:table-row>
        <table:table-row table:style-name="Table2.1">
          <table:table-cell table:style-name="Table2.A4" office:value-type="string">
            <text:p text:style-name="P15">Leonardo, Micro, Yún</text:p>
          </table:table-cell>
          <table:table-cell table:style-name="Table2.B4" office:value-type="string">
            <text:p text:style-name="P15">3, 5, 6, 9, 10, 11, 13</text:p>
          </table:table-cell>
          <table:table-cell table:style-name="Table2.C4" office:value-type="string">
            <text:p text:style-name="P15">490 Hz (pins 3 and 11: 980 Hz)</text:p>
          </table:table-cell>
        </table:table-row>
        <table:table-row table:style-name="Table2.1">
          <table:table-cell table:style-name="Table2.A3" office:value-type="string">
            <text:p text:style-name="P15">Uno WiFi Rev.2</text:p>
          </table:table-cell>
          <table:table-cell table:style-name="Table2.A3" office:value-type="string">
            <text:p text:style-name="P15">3, 5, 6, 9, 10</text:p>
          </table:table-cell>
          <table:table-cell table:style-name="Table2.A3" office:value-type="string">
            <text:p text:style-name="P15">976 Hz</text:p>
          </table:table-cell>
        </table:table-row>
        <table:table-row table:style-name="Table2.1">
          <table:table-cell table:style-name="Table2.A6" office:value-type="string">
            <text:p text:style-name="P15">MKR boards *</text:p>
          </table:table-cell>
          <table:table-cell table:style-name="Table2.B6" office:value-type="string">
            <text:p text:style-name="P15">0 - 8, 10, A3 (18), A4 (19)</text:p>
          </table:table-cell>
          <table:table-cell table:style-name="Table2.C6" office:value-type="string">
            <text:p text:style-name="P15">732 Hz</text:p>
          </table:table-cell>
        </table:table-row>
        <table:table-row table:style-name="Table2.1">
          <table:table-cell table:style-name="Table2.A3" office:value-type="string">
            <text:p text:style-name="P15">MKR1000 WiFi *</text:p>
          </table:table-cell>
          <table:table-cell table:style-name="Table2.A3" office:value-type="string">
            <text:p text:style-name="P15">0 - 8, 10, 11, A3 (18), A4 (19)</text:p>
          </table:table-cell>
          <table:table-cell table:style-name="Table2.A3" office:value-type="string">
            <text:p text:style-name="P15">732 Hz</text:p>
          </table:table-cell>
        </table:table-row>
        <table:table-row table:style-name="Table2.1">
          <table:table-cell table:style-name="Table2.A8" office:value-type="string">
            <text:p text:style-name="P15">Zero *</text:p>
          </table:table-cell>
          <table:table-cell table:style-name="Table2.B8" office:value-type="string">
            <text:p text:style-name="P15">3 - 13, A0 (14), A1 (15)</text:p>
          </table:table-cell>
          <table:table-cell table:style-name="Table2.C8" office:value-type="string">
            <text:p text:style-name="P15">732 Hz</text:p>
          </table:table-cell>
        </table:table-row>
        <table:table-row table:style-name="Table2.1">
          <table:table-cell table:style-name="Table2.A3" office:value-type="string">
            <text:p text:style-name="P15">Due **</text:p>
          </table:table-cell>
          <table:table-cell table:style-name="Table2.A3" office:value-type="string">
            <text:p text:style-name="P15">2-13</text:p>
          </table:table-cell>
          <table:table-cell table:style-name="Table2.A3" office:value-type="string">
            <text:p text:style-name="P15">1000 Hz</text:p>
          </table:table-cell>
        </table:table-row>
        <table:table-row table:style-name="Table2.1">
          <table:table-cell table:style-name="Table2.A10" office:value-type="string">
            <text:p text:style-name="P15">101</text:p>
          </table:table-cell>
          <table:table-cell table:style-name="Table2.B10" office:value-type="string">
            <text:p text:style-name="P15">3, 5, 6, 9</text:p>
          </table:table-cell>
          <table:table-cell table:style-name="Table2.C10" office:value-type="string">
            <text:p text:style-name="P15">pins 3 and 9: 490 Hz, pins 5 and 6: 980 Hz</text:p>
          </table:table-cell>
        </table:table-row>
      </table:table>
      <text:p text:style-name="Standard">* In addition to PWM capabilities on the pins noted above, the MKR and Zero boards have true analog output when using analogWrite() on the DAC0 (A0) pin.</text:p>
      <text:p text:style-name="Standard">** In addition to PWM capabilities on the pins noted above, the Due has true analog output when using analogWrite() on pins DAC0 and DAC1.</text:p>
      <text:p text:style-name="Standard">You do not need to call pinMode() to set the pin as an output before calling analogWrite(). The analogWrite function has nothing to do with the analog pins or the analogRead function.</text:p>
      <text:p text:style-name="Standard"><text:span text:style-name="T3">Syntax</text:span></text:p>
      <text:p text:style-name="Standard">analogWrite(pin, value)</text:p>
      <text:p text:style-name="Standard"><text:span text:style-name="T3">Parameters</text:span></text:p>
      <text:p text:style-name="Standard">pin: the Arduino pin to write to. Allowed data types: int.</text:p>
      <text:p text:style-name="Standard">value: the duty cycle: between 0 (always off) and 255 (always on). Allowed data types: int.</text:p>
      <text:p text:style-name="Standard"><text:span text:style-name="T3">Returns</text:span></text:p>
      <text:p text:style-name="Standard">Nothing</text:p>
      <text:p text:style-name="Standard"><text:span text:style-name="T3">Example Code</text:span></text:p>
      <text:p text:style-name="Standard">Sets the output to the LED proportional to the value read from the potentiometer.</text:p>
      <text:p text:style-name="Standard"/>
      <text:p text:style-name="Standard"><text:span text:style-name="T4">int ledPin = 9; <text:s text:c="5"/>// LED connected to digital pin 9</text:span></text:p>
      <text:p text:style-name="Standard"><text:span text:style-name="T4">int analogPin = 3; <text:s text:c="2"/>// potentiometer connected to analog pin 3</text:span></text:p>
      <text:p text:style-name="Standard"><text:span text:style-name="T4">int val = 0; <text:s text:c="8"/>// variable to store the read value</text:span></text:p>
      <text:p text:style-name="P1"/>
      <text:p text:style-name="Standard"><text:span text:style-name="T4">void setup() {</text:span></text:p>
      <text:p text:style-name="Standard"><text:span text:style-name="T4"><text:s text:c="2"/>pinMode(ledPin, OUTPUT); <text:s/>// sets the pin as output</text:span></text:p>
      <text:p text:style-name="Standard"><text:span text:style-name="T4">}</text:span></text:p>
      <text:p text:style-name="P1"/>
      <text:p text:style-name="Standard"><text:span text:style-name="T4">void loop() {</text:span></text:p>
      <text:p text:style-name="Standard"><text:span text:style-name="T4"><text:s text:c="2"/>val = analogRead(analogPin); <text:s/>// read the input pin</text:span></text:p>
      <text:p text:style-name="Standard"><text:span text:style-name="T4"><text:s text:c="2"/>analogWrite(ledPin, val / 4); // analogRead values go from 0 to 1023, analogWrite values from 0 to 255</text:span></text:p>
      <text:p text:style-name="Standard"><text:span text:style-name="T4">}</text:span></text:p>
      <text:p text:style-name="Standard"/>
      <text:p text:style-name="Standard"><text:span text:style-name="T3">Notes and Warnings</text:span></text:p>
      <text:p text:style-name="Standard">The PWM outputs generated on pins 5 and 6 will have higher-than-expected duty cycles. This is because of interactions with the millis() and delay() functions, which share the same internal timer used to generate those PWM outputs. This will be noticed mostly on low duty-cycle settings (e.g. 0 - 10) and may result in a value of 0 not fully turning off the output on pins 5 and 6.</text:p>
      <text:p text:style-name="Heading_20_2"><text:bookmark text:name="_841le030dska"/>Zero, Due &amp; MKR Family</text:p>
      <text:p text:style-name="Heading_20_3"><text:bookmark text:name="_uvuekt3vcr7b"/>analogReadResolution()</text:p>
      <text:p text:style-name="Standard"><text:span text:style-name="T3">Description</text:span></text:p>
      <text:p text:style-name="Standard">analogReadResolution() is an extension of the Analog API for the Arduino Due, Zero and MKR Family.</text:p>
      <text:p text:style-name="Standard">Sets the size (in bits) of the value returned by analogRead(). It defaults to 10 bits (returns values between 0-1023) for backward compatibility with AVR based boards.</text:p>
      <text:p text:style-name="Standard">The Due, Zero and MKR Family boards have 12-bit ADC capabilities that can be accessed by changing the resolution to 12. This will return values from analogRead() between 0 and 4095.</text:p>
      <text:p text:style-name="Standard"><text:span text:style-name="T3">Syntax</text:span></text:p>
      <text:p text:style-name="Standard"><text:soft-page-break/>analogReadResolution(bits)</text:p>
      <text:p text:style-name="Standard"><text:span text:style-name="T3">Parameters</text:span></text:p>
      <text:p text:style-name="Standard">bits: determines the resolution (in bits) of the value returned by the analogRead() function. You can set this between 1 and 32. You can set resolutions higher than 12 but values returned by analogRead() will suffer approximation. See the note below for details.</text:p>
      <text:p text:style-name="Standard"><text:span text:style-name="T3">Returns</text:span></text:p>
      <text:p text:style-name="Standard">Nothing</text:p>
      <text:p text:style-name="Standard"><text:span text:style-name="T3">Example Code</text:span></text:p>
      <text:p text:style-name="Standard">The code shows how to use ADC with different resolutions.</text:p>
      <text:p text:style-name="Standard"/>
      <text:p text:style-name="Standard"><text:span text:style-name="T4">void setup() {</text:span></text:p>
      <text:p text:style-name="Standard"><text:span text:style-name="T4"><text:s text:c="2"/>// open a serial connection</text:span></text:p>
      <text:p text:style-name="Standard"><text:span text:style-name="T4"><text:s text:c="2"/>Serial.begin(9600);</text:span></text:p>
      <text:p text:style-name="Standard"><text:span text:style-name="T4">}</text:span></text:p>
      <text:p text:style-name="P1"/>
      <text:p text:style-name="Standard"><text:span text:style-name="T4">void loop() {</text:span></text:p>
      <text:p text:style-name="Standard"><text:span text:style-name="T4"><text:s text:c="2"/>// read the input on A0 at default resolution (10 bits)</text:span></text:p>
      <text:p text:style-name="Standard"><text:span text:style-name="T4"><text:s text:c="2"/>// and send it out the serial connection</text:span></text:p>
      <text:p text:style-name="Standard"><text:span text:style-name="T4"><text:s text:c="2"/>analogReadResolution(10);</text:span></text:p>
      <text:p text:style-name="Standard"><text:span text:style-name="T4"><text:s text:c="2"/>Serial.print("ADC 10-bit (default) : ");</text:span></text:p>
      <text:p text:style-name="Standard"><text:span text:style-name="T4"><text:s text:c="2"/>Serial.print(analogRead(A0));</text:span></text:p>
      <text:p text:style-name="P1"/>
      <text:p text:style-name="Standard"><text:span text:style-name="T4"><text:s text:c="2"/>// change the resolution to 12 bits and read A0</text:span></text:p>
      <text:p text:style-name="Standard"><text:span text:style-name="T4"><text:s text:c="2"/>analogReadResolution(12);</text:span></text:p>
      <text:p text:style-name="Standard"><text:span text:style-name="T4"><text:s text:c="2"/>Serial.print(", 12-bit : ");</text:span></text:p>
      <text:p text:style-name="Standard"><text:span text:style-name="T4"><text:s text:c="2"/>Serial.print(analogRead(A0));</text:span></text:p>
      <text:p text:style-name="P1"/>
      <text:p text:style-name="Standard"><text:span text:style-name="T4"><text:s text:c="2"/>// change the resolution to 16 bits and read A0</text:span></text:p>
      <text:p text:style-name="Standard"><text:span text:style-name="T4"><text:s text:c="2"/>analogReadResolution(16);</text:span></text:p>
      <text:p text:style-name="Standard"><text:span text:style-name="T4"><text:s text:c="2"/>Serial.print(", 16-bit : ");</text:span></text:p>
      <text:p text:style-name="Standard"><text:span text:style-name="T4"><text:s text:c="2"/>Serial.print(analogRead(A0));</text:span></text:p>
      <text:p text:style-name="P1"/>
      <text:p text:style-name="Standard"><text:span text:style-name="T4"><text:s text:c="2"/>// change the resolution to 8 bits and read A0</text:span></text:p>
      <text:p text:style-name="Standard"><text:span text:style-name="T4"><text:s text:c="2"/>analogReadResolution(8);</text:span></text:p>
      <text:p text:style-name="Standard"><text:span text:style-name="T4"><text:s text:c="2"/>Serial.print(", 8-bit : ");</text:span></text:p>
      <text:p text:style-name="Standard"><text:span text:style-name="T4"><text:s text:c="2"/>Serial.println(analogRead(A0));</text:span></text:p>
      <text:p text:style-name="P1"/>
      <text:p text:style-name="Standard"><text:span text:style-name="T4"><text:s text:c="2"/>// a little delay to not hog Serial Monitor</text:span></text:p>
      <text:p text:style-name="Standard"><text:soft-page-break/><text:span text:style-name="T4"><text:s text:c="2"/>delay(100);</text:span></text:p>
      <text:p text:style-name="Standard"><text:span text:style-name="T4">}</text:span></text:p>
      <text:p text:style-name="Standard"/>
      <text:p text:style-name="Standard"><text:span text:style-name="T3">Notes and Warnings</text:span></text:p>
      <text:p text:style-name="Standard">If you set the analogReadResolution() value to a value higher than your board’s capabilities, the Arduino will only report back at its highest resolution, padding the extra bits with zeros.</text:p>
      <text:p text:style-name="Standard">For example: using the Due with analogReadResolution(16) will give you an approximated 16-bit number with the first 12 bits containing the real ADC reading and the last 4 bits padded with zeros.</text:p>
      <text:p text:style-name="Standard">If you set the analogReadResolution() value to a value lower than your board’s capabilities, the extra least significant bits read from the ADC will be discarded.</text:p>
      <text:p text:style-name="Standard">Using a 16 bit resolution (or any resolution higher than actual hardware capabilities) allows you to write sketches that automatically handle devices with a higher resolution ADC when these become available on future boards without changing a line of code.</text:p>
      <text:p text:style-name="Heading_20_3"><text:bookmark text:name="_1n9sdqlmrubn"/>analogWriteResolution()</text:p>
      <text:p text:style-name="Standard"><text:span text:style-name="T3">Description</text:span></text:p>
      <text:p text:style-name="Standard">analogWriteResolution() is an extension of the Analog API for the Arduino Due.</text:p>
      <text:p text:style-name="Standard">analogWriteResolution() sets the resolution of the analogWrite() function. It defaults to 8 bits (values between 0-255) for backward compatibility with AVR based boards.</text:p>
      <text:p text:style-name="Standard">The Due has the following hardware capabilities:</text:p>
      <text:list xml:id="list934492596" text:style-name="WWNum7">
        <text:list-item>
          <text:p text:style-name="P20">12 pins which default to 8-bit PWM, like the AVR-based boards. These can be changed to 12-bit resolution.</text:p>
        </text:list-item>
        <text:list-item>
          <text:p text:style-name="P20">2 pins with 12-bit DAC (Digital-to-Analog Converter)</text:p>
        </text:list-item>
      </text:list>
      <text:p text:style-name="Standard">By setting the write resolution to 12, you can use analogWrite() with values between 0 and 4095 to exploit the full DAC resolution or to set the PWM signal without rolling over.</text:p>
      <text:p text:style-name="Standard">The Zero has the following hardware capabilities:</text:p>
      <text:list xml:id="list2487116328" text:style-name="WWNum21">
        <text:list-item>
          <text:p text:style-name="P21">10 pins which default to 8-bit PWM, like the AVR-based boards. These can be changed to 12-bit resolution.</text:p>
        </text:list-item>
        <text:list-item>
          <text:p text:style-name="P21">1 pin with 10-bit DAC (Digital-to-Analog Converter).</text:p>
        </text:list-item>
      </text:list>
      <text:p text:style-name="Standard">By setting the write resolution to 10, you can use analogWrite() with values between 0 and 1023 to exploit the full DAC resolution</text:p>
      <text:p text:style-name="Standard">The MKR Family of boards has the following hardware capabilities:</text:p>
      <text:list xml:id="list3240709075" text:style-name="WWNum13">
        <text:list-item>
          <text:p text:style-name="P22">4 pins which default to 8-bit PWM, like the AVR-based boards. These can be changed from 8 (default) to 12-bit resolution.</text:p>
        </text:list-item>
        <text:list-item>
          <text:p text:style-name="P22">1 pin with 10-bit DAC (Digital-to-Analog Converter)</text:p>
        </text:list-item>
      </text:list>
      <text:p text:style-name="Standard">By setting the write resolution to 12 bits, you can use analogWrite() with values between 0 and 4095 for PWM signals; set 10 bit on the DAC pin to exploit the full DAC resolution of 1024 values.</text:p>
      <text:p text:style-name="Standard"><text:span text:style-name="T3">Syntax</text:span></text:p>
      <text:p text:style-name="Standard">analogWriteResolution(bits)</text:p>
      <text:p text:style-name="Standard"><text:span text:style-name="T3">Parameters</text:span></text:p>
      <text:p text:style-name="Standard">bits: determines the resolution (in bits) of the values used in the analogWrite() function. The value can range from 1 to 32. If you choose a resolution higher or lower than your board’s hardware capabilities, the value used in analogWrite() will be either truncated if it’s too high or padded with zeros if it’s too low. See the note below for details.</text:p>
      <text:p text:style-name="Standard"><text:span text:style-name="T3">Returns</text:span></text:p>
      <text:p text:style-name="Standard">Nothing</text:p>
      <text:p text:style-name="Standard"><text:span text:style-name="T3">Example Code</text:span></text:p>
      <text:p text:style-name="Standard">Explain Code</text:p>
      <text:p text:style-name="Standard"/>
      <text:p text:style-name="Standard"><text:span text:style-name="T4">void setup() {</text:span></text:p>
      <text:p text:style-name="Standard"><text:span text:style-name="T4"><text:s text:c="2"/>// open a serial connection</text:span></text:p>
      <text:p text:style-name="Standard"><text:span text:style-name="T4"><text:s text:c="2"/>Serial.begin(9600);</text:span></text:p>
      <text:p text:style-name="Standard"><text:soft-page-break/><text:span text:style-name="T4"><text:s text:c="2"/>// make our digital pin an output</text:span></text:p>
      <text:p text:style-name="Standard"><text:span text:style-name="T4"><text:s text:c="2"/>pinMode(11, OUTPUT);</text:span></text:p>
      <text:p text:style-name="Standard"><text:span text:style-name="T4"><text:s text:c="2"/>pinMode(12, OUTPUT);</text:span></text:p>
      <text:p text:style-name="Standard"><text:span text:style-name="T4"><text:s text:c="2"/>pinMode(13, OUTPUT);</text:span></text:p>
      <text:p text:style-name="Standard"><text:span text:style-name="T4">}</text:span></text:p>
      <text:p text:style-name="P1"/>
      <text:p text:style-name="Standard"><text:span text:style-name="T4">void loop() {</text:span></text:p>
      <text:p text:style-name="Standard"><text:span text:style-name="T4"><text:s text:c="2"/>// read the input on A0 and map it to a PWM pin</text:span></text:p>
      <text:p text:style-name="Standard"><text:span text:style-name="T4"><text:s text:c="2"/>// with an attached LED</text:span></text:p>
      <text:p text:style-name="Standard"><text:span text:style-name="T4"><text:s text:c="2"/>int sensorVal = analogRead(A0);</text:span></text:p>
      <text:p text:style-name="Standard"><text:span text:style-name="T4"><text:s text:c="2"/>Serial.print("Analog Read) : ");</text:span></text:p>
      <text:p text:style-name="Standard"><text:span text:style-name="T4"><text:s text:c="2"/>Serial.print(sensorVal);</text:span></text:p>
      <text:p text:style-name="P1"/>
      <text:p text:style-name="Standard"><text:span text:style-name="T4"><text:s text:c="2"/>// the default PWM resolution</text:span></text:p>
      <text:p text:style-name="Standard"><text:span text:style-name="T4"><text:s text:c="2"/>analogWriteResolution(8);</text:span></text:p>
      <text:p text:style-name="Standard"><text:span text:style-name="T4"><text:s text:c="2"/>analogWrite(11, map(sensorVal, 0, 1023, 0, 255));</text:span></text:p>
      <text:p text:style-name="Standard"><text:span text:style-name="T4"><text:s text:c="2"/>Serial.print(" , 8-bit PWM value : ");</text:span></text:p>
      <text:p text:style-name="Standard"><text:span text:style-name="T4"><text:s text:c="2"/>Serial.print(map(sensorVal, 0, 1023, 0, 255));</text:span></text:p>
      <text:p text:style-name="P1"/>
      <text:p text:style-name="Standard"><text:span text:style-name="T4"><text:s text:c="2"/>// change the PWM resolution to 12 bits</text:span></text:p>
      <text:p text:style-name="Standard"><text:span text:style-name="T4"><text:s text:c="2"/>// the full 12 bit resolution is only supported</text:span></text:p>
      <text:p text:style-name="Standard"><text:span text:style-name="T4"><text:s text:c="2"/>// on the Due</text:span></text:p>
      <text:p text:style-name="Standard"><text:span text:style-name="T4"><text:s text:c="2"/>analogWriteResolution(12);</text:span></text:p>
      <text:p text:style-name="Standard"><text:span text:style-name="T4"><text:s text:c="2"/>analogWrite(12, map(sensorVal, 0, 1023, 0, 4095));</text:span></text:p>
      <text:p text:style-name="Standard"><text:span text:style-name="T4"><text:s text:c="2"/>Serial.print(" , 12-bit PWM value : ");</text:span></text:p>
      <text:p text:style-name="Standard"><text:span text:style-name="T4"><text:s text:c="2"/>Serial.print(map(sensorVal, 0, 1023, 0, 4095));</text:span></text:p>
      <text:p text:style-name="P1"/>
      <text:p text:style-name="Standard"><text:span text:style-name="T4"><text:s text:c="2"/>// change the PWM resolution to 4 bits</text:span></text:p>
      <text:p text:style-name="Standard"><text:span text:style-name="T4"><text:s text:c="2"/>analogWriteResolution(4);</text:span></text:p>
      <text:p text:style-name="Standard"><text:span text:style-name="T4"><text:s text:c="2"/>analogWrite(13, map(sensorVal, 0, 1023, 0, 15));</text:span></text:p>
      <text:p text:style-name="Standard"><text:span text:style-name="T4"><text:s text:c="2"/>Serial.print(", 4-bit PWM value : ");</text:span></text:p>
      <text:p text:style-name="Standard"><text:span text:style-name="T4"><text:s text:c="2"/>Serial.println(map(sensorVal, 0, 1023, 0, 15));</text:span></text:p>
      <text:p text:style-name="P1"/>
      <text:p text:style-name="Standard"><text:span text:style-name="T4"><text:s text:c="2"/>delay(5);</text:span></text:p>
      <text:p text:style-name="Standard"><text:span text:style-name="T4">}</text:span></text:p>
      <text:p text:style-name="Standard"/>
      <text:p text:style-name="Standard"><text:soft-page-break/><text:span text:style-name="T3">Notes and Warnings</text:span></text:p>
      <text:p text:style-name="Standard">If you set the analogWriteResolution() value to a value higher than your board’s capabilities, the Arduino will discard the extra bits. For example: using the Due with analogWriteResolution(16) on a 12-bit DAC pin, only the first 12 bits of the values passed to analogWrite() will be used and the last 4 bits will be discarded.</text:p>
      <text:p text:style-name="Standard">If you set the analogWriteResolution() value to a value lower than your board’s capabilities, the missing bits will be padded with zeros to fill the hardware required size. For example: using the Due with analogWriteResolution(8) on a 12-bit DAC pin, the Arduino will add 4 zero bits to the 8-bit value used in analogWrite() to obtain the 12 bits required.</text:p>
      <text:p text:style-name="Heading_20_2"><text:bookmark text:name="_lb9fh2mg2hct"/>Advanced I/O</text:p>
      <text:p text:style-name="Heading_20_3"><text:bookmark text:name="_oblnxkjg3gt2"/>noTone()</text:p>
      <text:p text:style-name="Standard"><text:span text:style-name="T3">Description</text:span></text:p>
      <text:p text:style-name="Standard">Stops the generation of a square wave triggered by tone(). Has no effect if no tone is being generated.</text:p>
      <text:p text:style-name="Standard"><text:span text:style-name="T3">Syntax</text:span></text:p>
      <text:p text:style-name="Standard">noTone(pin)</text:p>
      <text:p text:style-name="Standard"><text:span text:style-name="T3">Parameters</text:span></text:p>
      <text:p text:style-name="Standard">pin: the Arduino pin on which to stop generating the tone</text:p>
      <text:p text:style-name="Standard"><text:span text:style-name="T3">Returns</text:span></text:p>
      <text:p text:style-name="Standard">Nothing</text:p>
      <text:p text:style-name="Standard"><text:span text:style-name="T3">Notes and Warnings</text:span></text:p>
      <text:p text:style-name="Standard">If you want to play different pitches on multiple pins, you need to call noTone() on one pin before calling tone() on the next pin.</text:p>
      <text:p text:style-name="Heading_20_3"><text:bookmark text:name="_22uwzhqhfn4"/>pulseIn()</text:p>
      <text:p text:style-name="Standard"><text:span text:style-name="T3">Description</text:span></text:p>
      <text:p text:style-name="Standard">Reads a pulse (either HIGH or LOW) on a pin. For example, if value is HIGH, pulseIn() waits for the pin to go from LOW to HIGH, starts timing, then waits for the pin to go LOW and stops timing. Returns the length of the pulse in microseconds or gives up and returns 0 if no complete pulse was received within the timeout.</text:p>
      <text:p text:style-name="Standard">The timing of this function has been determined empirically and will probably show errors in longer pulses. Works on pulses from 10 microseconds to 3 minutes in length.</text:p>
      <text:p text:style-name="Standard"><text:span text:style-name="T3">Syntax</text:span></text:p>
      <text:p text:style-name="Standard">pulseIn(pin, value)</text:p>
      <text:p text:style-name="Standard">pulseIn(pin, value, timeout)</text:p>
      <text:p text:style-name="Standard"><text:span text:style-name="T3">Parameters</text:span></text:p>
      <text:p text:style-name="Standard">pin: the number of the Arduino pin on which you want to read the pulse. Allowed data types: int.</text:p>
      <text:p text:style-name="Standard">value: type of pulse to read: either HIGH or LOW. Allowed data types: int.</text:p>
      <text:p text:style-name="Standard">timeout (optional): the number of microseconds to wait for the pulse to start; default is one second. Allowed data types: unsigned long.</text:p>
      <text:p text:style-name="Standard"><text:span text:style-name="T3">Returns</text:span></text:p>
      <text:p text:style-name="Standard">The length of the pulse (in microseconds) or 0 if no pulse started before the timeout. Data type: unsigned long.</text:p>
      <text:p text:style-name="Standard"><text:span text:style-name="T3">Example Code</text:span></text:p>
      <text:p text:style-name="Standard">The example prints the time duration of a pulse on pin 7.</text:p>
      <text:p text:style-name="Standard"/>
      <text:p text:style-name="Standard"><text:span text:style-name="T4">int pin = 7;</text:span></text:p>
      <text:p text:style-name="Standard"><text:span text:style-name="T4">unsigned long duration;</text:span></text:p>
      <text:p text:style-name="P1"/>
      <text:p text:style-name="Standard"><text:span text:style-name="T4">void setup() {</text:span></text:p>
      <text:p text:style-name="Standard"><text:span text:style-name="T4"><text:s text:c="2"/>Serial.begin(9600);</text:span></text:p>
      <text:p text:style-name="Standard"><text:soft-page-break/><text:span text:style-name="T4"><text:s text:c="2"/>pinMode(pin, INPUT);</text:span></text:p>
      <text:p text:style-name="Standard"><text:span text:style-name="T4">}</text:span></text:p>
      <text:p text:style-name="P1"/>
      <text:p text:style-name="Standard"><text:span text:style-name="T4">void loop() {</text:span></text:p>
      <text:p text:style-name="Standard"><text:span text:style-name="T4"><text:s text:c="2"/>duration = pulseIn(pin, HIGH);</text:span></text:p>
      <text:p text:style-name="Standard"><text:span text:style-name="T4"><text:s text:c="2"/>Serial.println(duration);</text:span></text:p>
      <text:p text:style-name="Standard"><text:span text:style-name="T4">}</text:span></text:p>
      <text:p text:style-name="Heading_20_3"><text:bookmark text:name="_3rv0w4dfxuvt"/>pulseInLong()</text:p>
      <text:p text:style-name="Standard"><text:span text:style-name="T3">Description</text:span></text:p>
      <text:p text:style-name="Standard">pulseInLong() is an alternative to pulseIn() which is better at handling long pulse and interrupt affected scenarios.</text:p>
      <text:p text:style-name="Standard">Reads a pulse (either HIGH or LOW) on a pin. For example, if value is HIGH, pulseInLong() waits for the pin to go from LOW to HIGH, starts timing, then waits for the pin to go LOW and stops timing. Returns the length of the pulse in microseconds or gives up and returns 0 if no complete pulse was received within the timeout.</text:p>
      <text:p text:style-name="Standard">The timing of this function has been determined empirically and will probably show errors in shorter pulses. Works on pulses from 10 microseconds to 3 minutes in length. This routine can be used only if interrupts are activated. Furthermore the highest resolution is obtained with large intervals.</text:p>
      <text:p text:style-name="Standard"><text:span text:style-name="T3">Syntax</text:span></text:p>
      <text:p text:style-name="Standard">pulseInLong(pin, value)</text:p>
      <text:p text:style-name="Standard">pulseInLong(pin, value, timeout)</text:p>
      <text:p text:style-name="Standard"><text:span text:style-name="T3">Parameters</text:span></text:p>
      <text:p text:style-name="Standard">pin: the number of the Arduino pin on which you want to read the pulse. Allowed data types: int.</text:p>
      <text:p text:style-name="Standard">value: type of pulse to read: either HIGH or LOW. Allowed data types: int.</text:p>
      <text:p text:style-name="Standard">timeout (optional): the number of microseconds to wait for the pulse to start; default is one second. Allowed data types: unsigned long.</text:p>
      <text:p text:style-name="Standard"><text:span text:style-name="T3">Returns</text:span></text:p>
      <text:p text:style-name="Standard">The length of the pulse (in microseconds) or 0 if no pulse started before the timeout. Data type: unsigned long.</text:p>
      <text:p text:style-name="Standard"><text:span text:style-name="T3">Example Code</text:span></text:p>
      <text:p text:style-name="Standard">The example prints the time duration of a pulse on pin 7.</text:p>
      <text:p text:style-name="Standard"/>
      <text:p text:style-name="Standard"><text:span text:style-name="T4">int pin = 7;</text:span></text:p>
      <text:p text:style-name="Standard"><text:span text:style-name="T4">unsigned long duration;</text:span></text:p>
      <text:p text:style-name="P1"/>
      <text:p text:style-name="Standard"><text:span text:style-name="T4">void setup() {</text:span></text:p>
      <text:p text:style-name="Standard"><text:span text:style-name="T4"><text:s text:c="2"/>Serial.begin(9600);</text:span></text:p>
      <text:p text:style-name="Standard"><text:span text:style-name="T4"><text:s text:c="2"/>pinMode(pin, INPUT);</text:span></text:p>
      <text:p text:style-name="Standard"><text:span text:style-name="T4">}</text:span></text:p>
      <text:p text:style-name="P1"/>
      <text:p text:style-name="Standard"><text:span text:style-name="T4">void loop() {</text:span></text:p>
      <text:p text:style-name="Standard"><text:span text:style-name="T4"><text:s text:c="2"/>duration = pulseInLong(pin, HIGH);</text:span></text:p>
      <text:p text:style-name="Standard"><text:span text:style-name="T4"><text:s text:c="2"/>Serial.println(duration);</text:span></text:p>
      <text:p text:style-name="Standard"><text:span text:style-name="T4">}</text:span></text:p>
      <text:p text:style-name="Standard"><text:soft-page-break/></text:p>
      <text:p text:style-name="Standard"><text:span text:style-name="T3">Notes and Warnings</text:span></text:p>
      <text:p text:style-name="Standard">This function relies on micros() so cannot be used in noInterrupts() context.</text:p>
      <text:p text:style-name="Heading_20_3"><text:bookmark text:name="_73d5yg8kfx12"/>shiftIn()</text:p>
      <text:p text:style-name="Standard"><text:span text:style-name="T3">Description</text:span></text:p>
      <text:p text:style-name="Standard">Shifts in a byte of data one bit at a time. Starts from either the most (i.e. the leftmost) or least (rightmost) significant bit. For each bit, the clock pin is pulled high, the next bit is read from the data line, and then the clock pin is taken low.</text:p>
      <text:p text:style-name="Standard">If you’re interfacing with a device that’s clocked by rising edges, you’ll need to make sure that the clock pin is low before the first call to shiftIn(), e.g. with a call to digitalWrite(clockPin, LOW).</text:p>
      <text:p text:style-name="Standard">Note: this is a software implementation; Arduino also provides an SPI library that uses the hardware implementation, which is faster but only works on specific pins.</text:p>
      <text:p text:style-name="Standard"><text:span text:style-name="T3">Syntax</text:span></text:p>
      <text:p text:style-name="Standard">byte incoming = shiftIn(dataPin, clockPin, bitOrder)</text:p>
      <text:p text:style-name="Standard"><text:span text:style-name="T3">Parameters</text:span></text:p>
      <text:p text:style-name="Standard">dataPin: the pin on which to input each bit. Allowed data types: int.</text:p>
      <text:p text:style-name="Standard">clockPin: the pin to toggle to signal a read from dataPin.</text:p>
      <text:p text:style-name="Standard">bitOrder: which order to shift in the bits; either MSBFIRST or LSBFIRST. (Most Significant Bit First, or, Least Significant Bit First).</text:p>
      <text:p text:style-name="Standard"><text:span text:style-name="T3">Returns</text:span></text:p>
      <text:p text:style-name="Standard">The value read. Data type: byte.</text:p>
      <text:p text:style-name="Heading_20_3"><text:bookmark text:name="_7fxtsr2dx1w"/>shiftOut()</text:p>
      <text:p text:style-name="Standard"><text:span text:style-name="T3">Description</text:span></text:p>
      <text:p text:style-name="Standard">Shifts out a byte of data one bit at a time. Starts from either the most (i.e. the leftmost) or least (rightmost) significant bit. Each bit is written in turn to a data pin, after which a clock pin is pulsed (taken high, then low) to indicate that the bit is available.</text:p>
      <text:p text:style-name="Standard">Note- if you’re interfacing with a device that’s clocked by rising edges, you’ll need to make sure that the clock pin is low before the call to shiftOut(), e.g. with a call to digitalWrite(clockPin, LOW).</text:p>
      <text:p text:style-name="Standard">This is a software implementation; see also the SPI library, which provides a hardware implementation that is faster but works only on specific pins.</text:p>
      <text:p text:style-name="Standard"><text:span text:style-name="T3">Syntax</text:span></text:p>
      <text:p text:style-name="Standard">shiftOut(dataPin, clockPin, bitOrder, value)</text:p>
      <text:p text:style-name="Standard"><text:span text:style-name="T3">Parameters</text:span></text:p>
      <text:p text:style-name="Standard">dataPin: the pin on which to output each bit. Allowed data types: int.</text:p>
      <text:p text:style-name="Standard">clockPin: the pin to toggle once the dataPin has been set to the correct value. Allowed data types: int.</text:p>
      <text:p text:style-name="Standard">bitOrder: which order to shift out the bits; either MSBFIRST or LSBFIRST. (Most Significant Bit First, or, Least Significant Bit First).</text:p>
      <text:p text:style-name="Standard">value: the data to shift out. Allowed data types: byte.</text:p>
      <text:p text:style-name="Standard"><text:span text:style-name="T3">Returns</text:span></text:p>
      <text:p text:style-name="Standard">Nothing</text:p>
      <text:p text:style-name="Standard"><text:span text:style-name="T3">Example Code</text:span></text:p>
      <text:p text:style-name="Standard">For accompanying circuit, see the tutorial on controlling a 74HC595 shift register.</text:p>
      <text:p text:style-name="Standard"/>
      <text:p text:style-name="Standard"><text:span text:style-name="T4">//**************************************************************//</text:span></text:p>
      <text:p text:style-name="Standard"><text:span text:style-name="T4">// <text:s/>Name <text:s text:c="3"/>: shiftOutCode, Hello World <text:s text:c="24"/>//</text:span></text:p>
      <text:p text:style-name="Standard"><text:span text:style-name="T4">// <text:s/>Author <text:s/>: Carlyn Maw,Tom Igoe <text:s text:c="30"/>//</text:span></text:p>
      <text:p text:style-name="Standard"><text:soft-page-break/><text:span text:style-name="T4">// <text:s/>Date <text:s text:c="3"/>: 25 Oct, 2006 <text:s text:c="37"/>//</text:span></text:p>
      <text:p text:style-name="Standard"><text:span text:style-name="T4">// <text:s/>Version : 1.0 <text:s text:c="46"/>//</text:span></text:p>
      <text:p text:style-name="Standard"><text:span text:style-name="T4">// <text:s/>Notes <text:s text:c="2"/>: Code for using a 74HC595 Shift Register <text:s text:c="10"/>//</text:span></text:p>
      <text:p text:style-name="Standard"><text:span text:style-name="T4">// <text:s text:c="9"/>: to count from 0 to 255 <text:s text:c="27"/>//</text:span></text:p>
      <text:p text:style-name="Standard"><text:span text:style-name="T4">//****************************************************************</text:span></text:p>
      <text:p text:style-name="P1"/>
      <text:p text:style-name="Standard"><text:span text:style-name="T4">//Pin connected to ST_CP of 74HC595</text:span></text:p>
      <text:p text:style-name="Standard"><text:span text:style-name="T4">int latchPin = 8;</text:span></text:p>
      <text:p text:style-name="Standard"><text:span text:style-name="T4">//Pin connected to SH_CP of 74HC595</text:span></text:p>
      <text:p text:style-name="Standard"><text:span text:style-name="T4">int clockPin = 12;</text:span></text:p>
      <text:p text:style-name="Standard"><text:span text:style-name="T4">////Pin connected to DS of 74HC595</text:span></text:p>
      <text:p text:style-name="Standard"><text:span text:style-name="T4">int dataPin = 11;</text:span></text:p>
      <text:p text:style-name="P1"/>
      <text:p text:style-name="Standard"><text:span text:style-name="T4">void setup() {</text:span></text:p>
      <text:p text:style-name="Standard"><text:span text:style-name="T4"><text:s text:c="2"/>//set pins to output because they are addressed in the main loop</text:span></text:p>
      <text:p text:style-name="Standard"><text:span text:style-name="T4"><text:s text:c="2"/>pinMode(latchPin, OUTPUT);</text:span></text:p>
      <text:p text:style-name="Standard"><text:span text:style-name="T4"><text:s text:c="2"/>pinMode(clockPin, OUTPUT);</text:span></text:p>
      <text:p text:style-name="Standard"><text:span text:style-name="T4"><text:s text:c="2"/>pinMode(dataPin, OUTPUT);</text:span></text:p>
      <text:p text:style-name="Standard"><text:span text:style-name="T4">}</text:span></text:p>
      <text:p text:style-name="P1"/>
      <text:p text:style-name="Standard"><text:span text:style-name="T4">void loop() {</text:span></text:p>
      <text:p text:style-name="Standard"><text:span text:style-name="T4"><text:s text:c="2"/>//count up routine</text:span></text:p>
      <text:p text:style-name="Standard"><text:span text:style-name="T4"><text:s text:c="2"/>for (int j = 0; j &lt; 256; j++) {</text:span></text:p>
      <text:p text:style-name="Standard"><text:span text:style-name="T4"><text:s text:c="4"/>//ground latchPin and hold low for as long as you are transmitting</text:span></text:p>
      <text:p text:style-name="Standard"><text:span text:style-name="T4"><text:s text:c="4"/>digitalWrite(latchPin, LOW);</text:span></text:p>
      <text:p text:style-name="Standard"><text:span text:style-name="T4"><text:s text:c="4"/>shiftOut(dataPin, clockPin, LSBFIRST, j);</text:span></text:p>
      <text:p text:style-name="Standard"><text:span text:style-name="T4"><text:s text:c="4"/>//return the latch pin high to signal chip that it</text:span></text:p>
      <text:p text:style-name="Standard"><text:span text:style-name="T4"><text:s text:c="4"/>//no longer needs to listen for information</text:span></text:p>
      <text:p text:style-name="Standard"><text:span text:style-name="T4"><text:s text:c="4"/>digitalWrite(latchPin, HIGH);</text:span></text:p>
      <text:p text:style-name="Standard"><text:span text:style-name="T4"><text:s text:c="4"/>delay(1000);</text:span></text:p>
      <text:p text:style-name="Standard"><text:span text:style-name="T4"><text:s text:c="2"/>}</text:span></text:p>
      <text:p text:style-name="Standard"><text:span text:style-name="T4">}</text:span></text:p>
      <text:p text:style-name="Standard"/>
      <text:p text:style-name="Standard"><text:span text:style-name="T3">Notes and Warnings</text:span></text:p>
      <text:p text:style-name="Standard">The dataPin and clockPin must already be configured as outputs by a call to pinMode().</text:p>
      <text:p text:style-name="Standard">shiftOut is currently written to output 1 byte (8 bits) so it requires a two step operation to output values larger than 255.</text:p>
      <text:p text:style-name="Standard"><text:soft-page-break/></text:p>
      <text:p text:style-name="Standard"><text:span text:style-name="T4">// Do this for MSBFIRST serial</text:span></text:p>
      <text:p text:style-name="Standard"><text:span text:style-name="T4">int data = 500;</text:span></text:p>
      <text:p text:style-name="Standard"><text:span text:style-name="T4">// shift out highbyte</text:span></text:p>
      <text:p text:style-name="Standard"><text:span text:style-name="T4">shiftOut(dataPin, clock, MSBFIRST, (data &gt;&gt; 8));</text:span></text:p>
      <text:p text:style-name="Standard"><text:span text:style-name="T4">// shift out lowbyte</text:span></text:p>
      <text:p text:style-name="Standard"><text:span text:style-name="T4">shiftOut(dataPin, clock, MSBFIRST, data);</text:span></text:p>
      <text:p text:style-name="P1"/>
      <text:p text:style-name="Standard"><text:span text:style-name="T4">// Or do this for LSBFIRST serial</text:span></text:p>
      <text:p text:style-name="Standard"><text:span text:style-name="T4">data = 500;</text:span></text:p>
      <text:p text:style-name="Standard"><text:span text:style-name="T4">// shift out lowbyte</text:span></text:p>
      <text:p text:style-name="Standard"><text:span text:style-name="T4">shiftOut(dataPin, clock, LSBFIRST, data);</text:span></text:p>
      <text:p text:style-name="Standard"><text:span text:style-name="T4">// shift out highbyte</text:span></text:p>
      <text:p text:style-name="Standard"><text:span text:style-name="T4">shiftOut(dataPin, clock, LSBFIRST, (data &gt;&gt; 8));</text:span></text:p>
      <text:p text:style-name="Heading_20_3"><text:bookmark text:name="_21wufvlrzcax"/>tone()</text:p>
      <text:p text:style-name="Standard"><text:span text:style-name="T3">Description</text:span></text:p>
      <text:p text:style-name="Standard">Generates a square wave of the specified frequency (and 50% duty cycle) on a pin. A duration can be specified, otherwise the wave continues until a call to noTone(). The pin can be connected to a piezo buzzer or other speaker to play tones.</text:p>
      <text:p text:style-name="Standard">Only one tone can be generated at a time. If a tone is already playing on a different pin, the call to tone() will have no effect. If the tone is playing on the same pin, the call will set its frequency.</text:p>
      <text:p text:style-name="Standard">Use of the tone() function will interfere with PWM output on pins 3 and 11 (on boards other than the Mega).</text:p>
      <text:p text:style-name="Standard">It is not possible to generate tones lower than 31Hz. For technical details, see Brett Hagman’s notes.</text:p>
      <text:p text:style-name="Standard"><text:span text:style-name="T3">Syntax</text:span></text:p>
      <text:p text:style-name="Standard">tone(pin, frequency)</text:p>
      <text:p text:style-name="Standard">tone(pin, frequency, duration)</text:p>
      <text:p text:style-name="Standard"><text:span text:style-name="T3">Parameters</text:span></text:p>
      <text:p text:style-name="Standard">pin: the Arduino pin on which to generate the tone.</text:p>
      <text:p text:style-name="Standard">frequency: the frequency of the tone in hertz. Allowed data types: unsigned int.</text:p>
      <text:p text:style-name="Standard">duration: the duration of the tone in milliseconds (optional). Allowed data types: unsigned long.</text:p>
      <text:p text:style-name="Standard"><text:span text:style-name="T3">Returns</text:span></text:p>
      <text:p text:style-name="Standard">Nothing</text:p>
      <text:p text:style-name="Standard"><text:span text:style-name="T3">Notes and Warnings</text:span></text:p>
      <text:p text:style-name="Standard">If you want to play different pitches on multiple pins, you need to call noTone() on one pin before calling tone() on the next pin.</text:p>
      <text:p text:style-name="Heading_20_2"><text:bookmark text:name="_4d36it644j5h"/>Time</text:p>
      <text:p text:style-name="Heading_20_3"><text:bookmark text:name="_a8ckrhozh5y"/>delay()</text:p>
      <text:p text:style-name="Standard"><text:span text:style-name="T3">Description</text:span></text:p>
      <text:p text:style-name="Standard">Pauses the program for the amount of time (in milliseconds) specified as parameter. (There are 1000 milliseconds in a second.)</text:p>
      <text:p text:style-name="Standard"><text:span text:style-name="T3">Syntax</text:span></text:p>
      <text:p text:style-name="Standard"><text:soft-page-break/>delay(ms)</text:p>
      <text:p text:style-name="Standard"><text:span text:style-name="T3">Parameters</text:span></text:p>
      <text:p text:style-name="Standard">ms: the number of milliseconds to pause. Allowed data types: unsigned long.</text:p>
      <text:p text:style-name="Standard"><text:span text:style-name="T3">Returns</text:span></text:p>
      <text:p text:style-name="Standard">Nothing</text:p>
      <text:p text:style-name="Standard"><text:span text:style-name="T3">Example Code</text:span></text:p>
      <text:p text:style-name="Standard">The code pauses the program for one second before toggling the output pin.</text:p>
      <text:p text:style-name="Standard"/>
      <text:p text:style-name="Standard"><text:span text:style-name="T4">int ledPin = 13; <text:s text:c="13"/>// LED connected to digital pin 13</text:span></text:p>
      <text:p text:style-name="P1"/>
      <text:p text:style-name="Standard"><text:span text:style-name="T4">void setup() {</text:span></text:p>
      <text:p text:style-name="Standard"><text:span text:style-name="T4"><text:s text:c="2"/>pinMode(ledPin, OUTPUT); <text:s text:c="3"/>// sets the digital pin as output</text:span></text:p>
      <text:p text:style-name="Standard"><text:span text:style-name="T4">}</text:span></text:p>
      <text:p text:style-name="P1"/>
      <text:p text:style-name="Standard"><text:span text:style-name="T4">void loop() {</text:span></text:p>
      <text:p text:style-name="Standard"><text:span text:style-name="T4"><text:s text:c="2"/>digitalWrite(ledPin, HIGH); // sets the LED on</text:span></text:p>
      <text:p text:style-name="Standard"><text:span text:style-name="T4"><text:s text:c="2"/>delay(1000); <text:s text:c="15"/>// waits for a second</text:span></text:p>
      <text:p text:style-name="Standard"><text:span text:style-name="T4"><text:s text:c="2"/>digitalWrite(ledPin, LOW); <text:s/>// sets the LED off</text:span></text:p>
      <text:p text:style-name="Standard"><text:span text:style-name="T4"><text:s text:c="2"/>delay(1000); <text:s text:c="15"/>// waits for a second</text:span></text:p>
      <text:p text:style-name="Standard"><text:span text:style-name="T4">}</text:span></text:p>
      <text:p text:style-name="Standard"/>
      <text:p text:style-name="Standard"><text:span text:style-name="T3">Notes and Warnings</text:span></text:p>
      <text:p text:style-name="Standard">While it is easy to create a blinking LED with the delay() function and many sketches use short delays for such tasks as switch debouncing, the use of delay() in a sketch has significant drawbacks. No other reading of sensors, mathematical calculations, or pin manipulation can go on during the delay function, so in effect, it brings most other activity to a halt. For alternative approaches to controlling timing see the Blink Without Delay sketch, which loops, polling the millis() function until enough time has elapsed. More knowledgeable programmers usually avoid the use of delay() for timing of events longer than 10’s of milliseconds unless the Arduino sketch is very simple.</text:p>
      <text:p text:style-name="Standard">Certain things do go on while the delay() function is controlling the Atmega chip, however, because the delay function does not disable interrupts. Serial communication that appears at the RX pin is recorded, PWM (analogWrite) values and pin states are maintained, and interrupts will work as they should.</text:p>
      <text:p text:style-name="Heading_20_3"><text:bookmark text:name="_lsg3qpl2yxyp"/>delayMicroseconds()</text:p>
      <text:p text:style-name="Standard"><text:span text:style-name="T3">Description</text:span></text:p>
      <text:p text:style-name="Standard">Pauses the program for the amount of time (in microseconds) specified by the parameter. There are a thousand microseconds in a millisecond and a million microseconds in a second.</text:p>
      <text:p text:style-name="Standard">Currently, the largest value that will produce an accurate delay is 16383. This could change in future Arduino releases. For delays longer than a few thousand microseconds, you should use delay() instead.</text:p>
      <text:p text:style-name="Standard"><text:span text:style-name="T3">Syntax</text:span></text:p>
      <text:p text:style-name="Standard">delayMicroseconds(us)</text:p>
      <text:p text:style-name="Standard"><text:span text:style-name="T3">Parameters</text:span></text:p>
      <text:p text:style-name="Standard">us: the number of microseconds to pause. Allowed data types: unsigned int.</text:p>
      <text:p text:style-name="Standard"><text:span text:style-name="T3">Returns</text:span></text:p>
      <text:p text:style-name="Standard">Nothing</text:p>
      <text:p text:style-name="Standard"><text:span text:style-name="T3">Example Code</text:span></text:p>
      <text:p text:style-name="Standard">The code configures pin number 8 to work as an output pin. It sends a train of pulses of approximately 100 microseconds period. The approximation is due to execution of the other instructions in the code.</text:p>
      <text:p text:style-name="Standard"><text:soft-page-break/></text:p>
      <text:p text:style-name="Standard"><text:span text:style-name="T4">int outPin = 8; <text:s text:c="14"/>// digital pin 8</text:span></text:p>
      <text:p text:style-name="P1"/>
      <text:p text:style-name="Standard"><text:span text:style-name="T4">void setup() {</text:span></text:p>
      <text:p text:style-name="Standard"><text:span text:style-name="T4"><text:s text:c="2"/>pinMode(outPin, OUTPUT); <text:s text:c="3"/>// sets the digital pin as output</text:span></text:p>
      <text:p text:style-name="Standard"><text:span text:style-name="T4">}</text:span></text:p>
      <text:p text:style-name="P1"/>
      <text:p text:style-name="Standard"><text:span text:style-name="T4">void loop() {</text:span></text:p>
      <text:p text:style-name="Standard"><text:span text:style-name="T4"><text:s text:c="2"/>digitalWrite(outPin, HIGH); // sets the pin on</text:span></text:p>
      <text:p text:style-name="Standard"><text:span text:style-name="T4"><text:s text:c="2"/>delayMicroseconds(50); <text:s text:c="5"/>// pauses for 50 microseconds</text:span></text:p>
      <text:p text:style-name="Standard"><text:span text:style-name="T4"><text:s text:c="2"/>digitalWrite(outPin, LOW); <text:s/>// sets the pin off</text:span></text:p>
      <text:p text:style-name="Standard"><text:span text:style-name="T4"><text:s text:c="2"/>delayMicroseconds(50); <text:s text:c="5"/>// pauses for 50 microseconds</text:span></text:p>
      <text:p text:style-name="Standard"><text:span text:style-name="T4">}</text:span></text:p>
      <text:p text:style-name="Standard"/>
      <text:p text:style-name="Standard"><text:span text:style-name="T3">Notes and Warnings</text:span></text:p>
      <text:p text:style-name="Standard">This function works very accurately in the range 3 microseconds and up. We cannot assure that delayMicroseconds will perform precisely for smaller delay-times.</text:p>
      <text:p text:style-name="Standard">As of Arduino 0018, delayMicroseconds() no longer disables interrupts.</text:p>
      <text:p text:style-name="Heading_20_3"><text:bookmark text:name="_p59dwf4zxbax"/>micros()</text:p>
      <text:p text:style-name="Standard"><text:span text:style-name="T3">Description</text:span></text:p>
      <text:p text:style-name="Standard">Returns the number of microseconds since the Arduino board began running the current program. This number will overflow (go back to zero), after approximately 70 minutes. On 16 MHz Arduino boards (e.g. Duemilanove and Nano), this function has a resolution of four microseconds (i.e. the value returned is always a multiple of four). On 8 MHz Arduino boards (e.g. the LilyPad), this function has a resolution of eight microseconds.</text:p>
      <text:p text:style-name="Standard"><text:span text:style-name="T3">Syntax</text:span></text:p>
      <text:p text:style-name="Standard">time = micros()</text:p>
      <text:p text:style-name="Standard"><text:span text:style-name="T3">Parameters</text:span></text:p>
      <text:p text:style-name="Standard">None</text:p>
      <text:p text:style-name="Standard"><text:span text:style-name="T3">Returns</text:span></text:p>
      <text:p text:style-name="Standard">Returns the number of microseconds since the Arduino board began running the current program. Data type: unsigned long.</text:p>
      <text:p text:style-name="Standard"><text:span text:style-name="T3">Example Code</text:span></text:p>
      <text:p text:style-name="Standard">The code returns the number of microseconds since the Arduino board began.</text:p>
      <text:p text:style-name="Standard"/>
      <text:p text:style-name="Standard"><text:span text:style-name="T4">unsigned long time;</text:span></text:p>
      <text:p text:style-name="P1"/>
      <text:p text:style-name="Standard"><text:span text:style-name="T4">void setup() {</text:span></text:p>
      <text:p text:style-name="Standard"><text:span text:style-name="T4"><text:s text:c="2"/>Serial.begin(9600);</text:span></text:p>
      <text:p text:style-name="Standard"><text:span text:style-name="T4">}</text:span></text:p>
      <text:p text:style-name="Standard"><text:span text:style-name="T4">void loop() {</text:span></text:p>
      <text:p text:style-name="Standard"><text:span text:style-name="T4"><text:s text:c="2"/>Serial.print("Time: ");</text:span></text:p>
      <text:p text:style-name="Standard"><text:soft-page-break/><text:span text:style-name="T4"><text:s text:c="2"/>time = micros();</text:span></text:p>
      <text:p text:style-name="P1"/>
      <text:p text:style-name="Standard"><text:span text:style-name="T4"><text:s text:c="2"/>Serial.println(time); //prints time since program started</text:span></text:p>
      <text:p text:style-name="Standard"><text:span text:style-name="T4"><text:s text:c="2"/>delay(1000); <text:s text:c="9"/>// wait a second so as not to send massive amounts of data</text:span></text:p>
      <text:p text:style-name="Standard"><text:span text:style-name="T4">}</text:span></text:p>
      <text:p text:style-name="Standard"/>
      <text:p text:style-name="Standard"><text:span text:style-name="T3">Notes and Warnings</text:span></text:p>
      <text:p text:style-name="Standard">There are 1,000 microseconds in a millisecond and 1,000,000 microseconds in a second.</text:p>
      <text:p text:style-name="Heading_20_3"><text:bookmark text:name="_n36oev34atbf"/>millis()</text:p>
      <text:p text:style-name="Standard"><text:span text:style-name="T3">Description</text:span></text:p>
      <text:p text:style-name="Standard">Returns the number of milliseconds passed since the Arduino board began running the current program. This number will overflow (go back to zero), after approximately 50 days.</text:p>
      <text:p text:style-name="Standard"><text:span text:style-name="T3">Syntax</text:span></text:p>
      <text:p text:style-name="Standard">time = millis()</text:p>
      <text:p text:style-name="Standard"><text:span text:style-name="T3">Parameters</text:span></text:p>
      <text:p text:style-name="Standard">None</text:p>
      <text:p text:style-name="Standard"><text:span text:style-name="T3">Returns</text:span></text:p>
      <text:p text:style-name="Standard">Number of milliseconds passed since the program started. Data type: unsigned long.</text:p>
      <text:p text:style-name="Standard"><text:span text:style-name="T3">Example Code</text:span></text:p>
      <text:p text:style-name="Standard">This example code prints on the serial port the number of milliseconds passed since the Arduino board started running the code itself.</text:p>
      <text:p text:style-name="Standard"/>
      <text:p text:style-name="Standard"><text:span text:style-name="T4">unsigned long time;</text:span></text:p>
      <text:p text:style-name="P1"/>
      <text:p text:style-name="Standard"><text:span text:style-name="T4">void setup() {</text:span></text:p>
      <text:p text:style-name="Standard"><text:span text:style-name="T4"><text:s text:c="2"/>Serial.begin(9600);</text:span></text:p>
      <text:p text:style-name="Standard"><text:span text:style-name="T4">}</text:span></text:p>
      <text:p text:style-name="Standard"><text:span text:style-name="T4">void loop() {</text:span></text:p>
      <text:p text:style-name="Standard"><text:span text:style-name="T4"><text:s text:c="2"/>Serial.print("Time: ");</text:span></text:p>
      <text:p text:style-name="Standard"><text:span text:style-name="T4"><text:s text:c="2"/>time = millis();</text:span></text:p>
      <text:p text:style-name="P1"/>
      <text:p text:style-name="Standard"><text:span text:style-name="T4"><text:s text:c="2"/>Serial.println(time); //prints time since program started</text:span></text:p>
      <text:p text:style-name="Standard"><text:span text:style-name="T4"><text:s text:c="2"/>delay(1000); <text:s text:c="9"/>// wait a second so as not to send massive amounts of data</text:span></text:p>
      <text:p text:style-name="Standard"><text:span text:style-name="T4">}</text:span></text:p>
      <text:p text:style-name="Standard"/>
      <text:p text:style-name="Standard"><text:span text:style-name="T3">Notes and Warnings</text:span></text:p>
      <text:p text:style-name="Standard">Please note that the return value for millis() is of type unsigned long, logic errors may occur if a programmer tries to do arithmetic with smaller data types such as int. Even signed long may encounter errors as its maximum value is half that of its unsigned counterpart.</text:p>
      <text:p text:style-name="Heading_20_2"><text:bookmark text:name="_gcnxpim7os8k"/>Math</text:p>
      <text:p text:style-name="Heading_20_3"><text:bookmark text:name="_regy764r37o2"/><text:soft-page-break/>abs()</text:p>
      <text:p text:style-name="Standard"><text:span text:style-name="T3">Description</text:span></text:p>
      <text:p text:style-name="Standard">Calculates the absolute value of a number.</text:p>
      <text:p text:style-name="Standard"><text:span text:style-name="T3">Syntax</text:span></text:p>
      <text:p text:style-name="Standard">abs(x)</text:p>
      <text:p text:style-name="Standard"><text:span text:style-name="T3">Parameters</text:span></text:p>
      <text:p text:style-name="Standard">x: the number</text:p>
      <text:p text:style-name="Standard"><text:span text:style-name="T3">Returns</text:span></text:p>
      <text:p text:style-name="Standard">x: if x is greater than or equal to 0.</text:p>
      <text:p text:style-name="Standard">-x: if x is less than 0.</text:p>
      <text:p text:style-name="Standard"><text:span text:style-name="T3">Notes and Warnings</text:span></text:p>
      <text:p text:style-name="Standard">Because of the way the abs() function is implemented, avoid using other functions inside the brackets, it may lead to incorrect results.</text:p>
      <text:p text:style-name="Standard"/>
      <text:p text:style-name="Standard"><text:span text:style-name="T4">abs(a++); // avoid this - yields incorrect results</text:span></text:p>
      <text:p text:style-name="P1"/>
      <text:p text:style-name="Standard"><text:span text:style-name="T4">// use this instead:</text:span></text:p>
      <text:p text:style-name="Standard"><text:span text:style-name="T4">abs(a);</text:span></text:p>
      <text:p text:style-name="Standard"><text:span text:style-name="T4">a++; <text:s/>// keep other math outside the function</text:span></text:p>
      <text:p text:style-name="Heading_20_3"><text:bookmark text:name="_aznk3shys7ar"/>constrain()</text:p>
      <text:p text:style-name="Standard"><text:span text:style-name="T3">Description</text:span></text:p>
      <text:p text:style-name="Standard">Constrains a number to be within a range.</text:p>
      <text:p text:style-name="Standard"><text:span text:style-name="T3">Syntax</text:span></text:p>
      <text:p text:style-name="Standard">constrain(x, a, b)</text:p>
      <text:p text:style-name="Standard"><text:span text:style-name="T3">Parameters</text:span></text:p>
      <text:p text:style-name="Standard">x: the number to constrain Allowed data types: all data types.</text:p>
      <text:p text:style-name="Standard">a: the lower end of the range. Allowed data types: all data types.</text:p>
      <text:p text:style-name="Standard">b: the upper end of the range. Allowed data types: all data types.</text:p>
      <text:p text:style-name="Standard"><text:span text:style-name="T3">Returns</text:span></text:p>
      <text:p text:style-name="Standard">x: if x is between a and b.</text:p>
      <text:p text:style-name="Standard">a: if x is less than a.</text:p>
      <text:p text:style-name="Standard">b: if x is greater than b.</text:p>
      <text:p text:style-name="Standard"><text:span text:style-name="T3">Example Code</text:span></text:p>
      <text:p text:style-name="Standard">The code limits the sensor values to between 10 to 150.</text:p>
      <text:p text:style-name="Standard"/>
      <text:p text:style-name="Standard"><text:span text:style-name="T4">sensVal = constrain(sensVal, 10, 150); <text:s/>// limits range of sensor values to between 10 and 150</text:span></text:p>
      <text:p text:style-name="Standard"/>
      <text:p text:style-name="Standard"><text:soft-page-break/><text:span text:style-name="T3">Notes and Warnings</text:span></text:p>
      <text:p text:style-name="Standard">Because of the way the constrain() function is implemented, avoid using other functions inside the brackets, it may lead to incorrect results.</text:p>
      <text:p text:style-name="Standard">This code will yield incorrect results:</text:p>
      <text:p text:style-name="Standard"/>
      <text:p text:style-name="Standard"><text:span text:style-name="T4">int constrainedInput = constrain(Serial.parseInt(), minimumValue, maximumValue); <text:s text:c="2"/>// avoid this</text:span></text:p>
      <text:p text:style-name="Standard"/>
      <text:p text:style-name="Standard">Use this instead:</text:p>
      <text:p text:style-name="Standard"/>
      <text:p text:style-name="Standard"><text:span text:style-name="T4">int input = Serial.parseInt(); <text:s/>// keep other operations outside the constrain function</text:span></text:p>
      <text:p text:style-name="Standard"><text:span text:style-name="T4">int constrainedInput = constrain(input, minimumValue, maximumValue);</text:span></text:p>
      <text:p text:style-name="Heading_20_3"><text:bookmark text:name="_mmqlvxehfioo"/>map()</text:p>
      <text:p text:style-name="Standard"><text:span text:style-name="T3">Description</text:span></text:p>
      <text:p text:style-name="Standard">Re-maps a number from one range to another. That is, a value of fromLow would get mapped to toLow, a value of fromHigh to toHigh, values in-between to values in-between, etc.</text:p>
      <text:p text:style-name="Standard">Does not constrain values to within the range, because out-of-range values are sometimes intended and useful. The constrain() function may be used either before or after this function, if limits to the ranges are desired.</text:p>
      <text:p text:style-name="Standard">Note that the "lower bounds" of either range may be larger or smaller than the "upper bounds" so the map() function may be used to reverse a range of numbers, for example</text:p>
      <text:p text:style-name="Standard">y = map(x, 1, 50, 50, 1);</text:p>
      <text:p text:style-name="Standard">The function also handles negative numbers well, so that this example</text:p>
      <text:p text:style-name="Standard">y = map(x, 1, 50, 50, -100);</text:p>
      <text:p text:style-name="Standard">is also valid and works well.</text:p>
      <text:p text:style-name="Standard">The map() function uses integer math so will not generate fractions, when the math might indicate that it should do so. Fractional remainders are truncated, and are not rounded or averaged.</text:p>
      <text:p text:style-name="Standard"><text:span text:style-name="T3">Syntax</text:span></text:p>
      <text:p text:style-name="Standard">map(value, fromLow, fromHigh, toLow, toHigh)</text:p>
      <text:p text:style-name="Standard"><text:span text:style-name="T3">Parameters</text:span></text:p>
      <text:p text:style-name="Standard">value: the number to map.</text:p>
      <text:p text:style-name="Standard">fromLow: the lower bound of the value’s current range.</text:p>
      <text:p text:style-name="Standard">fromHigh: the upper bound of the value’s current range.</text:p>
      <text:p text:style-name="Standard">toLow: the lower bound of the value’s target range.</text:p>
      <text:p text:style-name="Standard">toHigh: the upper bound of the value’s target range.</text:p>
      <text:p text:style-name="Standard"><text:span text:style-name="T3">Returns</text:span></text:p>
      <text:p text:style-name="Standard">The mapped value.</text:p>
      <text:p text:style-name="Standard"><text:span text:style-name="T3">Example Code</text:span></text:p>
      <text:p text:style-name="Standard"/>
      <text:p text:style-name="Standard"><text:span text:style-name="T4">/* Map an analog value to 8 bits (0 to 255) */</text:span></text:p>
      <text:p text:style-name="Standard"><text:span text:style-name="T4">void setup() {}</text:span></text:p>
      <text:p text:style-name="P1"/>
      <text:p text:style-name="Standard"><text:span text:style-name="T4">void loop() {</text:span></text:p>
      <text:p text:style-name="Standard"><text:soft-page-break/><text:span text:style-name="T4"><text:s text:c="2"/>int val = analogRead(0);</text:span></text:p>
      <text:p text:style-name="Standard"><text:span text:style-name="T4"><text:s text:c="2"/>val = map(val, 0, 1023, 0, 255);</text:span></text:p>
      <text:p text:style-name="Standard"><text:span text:style-name="T4"><text:s text:c="2"/>analogWrite(9, val);</text:span></text:p>
      <text:p text:style-name="Standard"><text:span text:style-name="T4">}</text:span></text:p>
      <text:p text:style-name="Standard"/>
      <text:p text:style-name="Standard"><text:span text:style-name="T3">Appendix</text:span></text:p>
      <text:p text:style-name="Standard">For the mathematically inclined, here’s the whole function</text:p>
      <text:p text:style-name="Standard"/>
      <text:p text:style-name="Standard">long map(long x, long in_min, long in_max, long out_min, long out_max) {</text:p>
      <text:p text:style-name="Standard"><text:s text:c="2"/>return (x - in_min) * (out_max - out_min) / (in_max - in_min) + out_min;</text:p>
      <text:p text:style-name="Standard">}</text:p>
      <text:p text:style-name="Standard"/>
      <text:p text:style-name="Standard"><text:span text:style-name="T3">Notes &amp; Warnings</text:span></text:p>
      <text:p text:style-name="Standard">As previously mentioned, the map() function uses integer math. So fractions might get suppressed due to this. For example, fractions like 3/2, 4/3, 5/4 will all be returned as 1 from the map() function, despite their different actual values. So if your project requires precise calculations (e.g. voltage accurate to 3 decimal places), please consider avoiding map() and implementing the calculations manually in your code yourself.</text:p>
      <text:p text:style-name="Heading_20_3"><text:bookmark text:name="_dk48xygz5evi"/>max()</text:p>
      <text:p text:style-name="Standard"><text:span text:style-name="T3">Description</text:span></text:p>
      <text:p text:style-name="Standard">Calculates the maximum of two numbers.</text:p>
      <text:p text:style-name="Standard"><text:span text:style-name="T3">Syntax</text:span></text:p>
      <text:p text:style-name="Standard">max(x, y)</text:p>
      <text:p text:style-name="Standard"><text:span text:style-name="T3">Parameters</text:span></text:p>
      <text:p text:style-name="Standard">x: the first number. Allowed data types: any data type.</text:p>
      <text:p text:style-name="Standard">y: the second number. Allowed data types: any data type.</text:p>
      <text:p text:style-name="Standard"><text:span text:style-name="T3">Returns</text:span></text:p>
      <text:p text:style-name="Standard">The larger of the two parameter values.</text:p>
      <text:p text:style-name="Standard"><text:span text:style-name="T3">Example Code</text:span></text:p>
      <text:p text:style-name="Standard">The code ensures that sensVal is at least 20.</text:p>
      <text:p text:style-name="Standard"/>
      <text:p text:style-name="Standard"><text:span text:style-name="T4">sensVal = max(sensVal, 20); // assigns sensVal to the larger of sensVal or 20</text:span></text:p>
      <text:p text:style-name="Standard"><text:span text:style-name="T4"><text:s text:c="28"/>// (effectively ensuring that it is at least 20)</text:span></text:p>
      <text:p text:style-name="Standard"/>
      <text:p text:style-name="Standard"><text:span text:style-name="T3">Notes and Warnings</text:span></text:p>
      <text:p text:style-name="Standard">Perhaps counter-intuitively, max() is often used to constrain the lower end of a variable’s range, while min() is used to constrain the upper end of the range.</text:p>
      <text:p text:style-name="Standard">Because of the way the max() function is implemented, avoid using other functions inside the brackets, it may lead to incorrect results</text:p>
      <text:p text:style-name="Standard"/>
      <text:p text:style-name="Standard"><text:span text:style-name="T4">max(a--, 0); <text:s/>// avoid this - yields incorrect results</text:span></text:p>
      <text:p text:style-name="P1"/>
      <text:p text:style-name="Standard"><text:soft-page-break/><text:span text:style-name="T4">// use this instead:</text:span></text:p>
      <text:p text:style-name="Standard"><text:span text:style-name="T4">max(a, 0);</text:span></text:p>
      <text:p text:style-name="Standard"><text:span text:style-name="T4">a--; <text:s/>// keep other math outside the function</text:span></text:p>
      <text:p text:style-name="Heading_20_3"><text:bookmark text:name="_dk48xygz5evi1"/>min()</text:p>
      <text:p text:style-name="Standard"><text:span text:style-name="T3">Description</text:span></text:p>
      <text:p text:style-name="Standard">Calculates the minimum of two numbers.</text:p>
      <text:p text:style-name="Standard"><text:span text:style-name="T3">Syntax</text:span></text:p>
      <text:p text:style-name="Standard">min(x, y)</text:p>
      <text:p text:style-name="Standard"><text:span text:style-name="T3">Parameters</text:span></text:p>
      <text:p text:style-name="Standard">x: the first number. Allowed data types: any data type.</text:p>
      <text:p text:style-name="Standard">y: the second number. Allowed data types: any data type.</text:p>
      <text:p text:style-name="Standard"><text:span text:style-name="T3">Returns</text:span></text:p>
      <text:p text:style-name="Standard">The smaller of the two numbers.</text:p>
      <text:p text:style-name="Standard"><text:span text:style-name="T3">Example Code</text:span></text:p>
      <text:p text:style-name="Standard">The code ensures that it never gets above 100.</text:p>
      <text:p text:style-name="Standard"/>
      <text:p text:style-name="Standard"><text:span text:style-name="T4">sensVal = min(sensVal, 100); <text:s/>// assigns sensVal to the smaller of sensVal or 100</text:span></text:p>
      <text:p text:style-name="Standard"><text:span text:style-name="T4"><text:s text:c="30"/>// ensuring that it never gets above 100.</text:span></text:p>
      <text:p text:style-name="Standard"/>
      <text:p text:style-name="Standard"><text:span text:style-name="T3">Notes and Warnings</text:span></text:p>
      <text:p text:style-name="Standard">Perhaps counter-intuitively, max() is often used to constrain the lower end of a variable’s range, while min() is used to constrain the upper end of the range.</text:p>
      <text:p text:style-name="Standard">Because of the way the min() function is implemented, avoid using other functions inside the brackets, it may lead to incorrect results</text:p>
      <text:p text:style-name="Standard"/>
      <text:p text:style-name="Standard"><text:span text:style-name="T4">min(a++, 100); <text:s/>// avoid this - yields incorrect results</text:span></text:p>
      <text:p text:style-name="P1"/>
      <text:p text:style-name="Standard"><text:span text:style-name="T4">min(a, 100);</text:span></text:p>
      <text:p text:style-name="Standard"><text:span text:style-name="T4">a++; <text:s/>// use this instead - keep other math outside the function</text:span></text:p>
      <text:p text:style-name="Heading_20_3"><text:bookmark text:name="_dk48xygz5evi2"/>pow()</text:p>
      <text:p text:style-name="Standard"><text:span text:style-name="T3">Description</text:span></text:p>
      <text:p text:style-name="Standard">Calculates the value of a number raised to a power. pow() can be used to raise a number to a fractional power. This is useful for generating exponential mapping of values or curves.</text:p>
      <text:p text:style-name="Standard"><text:span text:style-name="T3">Syntax</text:span></text:p>
      <text:p text:style-name="Standard">pow(base, exponent)</text:p>
      <text:p text:style-name="Standard"><text:span text:style-name="T3">Parameters</text:span></text:p>
      <text:p text:style-name="Standard">base: the number. Allowed data types: float.</text:p>
      <text:p text:style-name="Standard">exponent: the power to which the base is raised. Allowed data types: float.</text:p>
      <text:p text:style-name="Standard"><text:span text:style-name="T3">Returns</text:span></text:p>
      <text:p text:style-name="Standard"><text:soft-page-break/>The result of the exponentiation. Data type: double.</text:p>
      <text:p text:style-name="Standard"><text:span text:style-name="T3">Example Code</text:span></text:p>
      <text:p text:style-name="Standard">Calculate the value of x raised to the power of y:</text:p>
      <text:p text:style-name="Standard"/>
      <text:p text:style-name="Standard"><text:span text:style-name="T4">z = pow(x, y);</text:span></text:p>
      <text:p text:style-name="Standard"/>
      <text:p text:style-name="Standard">See the (fscale) sketch for a more complex example of the use of pow().</text:p>
      <text:p text:style-name="Heading_20_3"><text:bookmark text:name="_dk48xygz5evi3"/>sq()</text:p>
      <text:p text:style-name="Standard"><text:span text:style-name="T3">Description</text:span></text:p>
      <text:p text:style-name="Standard">Calculates the square of a number: the number multiplied by itself.</text:p>
      <text:p text:style-name="Standard"><text:span text:style-name="T3">Syntax</text:span></text:p>
      <text:p text:style-name="Standard">sq(x)</text:p>
      <text:p text:style-name="Standard"><text:span text:style-name="T3">Parameters</text:span></text:p>
      <text:p text:style-name="Standard">x: the number. Allowed data types: any data type.</text:p>
      <text:p text:style-name="Standard"><text:span text:style-name="T3">Returns</text:span></text:p>
      <text:p text:style-name="Standard">The square of the number. Data type: double.</text:p>
      <text:p text:style-name="Standard"><text:span text:style-name="T3">Notes and Warnings</text:span></text:p>
      <text:p text:style-name="Standard">Because of the way the sq() function is implemented, avoid using other functions inside the brackets, it may lead to incorrect results.</text:p>
      <text:p text:style-name="Standard">This code will yield incorrect results:</text:p>
      <text:p text:style-name="Standard"/>
      <text:p text:style-name="Standard"><text:span text:style-name="T4">int inputSquared = sq(Serial.parseInt()); // avoid this</text:span></text:p>
      <text:p text:style-name="Standard"/>
      <text:p text:style-name="Standard">Use this instead:</text:p>
      <text:p text:style-name="Standard"/>
      <text:p text:style-name="Standard"><text:span text:style-name="T4">int input = Serial.parseInt(); <text:s/>// keep other operations outside the sq function</text:span></text:p>
      <text:p text:style-name="Standard"><text:span text:style-name="T4">int inputSquared = sq(input);</text:span></text:p>
      <text:p text:style-name="Heading_20_3"><text:bookmark text:name="_dk48xygz5evi4"/>sqrt()</text:p>
      <text:p text:style-name="Standard"><text:span text:style-name="T3">Description</text:span></text:p>
      <text:p text:style-name="Standard">Calculates the square root of a number.</text:p>
      <text:p text:style-name="Standard"><text:span text:style-name="T3">Syntax</text:span></text:p>
      <text:p text:style-name="Standard">sqrt(x)</text:p>
      <text:p text:style-name="Standard"><text:span text:style-name="T3">Parameters</text:span></text:p>
      <text:p text:style-name="Standard">x: the number. Allowed data types: any data type.</text:p>
      <text:p text:style-name="Standard"><text:span text:style-name="T3">Returns</text:span></text:p>
      <text:p text:style-name="Standard">The number’s square root. Data type: double.</text:p>
      <text:p text:style-name="Heading_20_2"><text:bookmark text:name="_94ae2cqpcrho"/>Trigonometry</text:p>
      <text:p text:style-name="Heading_20_3"><text:bookmark text:name="_oq0r3nn9rti3"/><text:soft-page-break/>cos()</text:p>
      <text:p text:style-name="Standard"><text:span text:style-name="T3">Description</text:span></text:p>
      <text:p text:style-name="Standard">Calculates the cosine of an angle (in radians). The result will be between -1 and 1.</text:p>
      <text:p text:style-name="Standard"><text:span text:style-name="T3">Syntax</text:span></text:p>
      <text:p text:style-name="Standard">cos(rad)</text:p>
      <text:p text:style-name="Standard"><text:span text:style-name="T3">Parameters</text:span></text:p>
      <text:p text:style-name="Standard">rad: The angle in radians. Allowed data types: float.</text:p>
      <text:p text:style-name="Standard"><text:span text:style-name="T3">Returns</text:span></text:p>
      <text:p text:style-name="Standard">The cos of the angle. Data type: double.</text:p>
      <text:p text:style-name="Heading_20_3"><text:bookmark text:name="_m1qx772vc6ml"/>sin()</text:p>
      <text:p text:style-name="Standard"><text:span text:style-name="T3">Description</text:span></text:p>
      <text:p text:style-name="Standard">Calculates the sine of an angle (in radians). The result will be between -1 and 1.</text:p>
      <text:p text:style-name="Standard"><text:span text:style-name="T3">Syntax</text:span></text:p>
      <text:p text:style-name="Standard">sin(rad)</text:p>
      <text:p text:style-name="Standard"><text:span text:style-name="T3">Parameters</text:span></text:p>
      <text:p text:style-name="Standard">rad: The angle in radians. Allowed data types: float.</text:p>
      <text:p text:style-name="Standard"><text:span text:style-name="T3">Returns</text:span></text:p>
      <text:p text:style-name="Standard">The sine of the angle. Data type: double.</text:p>
      <text:p text:style-name="Heading_20_3"><text:bookmark text:name="_bxx1acki0fw2"/>tan()</text:p>
      <text:p text:style-name="Standard"><text:span text:style-name="T3">Description</text:span></text:p>
      <text:p text:style-name="Standard">Calculates the tangent of an angle (in radians). The result will be between negative infinity and infinity.</text:p>
      <text:p text:style-name="Standard"><text:span text:style-name="T3">Syntax</text:span></text:p>
      <text:p text:style-name="Standard">tan(rad)</text:p>
      <text:p text:style-name="Standard"><text:span text:style-name="T3">Parameters</text:span></text:p>
      <text:p text:style-name="Standard">rad: The angle in radians. Allowed data types: float.</text:p>
      <text:p text:style-name="Standard"><text:span text:style-name="T3">Returns</text:span></text:p>
      <text:p text:style-name="Standard">The tangent of the angle. Data type: double.</text:p>
      <text:p text:style-name="Heading_20_2"><text:bookmark text:name="_1r0ka5unl5a2"/>Characters</text:p>
      <text:p text:style-name="Heading_20_3"><text:bookmark text:name="_kalo8o6j4788"/>isAlpha()</text:p>
      <text:p text:style-name="Standard"><text:span text:style-name="T3">Description</text:span></text:p>
      <text:p text:style-name="Standard">Analyse if a char is alpha (that is a letter). Returns true if thisChar contains a letter.</text:p>
      <text:p text:style-name="Standard"><text:span text:style-name="T3">Syntax</text:span></text:p>
      <text:p text:style-name="Standard">isAlpha(thisChar)</text:p>
      <text:p text:style-name="Standard"><text:span text:style-name="T3">Parameters</text:span></text:p>
      <text:p text:style-name="Standard">thisChar: variable. Allowed data types: char.</text:p>
      <text:p text:style-name="Standard"><text:span text:style-name="T3">Returns</text:span></text:p>
      <text:p text:style-name="Standard"><text:soft-page-break/>true: if thisChar is alpha.</text:p>
      <text:p text:style-name="Standard"><text:span text:style-name="T3">Example Code</text:span></text:p>
      <text:p text:style-name="Standard"/>
      <text:p text:style-name="Standard"><text:span text:style-name="T4">if (isAlpha(myChar)) { <text:s/>// tests if myChar is a letter</text:span></text:p>
      <text:p text:style-name="Standard"><text:span text:style-name="T4"><text:s text:c="2"/>Serial.println("The character is a letter");</text:span></text:p>
      <text:p text:style-name="Standard"><text:span text:style-name="T4">}</text:span></text:p>
      <text:p text:style-name="Standard"><text:span text:style-name="T4">else {</text:span></text:p>
      <text:p text:style-name="Standard"><text:span text:style-name="T4"><text:s text:c="2"/>Serial.println("The character is not a letter");</text:span></text:p>
      <text:p text:style-name="Standard"><text:span text:style-name="T4">}</text:span></text:p>
      <text:p text:style-name="Heading_20_3"><text:bookmark text:name="_kalo8o6j47881"/>isAlphaNumeric()</text:p>
      <text:p text:style-name="Standard"><text:span text:style-name="T3">Description</text:span></text:p>
      <text:p text:style-name="Standard">Analyse if a char is alphanumeric (that is a letter or a numbers). Returns true if thisChar contains either a number or a letter.</text:p>
      <text:p text:style-name="Standard"><text:span text:style-name="T3">Syntax</text:span></text:p>
      <text:p text:style-name="Standard">isAlphaNumeric(thisChar)</text:p>
      <text:p text:style-name="Standard"><text:span text:style-name="T3">Parameters</text:span></text:p>
      <text:p text:style-name="Standard">thisChar: variable. Allowed data types: char.</text:p>
      <text:p text:style-name="Standard"><text:span text:style-name="T3">Returns</text:span></text:p>
      <text:p text:style-name="Standard">true: if thisChar is alphanumeric.</text:p>
      <text:p text:style-name="Standard"><text:span text:style-name="T3">Example Code</text:span></text:p>
      <text:p text:style-name="Standard"/>
      <text:p text:style-name="Standard"><text:span text:style-name="T4">if (isAlphaNumeric(myChar)) { // tests if myChar isa letter or a number</text:span></text:p>
      <text:p text:style-name="Standard"><text:span text:style-name="T4"><text:s text:c="2"/>Serial.println("The character is alphanumeric");</text:span></text:p>
      <text:p text:style-name="Standard"><text:span text:style-name="T4">}</text:span></text:p>
      <text:p text:style-name="Standard"><text:span text:style-name="T4">else {</text:span></text:p>
      <text:p text:style-name="Standard"><text:span text:style-name="T4"><text:s text:c="2"/>Serial.println("The character is not alphanumeric");</text:span></text:p>
      <text:p text:style-name="Standard"><text:span text:style-name="T4">}</text:span></text:p>
      <text:p text:style-name="Heading_20_3"><text:bookmark text:name="_kalo8o6j47882"/>isAscii()</text:p>
      <text:p text:style-name="Standard"><text:span text:style-name="T3">Description</text:span></text:p>
      <text:p text:style-name="Standard">Analyse if a char is Ascii. Returns true if thisChar contains an Ascii character.</text:p>
      <text:p text:style-name="Standard"><text:span text:style-name="T3">Syntax</text:span></text:p>
      <text:p text:style-name="Standard">isAscii(thisChar)</text:p>
      <text:p text:style-name="Standard"><text:span text:style-name="T3">Parameters</text:span></text:p>
      <text:p text:style-name="Standard">thisChar: variable. Allowed data types: char.</text:p>
      <text:p text:style-name="Standard"><text:span text:style-name="T3">Returns</text:span></text:p>
      <text:p text:style-name="Standard">true: if thisChar is Ascii.</text:p>
      <text:p text:style-name="Standard"><text:span text:style-name="T3">Example Code</text:span></text:p>
      <text:p text:style-name="Standard"><text:soft-page-break/></text:p>
      <text:p text:style-name="Standard"><text:span text:style-name="T4">if (isAscii(myChar)) { <text:s/>// tests if myChar is an Ascii character</text:span></text:p>
      <text:p text:style-name="Standard"><text:span text:style-name="T4"><text:s text:c="2"/>Serial.println("The character is Ascii");</text:span></text:p>
      <text:p text:style-name="Standard"><text:span text:style-name="T4">}</text:span></text:p>
      <text:p text:style-name="Standard"><text:span text:style-name="T4">else {</text:span></text:p>
      <text:p text:style-name="Standard"><text:span text:style-name="T4"><text:s text:c="2"/>Serial.println("The character is not Ascii");</text:span></text:p>
      <text:p text:style-name="Standard"><text:span text:style-name="T4">}</text:span></text:p>
      <text:p text:style-name="Heading_20_3"><text:bookmark text:name="_kalo8o6j47883"/>isControl()</text:p>
      <text:p text:style-name="Standard"><text:span text:style-name="T3">Description</text:span></text:p>
      <text:p text:style-name="Standard">Analyse if a char is a control character. Returns true if thisChar is a control character.</text:p>
      <text:p text:style-name="Standard"><text:span text:style-name="T3">Syntax</text:span></text:p>
      <text:p text:style-name="Standard">isControl(thisChar)</text:p>
      <text:p text:style-name="Standard"><text:span text:style-name="T3">Parameters</text:span></text:p>
      <text:p text:style-name="Standard">thisChar: variable. Allowed data types: char.</text:p>
      <text:p text:style-name="Standard"><text:span text:style-name="T3">Returns</text:span></text:p>
      <text:p text:style-name="Standard">true: if thisChar is a control character.</text:p>
      <text:p text:style-name="Standard"><text:span text:style-name="T3">Example Code</text:span></text:p>
      <text:p text:style-name="Standard"/>
      <text:p text:style-name="Standard"><text:span text:style-name="T4">if (isControl(myChar)) { <text:s/>// tests if myChar is a control character</text:span></text:p>
      <text:p text:style-name="Standard"><text:span text:style-name="T4"><text:s text:c="2"/>Serial.println("The character is a control character");</text:span></text:p>
      <text:p text:style-name="Standard"><text:span text:style-name="T4">}</text:span></text:p>
      <text:p text:style-name="Standard"><text:span text:style-name="T4">else {</text:span></text:p>
      <text:p text:style-name="Standard"><text:span text:style-name="T4"><text:s text:c="2"/>Serial.println("The character is not a control character");</text:span></text:p>
      <text:p text:style-name="Standard"><text:span text:style-name="T4">}</text:span></text:p>
      <text:p text:style-name="Heading_20_3"><text:bookmark text:name="_kalo8o6j47884"/>isDigit()</text:p>
      <text:p text:style-name="Standard"><text:span text:style-name="T3">Description</text:span></text:p>
      <text:p text:style-name="Standard">Analyse if a char is a digit (that is a number). Returns true if thisChar is a number.</text:p>
      <text:p text:style-name="Standard"><text:span text:style-name="T3">Syntax</text:span></text:p>
      <text:p text:style-name="Standard">isDigit(thisChar)</text:p>
      <text:p text:style-name="Standard"><text:span text:style-name="T3">Parameters</text:span></text:p>
      <text:p text:style-name="Standard">thisChar: variable. Allowed data types: char.</text:p>
      <text:p text:style-name="Standard"><text:span text:style-name="T3">Returns</text:span></text:p>
      <text:p text:style-name="Standard">true: if thisChar is a number.</text:p>
      <text:p text:style-name="Standard"><text:span text:style-name="T3">Example Code</text:span></text:p>
      <text:p text:style-name="Standard"/>
      <text:p text:style-name="Standard"><text:span text:style-name="T4">if (isDigit(myChar)) { <text:s/>// tests if myChar is a digit</text:span></text:p>
      <text:p text:style-name="Standard"><text:soft-page-break/><text:span text:style-name="T4"><text:s text:c="2"/>Serial.println("The character is a number");</text:span></text:p>
      <text:p text:style-name="Standard"><text:span text:style-name="T4">}</text:span></text:p>
      <text:p text:style-name="Standard"><text:span text:style-name="T4">else {</text:span></text:p>
      <text:p text:style-name="Standard"><text:span text:style-name="T4"><text:s text:c="2"/>Serial.println("The character is not a number");</text:span></text:p>
      <text:p text:style-name="Standard"><text:span text:style-name="T4">}</text:span></text:p>
      <text:p text:style-name="Heading_20_3"><text:bookmark text:name="_kalo8o6j47885"/>isGraph()</text:p>
      <text:p text:style-name="Standard"><text:span text:style-name="T3">Description</text:span></text:p>
      <text:p text:style-name="Standard">Analyse if a char is printable with some content (space is printable but has no content). Returns true if thisChar is printable.</text:p>
      <text:p text:style-name="Standard"><text:span text:style-name="T3">Syntax</text:span></text:p>
      <text:p text:style-name="Standard">isGraph(thisChar)</text:p>
      <text:p text:style-name="Standard"><text:span text:style-name="T3">Parameters</text:span></text:p>
      <text:p text:style-name="Standard">thisChar: variable. Allowed data types: char.</text:p>
      <text:p text:style-name="Standard"><text:span text:style-name="T3">Returns</text:span></text:p>
      <text:p text:style-name="Standard">true: if thisChar is printable.</text:p>
      <text:p text:style-name="Standard"><text:span text:style-name="T3">Example Code</text:span></text:p>
      <text:p text:style-name="Standard"/>
      <text:p text:style-name="Standard"><text:span text:style-name="T4">if (isGraph(myChar)) { <text:s/>// tests if myChar is a printable character but not a blank space.</text:span></text:p>
      <text:p text:style-name="Standard"><text:span text:style-name="T4"><text:s text:c="2"/>Serial.println("The character is printable");</text:span></text:p>
      <text:p text:style-name="Standard"><text:span text:style-name="T4">}</text:span></text:p>
      <text:p text:style-name="Standard"><text:span text:style-name="T4">else {</text:span></text:p>
      <text:p text:style-name="Standard"><text:span text:style-name="T4"><text:s text:c="2"/>Serial.println("The character is not printable");</text:span></text:p>
      <text:p text:style-name="Standard"><text:span text:style-name="T4">}</text:span></text:p>
      <text:p text:style-name="Heading_20_3"><text:bookmark text:name="_kalo8o6j47886"/>isHexadecimalDigit()</text:p>
      <text:p text:style-name="Standard"><text:span text:style-name="T3">Description</text:span></text:p>
      <text:p text:style-name="Standard">Analyse if a char is an hexadecimal digit (A-F, 0-9). Returns true if thisChar contains an hexadecimal digit.</text:p>
      <text:p text:style-name="Standard"><text:span text:style-name="T3">Syntax</text:span></text:p>
      <text:p text:style-name="Standard">isHexadecimalDigit(thisChar)</text:p>
      <text:p text:style-name="Standard"><text:span text:style-name="T3">Parameters</text:span></text:p>
      <text:p text:style-name="Standard">thisChar: variable. Allowed data types: char.</text:p>
      <text:p text:style-name="Standard"><text:span text:style-name="T3">Returns</text:span></text:p>
      <text:p text:style-name="Standard">true: if thisChar is an hexadecimal digit.</text:p>
      <text:p text:style-name="Standard"><text:span text:style-name="T3">Example Code</text:span></text:p>
      <text:p text:style-name="Standard"/>
      <text:p text:style-name="Standard"><text:span text:style-name="T4">if (isHexadecimalDigit(myChar)) { // tests if myChar is an hexadecimal digit</text:span></text:p>
      <text:p text:style-name="Standard"><text:span text:style-name="T4"><text:s text:c="2"/>Serial.println("The character is an hexadecimal digit");</text:span></text:p>
      <text:p text:style-name="Standard"><text:span text:style-name="T4">}</text:span></text:p>
      <text:p text:style-name="Standard"><text:soft-page-break/><text:span text:style-name="T4">else {</text:span></text:p>
      <text:p text:style-name="Standard"><text:span text:style-name="T4"><text:s text:c="2"/>Serial.println("The character is not an hexadecimal digit");</text:span></text:p>
      <text:p text:style-name="Standard"><text:span text:style-name="T4">}</text:span></text:p>
      <text:p text:style-name="Heading_20_3"><text:bookmark text:name="_kalo8o6j47887"/>isLowerCase()</text:p>
      <text:p text:style-name="Standard"><text:span text:style-name="T3">Description</text:span></text:p>
      <text:p text:style-name="Standard">Analyse if a char is lower case (that is a letter in lower case). Returns true if thisChar contains a letter in lower case.</text:p>
      <text:p text:style-name="Standard"><text:span text:style-name="T3">Syntax</text:span></text:p>
      <text:p text:style-name="Standard">isLowerCase(thisChar)</text:p>
      <text:p text:style-name="Standard"><text:span text:style-name="T3">Parameters</text:span></text:p>
      <text:p text:style-name="Standard">thisChar: variable. Allowed data types: char.</text:p>
      <text:p text:style-name="Standard"><text:span text:style-name="T3">Returns</text:span></text:p>
      <text:p text:style-name="Standard">true: if thisChar is lower case.</text:p>
      <text:p text:style-name="Standard"><text:span text:style-name="T3">Example Code</text:span></text:p>
      <text:p text:style-name="Standard"/>
      <text:p text:style-name="Standard"><text:span text:style-name="T4">if (isLowerCase(myChar)) { <text:s/>// tests if myChar is a lower case letter</text:span></text:p>
      <text:p text:style-name="Standard"><text:span text:style-name="T4"><text:s text:c="2"/>Serial.println("The character is lower case");</text:span></text:p>
      <text:p text:style-name="Standard"><text:span text:style-name="T4">}</text:span></text:p>
      <text:p text:style-name="Standard"><text:span text:style-name="T4">else {</text:span></text:p>
      <text:p text:style-name="Standard"><text:span text:style-name="T4"><text:s text:c="2"/>Serial.println("The character is not lower case");</text:span></text:p>
      <text:p text:style-name="Standard"><text:span text:style-name="T4">}</text:span></text:p>
      <text:p text:style-name="Heading_20_3"><text:bookmark text:name="_kalo8o6j47888"/>isPrintable()</text:p>
      <text:p text:style-name="Standard"><text:span text:style-name="T3">Description</text:span></text:p>
      <text:p text:style-name="Standard">Analyse if a char is printable (that is any character that produces an output, even a blank space). Returns true if thisChar is printable.</text:p>
      <text:p text:style-name="Standard"><text:span text:style-name="T3">Syntax</text:span></text:p>
      <text:p text:style-name="Standard">isPrintable(thisChar)</text:p>
      <text:p text:style-name="Standard"><text:span text:style-name="T3">Parameters</text:span></text:p>
      <text:p text:style-name="Standard">thisChar: variable. Allowed data types: char.</text:p>
      <text:p text:style-name="Standard"><text:span text:style-name="T3">Returns</text:span></text:p>
      <text:p text:style-name="Standard">true: if thisChar is printable.</text:p>
      <text:p text:style-name="Standard"><text:span text:style-name="T3">Example Code</text:span></text:p>
      <text:p text:style-name="Standard"/>
      <text:p text:style-name="Standard"><text:span text:style-name="T4">if (isPrintable(myChar)) { <text:s/>// tests if myChar is printable char</text:span></text:p>
      <text:p text:style-name="Standard"><text:span text:style-name="T4"><text:s text:c="2"/>Serial.println("The character is printable");</text:span></text:p>
      <text:p text:style-name="Standard"><text:span text:style-name="T4">}</text:span></text:p>
      <text:p text:style-name="Standard"><text:span text:style-name="T4">else {</text:span></text:p>
      <text:p text:style-name="Standard"><text:span text:style-name="T4"><text:s text:c="2"/>Serial.println("The character is not printable");</text:span></text:p>
      <text:p text:style-name="Standard"><text:soft-page-break/><text:span text:style-name="T4">}</text:span></text:p>
      <text:p text:style-name="Heading_20_3"><text:bookmark text:name="_kalo8o6j47889"/>isPunct()</text:p>
      <text:p text:style-name="Standard"><text:span text:style-name="T3">Description</text:span></text:p>
      <text:p text:style-name="Standard">Analyse if a char is punctuation (that is a comma, a semicolon, an exclamation mark and so on). Returns true if thisChar is punctuation.</text:p>
      <text:p text:style-name="Standard"><text:span text:style-name="T3">Syntax</text:span></text:p>
      <text:p text:style-name="Standard">isPunct(thisChar)</text:p>
      <text:p text:style-name="Standard"><text:span text:style-name="T3">Parameters</text:span></text:p>
      <text:p text:style-name="Standard">thisChar: variable. Allowed data types: char.</text:p>
      <text:p text:style-name="Standard"><text:span text:style-name="T3">Returns</text:span></text:p>
      <text:p text:style-name="Standard">true: if thisChar is a punctuation.</text:p>
      <text:p text:style-name="Standard"><text:span text:style-name="T3">Example Code</text:span></text:p>
      <text:p text:style-name="Standard"/>
      <text:p text:style-name="Standard"><text:span text:style-name="T4">if (isPunct(myChar)) { <text:s/>// tests if myChar is a punctuation character</text:span></text:p>
      <text:p text:style-name="Standard"><text:span text:style-name="T4"><text:s text:c="2"/>Serial.println("The character is a punctuation");</text:span></text:p>
      <text:p text:style-name="Standard"><text:span text:style-name="T4">}</text:span></text:p>
      <text:p text:style-name="Standard"><text:span text:style-name="T4">else {</text:span></text:p>
      <text:p text:style-name="Standard"><text:span text:style-name="T4"><text:s text:c="2"/>Serial.println("The character is not a punctuation");</text:span></text:p>
      <text:p text:style-name="Standard"><text:span text:style-name="T4">}</text:span></text:p>
      <text:p text:style-name="Heading_20_3"><text:bookmark text:name="_kalo8o6j478810"/>isSpace()</text:p>
      <text:p text:style-name="Standard"><text:span text:style-name="T3">Description</text:span></text:p>
      <text:p text:style-name="Standard">Analyse if a char is a white-space character. Returns true if the argument is a space, form feed ('\f'), newline ('\n'), carriage return ('\r'), horizontal tab ('\t'), or vertical tab ('\v').</text:p>
      <text:p text:style-name="Standard"><text:span text:style-name="T3">Syntax</text:span></text:p>
      <text:p text:style-name="Standard">isSpace(thisChar)</text:p>
      <text:p text:style-name="Standard"><text:span text:style-name="T3">Parameters</text:span></text:p>
      <text:p text:style-name="Standard">thisChar: variable. Allowed data types: char.</text:p>
      <text:p text:style-name="Standard"><text:span text:style-name="T3">Returns</text:span></text:p>
      <text:p text:style-name="Standard">true: if thisChar is a white-space character.</text:p>
      <text:p text:style-name="Standard"><text:span text:style-name="T3">Example Code</text:span></text:p>
      <text:p text:style-name="Standard"/>
      <text:p text:style-name="Standard"><text:span text:style-name="T4">if (isSpace(myChar)) { <text:s/>// tests if myChar is a white-space character</text:span></text:p>
      <text:p text:style-name="Standard"><text:span text:style-name="T4"><text:s text:c="2"/>Serial.println("The character is white-space");</text:span></text:p>
      <text:p text:style-name="Standard"><text:span text:style-name="T4">}</text:span></text:p>
      <text:p text:style-name="Standard"><text:span text:style-name="T4">else {</text:span></text:p>
      <text:p text:style-name="Standard"><text:span text:style-name="T4"><text:s text:c="2"/>Serial.println("The character is not white-space");</text:span></text:p>
      <text:p text:style-name="Standard"><text:span text:style-name="T4">}</text:span></text:p>
      <text:p text:style-name="Heading_20_3"><text:bookmark text:name="_kalo8o6j478811"/>isUpperCase()</text:p>
      <text:p text:style-name="Standard"><text:soft-page-break/><text:span text:style-name="T3">Description</text:span></text:p>
      <text:p text:style-name="Standard">Analyse if a char is upper case (that is, a letter in upper case). Returns true if thisChar is upper case.</text:p>
      <text:p text:style-name="Standard"><text:span text:style-name="T3">Syntax</text:span></text:p>
      <text:p text:style-name="Standard">isUpperCase(thisChar)</text:p>
      <text:p text:style-name="Standard"><text:span text:style-name="T3">Parameters</text:span></text:p>
      <text:p text:style-name="Standard">thisChar: variable. Allowed data types: char.</text:p>
      <text:p text:style-name="Standard"><text:span text:style-name="T3">Returns</text:span></text:p>
      <text:p text:style-name="Standard">true: if thisChar is upper case.</text:p>
      <text:p text:style-name="Standard"><text:span text:style-name="T3">Example Code</text:span></text:p>
      <text:p text:style-name="Standard"/>
      <text:p text:style-name="Standard"><text:span text:style-name="T4">if (isUpperCase(myChar)) { <text:s/>// tests if myChar is an upper case letter</text:span></text:p>
      <text:p text:style-name="Standard"><text:span text:style-name="T4"><text:s text:c="2"/>Serial.println("The character is upper case");</text:span></text:p>
      <text:p text:style-name="Standard"><text:span text:style-name="T4">}</text:span></text:p>
      <text:p text:style-name="Standard"><text:span text:style-name="T4">else {</text:span></text:p>
      <text:p text:style-name="Standard"><text:span text:style-name="T4"><text:s text:c="2"/>Serial.println("The character is not upper case");</text:span></text:p>
      <text:p text:style-name="Standard"><text:span text:style-name="T4">}</text:span></text:p>
      <text:p text:style-name="Heading_20_3"><text:bookmark text:name="_kalo8o6j478812"/>isWhitespace()</text:p>
      <text:p text:style-name="Standard"><text:span text:style-name="T3">Description</text:span></text:p>
      <text:p text:style-name="Standard">Analyse if a char is a space character. Returns true if the argument is a space or horizontal tab ('\t').</text:p>
      <text:p text:style-name="Standard"><text:span text:style-name="T3">Syntax</text:span></text:p>
      <text:p text:style-name="Standard">isWhitespace(thisChar)</text:p>
      <text:p text:style-name="Standard"><text:span text:style-name="T3">Parameters</text:span></text:p>
      <text:p text:style-name="Standard">thisChar: variable. Allowed data types: char.</text:p>
      <text:p text:style-name="Standard"><text:span text:style-name="T3">Returns</text:span></text:p>
      <text:p text:style-name="Standard">true: if thisChar is a space character.</text:p>
      <text:p text:style-name="Standard"><text:span text:style-name="T3">Example Code</text:span></text:p>
      <text:p text:style-name="Standard"/>
      <text:p text:style-name="Standard"><text:span text:style-name="T4">if (isWhitespace(myChar)) { // tests if myChar is a space character</text:span></text:p>
      <text:p text:style-name="Standard"><text:span text:style-name="T4"><text:s text:c="2"/>Serial.println("The character is a space or tab");</text:span></text:p>
      <text:p text:style-name="Standard"><text:span text:style-name="T4">}</text:span></text:p>
      <text:p text:style-name="Standard"><text:span text:style-name="T4">else {</text:span></text:p>
      <text:p text:style-name="Standard"><text:span text:style-name="T4"><text:s text:c="2"/>Serial.println("The character is not a space or tab");</text:span></text:p>
      <text:p text:style-name="Standard"><text:span text:style-name="T4">}</text:span></text:p>
      <text:p text:style-name="Heading_20_2"><text:bookmark text:name="_l3gaqw8nppln"/>Random Numbers</text:p>
      <text:p text:style-name="Heading_20_3"><text:bookmark text:name="_sxfne5a2zisz"/>random()</text:p>
      <text:p text:style-name="Standard"><text:span text:style-name="T3">Description</text:span></text:p>
      <text:p text:style-name="Standard"><text:soft-page-break/>The random function generates pseudo-random numbers.</text:p>
      <text:p text:style-name="Standard"><text:span text:style-name="T3">Syntax</text:span></text:p>
      <text:p text:style-name="Standard">random(max)</text:p>
      <text:p text:style-name="Standard">random(min, max)</text:p>
      <text:p text:style-name="Standard"><text:span text:style-name="T3">Parameters</text:span></text:p>
      <text:p text:style-name="Standard">min: lower bound of the random value, inclusive (optional).</text:p>
      <text:p text:style-name="Standard">max: upper bound of the random value, exclusive.</text:p>
      <text:p text:style-name="Standard"><text:span text:style-name="T3">Returns</text:span></text:p>
      <text:p text:style-name="Standard">A random number between min and max-1. Data type: long.</text:p>
      <text:p text:style-name="Standard"><text:span text:style-name="T3">Example Code</text:span></text:p>
      <text:p text:style-name="Standard">The code generates random numbers and displays them.</text:p>
      <text:p text:style-name="Standard"/>
      <text:p text:style-name="Standard"><text:span text:style-name="T4">long randNumber;</text:span></text:p>
      <text:p text:style-name="P1"/>
      <text:p text:style-name="Standard"><text:span text:style-name="T4">void setup() {</text:span></text:p>
      <text:p text:style-name="Standard"><text:span text:style-name="T4"><text:s text:c="2"/>Serial.begin(9600);</text:span></text:p>
      <text:p text:style-name="P1"/>
      <text:p text:style-name="Standard"><text:span text:style-name="T4"><text:s text:c="2"/>// if analog input pin 0 is unconnected, random analog</text:span></text:p>
      <text:p text:style-name="Standard"><text:span text:style-name="T4"><text:s text:c="2"/>// noise will cause the call to randomSeed() to generate</text:span></text:p>
      <text:p text:style-name="Standard"><text:span text:style-name="T4"><text:s text:c="2"/>// different seed numbers each time the sketch runs.</text:span></text:p>
      <text:p text:style-name="Standard"><text:span text:style-name="T4"><text:s text:c="2"/>// randomSeed() will then shuffle the random function.</text:span></text:p>
      <text:p text:style-name="Standard"><text:span text:style-name="T4"><text:s text:c="2"/>randomSeed(analogRead(0));</text:span></text:p>
      <text:p text:style-name="Standard"><text:span text:style-name="T4">}</text:span></text:p>
      <text:p text:style-name="P1"/>
      <text:p text:style-name="Standard"><text:span text:style-name="T4">void loop() {</text:span></text:p>
      <text:p text:style-name="Standard"><text:span text:style-name="T4"><text:s text:c="2"/>// print a random number from 0 to 299</text:span></text:p>
      <text:p text:style-name="Standard"><text:span text:style-name="T4"><text:s text:c="2"/>randNumber = random(300);</text:span></text:p>
      <text:p text:style-name="Standard"><text:span text:style-name="T4"><text:s text:c="2"/>Serial.println(randNumber);</text:span></text:p>
      <text:p text:style-name="P1"/>
      <text:p text:style-name="Standard"><text:span text:style-name="T4"><text:s text:c="2"/>// print a random number from 10 to 19</text:span></text:p>
      <text:p text:style-name="Standard"><text:span text:style-name="T4"><text:s text:c="2"/>randNumber = random(10, 20);</text:span></text:p>
      <text:p text:style-name="Standard"><text:span text:style-name="T4"><text:s text:c="2"/>Serial.println(randNumber);</text:span></text:p>
      <text:p text:style-name="P1"/>
      <text:p text:style-name="Standard"><text:span text:style-name="T4"><text:s text:c="2"/>delay(50);</text:span></text:p>
      <text:p text:style-name="Standard"><text:span text:style-name="T4">}</text:span></text:p>
      <text:p text:style-name="Standard"/>
      <text:p text:style-name="Standard"><text:soft-page-break/><text:span text:style-name="T3">Notes and Warnings</text:span></text:p>
      <text:p text:style-name="Standard">If it is important for a sequence of values generated by random() to differ, on subsequent executions of a sketch, use randomSeed() to initialize the random number generator with a fairly random input, such as analogRead() on an unconnected pin.</text:p>
      <text:p text:style-name="Standard">Conversely, it can occasionally be useful to use pseudo-random sequences that repeat exactly. This can be accomplished by calling randomSeed() with a fixed number, before starting the random sequence.</text:p>
      <text:p text:style-name="Standard">The max parameter should be chosen according to the data type of the variable in which the value is stored. In any case, the absolute maximum is bound to the long nature of the value generated (32 bit - 2,147,483,647). Setting max to a higher value won’t generate an error during compilation, but during sketch execution the numbers generated will not be as expected.</text:p>
      <text:p text:style-name="Heading_20_3"><text:bookmark text:name="_fpujni5qxwp8"/>randomSeed()</text:p>
      <text:p text:style-name="Standard"><text:span text:style-name="T3">Description</text:span></text:p>
      <text:p text:style-name="Standard">randomSeed() initializes the pseudo-random number generator, causing it to start at an arbitrary point in its random sequence. This sequence, while very long, and random, is always the same.</text:p>
      <text:p text:style-name="Standard">If it is important for a sequence of values generated by random() to differ, on subsequent executions of a sketch, use randomSeed() to initialize the random number generator with a fairly random input, such as analogRead() on an unconnected pin.</text:p>
      <text:p text:style-name="Standard">Conversely, it can occasionally be useful to use pseudo-random sequences that repeat exactly. This can be accomplished by calling randomSeed() with a fixed number, before starting the random sequence.</text:p>
      <text:p text:style-name="Standard"><text:span text:style-name="T3">Syntax</text:span></text:p>
      <text:p text:style-name="Standard">randomSeed(seed)</text:p>
      <text:p text:style-name="Standard"><text:span text:style-name="T3">Parameters</text:span></text:p>
      <text:p text:style-name="Standard">seed: number to initialize the pseudo-random sequence. Allowed data types: unsigned long.</text:p>
      <text:p text:style-name="Standard"><text:span text:style-name="T3">Returns</text:span></text:p>
      <text:p text:style-name="Standard">Nothing</text:p>
      <text:p text:style-name="Standard"><text:span text:style-name="T3">Example Code</text:span></text:p>
      <text:p text:style-name="Standard">The code generates a pseudo-random number and sends the generated number to the serial port.</text:p>
      <text:p text:style-name="Standard"/>
      <text:p text:style-name="Standard"><text:span text:style-name="T4">long randNumber;</text:span></text:p>
      <text:p text:style-name="P1"/>
      <text:p text:style-name="Standard"><text:span text:style-name="T4">void setup() {</text:span></text:p>
      <text:p text:style-name="Standard"><text:span text:style-name="T4"><text:s text:c="2"/>Serial.begin(9600);</text:span></text:p>
      <text:p text:style-name="Standard"><text:span text:style-name="T4"><text:s text:c="2"/>randomSeed(analogRead(0));</text:span></text:p>
      <text:p text:style-name="Standard"><text:span text:style-name="T4">}</text:span></text:p>
      <text:p text:style-name="P1"/>
      <text:p text:style-name="Standard"><text:span text:style-name="T4">void loop() {</text:span></text:p>
      <text:p text:style-name="Standard"><text:span text:style-name="T4"><text:s text:c="2"/>randNumber = random(300);</text:span></text:p>
      <text:p text:style-name="Standard"><text:span text:style-name="T4"><text:s text:c="2"/>Serial.println(randNumber);</text:span></text:p>
      <text:p text:style-name="Standard"><text:span text:style-name="T4"><text:s text:c="2"/>delay(50);</text:span></text:p>
      <text:p text:style-name="Standard"><text:span text:style-name="T4">}</text:span></text:p>
      <text:p text:style-name="Heading_20_2"><text:bookmark text:name="_p6mxwydt31kd"/>Bits and Bytes</text:p>
      <text:p text:style-name="Heading_20_3"><text:bookmark text:name="_bxc5b7uk4eg"/>bit()</text:p>
      <text:p text:style-name="Standard"><text:span text:style-name="T3">Description</text:span></text:p>
      <text:p text:style-name="Standard">Computes the value of the specified bit (bit 0 is 1, bit 1 is 2, bit 2 is 4, etc.).</text:p>
      <text:p text:style-name="Standard"><text:span text:style-name="T3">Syntax</text:span></text:p>
      <text:p text:style-name="Standard">bit(n)</text:p>
      <text:p text:style-name="Standard"><text:soft-page-break/><text:span text:style-name="T3">Parameters</text:span></text:p>
      <text:p text:style-name="Standard">n: the bit whose value to compute</text:p>
      <text:p text:style-name="Standard"><text:span text:style-name="T3">Returns</text:span></text:p>
      <text:p text:style-name="Standard">The value of the bit.</text:p>
      <text:p text:style-name="Heading_20_3"><text:bookmark text:name="_60r88fcbldlx"/>bitClear()</text:p>
      <text:p text:style-name="Standard"><text:span text:style-name="T3">Description</text:span></text:p>
      <text:p text:style-name="Standard">Clears (writes a 0 to) a bit of a numeric variable.</text:p>
      <text:p text:style-name="Standard"><text:span text:style-name="T3">Syntax</text:span></text:p>
      <text:p text:style-name="Standard">bitClear(x, n)</text:p>
      <text:p text:style-name="Standard"><text:span text:style-name="T3">Parameters</text:span></text:p>
      <text:p text:style-name="Standard">x: the numeric variable whose bit to clear.</text:p>
      <text:p text:style-name="Standard">n: which bit to clear, starting at 0 for the least-significant (rightmost) bit.</text:p>
      <text:p text:style-name="Standard"><text:span text:style-name="T3">Returns</text:span></text:p>
      <text:p text:style-name="Standard">Nothing</text:p>
      <text:p text:style-name="Heading_20_3"><text:bookmark text:name="_rt5cbwqzoh6r"/>bitRead()</text:p>
      <text:p text:style-name="Standard"><text:span text:style-name="T3">Description</text:span></text:p>
      <text:p text:style-name="Standard">Reads a bit of a number.</text:p>
      <text:p text:style-name="Standard"><text:span text:style-name="T3">Syntax</text:span></text:p>
      <text:p text:style-name="Standard">bitRead(x, n)</text:p>
      <text:p text:style-name="Standard"><text:span text:style-name="T3">Parameters</text:span></text:p>
      <text:p text:style-name="Standard">x: the number from which to read.</text:p>
      <text:p text:style-name="Standard">n: which bit to read, starting at 0 for the least-significant (rightmost) bit.</text:p>
      <text:p text:style-name="Standard"><text:span text:style-name="T3">Returns</text:span></text:p>
      <text:p text:style-name="Standard">The value of the bit (0 or 1).</text:p>
      <text:p text:style-name="Heading_20_3"><text:bookmark text:name="_ljckue5qsdvk"/>bitSet()</text:p>
      <text:p text:style-name="Standard"><text:span text:style-name="T3">Description</text:span></text:p>
      <text:p text:style-name="Standard">Sets (writes a 1 to) a bit of a numeric variable.</text:p>
      <text:p text:style-name="Standard"><text:span text:style-name="T3">Syntax</text:span></text:p>
      <text:p text:style-name="Standard">bitSet(x, n)</text:p>
      <text:p text:style-name="Standard"><text:span text:style-name="T3">Parameters</text:span></text:p>
      <text:p text:style-name="Standard">x: the numeric variable whose bit to set.</text:p>
      <text:p text:style-name="Standard">n: which bit to set, starting at 0 for the least-significant (rightmost) bit.</text:p>
      <text:p text:style-name="Standard"><text:span text:style-name="T3">Returns</text:span></text:p>
      <text:p text:style-name="Standard">Nothing</text:p>
      <text:p text:style-name="Heading_20_3"><text:bookmark text:name="_s3kbxr5idfnv"/>bitWrite()</text:p>
      <text:p text:style-name="Standard"><text:span text:style-name="T3">Description</text:span></text:p>
      <text:p text:style-name="Standard"><text:soft-page-break/>Writes a bit of a numeric variable.</text:p>
      <text:p text:style-name="Standard"><text:span text:style-name="T3">Syntax</text:span></text:p>
      <text:p text:style-name="Standard">bitWrite(x, n, b)</text:p>
      <text:p text:style-name="Standard"><text:span text:style-name="T3">Parameters</text:span></text:p>
      <text:p text:style-name="Standard">x: the numeric variable to which to write.</text:p>
      <text:p text:style-name="Standard">n: which bit of the number to write, starting at 0 for the least-significant (rightmost) bit.</text:p>
      <text:p text:style-name="Standard">b: the value to write to the bit (0 or 1).</text:p>
      <text:p text:style-name="Standard"><text:span text:style-name="T3">Returns</text:span></text:p>
      <text:p text:style-name="Standard">Nothing</text:p>
      <text:p text:style-name="Standard"><text:span text:style-name="T3">Example Code</text:span></text:p>
      <text:p text:style-name="Standard">Demonstrates the use of bitWrite by printing the value of a variable to the Serial Monitor before and after the use of bitWrite().</text:p>
      <text:p text:style-name="Standard"/>
      <text:p text:style-name="Standard"><text:span text:style-name="T4">void setup() {</text:span></text:p>
      <text:p text:style-name="Standard"><text:span text:style-name="T4"><text:s text:c="2"/>Serial.begin(9600);</text:span></text:p>
      <text:p text:style-name="Standard"><text:span text:style-name="T4"><text:s text:c="2"/>while (!Serial) {} <text:s/>// wait for serial port to connect. Needed for native USB port only</text:span></text:p>
      <text:p text:style-name="Standard"><text:span text:style-name="T4"><text:s text:c="2"/>byte x = 0b10000000; <text:s/>// the 0b prefix indicates a binary constant</text:span></text:p>
      <text:p text:style-name="Standard"><text:span text:style-name="T4"><text:s text:c="2"/>Serial.println(x, BIN); // 10000000</text:span></text:p>
      <text:p text:style-name="Standard"><text:span text:style-name="T4"><text:s text:c="2"/>bitWrite(x, 0, 1); <text:s/>// write 1 to the least significant bit of x</text:span></text:p>
      <text:p text:style-name="Standard"><text:span text:style-name="T4"><text:s text:c="2"/>Serial.println(x, BIN); // 10000001</text:span></text:p>
      <text:p text:style-name="Standard"><text:span text:style-name="T4">}</text:span></text:p>
      <text:p text:style-name="P1"/>
      <text:p text:style-name="Standard"><text:span text:style-name="T4">void loop() {}</text:span></text:p>
      <text:p text:style-name="Heading_20_3"><text:bookmark text:name="_859fb4566quv"/>highByte()</text:p>
      <text:p text:style-name="Standard"><text:span text:style-name="T3">Description</text:span></text:p>
      <text:p text:style-name="Standard">Extracts the high-order (leftmost) byte of a word (or the second lowest byte of a larger data type).</text:p>
      <text:p text:style-name="Standard"><text:span text:style-name="T3">Syntax</text:span></text:p>
      <text:p text:style-name="Standard">highByte(x)</text:p>
      <text:p text:style-name="Standard"><text:span text:style-name="T3">Parameters</text:span></text:p>
      <text:p text:style-name="Standard">x: a value of any type</text:p>
      <text:p text:style-name="Standard"><text:span text:style-name="T3">Returns</text:span></text:p>
      <text:p text:style-name="Standard">Data type: byte.</text:p>
      <text:p text:style-name="Heading_20_3"><text:bookmark text:name="_kcipi2bezv6x"/>lowByte()</text:p>
      <text:p text:style-name="Standard"><text:span text:style-name="T3">Description</text:span></text:p>
      <text:p text:style-name="Standard">Extracts the low-order (rightmost) byte of a variable (e.g. a word).</text:p>
      <text:p text:style-name="Standard"><text:span text:style-name="T3">Syntax</text:span></text:p>
      <text:p text:style-name="Standard">lowByte(x)</text:p>
      <text:p text:style-name="Standard"><text:soft-page-break/><text:span text:style-name="T3">Parameters</text:span></text:p>
      <text:p text:style-name="Standard">x: a value of any type</text:p>
      <text:p text:style-name="Standard"><text:span text:style-name="T3">Returns</text:span></text:p>
      <text:p text:style-name="Standard">Data type: byte.</text:p>
      <text:p text:style-name="Heading_20_2"><text:bookmark text:name="_5sop9bvmwg60"/>External Interrupts</text:p>
      <text:p text:style-name="Heading_20_3"><text:bookmark text:name="_30xslv1znmha"/>attachInterrupt()</text:p>
      <text:p text:style-name="Standard"><text:span text:style-name="T3">Description</text:span></text:p>
      <text:p text:style-name="Standard">Digital Pins With Interrupts</text:p>
      <text:p text:style-name="Standard">The first parameter to attachInterrupt() is an interrupt number. Normally you should use digitalPinToInterrupt(pin) to translate the actual digital pin to the specific interrupt number. For example, if you connect to pin 3, use digitalPinToInterrupt(3) as the first parameter to attachInterrupt().</text:p>
      <text:p text:style-name="Standard"/>
      <table:table table:name="Table3" table:style-name="Table3">
        <table:table-column table:style-name="Table3.A"/>
        <table:table-column table:style-name="Table3.B"/>
        <table:table-row table:style-name="Table3.1">
          <table:table-cell table:style-name="Table3.A1" office:value-type="string">
            <text:p text:style-name="P2"><text:span text:style-name="T3">Board</text:span></text:p>
          </table:table-cell>
          <table:table-cell table:style-name="Table3.A1" office:value-type="string">
            <text:p text:style-name="P2"><text:span text:style-name="T3">Digital Pins Usable For Interrupts</text:span></text:p>
          </table:table-cell>
        </table:table-row>
        <table:table-row table:style-name="Table3.1">
          <table:table-cell table:style-name="Table3.A2" office:value-type="string">
            <text:p text:style-name="P15">Uno, Nano, Mini, other 328-based</text:p>
          </table:table-cell>
          <table:table-cell table:style-name="Table3.B2" office:value-type="string">
            <text:p text:style-name="P15">2, 3</text:p>
          </table:table-cell>
        </table:table-row>
        <table:table-row table:style-name="Table3.1">
          <table:table-cell table:style-name="Table3.A3" office:value-type="string">
            <text:p text:style-name="P15">Uno WiFi Rev.2</text:p>
          </table:table-cell>
          <table:table-cell table:style-name="Table3.A3" office:value-type="string">
            <text:p text:style-name="P15">all digital pins</text:p>
          </table:table-cell>
        </table:table-row>
        <table:table-row table:style-name="Table3.1">
          <table:table-cell table:style-name="Table3.A4" office:value-type="string">
            <text:p text:style-name="P15">Mega, Mega2560, MegaADK</text:p>
          </table:table-cell>
          <table:table-cell table:style-name="Table3.B4" office:value-type="string">
            <text:p text:style-name="P15">2, 3, 18, 19, 20, 21</text:p>
          </table:table-cell>
        </table:table-row>
        <table:table-row table:style-name="Table3.1">
          <table:table-cell table:style-name="Table3.A3" office:value-type="string">
            <text:p text:style-name="P15">Micro, Leonardo, other 32u4-based</text:p>
          </table:table-cell>
          <table:table-cell table:style-name="Table3.A3" office:value-type="string">
            <text:p text:style-name="P15">0, 1, 2, 3, 7</text:p>
          </table:table-cell>
        </table:table-row>
        <table:table-row table:style-name="Table3.1">
          <table:table-cell table:style-name="Table3.A6" office:value-type="string">
            <text:p text:style-name="P15">Zero</text:p>
          </table:table-cell>
          <table:table-cell table:style-name="Table3.B6" office:value-type="string">
            <text:p text:style-name="P15">all digital pins, except 4</text:p>
          </table:table-cell>
        </table:table-row>
        <table:table-row table:style-name="Table3.1">
          <table:table-cell table:style-name="Table3.A3" office:value-type="string">
            <text:p text:style-name="P15">MKR Family boards</text:p>
          </table:table-cell>
          <table:table-cell table:style-name="Table3.A3" office:value-type="string">
            <text:p text:style-name="P15">0, 1, 4, 5, 6, 7, 8, 9, A1, A2</text:p>
          </table:table-cell>
        </table:table-row>
        <table:table-row table:style-name="Table3.1">
          <table:table-cell table:style-name="Table3.A8" office:value-type="string">
            <text:p text:style-name="P15">Due</text:p>
          </table:table-cell>
          <table:table-cell table:style-name="Table3.B8" office:value-type="string">
            <text:p text:style-name="P15">all digital pins</text:p>
          </table:table-cell>
        </table:table-row>
        <table:table-row table:style-name="Table3.1">
          <table:table-cell table:style-name="Table3.A3" office:value-type="string">
            <text:p text:style-name="P15">101</text:p>
          </table:table-cell>
          <table:table-cell table:style-name="Table3.A3" office:value-type="string">
            <text:p text:style-name="P15">all digital pins (Only pins 2, 5, 7, 8, 10, 11, 12, 13 work with <text:span text:style-name="T3">CHANGE</text:span>)</text:p>
          </table:table-cell>
        </table:table-row>
      </table:table>
      <text:p text:style-name="Standard"><text:span text:style-name="T3">Notes and Warnings</text:span></text:p>
      <text:p text:style-name="Standard">Note</text:p>
      <text:p text:style-name="Standard">Inside the attached function, delay() won’t work and the value returned by millis() will not increment. Serial data received while in the function may be lost. You should declare as volatile any variables that you modify within the attached function. See the section on ISRs below for more information.</text:p>
      <text:p text:style-name="Standard"><text:span text:style-name="T3">Using Interrupts</text:span></text:p>
      <text:p text:style-name="Standard">Interrupts are useful for making things happen automatically in microcontroller programs and can help solve timing problems. Good tasks for using an interrupt may include reading a rotary encoder, or monitoring user input.</text:p>
      <text:p text:style-name="Standard">If you wanted to ensure that a program always caught the pulses from a rotary encoder, so that it never misses a pulse, it would make it very tricky to write a program to do anything else, because the program would need to constantly poll the sensor lines for the encoder, in order to catch pulses when they occurred. Other sensors have a similar interface dynamic too, such as trying to read a sound sensor that is trying to catch a click, or an infrared slot sensor (photo-interrupter) trying to catch a coin drop. In all of these situations, using an interrupt can free the microcontroller to get some other work done while not missing the input.</text:p>
      <text:p text:style-name="Standard"><text:span text:style-name="T3">About Interrupt Service Routines</text:span></text:p>
      <text:p text:style-name="Standard">ISRs are special kinds of functions that have some unique limitations most other functions do not have. An ISR cannot have any parameters, and they shouldn’t return anything.</text:p>
      <text:p text:style-name="Standard">Generally, an ISR should be as short and fast as possible. If your sketch uses multiple ISRs, only one can run at a time, other interrupts will be executed after the current one finishes in an order that depends on the priority they have. millis() relies on interrupts to count, so it will never increment inside an ISR. Since delay() requires interrupts to work, it will not work if called inside an ISR. micros() works initially but will start behaving erratically after 1-2 ms. delayMicroseconds() does not use any counter, so it will work as normal.</text:p>
      <text:p text:style-name="Standard">Typically global variables are used to pass data between an ISR and the main program. To make sure variables shared between an ISR and the main program are updated correctly, declare them as volatile.</text:p>
      <text:p text:style-name="Standard">For more information on interrupts, see Nick Gammon’s notes.</text:p>
      <text:p text:style-name="Standard"><text:span text:style-name="T3">Syntax</text:span></text:p>
      <text:p text:style-name="Standard">attachInterrupt(digitalPinToInterrupt(pin), ISR, mode) (recommended)</text:p>
      <text:p text:style-name="Standard">attachInterrupt(interrupt, ISR, mode) (not recommended)</text:p>
      <text:p text:style-name="Standard">attachInterrupt(pin, ISR, mode) (Not recommended. Additionally, this syntax only works on Arduino SAMD Boards, Uno WiFi Rev2, Due, and 101.)</text:p>
      <text:p text:style-name="Standard"><text:span text:style-name="T3">Parameters</text:span></text:p>
      <text:p text:style-name="Standard">interrupt: the number of the interrupt. Allowed data types: int.</text:p>
      <text:p text:style-name="Standard"><text:soft-page-break/>pin: the Arduino pin number.</text:p>
      <text:p text:style-name="Standard">ISR: the ISR to call when the interrupt occurs; this function must take no parameters and return nothing. This function is sometimes referred to as an interrupt service routine.</text:p>
      <text:p text:style-name="Standard">mode: defines when the interrupt should be triggered. Four constants are predefined as valid values:</text:p>
      <text:list xml:id="list1552405053" text:style-name="WWNum3">
        <text:list-item>
          <text:p text:style-name="P23">LOW to trigger the interrupt whenever the pin is low,</text:p>
        </text:list-item>
        <text:list-item>
          <text:p text:style-name="P23">CHANGE to trigger the interrupt whenever the pin changes value</text:p>
        </text:list-item>
        <text:list-item>
          <text:p text:style-name="P23">RISING to trigger when the pin goes from low to high,</text:p>
        </text:list-item>
        <text:list-item>
          <text:p text:style-name="P23">FALLING for when the pin goes from high to low.</text:p>
        </text:list-item>
      </text:list>
      <text:p text:style-name="Standard">The Due, Zero and MKR1000 boards allow also:</text:p>
      <text:list xml:id="list1137645866" text:style-name="WWNum15">
        <text:list-item>
          <text:p text:style-name="P24">HIGH to trigger the interrupt whenever the pin is high.</text:p>
        </text:list-item>
      </text:list>
      <text:p text:style-name="Standard"><text:span text:style-name="T3">Returns</text:span></text:p>
      <text:p text:style-name="Standard">Nothing</text:p>
      <text:p text:style-name="Standard"><text:span text:style-name="T3">Example Code</text:span></text:p>
      <text:p text:style-name="Standard"/>
      <text:p text:style-name="Standard"><text:span text:style-name="T4">const byte ledPin = 13;</text:span></text:p>
      <text:p text:style-name="Standard"><text:span text:style-name="T4">const byte interruptPin = 2;</text:span></text:p>
      <text:p text:style-name="Standard"><text:span text:style-name="T4">volatile byte state = LOW;</text:span></text:p>
      <text:p text:style-name="P1"/>
      <text:p text:style-name="Standard"><text:span text:style-name="T4">void setup() {</text:span></text:p>
      <text:p text:style-name="Standard"><text:span text:style-name="T4"><text:s text:c="2"/>pinMode(ledPin, OUTPUT);</text:span></text:p>
      <text:p text:style-name="Standard"><text:span text:style-name="T4"><text:s text:c="2"/>pinMode(interruptPin, INPUT_PULLUP);</text:span></text:p>
      <text:p text:style-name="Standard"><text:span text:style-name="T4"><text:s text:c="2"/>attachInterrupt(digitalPinToInterrupt(interruptPin), blink, CHANGE);</text:span></text:p>
      <text:p text:style-name="Standard"><text:span text:style-name="T4">}</text:span></text:p>
      <text:p text:style-name="P1"/>
      <text:p text:style-name="Standard"><text:span text:style-name="T4">void loop() {</text:span></text:p>
      <text:p text:style-name="Standard"><text:span text:style-name="T4"><text:s text:c="2"/>digitalWrite(ledPin, state);</text:span></text:p>
      <text:p text:style-name="Standard"><text:span text:style-name="T4">}</text:span></text:p>
      <text:p text:style-name="P1"/>
      <text:p text:style-name="Standard"><text:span text:style-name="T4">void blink() {</text:span></text:p>
      <text:p text:style-name="Standard"><text:span text:style-name="T4"><text:s text:c="2"/>state = !state;</text:span></text:p>
      <text:p text:style-name="Standard"><text:span text:style-name="T4">}</text:span></text:p>
      <text:p text:style-name="Standard"/>
      <text:p text:style-name="Standard"><text:span text:style-name="T3">Interrupt Numbers</text:span></text:p>
      <text:p text:style-name="Standard">Normally you should use digitalPinToInterrupt(pin), rather than place an interrupt number directly into your sketch. The specific pins with interrupts and their mapping to interrupt number varies for each type of board. Direct use of interrupt numbers may seem simple, but it can cause compatibility trouble when your sketch runs on a different board.</text:p>
      <text:p text:style-name="Standard">However, older sketches often have direct interrupt numbers. Often number 0 (for digital pin 2) or number 1 (for digital pin 3) were used. The table below shows the available interrupt pins on various boards.</text:p>
      <text:p text:style-name="Standard">Note that in the table below, the interrupt numbers refer to the number to be passed to attachInterrupt(). For historical reasons, this numbering does not always correspond directly to the interrupt numbering on the ATmega chip (e.g. int.0 corresponds to INT4 on the ATmega2560 chip).</text:p>
      <text:p text:style-name="Standard"/>
      <table:table table:name="Table4" table:style-name="Table4">
        <table:table-column table:style-name="Table4.A"/>
        <table:table-column table:style-name="Table4.B"/>
        <table:table-column table:style-name="Table4.C"/>
        <table:table-column table:style-name="Table4.B" table:number-columns-repeated="4"/>
        <text:soft-page-break/>
        <table:table-row table:style-name="Table4.1">
          <table:table-cell table:style-name="Table4.A1" office:value-type="string">
            <text:p text:style-name="P2"><text:span text:style-name="T3">Board</text:span></text:p>
          </table:table-cell>
          <table:table-cell table:style-name="Table4.A1" office:value-type="string">
            <text:p text:style-name="P2"><text:span text:style-name="T3">int.0</text:span></text:p>
          </table:table-cell>
          <table:table-cell table:style-name="Table4.A1" office:value-type="string">
            <text:p text:style-name="P2"><text:span text:style-name="T3">int.1</text:span></text:p>
          </table:table-cell>
          <table:table-cell table:style-name="Table4.A1" office:value-type="string">
            <text:p text:style-name="P2"><text:span text:style-name="T3">int.2</text:span></text:p>
          </table:table-cell>
          <table:table-cell table:style-name="Table4.A1" office:value-type="string">
            <text:p text:style-name="P2"><text:span text:style-name="T3">int.3</text:span></text:p>
          </table:table-cell>
          <table:table-cell table:style-name="Table4.A1" office:value-type="string">
            <text:p text:style-name="P2"><text:span text:style-name="T3">int.4</text:span></text:p>
          </table:table-cell>
          <table:table-cell table:style-name="Table4.A1" office:value-type="string">
            <text:p text:style-name="P2"><text:span text:style-name="T3">int.5</text:span></text:p>
          </table:table-cell>
        </table:table-row>
        <table:table-row table:style-name="Table4.1">
          <table:table-cell table:style-name="Table4.A2" office:value-type="string">
            <text:p text:style-name="P15">Uno, Ethernet</text:p>
          </table:table-cell>
          <table:table-cell table:style-name="Table4.B2" office:value-type="string">
            <text:p text:style-name="P15">2</text:p>
          </table:table-cell>
          <table:table-cell table:style-name="Table4.C2" office:value-type="string">
            <text:p text:style-name="P15">3</text:p>
          </table:table-cell>
          <table:table-cell table:style-name="Table4.D2" office:value-type="string">
            <text:p text:style-name="P3"/>
          </table:table-cell>
          <table:table-cell table:style-name="Table4.E2" office:value-type="string">
            <text:p text:style-name="P15"/>
          </table:table-cell>
          <table:table-cell table:style-name="Table4.F2" office:value-type="string">
            <text:p text:style-name="P15"/>
          </table:table-cell>
          <table:table-cell table:style-name="Table4.G2" office:value-type="string">
            <text:p text:style-name="P15"/>
          </table:table-cell>
        </table:table-row>
        <table:table-row table:style-name="Table4.1">
          <table:table-cell table:style-name="Table4.A3" office:value-type="string">
            <text:p text:style-name="P15">Mega2560</text:p>
          </table:table-cell>
          <table:table-cell table:style-name="Table4.A3" office:value-type="string">
            <text:p text:style-name="P15">2</text:p>
          </table:table-cell>
          <table:table-cell table:style-name="Table4.A3" office:value-type="string">
            <text:p text:style-name="P15">3</text:p>
          </table:table-cell>
          <table:table-cell table:style-name="Table4.A3" office:value-type="string">
            <text:p text:style-name="P15">21</text:p>
          </table:table-cell>
          <table:table-cell table:style-name="Table4.A3" office:value-type="string">
            <text:p text:style-name="P15">20</text:p>
          </table:table-cell>
          <table:table-cell table:style-name="Table4.A3" office:value-type="string">
            <text:p text:style-name="P15">19</text:p>
          </table:table-cell>
          <table:table-cell table:style-name="Table4.A3" office:value-type="string">
            <text:p text:style-name="P15">18</text:p>
          </table:table-cell>
        </table:table-row>
        <table:table-row table:style-name="Table4.1">
          <table:table-cell table:style-name="Table4.A4" office:value-type="string">
            <text:p text:style-name="P15">32u4 based (e.g Leonardo, Micro)</text:p>
          </table:table-cell>
          <table:table-cell table:style-name="Table4.B4" office:value-type="string">
            <text:p text:style-name="P15">3</text:p>
          </table:table-cell>
          <table:table-cell table:style-name="Table4.C4" office:value-type="string">
            <text:p text:style-name="P15">2</text:p>
          </table:table-cell>
          <table:table-cell table:style-name="Table4.D4" office:value-type="string">
            <text:p text:style-name="P15">0</text:p>
          </table:table-cell>
          <table:table-cell table:style-name="Table4.E4" office:value-type="string">
            <text:p text:style-name="P15">1</text:p>
          </table:table-cell>
          <table:table-cell table:style-name="Table4.F4" office:value-type="string">
            <text:p text:style-name="P15">7</text:p>
          </table:table-cell>
          <table:table-cell table:style-name="Table4.G4" office:value-type="string">
            <text:p text:style-name="P3"/>
          </table:table-cell>
        </table:table-row>
      </table:table>
      <text:p text:style-name="Standard">For Uno WiFiRev.2, Due, Zero, MKR Family and 101 boards the interrupt number = pin number.</text:p>
      <text:p text:style-name="Heading_20_3"><text:bookmark text:name="_ew99bb76dbvh"/>detachInterrupt()</text:p>
      <text:p text:style-name="Standard"><text:span text:style-name="T3">Description</text:span></text:p>
      <text:p text:style-name="Standard">Turns off the given interrupt.</text:p>
      <text:p text:style-name="Standard"><text:span text:style-name="T3">Syntax</text:span></text:p>
      <text:p text:style-name="Standard">detachInterrupt(digitalPinToInterrupt(pin)) (recommended)</text:p>
      <text:p text:style-name="Standard">detachInterrupt(interrupt) (not recommended)</text:p>
      <text:p text:style-name="Standard">detachInterrupt(pin) (Not recommended. Additionally, this syntax only works on Arduino SAMD Boards, Uno WiFi Rev2, Due, and 101.)</text:p>
      <text:p text:style-name="Standard"><text:span text:style-name="T3">Parameters</text:span></text:p>
      <text:p text:style-name="Standard">interrupt: the number of the interrupt to disable (see attachInterrupt() for more details).</text:p>
      <text:p text:style-name="Standard">pin: the Arduino pin number of the interrupt to disable</text:p>
      <text:p text:style-name="Standard"><text:span text:style-name="T3">Returns</text:span></text:p>
      <text:p text:style-name="Standard">Nothing</text:p>
      <text:p text:style-name="Heading_20_2"><text:bookmark text:name="_ikzcrs49qvd5"/>Interrupts</text:p>
      <text:p text:style-name="Heading_20_3"><text:bookmark text:name="_9473hs71wmrq"/>interrupts()</text:p>
      <text:p text:style-name="Standard"><text:span text:style-name="T3">Description</text:span></text:p>
      <text:p text:style-name="Standard">Re-enables interrupts (after they’ve been disabled by nointerrupts(). Interrupts allow certain important tasks to happen in the background and are enabled by default. Some functions will not work while interrupts are disabled, and incoming communication may be ignored. Interrupts can slightly disrupt the timing of code, however, and may be disabled for particularly critical sections of code.</text:p>
      <text:p text:style-name="Standard"><text:span text:style-name="T3">Syntax</text:span></text:p>
      <text:p text:style-name="Standard">interrupts()</text:p>
      <text:p text:style-name="Standard"><text:span text:style-name="T3">Parameters</text:span></text:p>
      <text:p text:style-name="Standard">None</text:p>
      <text:p text:style-name="Standard"><text:span text:style-name="T3">Returns</text:span></text:p>
      <text:p text:style-name="Standard">Nothing</text:p>
      <text:p text:style-name="Standard"><text:span text:style-name="T3">Example Code</text:span></text:p>
      <text:p text:style-name="Standard">The code enables Interrupts.</text:p>
      <text:p text:style-name="Standard"/>
      <text:p text:style-name="Standard"><text:span text:style-name="T4">void setup() {}</text:span></text:p>
      <text:p text:style-name="P1"/>
      <text:p text:style-name="Standard"><text:span text:style-name="T4">void loop() {</text:span></text:p>
      <text:p text:style-name="Standard"><text:span text:style-name="T4"><text:s text:c="2"/>noInterrupts();</text:span></text:p>
      <text:p text:style-name="Standard"><text:span text:style-name="T4"><text:s text:c="2"/>// critical, time-sensitive code here</text:span></text:p>
      <text:p text:style-name="Standard"><text:span text:style-name="T4"><text:s text:c="2"/>interrupts();</text:span></text:p>
      <text:p text:style-name="Standard"><text:span text:style-name="T4"><text:s text:c="2"/>// other code here</text:span></text:p>
      <text:p text:style-name="Standard"><text:span text:style-name="T4">}</text:span></text:p>
      <text:p text:style-name="Heading_20_3"><text:bookmark text:name="_g3v7rkwmqz6y"/>noInterrupts()</text:p>
      <text:p text:style-name="Standard"><text:soft-page-break/><text:span text:style-name="T3">Description</text:span></text:p>
      <text:p text:style-name="Standard">Disables interrupts (you can re-enable them with interrupts()). Interrupts allow certain important tasks to happen in the background and are enabled by default. Some functions will not work while interrupts are disabled, and incoming communication may be ignored. Interrupts can slightly disrupt the timing of code, however, and may be disabled for particularly critical sections of code.</text:p>
      <text:p text:style-name="Standard"><text:span text:style-name="T3">Syntax</text:span></text:p>
      <text:p text:style-name="Standard">noInterrupts()</text:p>
      <text:p text:style-name="Standard"><text:span text:style-name="T3">Parameters</text:span></text:p>
      <text:p text:style-name="Standard">None</text:p>
      <text:p text:style-name="Standard"><text:span text:style-name="T3">Returns</text:span></text:p>
      <text:p text:style-name="Standard">Nothing</text:p>
      <text:p text:style-name="Standard"><text:span text:style-name="T3">Example Code</text:span></text:p>
      <text:p text:style-name="Standard">The code shows how to enable interrupts.</text:p>
      <text:p text:style-name="Standard"/>
      <text:p text:style-name="Standard"><text:span text:style-name="T4">void setup() {}</text:span></text:p>
      <text:p text:style-name="P1"/>
      <text:p text:style-name="Standard"><text:span text:style-name="T4">void loop() {</text:span></text:p>
      <text:p text:style-name="Standard"><text:span text:style-name="T4"><text:s text:c="2"/>noInterrupts();</text:span></text:p>
      <text:p text:style-name="Standard"><text:span text:style-name="T4"><text:s text:c="2"/>// critical, time-sensitive code here</text:span></text:p>
      <text:p text:style-name="Standard"><text:span text:style-name="T4"><text:s text:c="2"/>interrupts();</text:span></text:p>
      <text:p text:style-name="Standard"><text:span text:style-name="T4"><text:s text:c="2"/>// other code here</text:span></text:p>
      <text:p text:style-name="Standard"><text:span text:style-name="T4">}</text:span></text:p>
      <text:p text:style-name="Heading_20_2"><text:bookmark text:name="_oi8bgrwy1337"/>Communication</text:p>
      <text:p text:style-name="Heading_20_3"><text:bookmark text:name="_7gsxgvp3clzb"/>Serial</text:p>
      <text:p text:style-name="Standard"><text:span text:style-name="T3">Description</text:span></text:p>
      <text:p text:style-name="Standard">Used for communication between the Arduino board and a computer or other devices. All Arduino boards have at least one serial port (also known as a UART or USART), and some have several.</text:p>
      <text:p text:style-name="Standard"/>
      <table:table table:name="Table5" table:style-name="Table5">
        <table:table-column table:style-name="Table5.A"/>
        <table:table-column table:style-name="Table5.B" table:number-columns-repeated="5"/>
        <table:table-row table:style-name="Table5.1">
          <table:table-cell table:style-name="Table5.A1" office:value-type="string">
            <text:p text:style-name="P2"><text:span text:style-name="T3">Board</text:span></text:p>
          </table:table-cell>
          <table:table-cell table:style-name="Table5.A1" office:value-type="string">
            <text:p text:style-name="P2"><text:span text:style-name="T3">USB CDC name</text:span></text:p>
          </table:table-cell>
          <table:table-cell table:style-name="Table5.A1" office:value-type="string">
            <text:p text:style-name="P2"><text:span text:style-name="T3">Serial pins</text:span></text:p>
          </table:table-cell>
          <table:table-cell table:style-name="Table5.A1" office:value-type="string">
            <text:p text:style-name="P2"><text:span text:style-name="T3">Serial1 pins</text:span></text:p>
          </table:table-cell>
          <table:table-cell table:style-name="Table5.A1" office:value-type="string">
            <text:p text:style-name="P2"><text:span text:style-name="T3">Serial2 pins</text:span></text:p>
          </table:table-cell>
          <table:table-cell table:style-name="Table5.A1" office:value-type="string">
            <text:p text:style-name="P2"><text:span text:style-name="T3">Serial3 pins</text:span></text:p>
          </table:table-cell>
        </table:table-row>
        <table:table-row table:style-name="Table5.1">
          <table:table-cell table:style-name="Table5.A2" office:value-type="string">
            <text:p text:style-name="P15">Uno, Nano, Mini</text:p>
          </table:table-cell>
          <table:table-cell table:style-name="Table5.B2" office:value-type="string">
            <text:p text:style-name="P3"/>
          </table:table-cell>
          <table:table-cell table:style-name="Table5.C2" office:value-type="string">
            <text:p text:style-name="P15">0(RX), 1(TX)</text:p>
          </table:table-cell>
          <table:table-cell table:style-name="Table5.D2" office:value-type="string">
            <text:p text:style-name="P3"/>
          </table:table-cell>
          <table:table-cell table:style-name="Table5.E2" office:value-type="string">
            <text:p text:style-name="P15"/>
          </table:table-cell>
          <table:table-cell table:style-name="Table5.F2" office:value-type="string">
            <text:p text:style-name="P15"/>
          </table:table-cell>
        </table:table-row>
        <table:table-row table:style-name="Table5.1">
          <table:table-cell table:style-name="Table5.A3" office:value-type="string">
            <text:p text:style-name="P15">Mega</text:p>
          </table:table-cell>
          <table:table-cell table:style-name="Table5.A3" office:value-type="string">
            <text:p text:style-name="P3"/>
          </table:table-cell>
          <table:table-cell table:style-name="Table5.A3" office:value-type="string">
            <text:p text:style-name="P15">0(RX), 1(TX)</text:p>
          </table:table-cell>
          <table:table-cell table:style-name="Table5.A3" office:value-type="string">
            <text:p text:style-name="P15">19(RX), 18(TX)</text:p>
          </table:table-cell>
          <table:table-cell table:style-name="Table5.A3" office:value-type="string">
            <text:p text:style-name="P15">17(RX), 16(TX)</text:p>
          </table:table-cell>
          <table:table-cell table:style-name="Table5.A3" office:value-type="string">
            <text:p text:style-name="P15">15(RX), 14(TX)</text:p>
          </table:table-cell>
        </table:table-row>
        <table:table-row table:style-name="Table5.1">
          <table:table-cell table:style-name="Table5.A4" office:value-type="string">
            <text:p text:style-name="P15">Leonardo, Micro, Yún</text:p>
          </table:table-cell>
          <table:table-cell table:style-name="Table5.B4" office:value-type="string">
            <text:p text:style-name="P15">Serial</text:p>
          </table:table-cell>
          <table:table-cell table:style-name="Table5.C4" office:value-type="string">
            <text:p text:style-name="P3"/>
          </table:table-cell>
          <table:table-cell table:style-name="Table5.D4" office:value-type="string">
            <text:p text:style-name="P15">0(RX), 1(TX)</text:p>
          </table:table-cell>
          <table:table-cell table:style-name="Table5.E4" office:value-type="string">
            <text:p text:style-name="P3"/>
          </table:table-cell>
          <table:table-cell table:style-name="Table5.F4" office:value-type="string">
            <text:p text:style-name="P15"/>
          </table:table-cell>
        </table:table-row>
        <table:table-row table:style-name="Table5.1">
          <table:table-cell table:style-name="Table5.A3" office:value-type="string">
            <text:p text:style-name="P15">Uno WiFi Rev.2</text:p>
          </table:table-cell>
          <table:table-cell table:style-name="Table5.A3" office:value-type="string">
            <text:p text:style-name="P3"/>
          </table:table-cell>
          <table:table-cell table:style-name="Table5.A3" office:value-type="string">
            <text:p text:style-name="P15">Connected to USB</text:p>
          </table:table-cell>
          <table:table-cell table:style-name="Table5.A3" office:value-type="string">
            <text:p text:style-name="P15">0(RX), 1(TX)</text:p>
          </table:table-cell>
          <table:table-cell table:style-name="Table5.A3" office:value-type="string">
            <text:p text:style-name="P15">Connected to NINA</text:p>
          </table:table-cell>
          <table:table-cell table:style-name="Table5.A3" office:value-type="string">
            <text:p text:style-name="P3"/>
          </table:table-cell>
        </table:table-row>
        <table:table-row table:style-name="Table5.1">
          <table:table-cell table:style-name="Table5.A6" office:value-type="string">
            <text:p text:style-name="P15">MKR boards</text:p>
          </table:table-cell>
          <table:table-cell table:style-name="Table5.B6" office:value-type="string">
            <text:p text:style-name="P15">Serial</text:p>
          </table:table-cell>
          <table:table-cell table:style-name="Table5.C6" office:value-type="string">
            <text:p text:style-name="P3"/>
          </table:table-cell>
          <table:table-cell table:style-name="Table5.D6" office:value-type="string">
            <text:p text:style-name="P15">13(RX), 14(TX)</text:p>
          </table:table-cell>
          <table:table-cell table:style-name="Table5.E6" office:value-type="string">
            <text:p text:style-name="P3"/>
          </table:table-cell>
          <table:table-cell table:style-name="Table5.F6" office:value-type="string">
            <text:p text:style-name="P15"/>
          </table:table-cell>
        </table:table-row>
        <table:table-row table:style-name="Table5.1">
          <table:table-cell table:style-name="Table5.A3" office:value-type="string">
            <text:p text:style-name="P15">Zero</text:p>
          </table:table-cell>
          <table:table-cell table:style-name="Table5.A3" office:value-type="string">
            <text:p text:style-name="P15">SerialUSB (Native USB Port only)</text:p>
          </table:table-cell>
          <table:table-cell table:style-name="Table5.A3" office:value-type="string">
            <text:p text:style-name="P15">Connected to Programming Port</text:p>
          </table:table-cell>
          <table:table-cell table:style-name="Table5.A3" office:value-type="string">
            <text:p text:style-name="P15">0(RX), 1(TX)</text:p>
          </table:table-cell>
          <table:table-cell table:style-name="Table5.A3" office:value-type="string">
            <text:p text:style-name="P3"/>
          </table:table-cell>
          <table:table-cell table:style-name="Table5.A3" office:value-type="string">
            <text:p text:style-name="P15"/>
          </table:table-cell>
        </table:table-row>
        <table:table-row table:style-name="Table5.1">
          <table:table-cell table:style-name="Table5.A8" office:value-type="string">
            <text:p text:style-name="P15">Due</text:p>
          </table:table-cell>
          <table:table-cell table:style-name="Table5.B8" office:value-type="string">
            <text:p text:style-name="P15">SerialUSB (Native USB Port only)</text:p>
          </table:table-cell>
          <table:table-cell table:style-name="Table5.C8" office:value-type="string">
            <text:p text:style-name="P15">0(RX), 1(TX)</text:p>
          </table:table-cell>
          <table:table-cell table:style-name="Table5.D8" office:value-type="string">
            <text:p text:style-name="P15">19(RX), 18(TX)</text:p>
          </table:table-cell>
          <table:table-cell table:style-name="Table5.E8" office:value-type="string">
            <text:p text:style-name="P15">17(RX), 16(TX)</text:p>
          </table:table-cell>
          <table:table-cell table:style-name="Table5.F8" office:value-type="string">
            <text:p text:style-name="P15">15(RX), 14(TX)</text:p>
          </table:table-cell>
        </table:table-row>
        <table:table-row table:style-name="Table5.1">
          <table:table-cell table:style-name="Table5.A3" office:value-type="string">
            <text:p text:style-name="P15">101</text:p>
          </table:table-cell>
          <table:table-cell table:style-name="Table5.A3" office:value-type="string">
            <text:p text:style-name="P15">Serial</text:p>
          </table:table-cell>
          <table:table-cell table:style-name="Table5.A3" office:value-type="string">
            <text:p text:style-name="P3"/>
          </table:table-cell>
          <table:table-cell table:style-name="Table5.A3" office:value-type="string">
            <text:p text:style-name="P15">0(RX), 1(TX)</text:p>
          </table:table-cell>
          <table:table-cell table:style-name="Table5.A3" office:value-type="string">
            <text:p text:style-name="P3"/>
          </table:table-cell>
          <table:table-cell table:style-name="Table5.A3" office:value-type="string">
            <text:p text:style-name="P3"/>
          </table:table-cell>
        </table:table-row>
      </table:table>
      <text:p text:style-name="Standard">On Uno, Nano, Mini, and Mega, pins 0 and 1 are used for communication with the computer. Connecting anything to these pins can interfere with that communication, including causing failed uploads to the board.</text:p>
      <text:p text:style-name="Standard">You can use the Arduino environment’s built-in serial monitor to communicate with an Arduino board. Click the serial monitor button in the toolbar and select the same baud rate used in the call to begin().</text:p>
      <text:p text:style-name="Standard">Serial communication on pins TX/RX uses TTL logic levels (5V or 3.3V depending on the board). Don’t connect these pins directly to an RS232 serial port; they operate at +/- 12V and can damage your Arduino board.</text:p>
      <text:p text:style-name="Standard"><text:soft-page-break/>To use these extra serial ports to communicate with your personal computer, you will need an additional USB-to-serial adaptor, as they are not connected to the Mega’s USB-to-serial adaptor. To use them to communicate with an external TTL serial device, connect the TX pin to your device’s RX pin, the RX to your device’s TX pin, and the ground of your Mega to your device’s ground.</text:p>
      <text:p text:style-name="Standard"><text:span text:style-name="T3">Functions</text:span></text:p>
      <text:p text:style-name="Heading_20_4"><text:bookmark text:name="_xh40ngi08be0"/>if(Serial)</text:p>
      <text:p text:style-name="Standard"><text:span text:style-name="T3">Description</text:span></text:p>
      <text:p text:style-name="Standard">Indicates if the specified Serial port is ready.</text:p>
      <text:p text:style-name="Standard">On the boards with native USB, if (Serial) (or if(SerialUSB) on the Due) indicates whether or not the USB CDC serial connection is open. For all other boards, and the non-USB CDC ports, this will always return true.</text:p>
      <text:p text:style-name="Standard">This was introduced in Arduino IDE 1.0.1.</text:p>
      <text:p text:style-name="Standard"><text:span text:style-name="T3">Syntax</text:span></text:p>
      <text:p text:style-name="Standard">if (Serial)</text:p>
      <text:p text:style-name="Standard"><text:span text:style-name="T3">Parameters</text:span></text:p>
      <text:p text:style-name="Standard">None</text:p>
      <text:p text:style-name="Standard"><text:span text:style-name="T3">Returns</text:span></text:p>
      <text:p text:style-name="Standard">Returns true if the specified serial port is available. This will only return false if querying the Leonardo’s USB CDC serial connection before it is ready. Data type: bool.</text:p>
      <text:p text:style-name="Standard"><text:span text:style-name="T3">Example Code</text:span></text:p>
      <text:p text:style-name="Standard"/>
      <text:p text:style-name="Standard"><text:span text:style-name="T4">void setup() {</text:span></text:p>
      <text:p text:style-name="Standard"><text:span text:style-name="T4"><text:s text:c="2"/>//Initialize serial and wait for port to open:</text:span></text:p>
      <text:p text:style-name="Standard"><text:span text:style-name="T4"><text:s text:c="2"/>Serial.begin(9600);</text:span></text:p>
      <text:p text:style-name="Standard"><text:span text:style-name="T4"><text:s text:c="2"/>while (!Serial) {</text:span></text:p>
      <text:p text:style-name="Standard"><text:span text:style-name="T4"><text:s text:c="4"/>; // wait for serial port to connect. Needed for native USB</text:span></text:p>
      <text:p text:style-name="Standard"><text:span text:style-name="T4"><text:s text:c="2"/>}</text:span></text:p>
      <text:p text:style-name="Standard"><text:span text:style-name="T4">}</text:span></text:p>
      <text:p text:style-name="P1"/>
      <text:p text:style-name="Standard"><text:span text:style-name="T4">void loop() {</text:span></text:p>
      <text:p text:style-name="Standard"><text:span text:style-name="T4"><text:s text:c="2"/>//proceed normally</text:span></text:p>
      <text:p text:style-name="Standard"><text:span text:style-name="T4">}</text:span></text:p>
      <text:p text:style-name="Heading_20_4"><text:bookmark text:name="_buxgky9ks49t"/>available()</text:p>
      <text:p text:style-name="Standard"><text:span text:style-name="T3">Description</text:span></text:p>
      <text:p text:style-name="Standard">Get the number of bytes (characters) available for reading from the serial port. This is data that’s already arrived and stored in the serial receive buffer (which holds 64 bytes).</text:p>
      <text:p text:style-name="Standard">Serial.available() inherits from the Stream utility class.</text:p>
      <text:p text:style-name="Standard"><text:span text:style-name="T3">Syntax</text:span></text:p>
      <text:p text:style-name="Standard">Serial.available()</text:p>
      <text:p text:style-name="Standard"><text:span text:style-name="T3">Parameters</text:span></text:p>
      <text:p text:style-name="Standard">Serial: serial port object. See the list of available serial ports for each board on the Serial main page.</text:p>
      <text:p text:style-name="Standard"><text:span text:style-name="T3">Returns</text:span></text:p>
      <text:p text:style-name="Standard">The number of bytes available to read.</text:p>
      <text:p text:style-name="Standard"><text:soft-page-break/><text:span text:style-name="T3">Example Code</text:span></text:p>
      <text:p text:style-name="Standard">The following code returns a character received through the serial port.</text:p>
      <text:p text:style-name="Standard"/>
      <text:p text:style-name="Standard"><text:span text:style-name="T4">int incomingByte = 0; // for incoming serial data</text:span></text:p>
      <text:p text:style-name="P1"/>
      <text:p text:style-name="Standard"><text:span text:style-name="T4">void setup() {</text:span></text:p>
      <text:p text:style-name="Standard"><text:span text:style-name="T4"><text:s text:c="2"/>Serial.begin(9600); // opens serial port, sets data rate to 9600 bps</text:span></text:p>
      <text:p text:style-name="Standard"><text:span text:style-name="T4">}</text:span></text:p>
      <text:p text:style-name="P1"/>
      <text:p text:style-name="Standard"><text:span text:style-name="T4">void loop() {</text:span></text:p>
      <text:p text:style-name="Standard"><text:span text:style-name="T4"><text:s text:c="2"/>// reply only when you receive data:</text:span></text:p>
      <text:p text:style-name="Standard"><text:span text:style-name="T4"><text:s text:c="2"/>if (Serial.available() &gt; 0) {</text:span></text:p>
      <text:p text:style-name="Standard"><text:span text:style-name="T4"><text:s text:c="4"/>// read the incoming byte:</text:span></text:p>
      <text:p text:style-name="Standard"><text:span text:style-name="T4"><text:s text:c="4"/>incomingByte = Serial.read();</text:span></text:p>
      <text:p text:style-name="P1"/>
      <text:p text:style-name="Standard"><text:span text:style-name="T4"><text:s text:c="4"/>// say what you got:</text:span></text:p>
      <text:p text:style-name="Standard"><text:span text:style-name="T4"><text:s text:c="4"/>Serial.print("I received: ");</text:span></text:p>
      <text:p text:style-name="Standard"><text:span text:style-name="T4"><text:s text:c="4"/>Serial.println(incomingByte, DEC);</text:span></text:p>
      <text:p text:style-name="Standard"><text:span text:style-name="T4"><text:s text:c="2"/>}</text:span></text:p>
      <text:p text:style-name="Standard"><text:span text:style-name="T4">}</text:span></text:p>
      <text:p text:style-name="Standard"/>
      <text:p text:style-name="Standard">Arduino Mega example: This code sends data received in one serial port of the Arduino Mega to another. This can be used, for example, to connect a serial device to the computer through the Arduino board.</text:p>
      <text:p text:style-name="Standard"/>
      <text:p text:style-name="Standard"><text:span text:style-name="T4">void setup() {</text:span></text:p>
      <text:p text:style-name="Standard"><text:span text:style-name="T4"><text:s text:c="2"/>Serial.begin(9600);</text:span></text:p>
      <text:p text:style-name="Standard"><text:span text:style-name="T4"><text:s text:c="2"/>Serial1.begin(9600);</text:span></text:p>
      <text:p text:style-name="Standard"><text:span text:style-name="T4">}</text:span></text:p>
      <text:p text:style-name="P1"/>
      <text:p text:style-name="Standard"><text:span text:style-name="T4">void loop() {</text:span></text:p>
      <text:p text:style-name="Standard"><text:span text:style-name="T4"><text:s text:c="2"/>// read from port 0, send to port 1:</text:span></text:p>
      <text:p text:style-name="Standard"><text:span text:style-name="T4"><text:s text:c="2"/>if (Serial.available()) {</text:span></text:p>
      <text:p text:style-name="Standard"><text:span text:style-name="T4"><text:s text:c="4"/>int inByte = Serial.read();</text:span></text:p>
      <text:p text:style-name="Standard"><text:span text:style-name="T4"><text:s text:c="4"/>Serial1.print(inByte, DEC);</text:span></text:p>
      <text:p text:style-name="Standard"><text:span text:style-name="T4"><text:s text:c="2"/>}</text:span></text:p>
      <text:p text:style-name="Standard"><text:span text:style-name="T4"><text:s text:c="2"/>// read from port 1, send to port 0:</text:span></text:p>
      <text:p text:style-name="Standard"><text:span text:style-name="T4"><text:s text:c="2"/>if (Serial1.available()) {</text:span></text:p>
      <text:p text:style-name="Standard"><text:soft-page-break/><text:span text:style-name="T4"><text:s text:c="4"/>int inByte = Serial1.read();</text:span></text:p>
      <text:p text:style-name="Standard"><text:span text:style-name="T4"><text:s text:c="4"/>Serial.print(inByte, DEC);</text:span></text:p>
      <text:p text:style-name="Standard"><text:span text:style-name="T4"><text:s text:c="2"/>}</text:span></text:p>
      <text:p text:style-name="Standard"><text:span text:style-name="T4">}</text:span></text:p>
      <text:p text:style-name="Heading_20_4"><text:bookmark text:name="_mkqzs5pfpheq"/>availableForWrite()</text:p>
      <text:p text:style-name="Standard"><text:span text:style-name="T3">Description</text:span></text:p>
      <text:p text:style-name="Standard">Get the number of bytes (characters) available for writing in the serial buffer without blocking the write operation.</text:p>
      <text:p text:style-name="Standard"><text:span text:style-name="T3">Syntax</text:span></text:p>
      <text:p text:style-name="Standard">Serial.availableForWrite()</text:p>
      <text:p text:style-name="Standard"><text:span text:style-name="T3">Parameters</text:span></text:p>
      <text:p text:style-name="Standard">Serial: serial port object. See the list of available serial ports for each board on the Serial main page.</text:p>
      <text:p text:style-name="Standard"><text:span text:style-name="T3">Returns</text:span></text:p>
      <text:p text:style-name="Standard">The number of bytes available to write.</text:p>
      <text:p text:style-name="Heading_20_4"><text:bookmark text:name="_o8cwbwc93otu"/>begin()</text:p>
      <text:p text:style-name="Standard"><text:span text:style-name="T3">Description</text:span></text:p>
      <text:p text:style-name="Standard">Sets the data rate in bits per second (baud) for serial data transmission. For communicating with Serial Monitor, make sure to use one of the baud rates listed in the menu at the bottom right corner of its screen. You can, however, specify other rates - for example, to communicate over pins 0 and 1 with a component that requires a particular baud rate.</text:p>
      <text:p text:style-name="Standard">An optional second argument configures the data, parity, and stop bits. The default is 8 data bits, no parity, one stop bit.</text:p>
      <text:p text:style-name="Standard"><text:span text:style-name="T3">Syntax</text:span></text:p>
      <text:p text:style-name="Standard">Serial.begin(speed)</text:p>
      <text:p text:style-name="Standard">Serial.begin(speed, config)</text:p>
      <text:p text:style-name="Standard"><text:span text:style-name="T3">Parameters</text:span></text:p>
      <text:p text:style-name="Standard">Serial: serial port object. See the list of available serial ports for each board on the Serial main page.</text:p>
      <text:p text:style-name="Standard">speed: in bits per second (baud). Allowed data types: long.</text:p>
      <text:p text:style-name="Standard">config: sets data, parity, and stop bits. Valid values are:</text:p>
      <text:p text:style-name="P12">SERIAL_5N1</text:p>
      <text:p text:style-name="P12">SERIAL_6N1</text:p>
      <text:p text:style-name="P12">SERIAL_7N1</text:p>
      <text:p text:style-name="P12">SERIAL_8N1 (the default)</text:p>
      <text:p text:style-name="P12">SERIAL_5N2</text:p>
      <text:p text:style-name="P12">SERIAL_6N2</text:p>
      <text:p text:style-name="P12">SERIAL_7N2</text:p>
      <text:p text:style-name="P12">SERIAL_8N2</text:p>
      <text:p text:style-name="P12">SERIAL_5E1: even parity</text:p>
      <text:p text:style-name="P12">SERIAL_6E1</text:p>
      <text:p text:style-name="P12">SERIAL_7E1</text:p>
      <text:p text:style-name="P12">SERIAL_8E1</text:p>
      <text:p text:style-name="P12"><text:soft-page-break/>SERIAL_5E2</text:p>
      <text:p text:style-name="P12">SERIAL_6E2</text:p>
      <text:p text:style-name="P12">SERIAL_7E2</text:p>
      <text:p text:style-name="P12">SERIAL_8E2</text:p>
      <text:p text:style-name="P12">SERIAL_5O1: odd parity</text:p>
      <text:p text:style-name="P12">SERIAL_6O1</text:p>
      <text:p text:style-name="P12">SERIAL_7O1</text:p>
      <text:p text:style-name="P12">SERIAL_8O1</text:p>
      <text:p text:style-name="P12">SERIAL_5O2</text:p>
      <text:p text:style-name="P12">SERIAL_6O2</text:p>
      <text:p text:style-name="P12">SERIAL_7O2</text:p>
      <text:p text:style-name="P12">SERIAL_8O2</text:p>
      <text:p text:style-name="Standard"><text:span text:style-name="T3">Returns</text:span></text:p>
      <text:p text:style-name="Standard">Nothing</text:p>
      <text:p text:style-name="Standard"><text:span text:style-name="T3">Example Code</text:span></text:p>
      <text:p text:style-name="Standard"/>
      <text:p text:style-name="Standard"><text:span text:style-name="T4">void setup() {</text:span></text:p>
      <text:p text:style-name="Standard"><text:span text:style-name="T4"><text:s text:c="4"/>Serial.begin(9600); // opens serial port, sets data rate to 9600 bps</text:span></text:p>
      <text:p text:style-name="Standard"><text:span text:style-name="T4">}</text:span></text:p>
      <text:p text:style-name="P1"/>
      <text:p text:style-name="Standard"><text:span text:style-name="T4">void loop() {}</text:span></text:p>
      <text:p text:style-name="Standard"/>
      <text:p text:style-name="Standard">Arduino Mega example:</text:p>
      <text:p text:style-name="Standard"/>
      <text:p text:style-name="Standard"><text:span text:style-name="T4">// Arduino Mega using all four of its Serial ports</text:span></text:p>
      <text:p text:style-name="Standard"><text:span text:style-name="T4">// (Serial, Serial1, Serial2, Serial3),</text:span></text:p>
      <text:p text:style-name="Standard"><text:span text:style-name="T4">// with different baud rates:</text:span></text:p>
      <text:p text:style-name="P1"/>
      <text:p text:style-name="Standard"><text:span text:style-name="T4">void setup() {</text:span></text:p>
      <text:p text:style-name="Standard"><text:span text:style-name="T4"><text:s text:c="2"/>Serial.begin(9600);</text:span></text:p>
      <text:p text:style-name="Standard"><text:span text:style-name="T4"><text:s text:c="2"/>Serial1.begin(38400);</text:span></text:p>
      <text:p text:style-name="Standard"><text:span text:style-name="T4"><text:s text:c="2"/>Serial2.begin(19200);</text:span></text:p>
      <text:p text:style-name="Standard"><text:span text:style-name="T4"><text:s text:c="2"/>Serial3.begin(4800);</text:span></text:p>
      <text:p text:style-name="P1"/>
      <text:p text:style-name="Standard"><text:span text:style-name="T4"><text:s text:c="2"/>Serial.println("Hello Computer");</text:span></text:p>
      <text:p text:style-name="Standard"><text:span text:style-name="T4"><text:s text:c="2"/>Serial1.println("Hello Serial 1");</text:span></text:p>
      <text:p text:style-name="Standard"><text:soft-page-break/><text:span text:style-name="T4"><text:s text:c="2"/>Serial2.println("Hello Serial 2");</text:span></text:p>
      <text:p text:style-name="Standard"><text:span text:style-name="T4"><text:s text:c="2"/>Serial3.println("Hello Serial 3");</text:span></text:p>
      <text:p text:style-name="Standard"><text:span text:style-name="T4">}</text:span></text:p>
      <text:p text:style-name="Standard"><text:span text:style-name="T4">void loop() {}</text:span></text:p>
      <text:p text:style-name="Standard"/>
      <text:p text:style-name="Standard">Thanks to Jeff Gray for the mega example</text:p>
      <text:p text:style-name="Standard"><text:span text:style-name="T3">Notes and Warnings</text:span></text:p>
      <text:p text:style-name="Standard">For USB CDC serial ports (e.g. Serial on the Leonardo), Serial.begin() is irrelevant. You can use any baud rate and configuration for serial communication with these ports. See the list of available serial ports for each board on the Serial main page.</text:p>
      <text:p text:style-name="Heading_20_4"><text:bookmark text:name="_x6bqxa3c7nvk"/>end()</text:p>
      <text:p text:style-name="Standard"><text:span text:style-name="T3">Description</text:span></text:p>
      <text:p text:style-name="Standard">Disables serial communication, allowing the RX and TX pins to be used for general input and output. To re-enable serial communication, call Serial.begin().</text:p>
      <text:p text:style-name="Standard"><text:span text:style-name="T3">Syntax</text:span></text:p>
      <text:p text:style-name="Standard">Serial.end()</text:p>
      <text:p text:style-name="Standard"><text:span text:style-name="T3">Parameters</text:span></text:p>
      <text:p text:style-name="Standard">Serial: serial port object. See the list of available serial ports for each board on the Serial main page.</text:p>
      <text:p text:style-name="Standard"><text:span text:style-name="T3">Returns</text:span></text:p>
      <text:p text:style-name="Standard">Nothing</text:p>
      <text:p text:style-name="Heading_20_4"><text:bookmark text:name="_hoptwfbetg63"/>find()</text:p>
      <text:p text:style-name="Standard"><text:span text:style-name="T3">Description</text:span></text:p>
      <text:p text:style-name="Standard">Serial.find() reads data from the serial buffer until the target is found. The function returns true if target is found, false if it times out.</text:p>
      <text:p text:style-name="Standard">Serial.find() inherits from the stream utility class.</text:p>
      <text:p text:style-name="Standard"><text:span text:style-name="T3">Syntax</text:span></text:p>
      <text:p text:style-name="Standard">Serial.find(target)</text:p>
      <text:p text:style-name="Standard">Serial.find(target, length)</text:p>
      <text:p text:style-name="Standard"><text:span text:style-name="T3">Parameters</text:span></text:p>
      <text:p text:style-name="Standard">Serial: serial port object. See the list of available serial ports for each board on the Serial main page.</text:p>
      <text:p text:style-name="Standard">target: the string to search for. Allowed data types: char.</text:p>
      <text:p text:style-name="Standard">length: length of the target. Allowed data types: size_t.</text:p>
      <text:p text:style-name="Standard"><text:span text:style-name="T3">Returns</text:span></text:p>
      <text:p text:style-name="Standard">Data type: bool.</text:p>
      <text:p text:style-name="Heading_20_4"><text:bookmark text:name="_ioan5otnox0v"/>findUntil()</text:p>
      <text:p text:style-name="Standard"><text:span text:style-name="T3">Description</text:span></text:p>
      <text:p text:style-name="Standard">Serial.findUntil() reads data from the serial buffer until a target string of given length or terminator string is found.</text:p>
      <text:p text:style-name="Standard">The function returns true if the target string is found, false if it times out.</text:p>
      <text:p text:style-name="Standard">Serial.findUntil() inherits from the Stream utility class.</text:p>
      <text:p text:style-name="Standard"><text:span text:style-name="T3">Syntax</text:span></text:p>
      <text:p text:style-name="Standard"><text:soft-page-break/>Serial.findUntil(target, terminal)</text:p>
      <text:p text:style-name="Standard"><text:span text:style-name="T3">Parameters</text:span></text:p>
      <text:p text:style-name="Standard">Serial: serial port object. See the list of available serial ports for each board on the Serial main page.</text:p>
      <text:p text:style-name="Standard">target: the string to search for. Allowed data types: char.</text:p>
      <text:p text:style-name="Standard">terminal: the terminal string in the search. Allowed data types: char.</text:p>
      <text:p text:style-name="Standard"><text:span text:style-name="T3">Returns</text:span></text:p>
      <text:p text:style-name="Standard">Data type: bool.</text:p>
      <text:p text:style-name="Heading_20_4"><text:bookmark text:name="_2moi0gjnwvm8"/>flush()</text:p>
      <text:p text:style-name="Standard"><text:span text:style-name="T3">Description</text:span></text:p>
      <text:p text:style-name="Standard">Waits for the transmission of outgoing serial data to complete. (Prior to Arduino 1.0, this instead removed any buffered incoming serial data.)</text:p>
      <text:p text:style-name="Standard">flush() inherits from the Stream utility class.</text:p>
      <text:p text:style-name="Standard"><text:span text:style-name="T3">Syntax</text:span></text:p>
      <text:p text:style-name="Standard">Serial.flush()</text:p>
      <text:p text:style-name="Standard"><text:span text:style-name="T3">Parameters</text:span></text:p>
      <text:p text:style-name="Standard">Serial: serial port object. See the list of available serial ports for each board on the Serial main page.</text:p>
      <text:p text:style-name="Standard"><text:span text:style-name="T3">Returns</text:span></text:p>
      <text:p text:style-name="Standard">Nothing</text:p>
      <text:p text:style-name="Heading_20_4"><text:bookmark text:name="_vuwm0d2fs76g"/>parseFloat()</text:p>
      <text:p text:style-name="Standard"><text:span text:style-name="T3">Description</text:span></text:p>
      <text:p text:style-name="Standard">Serial.parseFloat() returns the first valid floating point number from the Serial buffer. parseFloat() is terminated by the first character that is not a floating point number. The function terminates if it times out (see Serial.setTimeout()).</text:p>
      <text:p text:style-name="Standard">Serial.parseFloat() inherits from the Stream utility class.</text:p>
      <text:p text:style-name="Standard"><text:span text:style-name="T3">Syntax</text:span></text:p>
      <text:p text:style-name="Standard">Serial.parseFloat()</text:p>
      <text:p text:style-name="Standard">Serial.parseFloat(lookahead)</text:p>
      <text:p text:style-name="Standard">Serial.parseFloat(lookahead, ignore)</text:p>
      <text:p text:style-name="Standard"><text:span text:style-name="T3">Parameters</text:span></text:p>
      <text:p text:style-name="Standard">Serial: serial port object. See the list of available serial ports for each board on the Serial main page.</text:p>
      <text:p text:style-name="Standard">lookahead: the mode used to look ahead in the stream for a floating point number. Allowed data types: LookaheadMode. Allowed lookahead values:</text:p>
      <text:list xml:id="list1727563640" text:style-name="WWNum1">
        <text:list-item>
          <text:p text:style-name="P25">SKIP_ALL: all characters other than a minus sign, decimal point, or digits are ignored when scanning the stream for a floating point number. This is the default mode.</text:p>
        </text:list-item>
        <text:list-item>
          <text:p text:style-name="P25">SKIP_NONE: Nothing is skipped, and the stream is not touched unless the first waiting character is valid.</text:p>
        </text:list-item>
        <text:list-item>
          <text:p text:style-name="P25">SKIP_WHITESPACE: Only tabs, spaces, line feeds, and carriage returns are skipped.</text:p>
        </text:list-item>
      </text:list>
      <text:p text:style-name="Standard">ignore: used to skip the indicated char in the search. Used for example to skip thousands divider. Allowed data types: char</text:p>
      <text:p text:style-name="Standard"><text:span text:style-name="T3">Returns</text:span></text:p>
      <text:p text:style-name="Standard">Data type: float.</text:p>
      <text:p text:style-name="Heading_20_4"><text:bookmark text:name="_8hbcgu6ac01c"/>parseInt()</text:p>
      <text:p text:style-name="Standard"><text:span text:style-name="T3">Description</text:span></text:p>
      <text:p text:style-name="Standard"><text:soft-page-break/>Looks for the next valid integer in the incoming serial. The function terminates if it times out (see Serial.setTimeout()).</text:p>
      <text:p text:style-name="Standard">Serial.parseInt() inherits from the Stream utility class.</text:p>
      <text:p text:style-name="Standard">In particular:</text:p>
      <text:list xml:id="list181083038" text:style-name="WWNum10">
        <text:list-item>
          <text:p text:style-name="P26">Parsing stops when no characters have been read for a configurable time-out value, or a non-digit is read;</text:p>
        </text:list-item>
        <text:list-item>
          <text:p text:style-name="P26">If no valid digits were read when the time-out (see Serial.setTimeout()) occurs, 0 is returned;</text:p>
        </text:list-item>
      </text:list>
      <text:p text:style-name="Standard"><text:span text:style-name="T3">Syntax</text:span></text:p>
      <text:p text:style-name="Standard">Serial.parseInt()</text:p>
      <text:p text:style-name="Standard">Serial.parseInt(lookahead)</text:p>
      <text:p text:style-name="Standard">Serial.parseInt(lookahead, ignore)</text:p>
      <text:p text:style-name="Standard"><text:span text:style-name="T3">Parameters</text:span></text:p>
      <text:p text:style-name="Standard">Serial: serial port object. See the list of available serial ports for each board on the Serial main page.</text:p>
      <text:p text:style-name="Standard">lookahead: the mode used to look ahead in the stream for an integer. Allowed data types: LookaheadMode. Allowed lookahead values:</text:p>
      <text:list xml:id="list1701949170" text:style-name="WWNum30">
        <text:list-item>
          <text:p text:style-name="P27">SKIP_ALL: all characters other than digits or a minus sign are ignored when scanning the stream for an integer. This is the default mode.</text:p>
        </text:list-item>
        <text:list-item>
          <text:p text:style-name="P27">SKIP_NONE: Nothing is skipped, and the stream is not touched unless the first waiting character is valid.</text:p>
        </text:list-item>
        <text:list-item>
          <text:p text:style-name="P27">SKIP_WHITESPACE: Only tabs, spaces, line feeds, and carriage returns are skipped.</text:p>
        </text:list-item>
      </text:list>
      <text:p text:style-name="Standard">ignore: used to skip the indicated char in the search. Used for example to skip thousands divider. Allowed data types: char</text:p>
      <text:p text:style-name="Standard"><text:span text:style-name="T3">Returns</text:span></text:p>
      <text:p text:style-name="Standard">The next valid integer. Data type: long.</text:p>
      <text:p text:style-name="Heading_20_4"><text:bookmark text:name="_7stkqnrs66lw"/>peek()</text:p>
      <text:p text:style-name="Standard"><text:span text:style-name="T3">Description</text:span></text:p>
      <text:p text:style-name="Standard">Returns the next byte (character) of incoming serial data without removing it from the internal serial buffer. That is, successive calls to peek() will return the same character, as will the next call to read().</text:p>
      <text:p text:style-name="Standard">Serial.peek() inherits from the Stream utility class.</text:p>
      <text:p text:style-name="Standard"><text:span text:style-name="T3">Syntax</text:span></text:p>
      <text:p text:style-name="Standard">Serial.peek()</text:p>
      <text:p text:style-name="Standard"><text:span text:style-name="T3">Parameters</text:span></text:p>
      <text:p text:style-name="Standard">Serial: serial port object. See the list of available serial ports for each board on the Serial main page.</text:p>
      <text:p text:style-name="Standard"><text:span text:style-name="T3">Returns</text:span></text:p>
      <text:p text:style-name="Standard">The first byte of incoming serial data available (or -1 if no data is available). Data type: int.</text:p>
      <text:p text:style-name="Heading_20_4"><text:bookmark text:name="_91oyp2934r8m"/>print()</text:p>
      <text:p text:style-name="Standard"><text:span text:style-name="T3">Description</text:span></text:p>
      <text:p text:style-name="Standard">Prints data to the serial port as human-readable ASCII text. This command can take many forms. Numbers are printed using an ASCII character for each digit. Floats are similarly printed as ASCII digits, defaulting to two decimal places. Bytes are sent as a single character. Characters and strings are sent as is. For example-</text:p>
      <text:list xml:id="list3372950174" text:style-name="WWNum19">
        <text:list-item>
          <text:p text:style-name="P28">Serial.print(78) gives "78"</text:p>
        </text:list-item>
        <text:list-item>
          <text:p text:style-name="P28">Serial.print(1.23456) gives "1.23"</text:p>
        </text:list-item>
        <text:list-item>
          <text:p text:style-name="P28">Serial.print('N') gives "N"</text:p>
        </text:list-item>
        <text:list-item>
          <text:p text:style-name="P28">Serial.print("Hello world.") gives "Hello world."</text:p>
        </text:list-item>
      </text:list>
      <text:p text:style-name="Standard">An optional second parameter specifies the base (format) to use; permitted values are BIN(binary, or base 2), OCT(octal, or base 8), DEC(decimal, or base 10), HEX(hexadecimal, or base 16). For floating point numbers, this parameter specifies the number of decimal places to use. For example-</text:p>
      <text:list xml:id="list3554544645" text:style-name="WWNum29">
        <text:list-item>
          <text:p text:style-name="P29"><text:soft-page-break/>Serial.print(78, BIN) gives "1001110"</text:p>
        </text:list-item>
        <text:list-item>
          <text:p text:style-name="P29">Serial.print(78, OCT) gives "116"</text:p>
        </text:list-item>
        <text:list-item>
          <text:p text:style-name="P29">Serial.print(78, DEC) gives "78"</text:p>
        </text:list-item>
        <text:list-item>
          <text:p text:style-name="P29">Serial.print(78, HEX) gives "4E"</text:p>
        </text:list-item>
        <text:list-item>
          <text:p text:style-name="P29">Serial.print(1.23456, 0) gives "1"</text:p>
        </text:list-item>
        <text:list-item>
          <text:p text:style-name="P29">Serial.print(1.23456, 2) gives "1.23"</text:p>
        </text:list-item>
        <text:list-item>
          <text:p text:style-name="P29">Serial.print(1.23456, 4) gives "1.2346"</text:p>
        </text:list-item>
      </text:list>
      <text:p text:style-name="Standard">You can pass flash-memory based strings to Serial.print() by wrapping them with F(). For example:</text:p>
      <text:p text:style-name="Standard">Serial.print(F("Hello World"))</text:p>
      <text:p text:style-name="Standard">To send data without conversion to its representation as characters, use Serial.write().</text:p>
      <text:p text:style-name="Standard"><text:span text:style-name="T3">Syntax</text:span></text:p>
      <text:p text:style-name="Standard">Serial.print(val)</text:p>
      <text:p text:style-name="Standard">Serial.print(val, format)</text:p>
      <text:p text:style-name="Standard"><text:span text:style-name="T3">Parameters</text:span></text:p>
      <text:p text:style-name="Standard">Serial: serial port object. See the list of available serial ports for each board on the Serial main page.</text:p>
      <text:p text:style-name="Standard">val: the value to print. Allowed data types: any data type.</text:p>
      <text:p text:style-name="Standard"><text:span text:style-name="T3">Returns</text:span></text:p>
      <text:p text:style-name="Standard">print() returns the number of bytes written, though reading that number is optional. Data type: size_t.</text:p>
      <text:p text:style-name="Standard"><text:span text:style-name="T3">Example Code</text:span></text:p>
      <text:p text:style-name="Standard"/>
      <text:p text:style-name="Standard"><text:span text:style-name="T4">/*</text:span></text:p>
      <text:p text:style-name="Standard"><text:span text:style-name="T4"><text:s text:c="2"/>Uses a for loop to print numbers in various formats.</text:span></text:p>
      <text:p text:style-name="Standard"><text:span text:style-name="T4">*/</text:span></text:p>
      <text:p text:style-name="Standard"><text:span text:style-name="T4">void setup() {</text:span></text:p>
      <text:p text:style-name="Standard"><text:span text:style-name="T4"><text:s text:c="2"/>Serial.begin(9600); // open the serial port at 9600 bps:</text:span></text:p>
      <text:p text:style-name="Standard"><text:span text:style-name="T4">}</text:span></text:p>
      <text:p text:style-name="P1"/>
      <text:p text:style-name="Standard"><text:span text:style-name="T4">void loop() {</text:span></text:p>
      <text:p text:style-name="Standard"><text:span text:style-name="T4"><text:s text:c="2"/>// print labels</text:span></text:p>
      <text:p text:style-name="Standard"><text:span text:style-name="T4"><text:s text:c="2"/>Serial.print("NO FORMAT"); <text:s/>// prints a label</text:span></text:p>
      <text:p text:style-name="Standard"><text:span text:style-name="T4"><text:s text:c="2"/>Serial.print("\t"); <text:s text:c="8"/>// prints a tab</text:span></text:p>
      <text:p text:style-name="P1"/>
      <text:p text:style-name="Standard"><text:span text:style-name="T4"><text:s text:c="2"/>Serial.print("DEC");</text:span></text:p>
      <text:p text:style-name="Standard"><text:span text:style-name="T4"><text:s text:c="2"/>Serial.print("\t");</text:span></text:p>
      <text:p text:style-name="P1"/>
      <text:p text:style-name="Standard"><text:span text:style-name="T4"><text:s text:c="2"/>Serial.print("HEX");</text:span></text:p>
      <text:p text:style-name="Standard"><text:soft-page-break/><text:span text:style-name="T4"><text:s text:c="2"/>Serial.print("\t");</text:span></text:p>
      <text:p text:style-name="P1"/>
      <text:p text:style-name="Standard"><text:span text:style-name="T4"><text:s text:c="2"/>Serial.print("OCT");</text:span></text:p>
      <text:p text:style-name="Standard"><text:span text:style-name="T4"><text:s text:c="2"/>Serial.print("\t");</text:span></text:p>
      <text:p text:style-name="P1"/>
      <text:p text:style-name="Standard"><text:span text:style-name="T4"><text:s text:c="2"/>Serial.print("BIN");</text:span></text:p>
      <text:p text:style-name="Standard"><text:span text:style-name="T4"><text:s text:c="2"/>Serial.println(); <text:s text:c="7"/>// carriage return after the last label</text:span></text:p>
      <text:p text:style-name="P1"/>
      <text:p text:style-name="Standard"><text:span text:style-name="T4"><text:s text:c="2"/>for (int x = 0; x &lt; 64; x++) { // only part of the ASCII chart, change to suit</text:span></text:p>
      <text:p text:style-name="Standard"><text:span text:style-name="T4"><text:s text:c="4"/>// print it out in many formats:</text:span></text:p>
      <text:p text:style-name="Standard"><text:span text:style-name="T4"><text:s text:c="4"/>Serial.print(x); <text:s text:c="6"/>// print as an ASCII-encoded decimal - same as "DEC"</text:span></text:p>
      <text:p text:style-name="Standard"><text:span text:style-name="T4"><text:s text:c="4"/>Serial.print("\t\t"); <text:s/>// prints two tabs to accomodate the label lenght</text:span></text:p>
      <text:p text:style-name="P1"/>
      <text:p text:style-name="Standard"><text:span text:style-name="T4"><text:s text:c="4"/>Serial.print(x, DEC); <text:s/>// print as an ASCII-encoded decimal</text:span></text:p>
      <text:p text:style-name="Standard"><text:span text:style-name="T4"><text:s text:c="4"/>Serial.print("\t"); <text:s text:c="3"/>// prints a tab</text:span></text:p>
      <text:p text:style-name="P1"/>
      <text:p text:style-name="Standard"><text:span text:style-name="T4"><text:s text:c="4"/>Serial.print(x, HEX); <text:s/>// print as an ASCII-encoded hexadecimal</text:span></text:p>
      <text:p text:style-name="Standard"><text:span text:style-name="T4"><text:s text:c="4"/>Serial.print("\t"); <text:s text:c="3"/>// prints a tab</text:span></text:p>
      <text:p text:style-name="P1"/>
      <text:p text:style-name="Standard"><text:span text:style-name="T4"><text:s text:c="4"/>Serial.print(x, OCT); <text:s/>// print as an ASCII-encoded octal</text:span></text:p>
      <text:p text:style-name="Standard"><text:span text:style-name="T4"><text:s text:c="4"/>Serial.print("\t"); <text:s text:c="3"/>// prints a tab</text:span></text:p>
      <text:p text:style-name="P1"/>
      <text:p text:style-name="Standard"><text:span text:style-name="T4"><text:s text:c="4"/>Serial.println(x, BIN); <text:s/>// print as an ASCII-encoded binary</text:span></text:p>
      <text:p text:style-name="Standard"><text:span text:style-name="T4"><text:s text:c="4"/>// then adds the carriage return with "println"</text:span></text:p>
      <text:p text:style-name="Standard"><text:span text:style-name="T4"><text:s text:c="4"/>delay(200); <text:s text:c="11"/>// delay 200 milliseconds</text:span></text:p>
      <text:p text:style-name="Standard"><text:span text:style-name="T4"><text:s text:c="2"/>}</text:span></text:p>
      <text:p text:style-name="Standard"><text:span text:style-name="T4"><text:s text:c="2"/>Serial.println(); <text:s text:c="7"/>// prints another carriage return</text:span></text:p>
      <text:p text:style-name="Standard"><text:span text:style-name="T4">}</text:span></text:p>
      <text:p text:style-name="Standard"/>
      <text:p text:style-name="Standard"><text:span text:style-name="T3">Notes and Warnings</text:span></text:p>
      <text:p text:style-name="Standard">For information on the asyncronicity of Serial.print(), see the Notes and Warnings section of the Serial.write() reference page.</text:p>
      <text:p text:style-name="Heading_20_4"><text:bookmark text:name="_j1y0m6iibqe9"/>println()</text:p>
      <text:p text:style-name="Standard"><text:span text:style-name="T3">Description</text:span></text:p>
      <text:p text:style-name="Standard">Prints data to the serial port as human-readable ASCII text followed by a carriage return character (ASCII 13, or '\r') and a newline character (ASCII 10, or '\n'). This command takes the same forms as Serial.print().</text:p>
      <text:p text:style-name="Standard"><text:span text:style-name="T3">Syntax</text:span></text:p>
      <text:p text:style-name="Standard">Serial.println(val)</text:p>
      <text:p text:style-name="Standard"><text:soft-page-break/>Serial.println(val, format)</text:p>
      <text:p text:style-name="Standard"><text:span text:style-name="T3">Parameters</text:span></text:p>
      <text:p text:style-name="Standard">Serial: serial port object. See the list of available serial ports for each board on the Serial main page.</text:p>
      <text:p text:style-name="Standard">val: the value to print. Allowed data types: any data type.</text:p>
      <text:p text:style-name="Standard">format: specifies the number base (for integral data types) or number of decimal places (for floating point types).</text:p>
      <text:p text:style-name="Standard"><text:span text:style-name="T3">Returns</text:span></text:p>
      <text:p text:style-name="Standard">println() returns the number of bytes written, though reading that number is optional. Data type: size_t.</text:p>
      <text:p text:style-name="Standard"><text:span text:style-name="T3">Example Code</text:span></text:p>
      <text:p text:style-name="Standard"/>
      <text:p text:style-name="Standard"><text:span text:style-name="T4">/*</text:span></text:p>
      <text:p text:style-name="Standard"><text:span text:style-name="T4"><text:s/>Analog input reads an analog input on analog in 0, prints the value out.</text:span></text:p>
      <text:p text:style-name="Standard"><text:span text:style-name="T4"><text:s/>created 24 March 2006</text:span></text:p>
      <text:p text:style-name="Standard"><text:span text:style-name="T4"><text:s/>by Tom Igoe</text:span></text:p>
      <text:p text:style-name="Standard"><text:span text:style-name="T4"><text:s/>*/</text:span></text:p>
      <text:p text:style-name="P1"/>
      <text:p text:style-name="Standard"><text:span text:style-name="T4">int analogValue = 0; <text:s text:c="3"/>// variable to hold the analog value</text:span></text:p>
      <text:p text:style-name="P1"/>
      <text:p text:style-name="Standard"><text:span text:style-name="T4">void setup() {</text:span></text:p>
      <text:p text:style-name="Standard"><text:span text:style-name="T4"><text:s text:c="2"/>// open the serial port at 9600 bps:</text:span></text:p>
      <text:p text:style-name="Standard"><text:span text:style-name="T4"><text:s text:c="2"/>Serial.begin(9600);</text:span></text:p>
      <text:p text:style-name="Standard"><text:span text:style-name="T4">}</text:span></text:p>
      <text:p text:style-name="P1"/>
      <text:p text:style-name="Standard"><text:span text:style-name="T4">void loop() {</text:span></text:p>
      <text:p text:style-name="Standard"><text:span text:style-name="T4"><text:s text:c="2"/>// read the analog input on pin 0:</text:span></text:p>
      <text:p text:style-name="Standard"><text:span text:style-name="T4"><text:s text:c="2"/>analogValue = analogRead(0);</text:span></text:p>
      <text:p text:style-name="P1"/>
      <text:p text:style-name="Standard"><text:span text:style-name="T4"><text:s text:c="2"/>// print it out in many formats:</text:span></text:p>
      <text:p text:style-name="Standard"><text:span text:style-name="T4"><text:s text:c="2"/>Serial.println(analogValue); <text:s text:c="6"/>// print as an ASCII-encoded decimal</text:span></text:p>
      <text:p text:style-name="Standard"><text:span text:style-name="T4"><text:s text:c="2"/>Serial.println(analogValue, DEC); <text:s/>// print as an ASCII-encoded decimal</text:span></text:p>
      <text:p text:style-name="Standard"><text:span text:style-name="T4"><text:s text:c="2"/>Serial.println(analogValue, HEX); <text:s/>// print as an ASCII-encoded hexadecimal</text:span></text:p>
      <text:p text:style-name="Standard"><text:span text:style-name="T4"><text:s text:c="2"/>Serial.println(analogValue, OCT); <text:s/>// print as an ASCII-encoded octal</text:span></text:p>
      <text:p text:style-name="Standard"><text:span text:style-name="T4"><text:s text:c="2"/>Serial.println(analogValue, BIN); <text:s/>// print as an ASCII-encoded binary</text:span></text:p>
      <text:p text:style-name="P1"/>
      <text:p text:style-name="Standard"><text:span text:style-name="T4"><text:s text:c="2"/>// delay 10 milliseconds before the next reading:</text:span></text:p>
      <text:p text:style-name="Standard"><text:span text:style-name="T4"><text:s text:c="2"/>delay(10);</text:span></text:p>
      <text:p text:style-name="Standard"><text:span text:style-name="T4">}</text:span></text:p>
      <text:p text:style-name="Standard"><text:soft-page-break/></text:p>
      <text:p text:style-name="Standard"><text:span text:style-name="T3">Notes and Warnings</text:span></text:p>
      <text:p text:style-name="Standard">For information on the asyncronicity of Serial.println(), see the Notes and Warnings section of the Serial.write() reference page.</text:p>
      <text:p text:style-name="Heading_20_4"><text:bookmark text:name="_v8vbi244q1xy"/>read()</text:p>
      <text:p text:style-name="Standard"><text:span text:style-name="T3">Description</text:span></text:p>
      <text:p text:style-name="Standard">Reads incoming serial data.</text:p>
      <text:p text:style-name="Standard">Serial.read() inherits from the Stream utility class.</text:p>
      <text:p text:style-name="Standard"><text:span text:style-name="T3">Syntax</text:span></text:p>
      <text:p text:style-name="Standard">Serial.read()</text:p>
      <text:p text:style-name="Standard"><text:span text:style-name="T3">Parameters</text:span></text:p>
      <text:p text:style-name="Standard">Serial: serial port object. See the list of available serial ports for each board on the Serial main page.</text:p>
      <text:p text:style-name="Standard"><text:span text:style-name="T3">Returns</text:span></text:p>
      <text:p text:style-name="Standard">The first byte of incoming serial data available (or -1 if no data is available). Data type: int.</text:p>
      <text:p text:style-name="Standard"><text:span text:style-name="T3">Example Code</text:span></text:p>
      <text:p text:style-name="Standard"/>
      <text:p text:style-name="Standard"><text:span text:style-name="T4">int incomingByte = 0; // for incoming serial data</text:span></text:p>
      <text:p text:style-name="P1"/>
      <text:p text:style-name="Standard"><text:span text:style-name="T4">void setup() {</text:span></text:p>
      <text:p text:style-name="Standard"><text:span text:style-name="T4"><text:s text:c="2"/>Serial.begin(9600); // opens serial port, sets data rate to 9600 bps</text:span></text:p>
      <text:p text:style-name="Standard"><text:span text:style-name="T4">}</text:span></text:p>
      <text:p text:style-name="P1"/>
      <text:p text:style-name="Standard"><text:span text:style-name="T4">void loop() {</text:span></text:p>
      <text:p text:style-name="Standard"><text:span text:style-name="T4"><text:s text:c="2"/>// send data only when you receive data:</text:span></text:p>
      <text:p text:style-name="Standard"><text:span text:style-name="T4"><text:s text:c="2"/>if (Serial.available() &gt; 0) {</text:span></text:p>
      <text:p text:style-name="Standard"><text:span text:style-name="T4"><text:s text:c="4"/>// read the incoming byte:</text:span></text:p>
      <text:p text:style-name="Standard"><text:span text:style-name="T4"><text:s text:c="4"/>incomingByte = Serial.read();</text:span></text:p>
      <text:p text:style-name="P1"/>
      <text:p text:style-name="Standard"><text:span text:style-name="T4"><text:s text:c="4"/>// say what you got:</text:span></text:p>
      <text:p text:style-name="Standard"><text:span text:style-name="T4"><text:s text:c="4"/>Serial.print("I received: ");</text:span></text:p>
      <text:p text:style-name="Standard"><text:span text:style-name="T4"><text:s text:c="4"/>Serial.println(incomingByte, DEC);</text:span></text:p>
      <text:p text:style-name="Standard"><text:span text:style-name="T4"><text:s text:c="2"/>}</text:span></text:p>
      <text:p text:style-name="Standard"><text:span text:style-name="T4">}</text:span></text:p>
      <text:p text:style-name="Heading_20_4"><text:bookmark text:name="_yhxnv7ul89w6"/>readBytes()</text:p>
      <text:p text:style-name="Standard"><text:span text:style-name="T3">Description</text:span></text:p>
      <text:p text:style-name="Standard">Serial.readBytes() reads characters from the serial port into a buffer. The function terminates if the determined length has been read, or it times out (see Serial.setTimeout()).</text:p>
      <text:p text:style-name="Standard">Serial.readBytes() returns the number of characters placed in the buffer. A 0 means no valid data was found.</text:p>
      <text:p text:style-name="Standard"><text:soft-page-break/>Serial.readBytes() inherits from the Stream utility class.</text:p>
      <text:p text:style-name="Standard"><text:span text:style-name="T3">Syntax</text:span></text:p>
      <text:p text:style-name="Standard">Serial.readBytes(buffer, length)</text:p>
      <text:p text:style-name="Standard"><text:span text:style-name="T3">Parameters</text:span></text:p>
      <text:p text:style-name="Standard">Serial: serial port object. See the list of available serial ports for each board on the Serial main page.</text:p>
      <text:p text:style-name="Standard">buffer: the buffer to store the bytes in. Allowed data types: or array of char or byte.</text:p>
      <text:p text:style-name="Standard">length: the number of bytes to read. Allowed data types: int.</text:p>
      <text:p text:style-name="Standard"><text:span text:style-name="T3">Returns</text:span></text:p>
      <text:p text:style-name="Standard">The number of bytes placed in the buffer. Data type: size_t.</text:p>
      <text:p text:style-name="Heading_20_4"><text:bookmark text:name="_2rrd40qdd93v"/>readBytesUntil()</text:p>
      <text:p text:style-name="Standard"><text:span text:style-name="T3">Description</text:span></text:p>
      <text:p text:style-name="Standard">Serial.readBytesUntil() reads characters from the serial buffer into an array. The function terminates (checks being done in this order) if the determined length has been read, if it times out (see Serial.setTimeout()), or if the terminator character is detected (in which case the function returns the characters up to the last character before the supplied terminator). The terminator itself is not returned in the buffer.</text:p>
      <text:p text:style-name="Standard">Serial.readBytesUntil() returns the number of characters read into the buffer. A 0 means that the length parameter &lt;= 0, a time out occurred before any other input, or a termination character was found before any other input.</text:p>
      <text:p text:style-name="Standard">Serial.readBytesUntil() inherits from the Stream utility class.</text:p>
      <text:p text:style-name="Standard"><text:span text:style-name="T3">Syntax</text:span></text:p>
      <text:p text:style-name="Standard">Serial.readBytesUntil(character, buffer, length)</text:p>
      <text:p text:style-name="Standard"><text:span text:style-name="T3">Parameters</text:span></text:p>
      <text:p text:style-name="Standard">Serial: serial port object. See the list of available serial ports for each board on the Serial main page.</text:p>
      <text:p text:style-name="Standard">character: the character to search for. Allowed data types: char.</text:p>
      <text:p text:style-name="Standard">buffer: the buffer to store the bytes in. Allowed data types: array of char or byte.</text:p>
      <text:p text:style-name="Standard">length: the number of bytes to read. Allowed data types: int.</text:p>
      <text:p text:style-name="Standard"><text:span text:style-name="T3">Returns</text:span></text:p>
      <text:p text:style-name="Standard">Data type: size_t.</text:p>
      <text:p text:style-name="Standard"><text:span text:style-name="T3">Notes and Warnings</text:span></text:p>
      <text:p text:style-name="Standard">The terminator character is discarded from the serial buffer, unless the number of characters read and copied into the buffer equals length.</text:p>
      <text:p text:style-name="Heading_20_4"><text:bookmark text:name="_ameeba1ktfbn"/>readString()</text:p>
      <text:p text:style-name="Standard"><text:span text:style-name="T3">Description</text:span></text:p>
      <text:p text:style-name="Standard">Serial.readString() reads characters from the serial buffer into a String. The function terminates if it times out (see setTimeout()).</text:p>
      <text:p text:style-name="Standard">Serial.readString() inherits from the Stream utility class.</text:p>
      <text:p text:style-name="Standard"><text:span text:style-name="T3">Syntax</text:span></text:p>
      <text:p text:style-name="Standard">Serial.readString()</text:p>
      <text:p text:style-name="Standard"><text:span text:style-name="T3">Parameters</text:span></text:p>
      <text:p text:style-name="Standard">Serial: serial port object. See the list of available serial ports for each board on the Serial main page.</text:p>
      <text:p text:style-name="Standard"><text:span text:style-name="T3">Returns</text:span></text:p>
      <text:p text:style-name="Standard">A String read from the serial buffer</text:p>
      <text:p text:style-name="Heading_20_4"><text:bookmark text:name="_udk4nexa85jp"/>readStringUntil()</text:p>
      <text:p text:style-name="Standard"><text:soft-page-break/><text:span text:style-name="T3">Description</text:span></text:p>
      <text:p text:style-name="Standard">readStringUntil() reads characters from the serial buffer into a String. The function terminates if it times out (see setTimeout()).</text:p>
      <text:p text:style-name="Standard">Serial.readStringUntil() inherits from the Stream utility class.</text:p>
      <text:p text:style-name="Standard"><text:span text:style-name="T3">Syntax</text:span></text:p>
      <text:p text:style-name="Standard">Serial.readStringUntil(terminator)</text:p>
      <text:p text:style-name="Standard"><text:span text:style-name="T3">Parameters</text:span></text:p>
      <text:p text:style-name="Standard">Serial: serial port object. See the list of available serial ports for each board on the Serial main page.</text:p>
      <text:p text:style-name="Standard">terminator: the character to search for. Allowed data types: char.</text:p>
      <text:p text:style-name="Standard"><text:span text:style-name="T3">Returns</text:span></text:p>
      <text:p text:style-name="Standard">The entire String read from the serial buffer, up to the terminator character</text:p>
      <text:p text:style-name="Standard"><text:span text:style-name="T3">Notes and Warnings</text:span></text:p>
      <text:p text:style-name="Standard">The terminator character is discarded from the serial buffer.</text:p>
      <text:p text:style-name="Heading_20_4"><text:bookmark text:name="_4e8dod7e75rk"/>setTimeout()</text:p>
      <text:p text:style-name="Standard"><text:span text:style-name="T3">Description</text:span></text:p>
      <text:p text:style-name="Standard">Serial.setTimeout() sets the maximum milliseconds to wait for serial data. It defaults to 1000 milliseconds.</text:p>
      <text:p text:style-name="Standard">Serial.setTimeout() inherits from the Stream utility class.</text:p>
      <text:p text:style-name="Standard"><text:span text:style-name="T3">Syntax</text:span></text:p>
      <text:p text:style-name="Standard">Serial.setTimeout(time)</text:p>
      <text:p text:style-name="Standard"><text:span text:style-name="T3">Parameters</text:span></text:p>
      <text:p text:style-name="Standard">Serial: serial port object. See the list of available serial ports for each board on the Serial main page.</text:p>
      <text:p text:style-name="Standard">time: timeout duration in milliseconds. Allowed data types: long.</text:p>
      <text:p text:style-name="Standard"><text:span text:style-name="T3">Returns</text:span></text:p>
      <text:p text:style-name="Standard">Nothing</text:p>
      <text:p text:style-name="Standard"><text:span text:style-name="T3">Notes and Warnings</text:span></text:p>
      <text:p text:style-name="Standard">Serial functions that use the timeout value set via Serial.setTimeout():</text:p>
      <text:list xml:id="list3349615094" text:style-name="WWNum14">
        <text:list-item>
          <text:p text:style-name="P30">Serial.find()</text:p>
        </text:list-item>
        <text:list-item>
          <text:p text:style-name="P30">Serial.findUntil()</text:p>
        </text:list-item>
        <text:list-item>
          <text:p text:style-name="P30">Serial.parseInt()</text:p>
        </text:list-item>
        <text:list-item>
          <text:p text:style-name="P30">Serial.parseFloat()</text:p>
        </text:list-item>
        <text:list-item>
          <text:p text:style-name="P30">Serial.readBytes()</text:p>
        </text:list-item>
        <text:list-item>
          <text:p text:style-name="P30">Serial.readBytesUntil()</text:p>
        </text:list-item>
        <text:list-item>
          <text:p text:style-name="P30">Serial.readString()</text:p>
        </text:list-item>
        <text:list-item>
          <text:p text:style-name="P30">Serial.readStringUntil()</text:p>
        </text:list-item>
      </text:list>
      <text:p text:style-name="Heading_20_4"><text:bookmark text:name="_14jj1xdaspxl"/>write()</text:p>
      <text:p text:style-name="Standard"><text:span text:style-name="T3">Description</text:span></text:p>
      <text:p text:style-name="Standard">Writes binary data to the serial port. This data is sent as a byte or series of bytes; to send the characters representing the digits of a number use the print() function instead.</text:p>
      <text:p text:style-name="Standard"><text:soft-page-break/><text:span text:style-name="T3">Syntax</text:span></text:p>
      <text:p text:style-name="Standard">Serial.write(val)</text:p>
      <text:p text:style-name="Standard">Serial.write(str)</text:p>
      <text:p text:style-name="Standard">Serial.write(buf, len)</text:p>
      <text:p text:style-name="Standard"><text:span text:style-name="T3">Parameters</text:span></text:p>
      <text:p text:style-name="Standard">Serial: serial port object. See the list of available serial ports for each board on the Serial main page.</text:p>
      <text:p text:style-name="Standard">val: a value to send as a single byte.</text:p>
      <text:p text:style-name="Standard">str: a string to send as a series of bytes.</text:p>
      <text:p text:style-name="Standard">buf: an array to send as a series of bytes.</text:p>
      <text:p text:style-name="Standard">len: the number of bytes to be sent from the array.</text:p>
      <text:p text:style-name="Standard"><text:span text:style-name="T3">Returns</text:span></text:p>
      <text:p text:style-name="Standard">write() will return the number of bytes written, though reading that number is optional. Data type: size_t.</text:p>
      <text:p text:style-name="Standard"><text:span text:style-name="T3">Example Code</text:span></text:p>
      <text:p text:style-name="Standard"/>
      <text:p text:style-name="Standard"><text:span text:style-name="T4">void setup() {</text:span></text:p>
      <text:p text:style-name="Standard"><text:span text:style-name="T4"><text:s text:c="2"/>Serial.begin(9600);</text:span></text:p>
      <text:p text:style-name="Standard"><text:span text:style-name="T4">}</text:span></text:p>
      <text:p text:style-name="P1"/>
      <text:p text:style-name="Standard"><text:span text:style-name="T4">void loop() {</text:span></text:p>
      <text:p text:style-name="Standard"><text:span text:style-name="T4"><text:s text:c="2"/>Serial.write(45); // send a byte with the value 45</text:span></text:p>
      <text:p text:style-name="P1"/>
      <text:p text:style-name="Standard"><text:span text:style-name="T4"><text:s text:c="2"/>int bytesSent = Serial.write("hello"); <text:s/>//send the string "hello" and return the length of the string.</text:span></text:p>
      <text:p text:style-name="Standard"><text:span text:style-name="T4">}</text:span></text:p>
      <text:p text:style-name="Standard"/>
      <text:p text:style-name="Standard"><text:span text:style-name="T3">Notes and Warnings</text:span></text:p>
      <text:p text:style-name="Standard">As of Arduino IDE 1.0, serial transmission is asynchronous. If there is enough empty space in the transmit buffer, Serial.write() will return before any characters are transmitted over serial. If the transmit buffer is full then Serial.write() will block until there is enough space in the buffer. To avoid blocking calls to Serial.write(), you can first check the amount of free space in the transmit buffer using availableForWrite().</text:p>
      <text:p text:style-name="Heading_20_4"><text:bookmark text:name="_yhq27syb9v22"/>serialEvent()</text:p>
      <text:p text:style-name="Standard"><text:span text:style-name="T3">Description</text:span></text:p>
      <text:p text:style-name="Standard">Called when data is available. Use Serial.read() to capture this data.</text:p>
      <text:p text:style-name="Standard"><text:span text:style-name="T3">Syntax</text:span></text:p>
      <text:p text:style-name="Standard">void serialEvent() {</text:p>
      <text:p text:style-name="Standard"><text:s text:c="2"/>//statements</text:p>
      <text:p text:style-name="Standard">}</text:p>
      <text:p text:style-name="Standard">For boards with additional serial ports (see the list of available serial ports for each board on the Serial main page):</text:p>
      <text:p text:style-name="Standard">void serialEvent1() {</text:p>
      <text:p text:style-name="Standard"><text:s text:c="2"/>//statements</text:p>
      <text:p text:style-name="Standard"><text:soft-page-break/>}</text:p>
      <text:p text:style-name="Standard"/>
      <text:p text:style-name="Standard">void serialEvent2() {</text:p>
      <text:p text:style-name="Standard"><text:s text:c="2"/>//statements</text:p>
      <text:p text:style-name="Standard">}</text:p>
      <text:p text:style-name="Standard"/>
      <text:p text:style-name="Standard">void serialEvent3() {</text:p>
      <text:p text:style-name="Standard"><text:s text:c="2"/>//statements</text:p>
      <text:p text:style-name="Standard">}</text:p>
      <text:p text:style-name="Standard"><text:span text:style-name="T3">Parameters</text:span></text:p>
      <text:p text:style-name="Standard">statements: any valid statements</text:p>
      <text:p text:style-name="Standard"><text:span text:style-name="T3">Returns</text:span></text:p>
      <text:p text:style-name="Standard">Nothing</text:p>
      <text:p text:style-name="Standard"><text:span text:style-name="T3">Notes and Warnings</text:span></text:p>
      <text:p text:style-name="Standard">serialEvent() doesn’t work on the Leonardo, Micro, or Yún.</text:p>
      <text:p text:style-name="Standard">serialEvent() and serialEvent1() don’t work on the Arduino SAMD Boards</text:p>
      <text:p text:style-name="Standard">serialEvent(), serialEvent1()``serialEvent2(), and serialEvent3() don’t work on the Arduino Due.</text:p>
      <text:p text:style-name="Heading_20_3"><text:bookmark text:name="_fu5xicgrutyp"/>Stream</text:p>
      <text:p text:style-name="Standard"><text:span text:style-name="T3">Description</text:span></text:p>
      <text:p text:style-name="Standard">Stream is the base class for character and binary based streams. It is not called directly, but invoked whenever you use a function that relies on it.</text:p>
      <text:p text:style-name="Standard">Stream defines the reading functions in Arduino. When using any core functionality that uses a read() or similar method, you can safely assume it calls on the Stream class. For functions like print(), Stream inherits from the Print class.</text:p>
      <text:p text:style-name="Standard">Some of the libraries that rely on Stream include :</text:p>
      <text:list xml:id="list423346928" text:style-name="WWNum17">
        <text:list-item>
          <text:p text:style-name="P31">Serial</text:p>
        </text:list-item>
        <text:list-item>
          <text:p text:style-name="P31">Wire</text:p>
        </text:list-item>
        <text:list-item>
          <text:p text:style-name="P31">Ethernet</text:p>
        </text:list-item>
        <text:list-item>
          <text:p text:style-name="P31">SD</text:p>
        </text:list-item>
      </text:list>
      <text:p text:style-name="Standard"><text:span text:style-name="T3">Functions</text:span></text:p>
      <text:p text:style-name="Heading_20_4"><text:bookmark text:name="_ni82fxumqihy"/>available()</text:p>
      <text:p text:style-name="Standard"><text:span text:style-name="T3">Description</text:span></text:p>
      <text:p text:style-name="Standard">available() gets the number of bytes available in the stream. This is only for bytes that have already arrived.</text:p>
      <text:p text:style-name="Standard">This function is part of the Stream class, and can be called by any class that inherits from it (Wire, Serial, etc). See the Stream class main page for more information.</text:p>
      <text:p text:style-name="Standard"><text:span text:style-name="T3">Syntax</text:span></text:p>
      <text:p text:style-name="Standard">stream.available()</text:p>
      <text:p text:style-name="Standard"><text:span text:style-name="T3">Parameters</text:span></text:p>
      <text:p text:style-name="Standard">stream: an instance of a class that inherits from Stream.</text:p>
      <text:p text:style-name="Standard"><text:span text:style-name="T3">Returns</text:span></text:p>
      <text:p text:style-name="Standard"><text:soft-page-break/>The number of bytes available to read. Data type: int.</text:p>
      <text:p text:style-name="Heading_20_4"><text:bookmark text:name="_2glppuu7hkvs"/>read()</text:p>
      <text:p text:style-name="Standard"><text:span text:style-name="T3">Description</text:span></text:p>
      <text:p text:style-name="Standard">read() reads characters from an incoming stream to the buffer.</text:p>
      <text:p text:style-name="Standard">This function is part of the Stream class, and can be called by any class that inherits from it (Wire, Serial, etc). See the stream class main page for more information.</text:p>
      <text:p text:style-name="Standard"><text:span text:style-name="T3">Syntax</text:span></text:p>
      <text:p text:style-name="Standard">stream.read()</text:p>
      <text:p text:style-name="Standard"><text:span text:style-name="T3">Parameters</text:span></text:p>
      <text:p text:style-name="Standard">stream: an instance of a class that inherits from Stream.</text:p>
      <text:p text:style-name="Standard"><text:span text:style-name="T3">Returns</text:span></text:p>
      <text:p text:style-name="Standard">The first byte of incoming data available (or -1 if no data is available).</text:p>
      <text:p text:style-name="Heading_20_4"><text:bookmark text:name="_8k2pk3eaauzm"/>flush()</text:p>
      <text:p text:style-name="Standard"><text:span text:style-name="T3">Description</text:span></text:p>
      <text:p text:style-name="Standard">flush() clears the buffer once all outgoing characters have been sent.</text:p>
      <text:p text:style-name="Standard">This function is part of the Stream class, and can be called by any class that inherits from it (Wire, Serial, etc). See the stream class main page for more information.</text:p>
      <text:p text:style-name="Standard"><text:span text:style-name="T3">Syntax</text:span></text:p>
      <text:p text:style-name="Standard">stream.flush()</text:p>
      <text:p text:style-name="Standard"><text:span text:style-name="T3">Parameters</text:span></text:p>
      <text:p text:style-name="Standard">stream: an instance of a class that inherits from Stream.</text:p>
      <text:p text:style-name="Standard"><text:span text:style-name="T3">Returns</text:span></text:p>
      <text:p text:style-name="Standard">Nothing</text:p>
      <text:p text:style-name="Heading_20_4"><text:bookmark text:name="_cb5ic56iadir"/>find()</text:p>
      <text:p text:style-name="Standard"><text:span text:style-name="T3">Description</text:span></text:p>
      <text:p text:style-name="Standard">find() reads data from the stream until the target is found. The function returns true if target is found, false if timed out (see Stream.setTimeout()).</text:p>
      <text:p text:style-name="Standard">This function is part of the Stream class, and can be called by any class that inherits from it (Wire, Serial, etc). See the stream class main page for more information.</text:p>
      <text:p text:style-name="Standard"><text:span text:style-name="T3">Syntax</text:span></text:p>
      <text:p text:style-name="Standard">stream.find(target)</text:p>
      <text:p text:style-name="Standard">stream.find(target, length)</text:p>
      <text:p text:style-name="Standard"><text:span text:style-name="T3">Parameters</text:span></text:p>
      <text:p text:style-name="Standard">stream: an instance of a class that inherits from Stream.</text:p>
      <text:p text:style-name="Standard">target: the string to search for. Allowed data types: char.</text:p>
      <text:p text:style-name="Standard">length: length of the target. Allowed data types: size_t.</text:p>
      <text:p text:style-name="Standard"><text:span text:style-name="T3">Returns</text:span></text:p>
      <text:p text:style-name="Standard">Data type: bool.</text:p>
      <text:p text:style-name="Heading_20_4"><text:bookmark text:name="_7y6fdlq9ute1"/>findUntil()</text:p>
      <text:p text:style-name="Standard"><text:span text:style-name="T3">Description</text:span></text:p>
      <text:p text:style-name="Standard"><text:soft-page-break/>findUntil() reads data from the stream until the target string of given length or terminator string is found, or it times out (see Stream.setTimeout()).</text:p>
      <text:p text:style-name="Standard">The function returns true if target string is found, false if timed out.</text:p>
      <text:p text:style-name="Standard">This function is part of the Stream class, and can be called by any class that inherits from it (Wire, Serial, etc). See the Stream class main page for more information.</text:p>
      <text:p text:style-name="Standard"><text:span text:style-name="T3">Syntax</text:span></text:p>
      <text:p text:style-name="Standard">stream.findUntil(target, terminal)</text:p>
      <text:p text:style-name="Standard"><text:span text:style-name="T3">Parameters</text:span></text:p>
      <text:p text:style-name="Standard">stream: an instance of a class that inherits from Stream.</text:p>
      <text:p text:style-name="Standard">target: the string to search for. Allowed data types: char.</text:p>
      <text:p text:style-name="Standard">terminal: the terminal string in the search. Allowed data types: char.</text:p>
      <text:p text:style-name="Standard"><text:span text:style-name="T3">Returns</text:span></text:p>
      <text:p text:style-name="Standard">Data type: bool.</text:p>
      <text:p text:style-name="Heading_20_4"><text:bookmark text:name="_jl4j6nth92pz"/>peek()</text:p>
      <text:p text:style-name="Standard"><text:span text:style-name="T3">Description</text:span></text:p>
      <text:p text:style-name="Standard">Read a byte from the file without advancing to the next one. That is, successive calls to peek() will return the same value, as will the next call to read().</text:p>
      <text:p text:style-name="Standard">This function is part of the Stream class, and can be called by any class that inherits from it (Wire, Serial, etc). See the Stream class main page for more information.</text:p>
      <text:p text:style-name="Standard"><text:span text:style-name="T3">Syntax</text:span></text:p>
      <text:p text:style-name="Standard">stream.peek()</text:p>
      <text:p text:style-name="Standard"><text:span text:style-name="T3">Parameters</text:span></text:p>
      <text:p text:style-name="Standard">stream: an instance of a class that inherits from Stream.</text:p>
      <text:p text:style-name="Standard"><text:span text:style-name="T3">Returns</text:span></text:p>
      <text:p text:style-name="Standard">The next byte (or character), or -1 if none is available.</text:p>
      <text:p text:style-name="Heading_20_4"><text:bookmark text:name="_kwlkuxeiuua4"/>readBytes()</text:p>
      <text:p text:style-name="Standard"><text:span text:style-name="T3">Description</text:span></text:p>
      <text:p text:style-name="Standard">readBytes() read characters from a stream into a buffer. The function terminates if the determined length has been read, or it times out (see setTimeout()).</text:p>
      <text:p text:style-name="Standard">readBytes() returns the number of bytes placed in the buffer. A 0 means no valid data was found.</text:p>
      <text:p text:style-name="Standard">This function is part of the Stream class, and can be called by any class that inherits from it (Wire, Serial, etc). See the Stream class main page for more information.</text:p>
      <text:p text:style-name="Standard"><text:span text:style-name="T3">Syntax</text:span></text:p>
      <text:p text:style-name="Standard">stream.readBytes(buffer, length)</text:p>
      <text:p text:style-name="Standard"><text:span text:style-name="T3">Parameters</text:span></text:p>
      <text:p text:style-name="Standard">stream: an instance of a class that inherits from Stream.</text:p>
      <text:p text:style-name="Standard">buffer: the buffer to store the bytes in. Allowed data types: array of char or byte.</text:p>
      <text:p text:style-name="Standard">length: the number of bytes to read. Allowed data types: int.</text:p>
      <text:p text:style-name="Standard"><text:span text:style-name="T3">Returns</text:span></text:p>
      <text:p text:style-name="Standard">The number of bytes placed in the buffer. Data type: size_t.</text:p>
      <text:p text:style-name="Heading_20_4"><text:bookmark text:name="_tzbk1cntqi2j"/>readBytesUntil()</text:p>
      <text:p text:style-name="Standard"><text:span text:style-name="T3">Description</text:span></text:p>
      <text:p text:style-name="Standard"><text:soft-page-break/>readBytesUntil() reads characters from a stream into a buffer. The function terminates if the terminator character is detected, the determined length has been read, or it times out (see setTimeout()). The function returns the characters up to the last character before the supplied terminator. The terminator itself is not returned in the buffer.</text:p>
      <text:p text:style-name="Standard">readBytesUntil() returns the number of bytes placed in the buffer. A 0 means no valid data was found.</text:p>
      <text:p text:style-name="Standard">This function is part of the Stream class, and can be called by any class that inherits from it (Wire, Serial, etc). See the Stream class main page for more information.</text:p>
      <text:p text:style-name="Standard"><text:span text:style-name="T3">Syntax</text:span></text:p>
      <text:p text:style-name="Standard">stream.readBytesUntil(character, buffer, length)</text:p>
      <text:p text:style-name="Standard"><text:span text:style-name="T3">Parameters</text:span></text:p>
      <text:p text:style-name="Standard">stream: an instance of a class that inherits from Stream.</text:p>
      <text:p text:style-name="Standard">character: the character to search for. Allowed data types: char.</text:p>
      <text:p text:style-name="Standard">buffer: the buffer to store the bytes in. Allowed data types: array of char or byte.</text:p>
      <text:p text:style-name="Standard">length: the number of bytes to read. Allowed data types: int.</text:p>
      <text:p text:style-name="Standard"><text:span text:style-name="T3">Returns</text:span></text:p>
      <text:p text:style-name="Standard">The number of bytes placed in the buffer.</text:p>
      <text:p text:style-name="Standard"><text:span text:style-name="T3">Notes and Warnings</text:span></text:p>
      <text:p text:style-name="Standard">The terminator character is discarded from the stream.</text:p>
      <text:p text:style-name="Heading_20_4"><text:bookmark text:name="_147nfx2qnjo1"/>readString()</text:p>
      <text:p text:style-name="Standard"><text:span text:style-name="T3">Description</text:span></text:p>
      <text:p text:style-name="Standard">readString() reads characters from a stream into a String. The function terminates if it times out (see setTimeout()).</text:p>
      <text:p text:style-name="Standard">This function is part of the Stream class, and can be called by any class that inherits from it (Wire, Serial, etc). See the Stream class main page for more information.</text:p>
      <text:p text:style-name="Standard"><text:span text:style-name="T3">Syntax</text:span></text:p>
      <text:p text:style-name="Standard">stream.readString()</text:p>
      <text:p text:style-name="Standard"><text:span text:style-name="T3">Parameters</text:span></text:p>
      <text:p text:style-name="Standard">stream: an instance of a class that inherits from Stream.</text:p>
      <text:p text:style-name="Standard"><text:span text:style-name="T3">Returns</text:span></text:p>
      <text:p text:style-name="Standard">A String read from a stream.</text:p>
      <text:p text:style-name="Heading_20_4"><text:bookmark text:name="_s8sgcmx6bgm0"/>readStringUntil()</text:p>
      <text:p text:style-name="Standard"><text:span text:style-name="T3">Description</text:span></text:p>
      <text:p text:style-name="Standard">readStringUntil() reads characters from a stream into a String. The function terminates if the terminator character is detected or it times out (see setTimeout()).</text:p>
      <text:p text:style-name="Standard">This function is part of the Stream class, and can be called by any class that inherits from it (Wire, Serial, etc). See the Stream class main page for more information.</text:p>
      <text:p text:style-name="Standard"><text:span text:style-name="T3">Syntax</text:span></text:p>
      <text:p text:style-name="Standard">stream.readString(terminator)</text:p>
      <text:p text:style-name="Standard"><text:span text:style-name="T3">Parameters</text:span></text:p>
      <text:p text:style-name="Standard">stream: an instance of a class that inherits from Stream.</text:p>
      <text:p text:style-name="Standard">terminator: the character to search for. Allowed data types: char.</text:p>
      <text:p text:style-name="Standard"><text:span text:style-name="T3">Returns</text:span></text:p>
      <text:p text:style-name="Standard">The entire String read from a stream, up to the terminator character</text:p>
      <text:p text:style-name="Standard"><text:span text:style-name="T3">Notes and Warnings</text:span></text:p>
      <text:p text:style-name="Standard"><text:soft-page-break/>The terminator character is discarded from the stream.</text:p>
      <text:p text:style-name="Heading_20_4"><text:bookmark text:name="_m0wfqkeler5l"/>parseInt()</text:p>
      <text:p text:style-name="Standard"><text:span text:style-name="T3">Description</text:span></text:p>
      <text:p text:style-name="Standard">parseInt() returns the first valid (long) integer number from the current position.</text:p>
      <text:p text:style-name="Standard">In particular:</text:p>
      <text:list xml:id="list866551387" text:style-name="WWNum20">
        <text:list-item>
          <text:p text:style-name="P32">Parsing stops when no characters have been read for a configurable time-out value, or a non-digit is read;</text:p>
        </text:list-item>
        <text:list-item>
          <text:p text:style-name="P32">If no valid digits were read when the time-out (see Stream.setTimeout()) occurs, 0 is returned;</text:p>
        </text:list-item>
      </text:list>
      <text:p text:style-name="Standard">This function is part of the Stream class, and can be called by any class that inherits from it (Wire, Serial, etc). See the Stream class main page for more information.</text:p>
      <text:p text:style-name="Standard"><text:span text:style-name="T3">Syntax</text:span></text:p>
      <text:p text:style-name="Standard">stream.parseInt()</text:p>
      <text:p text:style-name="Standard">stream.parseInt(lookahead)</text:p>
      <text:p text:style-name="Standard">stream.parseInt(lookahead, ignore)</text:p>
      <text:p text:style-name="Standard"><text:span text:style-name="T3">Parameters</text:span></text:p>
      <text:p text:style-name="Standard">stream : an instance of a class that inherits from Stream.</text:p>
      <text:p text:style-name="Standard">lookahead: the mode used to look ahead in the stream for an integer. Allowed data types: LookaheadMode. Allowed lookahead values:</text:p>
      <text:list xml:id="list1433022875" text:style-name="WWNum32">
        <text:list-item>
          <text:p text:style-name="P33">SKIP_ALL: all characters other than digits or a minus sign are ignored when scanning the stream for an integer. This is the default mode.</text:p>
        </text:list-item>
        <text:list-item>
          <text:p text:style-name="P33">SKIP_NONE: Nothing is skipped, and the stream is not touched unless the first waiting character is valid.</text:p>
        </text:list-item>
        <text:list-item>
          <text:p text:style-name="P33">SKIP_WHITESPACE: Only tabs, spaces, line feeds, and carriage returns are skipped.</text:p>
        </text:list-item>
      </text:list>
      <text:p text:style-name="Standard">ignore: used to skip the indicated char in the search. Used for example to skip thousands divider. Allowed data types: char</text:p>
      <text:p text:style-name="Standard"><text:span text:style-name="T3">Returns</text:span></text:p>
      <text:p text:style-name="Standard">Data type: long.</text:p>
      <text:p text:style-name="Heading_20_4"><text:bookmark text:name="_25boj2m1i68p"/>parseFloat()</text:p>
      <text:p text:style-name="Standard"><text:span text:style-name="T3">Description</text:span></text:p>
      <text:p text:style-name="Standard">parseFloat() returns the first valid floating point number from the current position. parseFloat() is terminated by the first character that is not a floating point number. The function terminates if it times out (see Stream.setTimeout()).</text:p>
      <text:p text:style-name="Standard">This function is part of the Stream class, and can be called by any class that inherits from it (Wire, Serial, etc). See the Stream class main page for more information.</text:p>
      <text:p text:style-name="Standard"><text:span text:style-name="T3">Syntax</text:span></text:p>
      <text:p text:style-name="Standard">stream.parseFloat()</text:p>
      <text:p text:style-name="Standard">stream.parseFloat(lookahead)</text:p>
      <text:p text:style-name="Standard">stream.parseFloat(lookahead, ignore)</text:p>
      <text:p text:style-name="Standard"><text:span text:style-name="T3">Parameters</text:span></text:p>
      <text:p text:style-name="Standard">stream : an instance of a class that inherits from Stream.</text:p>
      <text:p text:style-name="Standard">lookahead: the mode used to look ahead in the stream for a floating point number. Allowed data types: LookaheadMode. Allowed lookahead values:</text:p>
      <text:list xml:id="list1099605806" text:style-name="WWNum12">
        <text:list-item>
          <text:p text:style-name="P34">SKIP_ALL: all characters other than a minus sign, decimal point, or digits are ignored when scanning the stream for a floating point number. This is the default mode.</text:p>
        </text:list-item>
        <text:list-item>
          <text:p text:style-name="P34">SKIP_NONE: Nothing is skipped, and the stream is not touched unless the first waiting character is valid.</text:p>
        </text:list-item>
        <text:list-item>
          <text:p text:style-name="P34">SKIP_WHITESPACE: Only tabs, spaces, line feeds, and carriage returns are skipped.</text:p>
        </text:list-item>
      </text:list>
      <text:p text:style-name="Standard">ignore: used to skip the indicated char in the search. Used for example to skip thousands divider. Allowed data types: char</text:p>
      <text:p text:style-name="Standard"><text:soft-page-break/><text:span text:style-name="T3">Returns</text:span></text:p>
      <text:p text:style-name="Standard">Data type: float.</text:p>
      <text:p text:style-name="Heading_20_4"><text:bookmark text:name="_sogle1ra65vw"/>setTimeout()</text:p>
      <text:p text:style-name="Standard"><text:span text:style-name="T3">Description</text:span></text:p>
      <text:p text:style-name="Standard">setTimeout() sets the maximum milliseconds to wait for stream data, it defaults to 1000 milliseconds. This function is part of the Stream class, and can be called by any class that inherits from it (Wire, Serial, etc). See the Stream class main page for more information.</text:p>
      <text:p text:style-name="Standard"><text:span text:style-name="T3">Syntax</text:span></text:p>
      <text:p text:style-name="Standard">stream.setTimeout(time)</text:p>
      <text:p text:style-name="Standard"><text:span text:style-name="T3">Parameters</text:span></text:p>
      <text:p text:style-name="Standard">stream: an instance of a class that inherits from Stream.</text:p>
      <text:p text:style-name="Standard">time: timeout duration in milliseconds. Allowed data types: long.</text:p>
      <text:p text:style-name="Standard"><text:span text:style-name="T3">Returns</text:span></text:p>
      <text:p text:style-name="Standard">Nothing</text:p>
      <text:p text:style-name="Standard"><text:span text:style-name="T3">Notes and Warnings</text:span></text:p>
      <text:p text:style-name="Standard">Stream functions that use the timeout value set via setTimeout():</text:p>
      <text:list xml:id="list1588571007" text:style-name="WWNum11">
        <text:list-item>
          <text:p text:style-name="P35">find()</text:p>
        </text:list-item>
        <text:list-item>
          <text:p text:style-name="P35">findUntil()</text:p>
        </text:list-item>
        <text:list-item>
          <text:p text:style-name="P35">parseInt()</text:p>
        </text:list-item>
        <text:list-item>
          <text:p text:style-name="P35">parseFloat()</text:p>
        </text:list-item>
        <text:list-item>
          <text:p text:style-name="P35">readBytes()</text:p>
        </text:list-item>
        <text:list-item>
          <text:p text:style-name="P35">readBytesUntil()</text:p>
        </text:list-item>
        <text:list-item>
          <text:p text:style-name="P35">readString()</text:p>
        </text:list-item>
        <text:list-item>
          <text:p text:style-name="P35">readStringUntil()</text:p>
        </text:list-item>
      </text:list>
      <text:p text:style-name="Heading_20_2"><text:bookmark text:name="_fl96vo73momg"/>USB</text:p>
      <text:p text:style-name="Heading_20_3"><text:bookmark text:name="_fr0dufspn45v"/>Keyboard</text:p>
      <text:p text:style-name="Standard"><text:span text:style-name="T3">Description</text:span></text:p>
      <text:p text:style-name="Standard">The keyboard functions enable 32u4 or SAMD micro based boards to send keystrokes to an attached computer through their micro’s native USB port.</text:p>
      <text:p text:style-name="Standard">Note: Not every possible ASCII character, particularly the non-printing ones, can be sent with the Keyboard library.</text:p>
      <text:p text:style-name="Standard">The library supports the use of modifier keys. Modifier keys change the behavior of another key when pressed simultaneously. See here for additional information on supported keys and their use.</text:p>
      <text:p text:style-name="Standard"><text:span text:style-name="T3">Notes and Warnings</text:span></text:p>
      <text:p text:style-name="Standard">These core libraries allow the 32u4 and SAMD based boards (Leonardo, Esplora, Zero, Due and MKR Family) to appear as a native Mouse and/or Keyboard to a connected computer.</text:p>
      <text:p text:style-name="Standard">A word of caution on using the Mouse and Keyboard libraries: if the Mouse or Keyboard library is constantly running, it will be difficult to program your board. Functions such as Mouse.move() and Keyboard.print() will move your cursor or send keystrokes to a connected computer and should only be called when you are ready to handle them. It is recommended to use a control system to turn this functionality on, like a physical switch or only responding to specific input you can control. Refer to the Mouse and Keyboard examples for some ways to handle this.</text:p>
      <text:p text:style-name="Standard">When using the Mouse or Keyboard library, it may be best to test your output first using Serial.print(). This way, you can be sure you know what values are being reported.</text:p>
      <text:p text:style-name="Standard"><text:span text:style-name="T3">Functions</text:span></text:p>
      <text:p text:style-name="Heading_20_4"><text:bookmark text:name="_wy3j9asmdkt7"/>Keyboard.begin()</text:p>
      <text:p text:style-name="Standard"><text:span text:style-name="T3">Description</text:span></text:p>
      <text:p text:style-name="Standard">When used with a Leonardo or Due board, Keyboard.begin() starts emulating a keyboard connected to a computer. To end control, use Keyboard.end().</text:p>
      <text:p text:style-name="Standard"><text:soft-page-break/><text:span text:style-name="T3">Syntax</text:span></text:p>
      <text:p text:style-name="Standard">Keyboard.begin()</text:p>
      <text:p text:style-name="Standard"><text:span text:style-name="T3">Parameters</text:span></text:p>
      <text:p text:style-name="Standard">None</text:p>
      <text:p text:style-name="Standard"><text:span text:style-name="T3">Returns</text:span></text:p>
      <text:p text:style-name="Standard">Nothing</text:p>
      <text:p text:style-name="Standard"><text:span text:style-name="T3">Example Code</text:span></text:p>
      <text:p text:style-name="Standard"/>
      <text:p text:style-name="Standard"><text:span text:style-name="T4">#include &lt;Keyboard.h&gt;</text:span></text:p>
      <text:p text:style-name="P1"/>
      <text:p text:style-name="Standard"><text:span text:style-name="T4">void setup() {</text:span></text:p>
      <text:p text:style-name="Standard"><text:span text:style-name="T4"><text:s text:c="2"/>// make pin 2 an input and turn on the</text:span></text:p>
      <text:p text:style-name="Standard"><text:span text:style-name="T4"><text:s text:c="2"/>// pullup resistor so it goes high unless</text:span></text:p>
      <text:p text:style-name="Standard"><text:span text:style-name="T4"><text:s text:c="2"/>// connected to ground:</text:span></text:p>
      <text:p text:style-name="Standard"><text:span text:style-name="T4"><text:s text:c="2"/>pinMode(2, INPUT_PULLUP);</text:span></text:p>
      <text:p text:style-name="Standard"><text:span text:style-name="T4"><text:s text:c="2"/>Keyboard.begin();</text:span></text:p>
      <text:p text:style-name="Standard"><text:span text:style-name="T4">}</text:span></text:p>
      <text:p text:style-name="P1"/>
      <text:p text:style-name="Standard"><text:span text:style-name="T4">void loop() {</text:span></text:p>
      <text:p text:style-name="Standard"><text:span text:style-name="T4"><text:s text:c="2"/>//if the button is pressed</text:span></text:p>
      <text:p text:style-name="Standard"><text:span text:style-name="T4"><text:s text:c="2"/>if (digitalRead(2) == LOW) {</text:span></text:p>
      <text:p text:style-name="Standard"><text:span text:style-name="T4"><text:s text:c="4"/>//Send the message</text:span></text:p>
      <text:p text:style-name="Standard"><text:span text:style-name="T4"><text:s text:c="4"/>Keyboard.print("Hello!");</text:span></text:p>
      <text:p text:style-name="Standard"><text:span text:style-name="T4"><text:s text:c="2"/>}</text:span></text:p>
      <text:p text:style-name="Standard"><text:span text:style-name="T4">}</text:span></text:p>
      <text:p text:style-name="Heading_20_4"><text:bookmark text:name="_29d7ad6zihdg"/>Keyboard.end()</text:p>
      <text:p text:style-name="Standard"><text:span text:style-name="T3">Description</text:span></text:p>
      <text:p text:style-name="Standard">Stops the keyboard emulation to a connected computer. To start keyboard emulation, use Keyboard.begin().</text:p>
      <text:p text:style-name="Standard"><text:span text:style-name="T3">Syntax</text:span></text:p>
      <text:p text:style-name="Standard">Keyboard.end()</text:p>
      <text:p text:style-name="Standard"><text:span text:style-name="T3">Parameters</text:span></text:p>
      <text:p text:style-name="Standard">None</text:p>
      <text:p text:style-name="Standard"><text:span text:style-name="T3">Returns</text:span></text:p>
      <text:p text:style-name="Standard">Nothing</text:p>
      <text:p text:style-name="Standard"><text:span text:style-name="T3">Example Code</text:span></text:p>
      <text:p text:style-name="Standard"/>
      <text:p text:style-name="Standard"><text:soft-page-break/><text:span text:style-name="T4">#include &lt;Keyboard.h&gt;</text:span></text:p>
      <text:p text:style-name="P1"/>
      <text:p text:style-name="Standard"><text:span text:style-name="T4">void setup() {</text:span></text:p>
      <text:p text:style-name="Standard"><text:span text:style-name="T4"><text:s text:c="2"/>//start keyboard communication</text:span></text:p>
      <text:p text:style-name="Standard"><text:span text:style-name="T4"><text:s text:c="2"/>Keyboard.begin();</text:span></text:p>
      <text:p text:style-name="Standard"><text:span text:style-name="T4"><text:s text:c="2"/>//send a keystroke</text:span></text:p>
      <text:p text:style-name="Standard"><text:span text:style-name="T4"><text:s text:c="2"/>Keyboard.print("Hello!");</text:span></text:p>
      <text:p text:style-name="Standard"><text:span text:style-name="T4"><text:s text:c="2"/>//end keyboard communication</text:span></text:p>
      <text:p text:style-name="Standard"><text:span text:style-name="T4"><text:s text:c="2"/>Keyboard.end();</text:span></text:p>
      <text:p text:style-name="Standard"><text:span text:style-name="T4">}</text:span></text:p>
      <text:p text:style-name="P1"/>
      <text:p text:style-name="Standard"><text:span text:style-name="T4">void loop() {</text:span></text:p>
      <text:p text:style-name="Standard"><text:span text:style-name="T4"><text:s text:c="2"/>//do nothing</text:span></text:p>
      <text:p text:style-name="Standard"><text:span text:style-name="T4">}</text:span></text:p>
      <text:p text:style-name="Heading_20_4"><text:bookmark text:name="_yrhkumhj2889"/>Keyboard.press()</text:p>
      <text:p text:style-name="Standard"><text:span text:style-name="T3">Description</text:span></text:p>
      <text:p text:style-name="Standard">When called, Keyboard.press() functions as if a key were pressed and held on your keyboard. Useful when using modifier keys. To end the key press, use Keyboard.release() or Keyboard.releaseAll().</text:p>
      <text:p text:style-name="Standard">It is necessary to call Keyboard.begin() before using press().</text:p>
      <text:p text:style-name="Standard"><text:span text:style-name="T3">Syntax</text:span></text:p>
      <text:p text:style-name="Standard">Keyboard.press(key)</text:p>
      <text:p text:style-name="Standard"><text:span text:style-name="T3">Parameters</text:span></text:p>
      <text:p text:style-name="Standard">key: the key to press. Allowed data types: char.</text:p>
      <text:p text:style-name="Standard"><text:span text:style-name="T3">Returns</text:span></text:p>
      <text:p text:style-name="Standard">Number of key presses sent. Data type: size_t.</text:p>
      <text:p text:style-name="Standard"><text:span text:style-name="T3">Example Code</text:span></text:p>
      <text:p text:style-name="Standard"/>
      <text:p text:style-name="Standard"><text:span text:style-name="T4">#include &lt;Keyboard.h&gt;</text:span></text:p>
      <text:p text:style-name="P1"/>
      <text:p text:style-name="Standard"><text:span text:style-name="T4">// use this option for OSX:</text:span></text:p>
      <text:p text:style-name="Standard"><text:span text:style-name="T4">char ctrlKey = KEY_LEFT_GUI;</text:span></text:p>
      <text:p text:style-name="Standard"><text:span text:style-name="T4">// use this option for Windows and Linux:</text:span></text:p>
      <text:p text:style-name="Standard"><text:span text:style-name="T4">// <text:s/>char ctrlKey = KEY_LEFT_CTRL;</text:span></text:p>
      <text:p text:style-name="P1"/>
      <text:p text:style-name="Standard"><text:span text:style-name="T4">void setup() {</text:span></text:p>
      <text:p text:style-name="Standard"><text:span text:style-name="T4"><text:s text:c="2"/>// make pin 2 an input and turn on the</text:span></text:p>
      <text:p text:style-name="Standard"><text:span text:style-name="T4"><text:s text:c="2"/>// pullup resistor so it goes high unless</text:span></text:p>
      <text:p text:style-name="Standard"><text:soft-page-break/><text:span text:style-name="T4"><text:s text:c="2"/>// connected to ground:</text:span></text:p>
      <text:p text:style-name="Standard"><text:span text:style-name="T4"><text:s text:c="2"/>pinMode(2, INPUT_PULLUP);</text:span></text:p>
      <text:p text:style-name="Standard"><text:span text:style-name="T4"><text:s text:c="2"/>// initialize control over the keyboard:</text:span></text:p>
      <text:p text:style-name="Standard"><text:span text:style-name="T4"><text:s text:c="2"/>Keyboard.begin();</text:span></text:p>
      <text:p text:style-name="Standard"><text:span text:style-name="T4">}</text:span></text:p>
      <text:p text:style-name="P1"/>
      <text:p text:style-name="Standard"><text:span text:style-name="T4">void loop() {</text:span></text:p>
      <text:p text:style-name="Standard"><text:span text:style-name="T4"><text:s text:c="2"/>while (digitalRead(2) == HIGH) {</text:span></text:p>
      <text:p text:style-name="Standard"><text:span text:style-name="T4"><text:s text:c="4"/>// do nothing until pin 2 goes low</text:span></text:p>
      <text:p text:style-name="Standard"><text:span text:style-name="T4"><text:s text:c="4"/>delay(500);</text:span></text:p>
      <text:p text:style-name="Standard"><text:span text:style-name="T4"><text:s text:c="2"/>}</text:span></text:p>
      <text:p text:style-name="Standard"><text:span text:style-name="T4"><text:s text:c="2"/>delay(1000);</text:span></text:p>
      <text:p text:style-name="Standard"><text:span text:style-name="T4"><text:s text:c="2"/>// new document:</text:span></text:p>
      <text:p text:style-name="Standard"><text:span text:style-name="T4"><text:s text:c="2"/>Keyboard.press(ctrlKey);</text:span></text:p>
      <text:p text:style-name="Standard"><text:span text:style-name="T4"><text:s text:c="2"/>Keyboard.press('n');</text:span></text:p>
      <text:p text:style-name="Standard"><text:span text:style-name="T4"><text:s text:c="2"/>delay(100);</text:span></text:p>
      <text:p text:style-name="Standard"><text:span text:style-name="T4"><text:s text:c="2"/>Keyboard.releaseAll();</text:span></text:p>
      <text:p text:style-name="Standard"><text:span text:style-name="T4"><text:s text:c="2"/>// wait for new window to open:</text:span></text:p>
      <text:p text:style-name="Standard"><text:span text:style-name="T4"><text:s text:c="2"/>delay(1000);</text:span></text:p>
      <text:p text:style-name="Standard"><text:span text:style-name="T4">}</text:span></text:p>
      <text:p text:style-name="Heading_20_4"><text:bookmark text:name="_im42l0jcudpq"/>Keyboard.print()</text:p>
      <text:p text:style-name="Standard"><text:span text:style-name="T3">Description</text:span></text:p>
      <text:p text:style-name="Standard">Sends a keystroke to a connected computer.</text:p>
      <text:p text:style-name="Standard">Keyboard.print() must be called after initiating Keyboard.begin().</text:p>
      <text:p text:style-name="Standard"><text:span text:style-name="T3">Syntax</text:span></text:p>
      <text:p text:style-name="Standard">Keyboard.print(character)</text:p>
      <text:p text:style-name="Standard">Keyboard.print(characters)</text:p>
      <text:p text:style-name="Standard"><text:span text:style-name="T3">Parameters</text:span></text:p>
      <text:p text:style-name="Standard">character: a char or int to be sent to the computer as a keystroke.</text:p>
      <text:p text:style-name="Standard">characters: a string to be sent to the computer as a keystroke.</text:p>
      <text:p text:style-name="Standard"><text:span text:style-name="T3">Returns</text:span></text:p>
      <text:p text:style-name="Standard">Number of bytes sent. Data type: size_t.</text:p>
      <text:p text:style-name="Standard"><text:span text:style-name="T3">Example Code</text:span></text:p>
      <text:p text:style-name="Standard"/>
      <text:p text:style-name="Standard"><text:span text:style-name="T4">#include &lt;Keyboard.h&gt;</text:span></text:p>
      <text:p text:style-name="P1"/>
      <text:p text:style-name="Standard"><text:soft-page-break/><text:span text:style-name="T4">void setup() {</text:span></text:p>
      <text:p text:style-name="Standard"><text:span text:style-name="T4"><text:s text:c="2"/>// make pin 2 an input and turn on the</text:span></text:p>
      <text:p text:style-name="Standard"><text:span text:style-name="T4"><text:s text:c="2"/>// pullup resistor so it goes high unless</text:span></text:p>
      <text:p text:style-name="Standard"><text:span text:style-name="T4"><text:s text:c="2"/>// connected to ground:</text:span></text:p>
      <text:p text:style-name="Standard"><text:span text:style-name="T4"><text:s text:c="2"/>pinMode(2, INPUT_PULLUP);</text:span></text:p>
      <text:p text:style-name="Standard"><text:span text:style-name="T4"><text:s text:c="2"/>Keyboard.begin();</text:span></text:p>
      <text:p text:style-name="Standard"><text:span text:style-name="T4">}</text:span></text:p>
      <text:p text:style-name="P1"/>
      <text:p text:style-name="Standard"><text:span text:style-name="T4">void loop() {</text:span></text:p>
      <text:p text:style-name="Standard"><text:span text:style-name="T4"><text:s text:c="2"/>//if the button is pressed</text:span></text:p>
      <text:p text:style-name="Standard"><text:span text:style-name="T4"><text:s text:c="2"/>if (digitalRead(2) == LOW) {</text:span></text:p>
      <text:p text:style-name="Standard"><text:span text:style-name="T4"><text:s text:c="4"/>//Send the message</text:span></text:p>
      <text:p text:style-name="Standard"><text:span text:style-name="T4"><text:s text:c="4"/>Keyboard.print("Hello!");</text:span></text:p>
      <text:p text:style-name="Standard"><text:span text:style-name="T4"><text:s text:c="2"/>}</text:span></text:p>
      <text:p text:style-name="Standard"><text:span text:style-name="T4">}</text:span></text:p>
      <text:p text:style-name="Standard"/>
      <text:p text:style-name="Standard"><text:span text:style-name="T3">Notes and Warnings</text:span></text:p>
      <text:p text:style-name="Standard">When you use the Keyboard.print() command, the Arduino takes over your keyboard! Make sure you have control before you use the command. A pushbutton to toggle the keyboard control state is effective.</text:p>
      <text:p text:style-name="Heading_20_4"><text:bookmark text:name="_fw30bti2u0h3"/>Keyboard.println()</text:p>
      <text:p text:style-name="Standard"><text:span text:style-name="T3">Description</text:span></text:p>
      <text:p text:style-name="Standard">Sends a keystroke to a connected computer, followed by a newline and carriage return.</text:p>
      <text:p text:style-name="Standard">Keyboard.println() must be called after initiating Keyboard.begin().</text:p>
      <text:p text:style-name="Standard"><text:span text:style-name="T3">Syntax</text:span></text:p>
      <text:p text:style-name="Standard">Keyboard.println()</text:p>
      <text:p text:style-name="Standard">Keyboard.println(character)+ Keyboard.println(characters)</text:p>
      <text:p text:style-name="Standard"><text:span text:style-name="T3">Parameters</text:span></text:p>
      <text:p text:style-name="Standard">character: a char or int to be sent to the computer as a keystroke, followed by newline and carriage return.</text:p>
      <text:p text:style-name="Standard">characters: a string to be sent to the computer as a keystroke, followed by a newline and carriage return.</text:p>
      <text:p text:style-name="Standard"><text:span text:style-name="T3">Returns</text:span></text:p>
      <text:p text:style-name="Standard">Number of bytes sent. Data type: size_t.</text:p>
      <text:p text:style-name="Standard"><text:span text:style-name="T3">Example Code</text:span></text:p>
      <text:p text:style-name="Standard"/>
      <text:p text:style-name="Standard"><text:span text:style-name="T4">#include &lt;Keyboard.h&gt;</text:span></text:p>
      <text:p text:style-name="P1"/>
      <text:p text:style-name="Standard"><text:span text:style-name="T4">void setup() {</text:span></text:p>
      <text:p text:style-name="Standard"><text:span text:style-name="T4"><text:s text:c="2"/>// make pin 2 an input and turn on the</text:span></text:p>
      <text:p text:style-name="Standard"><text:soft-page-break/><text:span text:style-name="T4"><text:s text:c="2"/>// pullup resistor so it goes high unless</text:span></text:p>
      <text:p text:style-name="Standard"><text:span text:style-name="T4"><text:s text:c="2"/>// connected to ground:</text:span></text:p>
      <text:p text:style-name="Standard"><text:span text:style-name="T4"><text:s text:c="2"/>pinMode(2, INPUT_PULLUP);</text:span></text:p>
      <text:p text:style-name="Standard"><text:span text:style-name="T4"><text:s text:c="2"/>Keyboard.begin();</text:span></text:p>
      <text:p text:style-name="Standard"><text:span text:style-name="T4">}</text:span></text:p>
      <text:p text:style-name="P1"/>
      <text:p text:style-name="Standard"><text:span text:style-name="T4">void loop() {</text:span></text:p>
      <text:p text:style-name="Standard"><text:span text:style-name="T4"><text:s text:c="2"/>//if the button is pressed</text:span></text:p>
      <text:p text:style-name="Standard"><text:span text:style-name="T4"><text:s text:c="2"/>if (digitalRead(2) == LOW) {</text:span></text:p>
      <text:p text:style-name="Standard"><text:span text:style-name="T4"><text:s text:c="4"/>//Send the message</text:span></text:p>
      <text:p text:style-name="Standard"><text:span text:style-name="T4"><text:s text:c="4"/>Keyboard.println("Hello!");</text:span></text:p>
      <text:p text:style-name="Standard"><text:span text:style-name="T4"><text:s text:c="2"/>}</text:span></text:p>
      <text:p text:style-name="Standard"><text:span text:style-name="T4">}</text:span></text:p>
      <text:p text:style-name="Standard"/>
      <text:p text:style-name="Standard"><text:span text:style-name="T3">Notes and Warnings</text:span></text:p>
      <text:p text:style-name="Standard">When you use the Keyboard.println() command, the Arduino takes over your keyboard! Make sure you have control before you use the command. A pushbutton to toggle the keyboard control state is effective.</text:p>
      <text:p text:style-name="Heading_20_4"><text:bookmark text:name="_lfeq2kpbbl83"/>Keyboard.release()</text:p>
      <text:p text:style-name="Standard"><text:span text:style-name="T3">Description</text:span></text:p>
      <text:p text:style-name="Standard">Lets go of the specified key. See Keyboard.press() for more information.</text:p>
      <text:p text:style-name="Standard"><text:span text:style-name="T3">Syntax</text:span></text:p>
      <text:p text:style-name="Standard">Keyboard.release(key)</text:p>
      <text:p text:style-name="Standard"><text:span text:style-name="T3">Parameters</text:span></text:p>
      <text:p text:style-name="Standard">key: the key to release. Allowed data types: char.</text:p>
      <text:p text:style-name="Standard"><text:span text:style-name="T3">Returns</text:span></text:p>
      <text:p text:style-name="Standard">The number of keys released. Data type: size_t.</text:p>
      <text:p text:style-name="Standard"><text:span text:style-name="T3">Example Code</text:span></text:p>
      <text:p text:style-name="Standard"/>
      <text:p text:style-name="Standard"><text:span text:style-name="T4">#include &lt;Keyboard.h&gt;</text:span></text:p>
      <text:p text:style-name="P1"/>
      <text:p text:style-name="Standard"><text:span text:style-name="T4">// use this option for OSX:</text:span></text:p>
      <text:p text:style-name="Standard"><text:span text:style-name="T4">char ctrlKey = KEY_LEFT_GUI;</text:span></text:p>
      <text:p text:style-name="Standard"><text:span text:style-name="T4">// use this option for Windows and Linux:</text:span></text:p>
      <text:p text:style-name="Standard"><text:span text:style-name="T4">// <text:s/>char ctrlKey = KEY_LEFT_CTRL;</text:span></text:p>
      <text:p text:style-name="P1"/>
      <text:p text:style-name="Standard"><text:span text:style-name="T4">void setup() {</text:span></text:p>
      <text:p text:style-name="Standard"><text:span text:style-name="T4"><text:s text:c="2"/>// make pin 2 an input and turn on the</text:span></text:p>
      <text:p text:style-name="Standard"><text:soft-page-break/><text:span text:style-name="T4"><text:s text:c="2"/>// pullup resistor so it goes high unless</text:span></text:p>
      <text:p text:style-name="Standard"><text:span text:style-name="T4"><text:s text:c="2"/>// connected to ground:</text:span></text:p>
      <text:p text:style-name="Standard"><text:span text:style-name="T4"><text:s text:c="2"/>pinMode(2, INPUT_PULLUP);</text:span></text:p>
      <text:p text:style-name="Standard"><text:span text:style-name="T4"><text:s text:c="2"/>// initialize control over the keyboard:</text:span></text:p>
      <text:p text:style-name="Standard"><text:span text:style-name="T4"><text:s text:c="2"/>Keyboard.begin();</text:span></text:p>
      <text:p text:style-name="Standard"><text:span text:style-name="T4">}</text:span></text:p>
      <text:p text:style-name="P1"/>
      <text:p text:style-name="Standard"><text:span text:style-name="T4">void loop() {</text:span></text:p>
      <text:p text:style-name="Standard"><text:span text:style-name="T4"><text:s text:c="2"/>while (digitalRead(2) == HIGH) {</text:span></text:p>
      <text:p text:style-name="Standard"><text:span text:style-name="T4"><text:s text:c="4"/>// do nothing until pin 2 goes low</text:span></text:p>
      <text:p text:style-name="Standard"><text:span text:style-name="T4"><text:s text:c="4"/>delay(500);</text:span></text:p>
      <text:p text:style-name="Standard"><text:span text:style-name="T4"><text:s text:c="2"/>}</text:span></text:p>
      <text:p text:style-name="Standard"><text:span text:style-name="T4"><text:s text:c="2"/>delay(1000);</text:span></text:p>
      <text:p text:style-name="Standard"><text:span text:style-name="T4"><text:s text:c="2"/>// new document:</text:span></text:p>
      <text:p text:style-name="Standard"><text:span text:style-name="T4"><text:s text:c="2"/>Keyboard.press(ctrlKey);</text:span></text:p>
      <text:p text:style-name="Standard"><text:span text:style-name="T4"><text:s text:c="2"/>Keyboard.press('n');</text:span></text:p>
      <text:p text:style-name="Standard"><text:span text:style-name="T4"><text:s text:c="2"/>delay(100);</text:span></text:p>
      <text:p text:style-name="Standard"><text:span text:style-name="T4"><text:s text:c="2"/>Keyboard.release(ctrlKey);</text:span></text:p>
      <text:p text:style-name="Standard"><text:span text:style-name="T4"><text:s text:c="2"/>Keyboard.release('n');</text:span></text:p>
      <text:p text:style-name="Standard"><text:span text:style-name="T4"><text:s text:c="2"/>// wait for new window to open:</text:span></text:p>
      <text:p text:style-name="Standard"><text:span text:style-name="T4"><text:s text:c="2"/>delay(1000);</text:span></text:p>
      <text:p text:style-name="Standard"><text:span text:style-name="T4">}</text:span></text:p>
      <text:p text:style-name="Heading_20_4"><text:bookmark text:name="_2z7jtu1e6ekq"/>Keyboard.releaseAll()</text:p>
      <text:p text:style-name="Standard"><text:span text:style-name="T3">Description</text:span></text:p>
      <text:p text:style-name="Standard">Lets go of all keys currently pressed. See Keyboard.press() for additional information.</text:p>
      <text:p text:style-name="Standard"><text:span text:style-name="T3">Syntax</text:span></text:p>
      <text:p text:style-name="Standard">Keyboard.releaseAll()</text:p>
      <text:p text:style-name="Standard"><text:span text:style-name="T3">Parameters</text:span></text:p>
      <text:p text:style-name="Standard">None</text:p>
      <text:p text:style-name="Standard"><text:span text:style-name="T3">Returns</text:span></text:p>
      <text:p text:style-name="Standard">Nothing</text:p>
      <text:p text:style-name="Standard"><text:span text:style-name="T3">Example Code</text:span></text:p>
      <text:p text:style-name="Standard"/>
      <text:p text:style-name="Standard"><text:span text:style-name="T4">#include &lt;Keyboard.h&gt;</text:span></text:p>
      <text:p text:style-name="P1"/>
      <text:p text:style-name="Standard"><text:span text:style-name="T4">// use this option for OSX:</text:span></text:p>
      <text:p text:style-name="Standard"><text:soft-page-break/><text:span text:style-name="T4">char ctrlKey = KEY_LEFT_GUI;</text:span></text:p>
      <text:p text:style-name="Standard"><text:span text:style-name="T4">// use this option for Windows and Linux:</text:span></text:p>
      <text:p text:style-name="Standard"><text:span text:style-name="T4">// <text:s/>char ctrlKey = KEY_LEFT_CTRL;</text:span></text:p>
      <text:p text:style-name="P1"/>
      <text:p text:style-name="Standard"><text:span text:style-name="T4">void setup() {</text:span></text:p>
      <text:p text:style-name="Standard"><text:span text:style-name="T4"><text:s text:c="2"/>// make pin 2 an input and turn on the</text:span></text:p>
      <text:p text:style-name="Standard"><text:span text:style-name="T4"><text:s text:c="2"/>// pullup resistor so it goes high unless</text:span></text:p>
      <text:p text:style-name="Standard"><text:span text:style-name="T4"><text:s text:c="2"/>// connected to ground:</text:span></text:p>
      <text:p text:style-name="Standard"><text:span text:style-name="T4"><text:s text:c="2"/>pinMode(2, INPUT_PULLUP);</text:span></text:p>
      <text:p text:style-name="Standard"><text:span text:style-name="T4"><text:s text:c="2"/>// initialize control over the keyboard:</text:span></text:p>
      <text:p text:style-name="Standard"><text:span text:style-name="T4"><text:s text:c="2"/>Keyboard.begin();</text:span></text:p>
      <text:p text:style-name="Standard"><text:span text:style-name="T4">}</text:span></text:p>
      <text:p text:style-name="P1"/>
      <text:p text:style-name="Standard"><text:span text:style-name="T4">void loop() {</text:span></text:p>
      <text:p text:style-name="Standard"><text:span text:style-name="T4"><text:s text:c="2"/>while (digitalRead(2) == HIGH) {</text:span></text:p>
      <text:p text:style-name="Standard"><text:span text:style-name="T4"><text:s text:c="4"/>// do nothing until pin 2 goes low</text:span></text:p>
      <text:p text:style-name="Standard"><text:span text:style-name="T4"><text:s text:c="4"/>delay(500);</text:span></text:p>
      <text:p text:style-name="Standard"><text:span text:style-name="T4"><text:s text:c="2"/>}</text:span></text:p>
      <text:p text:style-name="Standard"><text:span text:style-name="T4"><text:s text:c="2"/>delay(1000);</text:span></text:p>
      <text:p text:style-name="Standard"><text:span text:style-name="T4"><text:s text:c="2"/>// new document:</text:span></text:p>
      <text:p text:style-name="Standard"><text:span text:style-name="T4"><text:s text:c="2"/>Keyboard.press(ctrlKey);</text:span></text:p>
      <text:p text:style-name="Standard"><text:span text:style-name="T4"><text:s text:c="2"/>Keyboard.press('n');</text:span></text:p>
      <text:p text:style-name="Standard"><text:span text:style-name="T4"><text:s text:c="2"/>delay(100);</text:span></text:p>
      <text:p text:style-name="Standard"><text:span text:style-name="T4"><text:s text:c="2"/>Keyboard.releaseAll();</text:span></text:p>
      <text:p text:style-name="Standard"><text:span text:style-name="T4"><text:s text:c="2"/>// wait for new window to open:</text:span></text:p>
      <text:p text:style-name="Standard"><text:span text:style-name="T4"><text:s text:c="2"/>delay(1000);</text:span></text:p>
      <text:p text:style-name="Standard"><text:span text:style-name="T4">}</text:span></text:p>
      <text:p text:style-name="Heading_20_4"><text:bookmark text:name="_haeq2xypftz"/>Keyboard.write()</text:p>
      <text:p text:style-name="Standard"><text:span text:style-name="T3">Description</text:span></text:p>
      <text:p text:style-name="Standard">Sends a keystroke to a connected computer. This is similar to pressing and releasing a key on your keyboard. You can send some ASCII characters or the additional keyboard modifiers and special keys.</text:p>
      <text:p text:style-name="Standard">Only ASCII characters that are on the keyboard are supported. For example, ASCII 8 (backspace) would work, but ASCII 25 (Substitution) would not. When sending capital letters, Keyboard.write() sends a shift command plus the desired character, just as if typing on a keyboard. If sending a numeric type, it sends it as an ASCII character (ex. Keyboard.write(97) will send 'a').</text:p>
      <text:p text:style-name="Standard">For a complete list of ASCII characters, see ASCIITable.com.</text:p>
      <text:p text:style-name="Standard"><text:span text:style-name="T3">Syntax</text:span></text:p>
      <text:p text:style-name="Standard">Keyboard.write(character)</text:p>
      <text:p text:style-name="Standard"><text:span text:style-name="T3">Parameters</text:span></text:p>
      <text:p text:style-name="Standard">character: a char or int to be sent to the computer. Can be sent in any notation that’s acceptable for a char. For example, all of the below are acceptable and send the same value, 65 or ASCII A:</text:p>
      <text:p text:style-name="Standard"><text:soft-page-break/>Keyboard.write(65); <text:s text:c="8"/>// sends ASCII value 65, or A</text:p>
      <text:p text:style-name="Standard">Keyboard.write('A'); <text:s text:c="11"/>// same thing as a quoted character</text:p>
      <text:p text:style-name="Standard">Keyboard.write(0x41); <text:s text:c="6"/>// same thing in hexadecimal</text:p>
      <text:p text:style-name="Standard">Keyboard.write(0b01000001); // same thing in binary (weird choice, but it works)</text:p>
      <text:p text:style-name="Standard"><text:span text:style-name="T3">Returns</text:span></text:p>
      <text:p text:style-name="Standard">Number of bytes sent. Data type: size_t.</text:p>
      <text:p text:style-name="Standard"><text:span text:style-name="T3">Example Code</text:span></text:p>
      <text:p text:style-name="Standard"/>
      <text:p text:style-name="Standard"><text:span text:style-name="T4">#include &lt;Keyboard.h&gt;</text:span></text:p>
      <text:p text:style-name="P1"/>
      <text:p text:style-name="Standard"><text:span text:style-name="T4">void setup() {</text:span></text:p>
      <text:p text:style-name="Standard"><text:span text:style-name="T4"><text:s text:c="2"/>// make pin 2 an input and turn on the</text:span></text:p>
      <text:p text:style-name="Standard"><text:span text:style-name="T4"><text:s text:c="2"/>// pullup resistor so it goes high unless</text:span></text:p>
      <text:p text:style-name="Standard"><text:span text:style-name="T4"><text:s text:c="2"/>// connected to ground:</text:span></text:p>
      <text:p text:style-name="Standard"><text:span text:style-name="T4"><text:s text:c="2"/>pinMode(2, INPUT_PULLUP);</text:span></text:p>
      <text:p text:style-name="Standard"><text:span text:style-name="T4"><text:s text:c="2"/>Keyboard.begin();</text:span></text:p>
      <text:p text:style-name="Standard"><text:span text:style-name="T4">}</text:span></text:p>
      <text:p text:style-name="P1"/>
      <text:p text:style-name="Standard"><text:span text:style-name="T4">void loop() {</text:span></text:p>
      <text:p text:style-name="Standard"><text:span text:style-name="T4"><text:s text:c="2"/>//if the button is pressed</text:span></text:p>
      <text:p text:style-name="Standard"><text:span text:style-name="T4"><text:s text:c="2"/>if (digitalRead(2) == LOW) {</text:span></text:p>
      <text:p text:style-name="Standard"><text:span text:style-name="T4"><text:s text:c="4"/>//Send an ASCII 'A',</text:span></text:p>
      <text:p text:style-name="Standard"><text:span text:style-name="T4"><text:s text:c="4"/>Keyboard.write(65);</text:span></text:p>
      <text:p text:style-name="Standard"><text:span text:style-name="T4"><text:s text:c="2"/>}</text:span></text:p>
      <text:p text:style-name="Standard"><text:span text:style-name="T4">}</text:span></text:p>
      <text:p text:style-name="Standard"/>
      <text:p text:style-name="Standard"><text:span text:style-name="T3">Notes and Warnings</text:span></text:p>
      <text:p text:style-name="Standard">When you use the Keyboard.write() command, the Arduino takes over your keyboard! Make sure you have control before you use the command. A pushbutton to toggle the keyboard control state is effective.</text:p>
      <text:p text:style-name="Heading_20_3"><text:bookmark text:name="_e2vposmqqfzp"/>Mouse</text:p>
      <text:p text:style-name="Standard"><text:span text:style-name="T3">Description</text:span></text:p>
      <text:p text:style-name="Standard">The mouse functions enable 32u4 or SAMD micro based boards to control cursor movement on a connected computer through their micro’s native USB port. When updating the cursor position, it is always relative to the cursor’s previous location.</text:p>
      <text:p text:style-name="Standard"><text:span text:style-name="T3">Notes and Warnings</text:span></text:p>
      <text:p text:style-name="Standard">These core libraries allow the 32u4 and SAMD based boards (Leonardo, Esplora, Zero, Due and MKR Family) to appear as a native Mouse and/or Keyboard to a connected computer.</text:p>
      <text:p text:style-name="Standard">A word of caution on using the Mouse and Keyboard libraries: if the Mouse or Keyboard library is constantly running, it will be difficult to program your board. Functions such as Mouse.move() and Keyboard.print() will move your cursor or send keystrokes to a connected computer and should only be called when you are ready to handle them. It is recommended to use a control system to turn this functionality on, like a physical switch or only responding to specific input you can control. Refer to the Mouse and Keyboard examples for some ways to handle this.</text:p>
      <text:p text:style-name="Standard">When using the Mouse or Keyboard library, it may be best to test your output first using Serial.print(). This way, you can be sure you know what values are being reported.</text:p>
      <text:p text:style-name="Standard"><text:span text:style-name="T3">Functions</text:span></text:p>
      <text:p text:style-name="Heading_20_4"><text:bookmark text:name="_bb5gy2gdox93"/><text:soft-page-break/>Mouse.begin()</text:p>
      <text:p text:style-name="Standard"><text:span text:style-name="T3">Description</text:span></text:p>
      <text:p text:style-name="Standard">Begins emulating the mouse connected to a computer. begin() must be called before controlling the computer. To end control, use Mouse.end().</text:p>
      <text:p text:style-name="Standard"><text:span text:style-name="T3">Syntax</text:span></text:p>
      <text:p text:style-name="Standard">Mouse.begin()</text:p>
      <text:p text:style-name="Standard"><text:span text:style-name="T3">Parameters</text:span></text:p>
      <text:p text:style-name="Standard">None</text:p>
      <text:p text:style-name="Standard"><text:span text:style-name="T3">Returns</text:span></text:p>
      <text:p text:style-name="Standard">Nothing</text:p>
      <text:p text:style-name="Standard"><text:span text:style-name="T3">Example Code</text:span></text:p>
      <text:p text:style-name="Standard"/>
      <text:p text:style-name="Standard"><text:span text:style-name="T4">#include &lt;Mouse.h&gt;</text:span></text:p>
      <text:p text:style-name="P1"/>
      <text:p text:style-name="Standard"><text:span text:style-name="T4">void setup() {</text:span></text:p>
      <text:p text:style-name="Standard"><text:span text:style-name="T4"><text:s text:c="2"/>pinMode(2, INPUT);</text:span></text:p>
      <text:p text:style-name="Standard"><text:span text:style-name="T4">}</text:span></text:p>
      <text:p text:style-name="P1"/>
      <text:p text:style-name="Standard"><text:span text:style-name="T4">void loop() {</text:span></text:p>
      <text:p text:style-name="Standard"><text:span text:style-name="T4"><text:s text:c="2"/>//initiate the Mouse library when button is pressed</text:span></text:p>
      <text:p text:style-name="Standard"><text:span text:style-name="T4"><text:s text:c="2"/>if (digitalRead(2) == HIGH) {</text:span></text:p>
      <text:p text:style-name="Standard"><text:span text:style-name="T4"><text:s text:c="4"/>Mouse.begin();</text:span></text:p>
      <text:p text:style-name="Standard"><text:span text:style-name="T4"><text:s text:c="2"/>}</text:span></text:p>
      <text:p text:style-name="Standard"><text:span text:style-name="T4">}</text:span></text:p>
      <text:p text:style-name="Heading_20_4"><text:bookmark text:name="_cuvbe5c4abw9"/>Mouse.click()</text:p>
      <text:p text:style-name="Standard"><text:span text:style-name="T3">Description</text:span></text:p>
      <text:p text:style-name="Standard">Sends a momentary click to the computer at the location of the cursor. This is the same as pressing and immediately releasing the mouse button.</text:p>
      <text:p text:style-name="Standard">Mouse.click() defaults to the left mouse button.</text:p>
      <text:p text:style-name="Standard"><text:span text:style-name="T3">Syntax</text:span></text:p>
      <text:p text:style-name="Standard">Mouse.click()</text:p>
      <text:p text:style-name="Standard">Mouse.click(button)</text:p>
      <text:p text:style-name="Standard"><text:span text:style-name="T3">Parameters</text:span></text:p>
      <text:p text:style-name="Standard">button: which mouse button to press. Allowed data types: char.</text:p>
      <text:list xml:id="list3806760865" text:style-name="WWNum23">
        <text:list-item>
          <text:p text:style-name="P36">MOUSE_LEFT (default)</text:p>
        </text:list-item>
        <text:list-item>
          <text:p text:style-name="P36">MOUSE_RIGHT</text:p>
        </text:list-item>
        <text:list-item>
          <text:p text:style-name="P36">MOUSE_MIDDLE</text:p>
        </text:list-item>
      </text:list>
      <text:p text:style-name="Standard"><text:span text:style-name="T3">Returns</text:span></text:p>
      <text:p text:style-name="Standard"><text:soft-page-break/>Nothing</text:p>
      <text:p text:style-name="Standard"><text:span text:style-name="T3">Example Code</text:span></text:p>
      <text:p text:style-name="Standard"/>
      <text:p text:style-name="Standard"><text:span text:style-name="T4">#include &lt;Mouse.h&gt;</text:span></text:p>
      <text:p text:style-name="P1"/>
      <text:p text:style-name="Standard"><text:span text:style-name="T4">void setup() {</text:span></text:p>
      <text:p text:style-name="Standard"><text:span text:style-name="T4"><text:s text:c="2"/>pinMode(2, INPUT);</text:span></text:p>
      <text:p text:style-name="Standard"><text:span text:style-name="T4"><text:s text:c="2"/>//initiate the Mouse library</text:span></text:p>
      <text:p text:style-name="Standard"><text:span text:style-name="T4"><text:s text:c="2"/>Mouse.begin();</text:span></text:p>
      <text:p text:style-name="Standard"><text:span text:style-name="T4">}</text:span></text:p>
      <text:p text:style-name="P1"/>
      <text:p text:style-name="Standard"><text:span text:style-name="T4">void loop() {</text:span></text:p>
      <text:p text:style-name="Standard"><text:span text:style-name="T4"><text:s text:c="2"/>//if the button is pressed, send a left mouse click</text:span></text:p>
      <text:p text:style-name="Standard"><text:span text:style-name="T4"><text:s text:c="2"/>if (digitalRead(2) == HIGH) {</text:span></text:p>
      <text:p text:style-name="Standard"><text:span text:style-name="T4"><text:s text:c="4"/>Mouse.click();</text:span></text:p>
      <text:p text:style-name="Standard"><text:span text:style-name="T4"><text:s text:c="2"/>}</text:span></text:p>
      <text:p text:style-name="Standard"><text:span text:style-name="T4">}</text:span></text:p>
      <text:p text:style-name="Standard"/>
      <text:p text:style-name="Standard"><text:span text:style-name="T3">Notes and Warnings</text:span></text:p>
      <text:p text:style-name="Standard">When you use the Mouse.click() command, the Arduino takes over your mouse! Make sure you have control before you use the command. A pushbutton to toggle the mouse control state is effective.</text:p>
      <text:p text:style-name="Heading_20_4"><text:bookmark text:name="_rfbkrcqz305y"/>Mouse.end()</text:p>
      <text:p text:style-name="Standard"><text:span text:style-name="T3">Description</text:span></text:p>
      <text:p text:style-name="Standard">Stops emulating the mouse connected to a computer. To start control, use Mouse.begin().</text:p>
      <text:p text:style-name="Standard"><text:span text:style-name="T3">Syntax</text:span></text:p>
      <text:p text:style-name="Standard">Mouse.end()</text:p>
      <text:p text:style-name="Standard"><text:span text:style-name="T3">Parameters</text:span></text:p>
      <text:p text:style-name="Standard">None</text:p>
      <text:p text:style-name="Standard"><text:span text:style-name="T3">Returns</text:span></text:p>
      <text:p text:style-name="Standard">Nothing</text:p>
      <text:p text:style-name="Standard"><text:span text:style-name="T3">Example Code</text:span></text:p>
      <text:p text:style-name="Standard"/>
      <text:p text:style-name="Standard"><text:span text:style-name="T4">#include &lt;Mouse.h&gt;</text:span></text:p>
      <text:p text:style-name="P1"/>
      <text:p text:style-name="Standard"><text:span text:style-name="T4">void setup() {</text:span></text:p>
      <text:p text:style-name="Standard"><text:span text:style-name="T4"><text:s text:c="2"/>pinMode(2, INPUT);</text:span></text:p>
      <text:p text:style-name="Standard"><text:span text:style-name="T4"><text:s text:c="2"/>//initiate the Mouse library</text:span></text:p>
      <text:p text:style-name="Standard"><text:soft-page-break/><text:span text:style-name="T4"><text:s text:c="2"/>Mouse.begin();</text:span></text:p>
      <text:p text:style-name="Standard"><text:span text:style-name="T4">}</text:span></text:p>
      <text:p text:style-name="P1"/>
      <text:p text:style-name="Standard"><text:span text:style-name="T4">void loop() {</text:span></text:p>
      <text:p text:style-name="Standard"><text:span text:style-name="T4"><text:s text:c="2"/>//if the button is pressed, send a left mouse click</text:span></text:p>
      <text:p text:style-name="Standard"><text:span text:style-name="T4"><text:s text:c="2"/>//then end the Mouse emulation</text:span></text:p>
      <text:p text:style-name="Standard"><text:span text:style-name="T4"><text:s text:c="2"/>if (digitalRead(2) == HIGH) {</text:span></text:p>
      <text:p text:style-name="Standard"><text:span text:style-name="T4"><text:s text:c="4"/>Mouse.click();</text:span></text:p>
      <text:p text:style-name="Standard"><text:span text:style-name="T4"><text:s text:c="4"/>Mouse.end();</text:span></text:p>
      <text:p text:style-name="Standard"><text:span text:style-name="T4"><text:s text:c="2"/>}</text:span></text:p>
      <text:p text:style-name="Standard"><text:span text:style-name="T4">}</text:span></text:p>
      <text:p text:style-name="Heading_20_4"><text:bookmark text:name="_ut5m1bsdfkeu"/>Mouse.move()</text:p>
      <text:p text:style-name="Standard"><text:span text:style-name="T3">Description</text:span></text:p>
      <text:p text:style-name="Standard">Moves the cursor on a connected computer. The motion onscreen is always relative to the cursor’s current location. Before using Mouse.move() you must call Mouse.begin()</text:p>
      <text:p text:style-name="Standard"><text:span text:style-name="T3">Syntax</text:span></text:p>
      <text:p text:style-name="Standard">Mouse.move(xVal, yVal, wheel)</text:p>
      <text:p text:style-name="Standard"><text:span text:style-name="T3">Parameters</text:span></text:p>
      <text:p text:style-name="Standard">xVal: amount to move along the x-axis. Allowed data types: signed char.</text:p>
      <text:p text:style-name="Standard">yVal: amount to move along the y-axis. Allowed data types: signed char.</text:p>
      <text:p text:style-name="Standard">wheel: amount to move scroll wheel. Allowed data types: signed char.</text:p>
      <text:p text:style-name="Standard"><text:span text:style-name="T3">Returns</text:span></text:p>
      <text:p text:style-name="Standard">Nothing</text:p>
      <text:p text:style-name="Standard"><text:span text:style-name="T3">Example Code</text:span></text:p>
      <text:p text:style-name="Standard"/>
      <text:p text:style-name="Standard"><text:span text:style-name="T4">#include &lt;Mouse.h&gt;</text:span></text:p>
      <text:p text:style-name="P1"/>
      <text:p text:style-name="Standard"><text:span text:style-name="T4">const int xAxis = A1; <text:s text:c="8"/>//analog sensor for X axis</text:span></text:p>
      <text:p text:style-name="Standard"><text:span text:style-name="T4">const int yAxis = A2; <text:s text:c="8"/>// analog sensor for Y axis</text:span></text:p>
      <text:p text:style-name="P1"/>
      <text:p text:style-name="Standard"><text:span text:style-name="T4">int range = 12; <text:s text:c="14"/>// output range of X or Y movement</text:span></text:p>
      <text:p text:style-name="Standard"><text:span text:style-name="T4">int responseDelay = 2; <text:s text:c="7"/>// response delay of the mouse, in ms</text:span></text:p>
      <text:p text:style-name="Standard"><text:span text:style-name="T4">int threshold = range / 4; <text:s text:c="3"/>// resting threshold</text:span></text:p>
      <text:p text:style-name="Standard"><text:span text:style-name="T4">int center = range / 2; <text:s text:c="6"/>// resting position value</text:span></text:p>
      <text:p text:style-name="Standard"><text:span text:style-name="T4">int minima[] = {1023, 1023}; <text:s/>// actual analogRead minima for {x, y}</text:span></text:p>
      <text:p text:style-name="Standard"><text:span text:style-name="T4">int maxima[] = {0, 0}; <text:s text:c="7"/>// actual analogRead maxima for {x, y}</text:span></text:p>
      <text:p text:style-name="Standard"><text:span text:style-name="T4">int axis[] = {xAxis, yAxis}; <text:s/>// pin numbers for {x, y}</text:span></text:p>
      <text:p text:style-name="Standard"><text:soft-page-break/><text:span text:style-name="T4">int mouseReading[2]; <text:s text:c="9"/>// final mouse readings for {x, y}</text:span></text:p>
      <text:p text:style-name="P1"/>
      <text:p text:style-name="P1"/>
      <text:p text:style-name="Standard"><text:span text:style-name="T4">void setup() {</text:span></text:p>
      <text:p text:style-name="Standard"><text:span text:style-name="T4"><text:s text:c="2"/>Mouse.begin();</text:span></text:p>
      <text:p text:style-name="Standard"><text:span text:style-name="T4">}</text:span></text:p>
      <text:p text:style-name="P1"/>
      <text:p text:style-name="Standard"><text:span text:style-name="T4">void loop() {</text:span></text:p>
      <text:p text:style-name="Standard"><text:span text:style-name="T4"><text:s text:c="2"/>// read and scale the two axes:</text:span></text:p>
      <text:p text:style-name="Standard"><text:span text:style-name="T4"><text:s text:c="2"/>int xReading = readAxis(0);</text:span></text:p>
      <text:p text:style-name="Standard"><text:span text:style-name="T4"><text:s text:c="2"/>int yReading = readAxis(1);</text:span></text:p>
      <text:p text:style-name="P1"/>
      <text:p text:style-name="Standard"><text:span text:style-name="T4"><text:s text:c="2"/>// move the mouse:</text:span></text:p>
      <text:p text:style-name="Standard"><text:span text:style-name="T4"><text:s text:c="2"/>Mouse.move(xReading, yReading, 0);</text:span></text:p>
      <text:p text:style-name="Standard"><text:span text:style-name="T4"><text:s text:c="2"/>delay(responseDelay);</text:span></text:p>
      <text:p text:style-name="Standard"><text:span text:style-name="T4">}</text:span></text:p>
      <text:p text:style-name="P1"/>
      <text:p text:style-name="Standard"><text:span text:style-name="T4">/*</text:span></text:p>
      <text:p text:style-name="Standard"><text:span text:style-name="T4"><text:s text:c="2"/>reads an axis (0 or 1 for x or y) and scales the</text:span></text:p>
      <text:p text:style-name="Standard"><text:span text:style-name="T4"><text:s text:c="2"/>analog input range to a range from 0 to &lt;range&gt;</text:span></text:p>
      <text:p text:style-name="Standard"><text:span text:style-name="T4">*/</text:span></text:p>
      <text:p text:style-name="P1"/>
      <text:p text:style-name="Standard"><text:span text:style-name="T4">int readAxis(int axisNumber) {</text:span></text:p>
      <text:p text:style-name="Standard"><text:span text:style-name="T4"><text:s text:c="2"/>int distance = 0; // distance from center of the output range</text:span></text:p>
      <text:p text:style-name="P1"/>
      <text:p text:style-name="Standard"><text:span text:style-name="T4"><text:s text:c="2"/>// read the analog input:</text:span></text:p>
      <text:p text:style-name="Standard"><text:span text:style-name="T4"><text:s text:c="2"/>int reading = analogRead(axis[axisNumber]);</text:span></text:p>
      <text:p text:style-name="P1"/>
      <text:p text:style-name="Standard"><text:span text:style-name="T4"><text:s text:c="2"/>// of the current reading exceeds the max or min for this axis,</text:span></text:p>
      <text:p text:style-name="Standard"><text:span text:style-name="T4"><text:s text:c="2"/>// reset the max or min:</text:span></text:p>
      <text:p text:style-name="Standard"><text:span text:style-name="T4"><text:s text:c="2"/>if (reading &lt; minima[axisNumber]) {</text:span></text:p>
      <text:p text:style-name="Standard"><text:span text:style-name="T4"><text:s text:c="4"/>minima[axisNumber] = reading;</text:span></text:p>
      <text:p text:style-name="Standard"><text:span text:style-name="T4"><text:s text:c="2"/>}</text:span></text:p>
      <text:p text:style-name="Standard"><text:span text:style-name="T4"><text:s text:c="2"/>if (reading &gt; maxima[axisNumber]) {</text:span></text:p>
      <text:p text:style-name="Standard"><text:span text:style-name="T4"><text:s text:c="4"/>maxima[axisNumber] = reading;</text:span></text:p>
      <text:p text:style-name="Standard"><text:span text:style-name="T4"><text:s text:c="2"/>}</text:span></text:p>
      <text:p text:style-name="P1"><text:soft-page-break/></text:p>
      <text:p text:style-name="Standard"><text:span text:style-name="T4"><text:s text:c="2"/>// map the reading from the analog input range to the output range:</text:span></text:p>
      <text:p text:style-name="Standard"><text:span text:style-name="T4"><text:s text:c="2"/>reading = map(reading, minima[axisNumber], maxima[axisNumber], 0, range);</text:span></text:p>
      <text:p text:style-name="P1"/>
      <text:p text:style-name="Standard"><text:span text:style-name="T4"><text:s text:c="2"/>// if the output reading is outside from the</text:span></text:p>
      <text:p text:style-name="Standard"><text:span text:style-name="T4"><text:s text:c="2"/>// rest position threshold, <text:s/>use it:</text:span></text:p>
      <text:p text:style-name="Standard"><text:span text:style-name="T4"><text:s text:c="2"/>if (abs(reading - center) &gt; threshold) {</text:span></text:p>
      <text:p text:style-name="Standard"><text:span text:style-name="T4"><text:s text:c="4"/>distance = (reading - center);</text:span></text:p>
      <text:p text:style-name="Standard"><text:span text:style-name="T4"><text:s text:c="2"/>}</text:span></text:p>
      <text:p text:style-name="P1"/>
      <text:p text:style-name="Standard"><text:span text:style-name="T4"><text:s text:c="2"/>// the Y axis needs to be inverted in order to</text:span></text:p>
      <text:p text:style-name="Standard"><text:span text:style-name="T4"><text:s text:c="2"/>// map the movemment correctly:</text:span></text:p>
      <text:p text:style-name="Standard"><text:span text:style-name="T4"><text:s text:c="2"/>if (axisNumber == 1) {</text:span></text:p>
      <text:p text:style-name="Standard"><text:span text:style-name="T4"><text:s text:c="4"/>distance = -distance;</text:span></text:p>
      <text:p text:style-name="Standard"><text:span text:style-name="T4"><text:s text:c="2"/>}</text:span></text:p>
      <text:p text:style-name="P1"/>
      <text:p text:style-name="Standard"><text:span text:style-name="T4"><text:s text:c="2"/>// return the distance for this axis:</text:span></text:p>
      <text:p text:style-name="Standard"><text:span text:style-name="T4"><text:s text:c="2"/>return distance;</text:span></text:p>
      <text:p text:style-name="Standard"><text:span text:style-name="T4">}</text:span></text:p>
      <text:p text:style-name="Standard"/>
      <text:p text:style-name="Standard"><text:span text:style-name="T3">Notes and Warnings</text:span></text:p>
      <text:p text:style-name="Standard">When you use the Mouse.move() command, the Arduino takes over your mouse! Make sure you have control before you use the command. A pushbutton to toggle the mouse control state is effective.</text:p>
      <text:p text:style-name="Heading_20_4"><text:bookmark text:name="_k2mb2scf58le"/>Mouse.press()</text:p>
      <text:p text:style-name="Standard"><text:span text:style-name="T3">Description</text:span></text:p>
      <text:p text:style-name="Standard">Sends a button press to a connected computer. A press is the equivalent of clicking and continuously holding the mouse button. A press is cancelled with Mouse.release().</text:p>
      <text:p text:style-name="Standard">Before using Mouse.press(), you need to start communication with Mouse.begin().</text:p>
      <text:p text:style-name="Standard">Mouse.press() defaults to a left button press.</text:p>
      <text:p text:style-name="Standard"><text:span text:style-name="T3">Syntax</text:span></text:p>
      <text:p text:style-name="Standard">Mouse.press()</text:p>
      <text:p text:style-name="Standard">Mouse.press(button)</text:p>
      <text:p text:style-name="Standard"><text:span text:style-name="T3">Parameters</text:span></text:p>
      <text:p text:style-name="Standard">button: which mouse button to press. Allowed data types: char.</text:p>
      <text:list xml:id="list577132442" text:style-name="WWNum16">
        <text:list-item>
          <text:p text:style-name="P37">MOUSE_LEFT (default)</text:p>
        </text:list-item>
        <text:list-item>
          <text:p text:style-name="P37">MOUSE_RIGHT</text:p>
        </text:list-item>
        <text:list-item>
          <text:p text:style-name="P37">MOUSE_MIDDLE</text:p>
        </text:list-item>
      </text:list>
      <text:p text:style-name="Standard"><text:span text:style-name="T3">Returns</text:span></text:p>
      <text:p text:style-name="Standard"><text:soft-page-break/>Nothing</text:p>
      <text:p text:style-name="Standard"><text:span text:style-name="T3">Example Code</text:span></text:p>
      <text:p text:style-name="Standard"/>
      <text:p text:style-name="Standard"><text:span text:style-name="T4">#include &lt;Mouse.h&gt;</text:span></text:p>
      <text:p text:style-name="P1"/>
      <text:p text:style-name="Standard"><text:span text:style-name="T4">void setup() {</text:span></text:p>
      <text:p text:style-name="Standard"><text:span text:style-name="T4"><text:s text:c="2"/>//The switch that will initiate the Mouse press</text:span></text:p>
      <text:p text:style-name="Standard"><text:span text:style-name="T4"><text:s text:c="2"/>pinMode(2, INPUT);</text:span></text:p>
      <text:p text:style-name="Standard"><text:span text:style-name="T4"><text:s text:c="2"/>//The switch that will terminate the Mouse press</text:span></text:p>
      <text:p text:style-name="Standard"><text:span text:style-name="T4"><text:s text:c="2"/>pinMode(3, INPUT);</text:span></text:p>
      <text:p text:style-name="Standard"><text:span text:style-name="T4"><text:s text:c="2"/>//initiate the Mouse library</text:span></text:p>
      <text:p text:style-name="Standard"><text:span text:style-name="T4"><text:s text:c="2"/>Mouse.begin();</text:span></text:p>
      <text:p text:style-name="Standard"><text:span text:style-name="T4">}</text:span></text:p>
      <text:p text:style-name="P1"/>
      <text:p text:style-name="Standard"><text:span text:style-name="T4">void loop() {</text:span></text:p>
      <text:p text:style-name="Standard"><text:span text:style-name="T4"><text:s text:c="2"/>//if the switch attached to pin 2 is closed, press and hold the left mouse button</text:span></text:p>
      <text:p text:style-name="Standard"><text:span text:style-name="T4"><text:s text:c="2"/>if (digitalRead(2) == HIGH) {</text:span></text:p>
      <text:p text:style-name="Standard"><text:span text:style-name="T4"><text:s text:c="4"/>Mouse.press();</text:span></text:p>
      <text:p text:style-name="Standard"><text:span text:style-name="T4"><text:s text:c="2"/>}</text:span></text:p>
      <text:p text:style-name="Standard"><text:span text:style-name="T4"><text:s text:c="2"/>//if the switch attached to pin 3 is closed, release the left mouse button</text:span></text:p>
      <text:p text:style-name="Standard"><text:span text:style-name="T4"><text:s text:c="2"/>if (digitalRead(3) == HIGH) {</text:span></text:p>
      <text:p text:style-name="Standard"><text:span text:style-name="T4"><text:s text:c="4"/>Mouse.release();</text:span></text:p>
      <text:p text:style-name="Standard"><text:span text:style-name="T4"><text:s text:c="2"/>}</text:span></text:p>
      <text:p text:style-name="Standard"><text:span text:style-name="T4">}</text:span></text:p>
      <text:p text:style-name="Standard"/>
      <text:p text:style-name="Standard"><text:span text:style-name="T3">Notes and Warnings</text:span></text:p>
      <text:p text:style-name="Standard">When you use the Mouse.press() command, the Arduino takes over your mouse! Make sure you have control before you use the command. A pushbutton to toggle the mouse control state is effective.</text:p>
      <text:p text:style-name="Heading_20_4"><text:bookmark text:name="_9jvz4rm84zui"/>Mouse.release()</text:p>
      <text:p text:style-name="Standard"><text:span text:style-name="T3">Description</text:span></text:p>
      <text:p text:style-name="Standard">Sends a message that a previously pressed button (invoked through Mouse.press()) is released. Mouse.release() defaults to the left button.</text:p>
      <text:p text:style-name="Standard"><text:span text:style-name="T3">Syntax</text:span></text:p>
      <text:p text:style-name="Standard">Mouse.release()</text:p>
      <text:p text:style-name="Standard">Mouse.release(button)</text:p>
      <text:p text:style-name="Standard"><text:span text:style-name="T3">Parameters</text:span></text:p>
      <text:p text:style-name="Standard">button: which mouse button to press. Allowed data types: char.</text:p>
      <text:list xml:id="list824611937" text:style-name="WWNum38">
        <text:list-item>
          <text:p text:style-name="P38">MOUSE_LEFT (default)</text:p>
        </text:list-item>
        <text:list-item>
          <text:p text:style-name="P38"><text:soft-page-break/>MOUSE_RIGHT</text:p>
        </text:list-item>
        <text:list-item>
          <text:p text:style-name="P38">MOUSE_MIDDLE</text:p>
        </text:list-item>
      </text:list>
      <text:p text:style-name="Standard"><text:span text:style-name="T3">Returns</text:span></text:p>
      <text:p text:style-name="Standard">Nothing</text:p>
      <text:p text:style-name="Standard"><text:span text:style-name="T3">Example Code</text:span></text:p>
      <text:p text:style-name="Standard"/>
      <text:p text:style-name="Standard"><text:span text:style-name="T4">#include &lt;Mouse.h&gt;</text:span></text:p>
      <text:p text:style-name="P1"/>
      <text:p text:style-name="Standard"><text:span text:style-name="T4">void setup() {</text:span></text:p>
      <text:p text:style-name="Standard"><text:span text:style-name="T4"><text:s text:c="2"/>//The switch that will initiate the Mouse press</text:span></text:p>
      <text:p text:style-name="Standard"><text:span text:style-name="T4"><text:s text:c="2"/>pinMode(2, INPUT);</text:span></text:p>
      <text:p text:style-name="Standard"><text:span text:style-name="T4"><text:s text:c="2"/>//The switch that will terminate the Mouse press</text:span></text:p>
      <text:p text:style-name="Standard"><text:span text:style-name="T4"><text:s text:c="2"/>pinMode(3, INPUT);</text:span></text:p>
      <text:p text:style-name="Standard"><text:span text:style-name="T4"><text:s text:c="2"/>//initiate the Mouse library</text:span></text:p>
      <text:p text:style-name="Standard"><text:span text:style-name="T4"><text:s text:c="2"/>Mouse.begin();</text:span></text:p>
      <text:p text:style-name="Standard"><text:span text:style-name="T4">}</text:span></text:p>
      <text:p text:style-name="P1"/>
      <text:p text:style-name="Standard"><text:span text:style-name="T4">void loop() {</text:span></text:p>
      <text:p text:style-name="Standard"><text:span text:style-name="T4"><text:s text:c="2"/>//if the switch attached to pin 2 is closed, press and hold the left mouse button</text:span></text:p>
      <text:p text:style-name="Standard"><text:span text:style-name="T4"><text:s text:c="2"/>if (digitalRead(2) == HIGH) {</text:span></text:p>
      <text:p text:style-name="Standard"><text:span text:style-name="T4"><text:s text:c="4"/>Mouse.press();</text:span></text:p>
      <text:p text:style-name="Standard"><text:span text:style-name="T4"><text:s text:c="2"/>}</text:span></text:p>
      <text:p text:style-name="Standard"><text:span text:style-name="T4"><text:s text:c="2"/>//if the switch attached to pin 3 is closed, release the left mouse button</text:span></text:p>
      <text:p text:style-name="Standard"><text:span text:style-name="T4"><text:s text:c="2"/>if (digitalRead(3) == HIGH) {</text:span></text:p>
      <text:p text:style-name="Standard"><text:span text:style-name="T4"><text:s text:c="4"/>Mouse.release();</text:span></text:p>
      <text:p text:style-name="Standard"><text:span text:style-name="T4"><text:s text:c="2"/>}</text:span></text:p>
      <text:p text:style-name="Standard"><text:span text:style-name="T4">}</text:span></text:p>
      <text:p text:style-name="Standard"/>
      <text:p text:style-name="Standard"><text:span text:style-name="T3">Notes and Warnings</text:span></text:p>
      <text:p text:style-name="Standard">When you use the Mouse.release() command, the Arduino takes over your mouse! Make sure you have control before you use the command. A pushbutton to toggle the mouse control state is effective.</text:p>
      <text:p text:style-name="Heading_20_4"><text:bookmark text:name="_f9qp3weck0ha"/>Mouse.isPressed()</text:p>
      <text:p text:style-name="Standard"><text:span text:style-name="T3">Description</text:span></text:p>
      <text:p text:style-name="Standard">Checks the current status of all mouse buttons, and reports if any are pressed or not.</text:p>
      <text:p text:style-name="Standard"><text:span text:style-name="T3">Syntax</text:span></text:p>
      <text:p text:style-name="Standard">Mouse.isPressed();</text:p>
      <text:p text:style-name="Standard">Mouse.isPressed(button);</text:p>
      <text:p text:style-name="Standard"><text:soft-page-break/><text:span text:style-name="T3">Parameters</text:span></text:p>
      <text:p text:style-name="Standard">When there is no value passed, it checks the status of the left mouse button.</text:p>
      <text:p text:style-name="Standard">button: which mouse button to check. Allowed data types: char.</text:p>
      <text:list xml:id="list4266476865" text:style-name="WWNum25">
        <text:list-item>
          <text:p text:style-name="P39">MOUSE_LEFT (default)</text:p>
        </text:list-item>
        <text:list-item>
          <text:p text:style-name="P39">MOUSE_RIGHT</text:p>
        </text:list-item>
        <text:list-item>
          <text:p text:style-name="P39">MOUSE_MIDDLE</text:p>
        </text:list-item>
      </text:list>
      <text:p text:style-name="Standard"><text:span text:style-name="T3">Returns</text:span></text:p>
      <text:p text:style-name="Standard">Reports whether a button is pressed or not. Data type: bool.</text:p>
      <text:p text:style-name="Standard"><text:span text:style-name="T3">Example Code</text:span></text:p>
      <text:p text:style-name="Standard"/>
      <text:p text:style-name="Standard"><text:span text:style-name="T4">#include &lt;Mouse.h&gt;</text:span></text:p>
      <text:p text:style-name="P1"/>
      <text:p text:style-name="Standard"><text:span text:style-name="T4">void setup() {</text:span></text:p>
      <text:p text:style-name="Standard"><text:span text:style-name="T4"><text:s text:c="2"/>//The switch that will initiate the Mouse press</text:span></text:p>
      <text:p text:style-name="Standard"><text:span text:style-name="T4"><text:s text:c="2"/>pinMode(2, INPUT);</text:span></text:p>
      <text:p text:style-name="Standard"><text:span text:style-name="T4"><text:s text:c="2"/>//The switch that will terminate the Mouse press</text:span></text:p>
      <text:p text:style-name="Standard"><text:span text:style-name="T4"><text:s text:c="2"/>pinMode(3, INPUT);</text:span></text:p>
      <text:p text:style-name="Standard"><text:span text:style-name="T4"><text:s text:c="2"/>//Start serial communication with the computer</text:span></text:p>
      <text:p text:style-name="Standard"><text:span text:style-name="T4"><text:s text:c="2"/>Serial.begin(9600);</text:span></text:p>
      <text:p text:style-name="Standard"><text:span text:style-name="T4"><text:s text:c="2"/>//initiate the Mouse library</text:span></text:p>
      <text:p text:style-name="Standard"><text:span text:style-name="T4"><text:s text:c="2"/>Mouse.begin();</text:span></text:p>
      <text:p text:style-name="Standard"><text:span text:style-name="T4">}</text:span></text:p>
      <text:p text:style-name="P1"/>
      <text:p text:style-name="Standard"><text:span text:style-name="T4">void loop() {</text:span></text:p>
      <text:p text:style-name="Standard"><text:span text:style-name="T4"><text:s text:c="2"/>//a variable for checking the button's state</text:span></text:p>
      <text:p text:style-name="Standard"><text:span text:style-name="T4"><text:s text:c="2"/>int mouseState = 0;</text:span></text:p>
      <text:p text:style-name="Standard"><text:span text:style-name="T4"><text:s text:c="2"/>//if the switch attached to pin 2 is closed, press and hold the left mouse button and save the state ina <text:s/>variable</text:span></text:p>
      <text:p text:style-name="Standard"><text:span text:style-name="T4"><text:s text:c="2"/>if (digitalRead(2) == HIGH) {</text:span></text:p>
      <text:p text:style-name="Standard"><text:span text:style-name="T4"><text:s text:c="4"/>Mouse.press();</text:span></text:p>
      <text:p text:style-name="Standard"><text:span text:style-name="T4"><text:s text:c="4"/>mouseState = Mouse.isPressed();</text:span></text:p>
      <text:p text:style-name="Standard"><text:span text:style-name="T4"><text:s text:c="2"/>}</text:span></text:p>
      <text:p text:style-name="Standard"><text:span text:style-name="T4"><text:s text:c="2"/>//if the switch attached to pin 3 is closed, release the left mouse button and save the state in a variable</text:span></text:p>
      <text:p text:style-name="Standard"><text:span text:style-name="T4"><text:s text:c="2"/>if (digitalRead(3) == HIGH) {</text:span></text:p>
      <text:p text:style-name="Standard"><text:span text:style-name="T4"><text:s text:c="4"/>Mouse.release();</text:span></text:p>
      <text:p text:style-name="Standard"><text:span text:style-name="T4"><text:s text:c="4"/>mouseState = Mouse.isPressed();</text:span></text:p>
      <text:p text:style-name="Standard"><text:span text:style-name="T4"><text:s text:c="2"/>}</text:span></text:p>
      <text:p text:style-name="Standard"><text:soft-page-break/><text:span text:style-name="T4"><text:s text:c="2"/>//print out the current mouse button state</text:span></text:p>
      <text:p text:style-name="Standard"><text:span text:style-name="T4"><text:s text:c="2"/>Serial.println(mouseState);</text:span></text:p>
      <text:p text:style-name="Standard"><text:span text:style-name="T4"><text:s text:c="2"/>delay(10);</text:span></text:p>
      <text:p text:style-name="Standard"><text:span text:style-name="T4">}</text:span></text:p>
      <text:p text:style-name="Heading_20_1"><text:bookmark text:name="_vsh05jemtq29"/>variables</text:p>
      <text:p text:style-name="Standard">Arduino data types and constants.</text:p>
      <text:p text:style-name="Heading_20_2"><text:bookmark text:name="_rul2x37nicrl"/>Constants</text:p>
      <text:p text:style-name="Standard">Constants are predefined expressions in the Arduino language. They are used to make the programs easier to read. We classify constants in groups:</text:p>
      <text:p text:style-name="Heading_20_3"><text:bookmark text:name="_3qmtwyidiip5"/>Floating Point Constants</text:p>
      <text:p text:style-name="Standard"><text:span text:style-name="T3">Description</text:span></text:p>
      <text:p text:style-name="Standard">Similar to integer constants, floating point constants are used to make code more readable. Floating point constants are swapped at compile time for the value to which the expression evaluates.</text:p>
      <text:p text:style-name="Standard"><text:span text:style-name="T3">Example Code</text:span></text:p>
      <text:p text:style-name="Standard"/>
      <text:p text:style-name="Standard"><text:span text:style-name="T4">n = 0.005; <text:s/>// 0.005 is a floating point constant</text:span></text:p>
      <text:p text:style-name="Standard"/>
      <text:p text:style-name="Standard"><text:span text:style-name="T3">Notes and Warnings</text:span></text:p>
      <text:p text:style-name="Standard">Floating point constants can also be expressed in a variety of scientific notation. 'E' and 'e' are both accepted as valid exponent indicators.</text:p>
      <table:table table:name="Table6" table:style-name="Table6">
        <table:table-column table:style-name="Table6.A" table:number-columns-repeated="2"/>
        <table:table-column table:style-name="Table6.C"/>
        <table:table-row table:style-name="Table6.1">
          <table:table-cell table:style-name="Table6.A1" office:value-type="string">
            <text:p text:style-name="P2"><text:span text:style-name="T3">floating-point constant</text:span></text:p>
          </table:table-cell>
          <table:table-cell table:style-name="Table6.A1" office:value-type="string">
            <text:p text:style-name="P2"><text:span text:style-name="T3">evaluates to:</text:span></text:p>
          </table:table-cell>
          <table:table-cell table:style-name="Table6.A1" office:value-type="string">
            <text:p text:style-name="P2"><text:span text:style-name="T3">also evaluates to:</text:span></text:p>
          </table:table-cell>
        </table:table-row>
        <table:table-row table:style-name="Table6.1">
          <table:table-cell table:style-name="Table6.A2" office:value-type="string">
            <text:p text:style-name="P15">10.0</text:p>
          </table:table-cell>
          <table:table-cell table:style-name="Table6.B2" office:value-type="string">
            <text:p text:style-name="P15">10</text:p>
          </table:table-cell>
          <table:table-cell table:style-name="Table6.C2" office:value-type="string">
            <text:p text:style-name="P3"/>
          </table:table-cell>
        </table:table-row>
        <table:table-row table:style-name="Table6.1">
          <table:table-cell table:style-name="Table6.A3" office:value-type="string">
            <text:p text:style-name="P15">2.34E5</text:p>
          </table:table-cell>
          <table:table-cell table:style-name="Table6.A3" office:value-type="string">
            <text:p text:style-name="P15">2.34 * 10^5</text:p>
          </table:table-cell>
          <table:table-cell table:style-name="Table6.A3" office:value-type="string">
            <text:p text:style-name="P15">234000</text:p>
          </table:table-cell>
        </table:table-row>
        <table:table-row table:style-name="Table6.1">
          <table:table-cell table:style-name="Table6.A4" office:value-type="string">
            <text:p text:style-name="P15">67e-12</text:p>
          </table:table-cell>
          <table:table-cell table:style-name="Table6.B4" office:value-type="string">
            <text:p text:style-name="P15">67.0 * 10^-12</text:p>
          </table:table-cell>
          <table:table-cell table:style-name="Table6.C4" office:value-type="string">
            <text:p text:style-name="P15">0.000000000067</text:p>
          </table:table-cell>
        </table:table-row>
      </table:table>
      <text:p text:style-name="Heading_20_3"><text:bookmark text:name="_qz82mgq4545n"/>Integer Constants</text:p>
      <text:p text:style-name="Standard"><text:span text:style-name="T3">Description</text:span></text:p>
      <text:p text:style-name="Standard">Integer constants are numbers that are used directly in a sketch, like 123. By default, these numbers are treated as int but you can change this with the U and L modifiers (see below).</text:p>
      <text:p text:style-name="Standard">Normally, integer constants are treated as base 10 (decimal) integers, but special notation (formatters) may be used to enter numbers in other base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text:span text:style-name="T3">Base</text:span></text:p>
          </table:table-cell>
          <table:table-cell table:style-name="Table7.A1" office:value-type="string">
            <text:p text:style-name="P2"><text:span text:style-name="T3">Example</text:span></text:p>
          </table:table-cell>
          <table:table-cell table:style-name="Table7.A1" office:value-type="string">
            <text:p text:style-name="P2"><text:span text:style-name="T3">Formatter</text:span></text:p>
          </table:table-cell>
          <table:table-cell table:style-name="Table7.A1" office:value-type="string">
            <text:p text:style-name="P2"><text:span text:style-name="T3">Comment</text:span></text:p>
          </table:table-cell>
        </table:table-row>
        <table:table-row table:style-name="Table7.1">
          <table:table-cell table:style-name="Table7.A2" office:value-type="string">
            <text:p text:style-name="P15">10 (decimal)</text:p>
          </table:table-cell>
          <table:table-cell table:style-name="Table7.B2" office:value-type="string">
            <text:p text:style-name="P15">123</text:p>
          </table:table-cell>
          <table:table-cell table:style-name="Table7.C2" office:value-type="string">
            <text:p text:style-name="P15">none</text:p>
          </table:table-cell>
          <table:table-cell table:style-name="Table7.D2" office:value-type="string">
            <text:p text:style-name="P3"/>
          </table:table-cell>
        </table:table-row>
        <table:table-row table:style-name="Table7.1">
          <table:table-cell table:style-name="Table7.A3" office:value-type="string">
            <text:p text:style-name="P15">2 (binary)</text:p>
          </table:table-cell>
          <table:table-cell table:style-name="Table7.A3" office:value-type="string">
            <text:p text:style-name="P15">B1111011</text:p>
          </table:table-cell>
          <table:table-cell table:style-name="Table7.A3" office:value-type="string">
            <text:p text:style-name="P15">leading 'B'</text:p>
          </table:table-cell>
          <table:table-cell table:style-name="Table7.A3" office:value-type="string">
            <text:p text:style-name="P15">only works with 8 bit values (0 to 255) characters 0&amp;1 valid</text:p>
          </table:table-cell>
        </table:table-row>
        <table:table-row table:style-name="Table7.1">
          <table:table-cell table:style-name="Table7.A4" office:value-type="string">
            <text:p text:style-name="P15">8 (octal)</text:p>
          </table:table-cell>
          <table:table-cell table:style-name="Table7.B4" office:value-type="string">
            <text:p text:style-name="P15">0173</text:p>
          </table:table-cell>
          <table:table-cell table:style-name="Table7.C4" office:value-type="string">
            <text:p text:style-name="P15">leading "0"</text:p>
          </table:table-cell>
          <table:table-cell table:style-name="Table7.D4" office:value-type="string">
            <text:p text:style-name="P15">characters 0-7 valid</text:p>
          </table:table-cell>
        </table:table-row>
        <table:table-row table:style-name="Table7.1">
          <table:table-cell table:style-name="Table7.A3" office:value-type="string">
            <text:p text:style-name="P15">16 (hexadecimal)</text:p>
          </table:table-cell>
          <table:table-cell table:style-name="Table7.A3" office:value-type="string">
            <text:p text:style-name="P15">0x7B</text:p>
          </table:table-cell>
          <table:table-cell table:style-name="Table7.A3" office:value-type="string">
            <text:p text:style-name="P15">leading "0x"</text:p>
          </table:table-cell>
          <table:table-cell table:style-name="Table7.A3" office:value-type="string">
            <text:p text:style-name="P15">characters 0-9, A-F, a-f valid</text:p>
          </table:table-cell>
        </table:table-row>
      </table:table>
      <text:p text:style-name="Standard"><text:span text:style-name="T3">Decimal (base 10)</text:span></text:p>
      <text:p text:style-name="Standard">This is the common-sense math with which you are acquainted. Constants without other prefixes are assumed to be in decimal format.</text:p>
      <text:p text:style-name="Standard"><text:span text:style-name="T3">Example Code:</text:span></text:p>
      <text:p text:style-name="Standard"/>
      <text:p text:style-name="Standard"><text:span text:style-name="T4">n = 101; <text:s/>// same as 101 decimal ((1 * 10^2) + (0 * 10^1) + 1)</text:span></text:p>
      <text:p text:style-name="Standard"/>
      <text:p text:style-name="Standard"><text:soft-page-break/><text:span text:style-name="T3">Binary (base 2)</text:span></text:p>
      <text:p text:style-name="Standard">Only the characters 0 and 1 are valid.</text:p>
      <text:p text:style-name="Standard"><text:span text:style-name="T3">Example Code:</text:span></text:p>
      <text:p text:style-name="Standard"/>
      <text:p text:style-name="Standard"><text:span text:style-name="T4">n = B101; // same as 5 decimal ((1 * 2^2) + (0 * 2^1) + 1)</text:span></text:p>
      <text:p text:style-name="Standard"/>
      <text:p text:style-name="Standard">The binary formatter only works on bytes (8 bits) between 0 (B0) and 255 (B11111111). If it is convenient to input an int (16 bits) in binary form you can do it a two-step procedure such as:</text:p>
      <text:p text:style-name="Standard"/>
      <text:p text:style-name="Standard"><text:span text:style-name="T4">myInt = (B11001100 * 256) + B10101010; <text:s/>// B11001100 is the high byte`</text:span></text:p>
      <text:p text:style-name="Standard"/>
      <text:p text:style-name="Standard"><text:span text:style-name="T3">Octal (base 8)</text:span></text:p>
      <text:p text:style-name="Standard">Only the characters 0 through 7 are valid. Octal values are indicated by the prefix "0" (zero).</text:p>
      <text:p text:style-name="Standard"><text:span text:style-name="T3">Example Code:</text:span></text:p>
      <text:p text:style-name="Standard"/>
      <text:p text:style-name="Standard"><text:span text:style-name="T4">n = 0101; // same as 65 decimal ((1 * 8^2) + (0 * 8^1) + 1)</text:span></text:p>
      <text:p text:style-name="Standard"/>
      <text:p text:style-name="Standard">It is possible to generate a hard-to-find bug by (unintentionally) including a leading zero before a constant and having the compiler unintentionally interpret your constant as octal.</text:p>
      <text:p text:style-name="Standard"><text:span text:style-name="T3">Hexadecimal (base 16)</text:span></text:p>
      <text:p text:style-name="Standard">Valid characters are 0 through 9 and letters A through F; A has the value 10, B is 11, up to F, which is 15. Hex values are indicated by the prefix "0x". Note that A-F may be upper (A-F) or lower case (a-f).</text:p>
      <text:p text:style-name="Standard"><text:span text:style-name="T3">Example Code:</text:span></text:p>
      <text:p text:style-name="Standard"/>
      <text:p text:style-name="Standard"><text:span text:style-name="T4">n = 0x101; <text:s/>// same as 257 decimal ((1 * 16^2) + (0 * 16^1) + 1)</text:span></text:p>
      <text:p text:style-name="Standard"/>
      <text:p text:style-name="Standard"><text:span text:style-name="T3">Notes and Warnings</text:span></text:p>
      <text:p text:style-name="Standard">U &amp; L formatters:</text:p>
      <text:p text:style-name="Standard">By default, an integer constant is treated as an int with the attendant limitations in values. To specify an integer constant with another data type, follow it with:</text:p>
      <text:list xml:id="list1333270496" text:style-name="WWNum5">
        <text:list-item>
          <text:p text:style-name="P40">a 'u' or 'U' to force the constant into an unsigned data format. Example: 33u</text:p>
        </text:list-item>
        <text:list-item>
          <text:p text:style-name="P40">a 'l' or 'L' to force the constant into a long data format. Example: 100000L</text:p>
        </text:list-item>
        <text:list-item>
          <text:p text:style-name="P40">a 'ul' or 'UL' to force the constant into an unsigned long constant. Example: 32767ul</text:p>
        </text:list-item>
      </text:list>
      <text:p text:style-name="Heading_20_3"><text:bookmark text:name="_pbzt98gz5lnk"/>HIGH | LOW</text:p>
      <text:p text:style-name="Standard">When reading or writing to a digital pin there are only two possible values a pin can take/be-set-to: HIGH and LOW.</text:p>
      <text:p text:style-name="Standard"><text:span text:style-name="T3">HIGH</text:span></text:p>
      <text:p text:style-name="Standard">The meaning of HIGH (in reference to a pin) is somewhat different depending on whether a pin is set to an INPUT or OUTPUT. When a pin is configured as an INPUT with pinMode(), and read with digitalRead(), the Arduino (ATmega) will report HIGH if:</text:p>
      <text:list xml:id="list3062407785" text:style-name="WWNum6">
        <text:list-item>
          <text:p text:style-name="P41">a voltage greater than 3.0V is present at the pin (5V boards)</text:p>
        </text:list-item>
        <text:list-item>
          <text:p text:style-name="P41">a voltage greater than 2.0V volts is present at the pin (3.3V boards)</text:p>
        </text:list-item>
      </text:list>
      <text:p text:style-name="Standard">A pin may also be configured as an INPUT with pinMode(), and subsequently made HIGH with digitalWrite(). This will enable the internal 20K pullup resistors, which will pull up the input pin to a HIGH reading unless it is pulled LOW by external circuitry. This can done alternatively by passing INPUT_PULLUP as argument to the pinMode() funtion, as explained in more detail in the section "Defining Digital Pins modes: INPUT, INPUT_PULLUP, and OUTPUT" further below.</text:p>
      <text:p text:style-name="Standard"><text:soft-page-break/>When a pin is configured to OUTPUT with pinMode(), and set to HIGH with digitalWrite(), the pin is at:</text:p>
      <text:list xml:id="list2604486545" text:style-name="WWNum26">
        <text:list-item>
          <text:p text:style-name="P42">5 volts (5V boards)</text:p>
        </text:list-item>
        <text:list-item>
          <text:p text:style-name="P42">3.3 volts (3.3V boards)</text:p>
        </text:list-item>
      </text:list>
      <text:p text:style-name="Standard">In this state it can source current, e.g. light an LED that is connected through a series resistor to ground.</text:p>
      <text:p text:style-name="Standard"><text:span text:style-name="T3">LOW</text:span></text:p>
      <text:p text:style-name="Standard">The meaning of LOW also has a different meaning depending on whether a pin is set to INPUT or OUTPUT. When a pin is configured as an INPUT with pinMode(), and read with digitalRead(), the Arduino (ATmega) will report LOW if:</text:p>
      <text:list xml:id="list3687558064" text:style-name="WWNum9">
        <text:list-item>
          <text:p text:style-name="P43">a voltage less than 1.5V is present at the pin (5V boards)</text:p>
        </text:list-item>
        <text:list-item>
          <text:p text:style-name="P43">a voltage less than 1.0V (Approx) is present at the pin (3.3V boards)</text:p>
        </text:list-item>
      </text:list>
      <text:p text:style-name="Standard">When a pin is configured to OUTPUT with pinMode(), and set to LOW with digitalWrite(), the pin is at 0 volts (both 5V and 3.3V boards). In this state it can sink current, e.g. light an LED that is connected through a series resistor to +5 volts (or +3.3 volts).</text:p>
      <text:p text:style-name="Heading_20_3"><text:bookmark text:name="_88btlkdc66f"/>INPUT | OUTPUT | INPUT_PULLUP</text:p>
      <text:p text:style-name="Standard">Digital pins can be used as INPUT, INPUT_PULLUP, or OUTPUT. Changing a pin with pinMode() changes the electrical behavior of the pin.</text:p>
      <text:p text:style-name="Standard"><text:span text:style-name="T3">Pins Configured as INPUT</text:span></text:p>
      <text:p text:style-name="Standard">Arduino (ATmega) pins configured as INPUT with pinMode() are said to be in a high-impedance state. Pins configured as INPUT make extremely small demands on the circuit that they are sampling, equivalent to a series resistor of 100 Megohms in front of the pin. This makes them useful for reading a sensor.</text:p>
      <text:p text:style-name="Standard">If you have your pin configured as an INPUT, and are reading a switch, when the switch is in the open state the input pin will be "floating", resulting in unpredictable results. In order to assure a proper reading when the switch is open, a pull-up or pull-down resistor must be used. The purpose of this resistor is to pull the pin to a known state when the switch is open. A 10 K ohm resistor is usually chosen, as it is a low enough value to reliably prevent a floating input, and at the same time a high enough value to not not draw too much current when the switch is closed. See the Digital Read Serial tutorial for more information.</text:p>
      <text:p text:style-name="Standard">If a pull-down resistor is used, the input pin will be LOW when the switch is open and HIGH when the switch is closed.</text:p>
      <text:p text:style-name="Standard">If a pull-up resistor is used, the input pin will be HIGH when the switch is open and LOW when the switch is closed.</text:p>
      <text:p text:style-name="Standard"><text:span text:style-name="T3">Pins Configured as INPUT_PULLUP</text:span></text:p>
      <text:p text:style-name="Standard">The ATmega microcontroller on the Arduino has internal pull-up resistors (resistors that connect to power internally) that you can access. If you prefer to use these instead of external pull-up resistors, you can use the INPUT_PULLUP argument in pinMode().</text:p>
      <text:p text:style-name="Standard">See the Input Pullup Serial tutorial for an example of this in use.</text:p>
      <text:p text:style-name="Standard">Pins configured as inputs with either INPUT or INPUT_PULLUP can be damaged or destroyed if they are connected to voltages below ground (negative voltages) or above the positive power rail (5V or 3V).</text:p>
      <text:p text:style-name="Standard"><text:span text:style-name="T3">Pins Configured as OUTPUT</text:span></text:p>
      <text:p text:style-name="Standard">Pins configured as OUTPUT with pinMode() are said to be in a low-impedance state. This means that they can provide a substantial amount of current to other circuits. ATmega pins can source (provide current) or sink (absorb current) up to 40 mA (milliamps) of current to other devices/circuits. This makes them useful for powering LEDs because LEDs typically use less than 40 mA. Loads greater than 40 mA (e.g. motors) will require a transistor or other interface circuitry.</text:p>
      <text:p text:style-name="Standard">Pins configured as outputs can be damaged or destroyed if they are connected to either the ground or positive power rails.</text:p>
      <text:p text:style-name="Heading_20_3"><text:bookmark text:name="_rx3n7yz3m0w9"/>LED_BUILTIN</text:p>
      <text:p text:style-name="Standard">Most Arduino boards have a pin connected to an on-board LED in series with a resistor. The constant LED_BUILTIN is the number of the pin to which the on-board LED is connected. Most boards have this LED connected to digital pin 13.</text:p>
      <text:p text:style-name="Heading_20_3"><text:bookmark text:name="_5b09vqajo8l"/>true | false (Boolean Constants)</text:p>
      <text:p text:style-name="Standard">There are two constants used to represent truth and falsity in the Arduino language: true, and false.</text:p>
      <text:p text:style-name="Standard"><text:span text:style-name="T3">false</text:span></text:p>
      <text:p text:style-name="Standard">false is the easier of the two to define. false is defined as 0 (zero).</text:p>
      <text:p text:style-name="Standard"><text:span text:style-name="T3">true</text:span></text:p>
      <text:p text:style-name="Standard">true is often said to be defined as 1, which is correct, but true has a wider definition. Any integer which is non-zero is true, in a Boolean sense. So -1, 2 and -200 are all defined as true, too, in a Boolean sense.</text:p>
      <text:p text:style-name="Standard">Note that the true and false constants are typed in lowercase unlike HIGH, LOW, INPUT, and OUTPUT.</text:p>
      <text:p text:style-name="Heading_20_2"><text:bookmark text:name="_ae7bwqgpbs2u"/>Conversion</text:p>
      <text:p text:style-name="Heading_20_3"><text:bookmark text:name="_fx3bha4g3f9x"/>(unsigned int)</text:p>
      <text:p text:style-name="Standard"><text:span text:style-name="T3">Description</text:span></text:p>
      <text:p text:style-name="Standard">Converts a value to the unsigned int data type.</text:p>
      <text:p text:style-name="Standard"><text:soft-page-break/><text:span text:style-name="T3">Syntax</text:span></text:p>
      <text:p text:style-name="Standard">(unsigned int)x</text:p>
      <text:p text:style-name="Standard"><text:span text:style-name="T3">Parameters</text:span></text:p>
      <text:p text:style-name="Standard">x: a value of any type</text:p>
      <text:p text:style-name="Standard"><text:span text:style-name="T3">Returns</text:span></text:p>
      <text:p text:style-name="Standard">unsigned int</text:p>
      <text:p text:style-name="Heading_20_3"><text:bookmark text:name="_zcsed4p01hlq"/>(unsigned long)</text:p>
      <text:p text:style-name="Standard"><text:span text:style-name="T3">Description</text:span></text:p>
      <text:p text:style-name="Standard">Converts a value to the unsigned long data type.</text:p>
      <text:p text:style-name="Standard"><text:span text:style-name="T3">Syntax</text:span></text:p>
      <text:p text:style-name="Standard">(unsigned long)x</text:p>
      <text:p text:style-name="Standard"><text:span text:style-name="T3">Parameters</text:span></text:p>
      <text:p text:style-name="Standard">x: a value of any type</text:p>
      <text:p text:style-name="Standard"><text:span text:style-name="T3">Returns</text:span></text:p>
      <text:p text:style-name="Standard">unsigned long</text:p>
      <text:p text:style-name="Heading_20_3"><text:bookmark text:name="_ozms4q3poizx"/>byte()</text:p>
      <text:p text:style-name="Standard"><text:span text:style-name="T3">Description</text:span></text:p>
      <text:p text:style-name="Standard">Converts a value to the byte data type.</text:p>
      <text:p text:style-name="Standard"><text:span text:style-name="T3">Syntax</text:span></text:p>
      <text:p text:style-name="Standard">byte(x)</text:p>
      <text:p text:style-name="Standard">(byte)x (C-style type conversion)</text:p>
      <text:p text:style-name="Standard"><text:span text:style-name="T3">Parameters</text:span></text:p>
      <text:p text:style-name="Standard">x: a value. Allowed data types: any type.</text:p>
      <text:p text:style-name="Standard"><text:span text:style-name="T3">Returns</text:span></text:p>
      <text:p text:style-name="Standard">Data type: byte.</text:p>
      <text:p text:style-name="Heading_20_3"><text:bookmark text:name="_mmraqht3i34u"/>char()</text:p>
      <text:p text:style-name="Standard"><text:span text:style-name="T3">Description</text:span></text:p>
      <text:p text:style-name="Standard">Converts a value to the char data type.</text:p>
      <text:p text:style-name="Standard"><text:span text:style-name="T3">Syntax</text:span></text:p>
      <text:p text:style-name="Standard">char(x)</text:p>
      <text:p text:style-name="Standard">(char)x (C-style type conversion)</text:p>
      <text:p text:style-name="Standard"><text:span text:style-name="T3">Parameters</text:span></text:p>
      <text:p text:style-name="Standard">x: a value. Allowed data types: any type.</text:p>
      <text:p text:style-name="Standard"><text:span text:style-name="T3">Returns</text:span></text:p>
      <text:p text:style-name="Standard">Data type: char.</text:p>
      <text:p text:style-name="Heading_20_3"><text:bookmark text:name="_oslhhwwclcjj"/>float()</text:p>
      <text:p text:style-name="Standard"><text:soft-page-break/><text:span text:style-name="T3">Description</text:span></text:p>
      <text:p text:style-name="Standard">Converts a value to the float data type.</text:p>
      <text:p text:style-name="Standard"><text:span text:style-name="T3">Syntax</text:span></text:p>
      <text:p text:style-name="Standard">float(x)</text:p>
      <text:p text:style-name="Standard">(float)x (C-style type conversion)</text:p>
      <text:p text:style-name="Standard"><text:span text:style-name="T3">Parameters</text:span></text:p>
      <text:p text:style-name="Standard">x: a value. Allowed data types: any type.</text:p>
      <text:p text:style-name="Standard"><text:span text:style-name="T3">Returns</text:span></text:p>
      <text:p text:style-name="Standard">Data type: float.</text:p>
      <text:p text:style-name="Standard"><text:span text:style-name="T3">Notes and Warnings</text:span></text:p>
      <text:p text:style-name="Standard">See the reference for float for details about the precision and limitations of floating point numbers on Arduino.</text:p>
      <text:p text:style-name="Heading_20_3"><text:bookmark text:name="_spcmm9682urk"/>int()</text:p>
      <text:p text:style-name="Standard"><text:span text:style-name="T3">Description</text:span></text:p>
      <text:p text:style-name="Standard">Converts a value to the int data type.</text:p>
      <text:p text:style-name="Standard"><text:span text:style-name="T3">Syntax</text:span></text:p>
      <text:p text:style-name="Standard">int(x)</text:p>
      <text:p text:style-name="Standard">(int)x (C-style type conversion)</text:p>
      <text:p text:style-name="Standard"><text:span text:style-name="T3">Parameters</text:span></text:p>
      <text:p text:style-name="Standard">x: a value. Allowed data types: any type.</text:p>
      <text:p text:style-name="Standard"><text:span text:style-name="T3">Returns</text:span></text:p>
      <text:p text:style-name="Standard">Data type: int.</text:p>
      <text:p text:style-name="Heading_20_3"><text:bookmark text:name="_r37yut810uzq"/>long()</text:p>
      <text:p text:style-name="Standard"><text:span text:style-name="T3">Description</text:span></text:p>
      <text:p text:style-name="Standard">Converts a value to the long data type.</text:p>
      <text:p text:style-name="Standard"><text:span text:style-name="T3">Syntax</text:span></text:p>
      <text:p text:style-name="Standard">long(x)</text:p>
      <text:p text:style-name="Standard">(long)x (C-style type conversion)</text:p>
      <text:p text:style-name="Standard"><text:span text:style-name="T3">Parameters</text:span></text:p>
      <text:p text:style-name="Standard">x: a value. Allowed data types: any type.</text:p>
      <text:p text:style-name="Standard"><text:span text:style-name="T3">Returns</text:span></text:p>
      <text:p text:style-name="Standard">Data type: long.</text:p>
      <text:p text:style-name="Heading_20_3"><text:bookmark text:name="_agolnp25nivk"/>word()</text:p>
      <text:p text:style-name="Standard"><text:span text:style-name="T3">Description</text:span></text:p>
      <text:p text:style-name="Standard">Converts a value to the word data type.</text:p>
      <text:p text:style-name="Standard"><text:span text:style-name="T3">Syntax</text:span></text:p>
      <text:p text:style-name="Standard">word(x)</text:p>
      <text:p text:style-name="Standard"><text:soft-page-break/>word(h, l)</text:p>
      <text:p text:style-name="Standard">(word)x (C-style type conversion)</text:p>
      <text:p text:style-name="Standard"><text:span text:style-name="T3">Parameters</text:span></text:p>
      <text:p text:style-name="Standard">x: a value. Allowed data types: any type.</text:p>
      <text:p text:style-name="Standard">h: the high-order (leftmost) byte of the word.</text:p>
      <text:p text:style-name="Standard">l: the low-order (rightmost) byte of the word.</text:p>
      <text:p text:style-name="Standard"><text:span text:style-name="T3">Returns</text:span></text:p>
      <text:p text:style-name="Standard">Data type: word.</text:p>
      <text:p text:style-name="Heading_20_2"><text:bookmark text:name="_s4c5t860a5y5"/>Data Types</text:p>
      <text:p text:style-name="Heading_20_3"><text:bookmark text:name="_r1690zcy0u80"/>String()</text:p>
      <text:p text:style-name="Standard"><text:span text:style-name="T3">Description</text:span></text:p>
      <text:p text:style-name="Standard">Constructs an instance of the String class. There are multiple versions that construct Strings from different data types (i.e. format them as sequences of characters), including:</text:p>
      <text:list xml:id="list1180043711" text:style-name="WWNum35">
        <text:list-item>
          <text:p text:style-name="P44">a constant string of characters, in double quotes (i.e. a char array)</text:p>
        </text:list-item>
        <text:list-item>
          <text:p text:style-name="P44">a single constant character, in single quotes</text:p>
        </text:list-item>
        <text:list-item>
          <text:p text:style-name="P44">another instance of the String object</text:p>
        </text:list-item>
        <text:list-item>
          <text:p text:style-name="P44">a constant integer or long integer</text:p>
        </text:list-item>
        <text:list-item>
          <text:p text:style-name="P44">a constant integer or long integer, using a specified base</text:p>
        </text:list-item>
        <text:list-item>
          <text:p text:style-name="P44">an integer or long integer variable</text:p>
        </text:list-item>
        <text:list-item>
          <text:p text:style-name="P44">an integer or long integer variable, using a specified base</text:p>
        </text:list-item>
        <text:list-item>
          <text:p text:style-name="P44">a float or double, using a specified decimal places</text:p>
        </text:list-item>
      </text:list>
      <text:p text:style-name="Standard">Constructing a String from a number results in a string that contains the ASCII representation of that number. The default is base ten, so</text:p>
      <text:p text:style-name="Standard"/>
      <text:p text:style-name="Standard"><text:span text:style-name="T4">String thisString = String(13);</text:span></text:p>
      <text:p text:style-name="Standard"/>
      <text:p text:style-name="Standard">gives you the String "13". You can use other bases, however. For example,</text:p>
      <text:p text:style-name="Standard"/>
      <text:p text:style-name="Standard"><text:span text:style-name="T4">String thisString = String(13, HEX);</text:span></text:p>
      <text:p text:style-name="Standard"/>
      <text:p text:style-name="Standard">gives you the String "D", which is the hexadecimal representation of the decimal value 13. Or if you prefer binary,</text:p>
      <text:p text:style-name="Standard"/>
      <text:p text:style-name="Standard"><text:span text:style-name="T4">String thisString = String(13, BIN);</text:span></text:p>
      <text:p text:style-name="Standard"/>
      <text:p text:style-name="Standard">gives you the String "1101", which is the binary representation of 13.</text:p>
      <text:p text:style-name="Standard"><text:span text:style-name="T3">Syntax</text:span></text:p>
      <text:p text:style-name="Standard">String(val)</text:p>
      <text:p text:style-name="Standard">String(val, base)</text:p>
      <text:p text:style-name="Standard"><text:soft-page-break/>String(val, decimalPlaces)</text:p>
      <text:p text:style-name="Standard"><text:span text:style-name="T3">Parameters</text:span></text:p>
      <text:p text:style-name="Standard">val: a variable to format as a String. Allowed data types: string, char, byte, int, long, unsigned int, unsigned long, float, double.</text:p>
      <text:p text:style-name="Standard">base: (optional) the base in which to format an integral value.</text:p>
      <text:p text:style-name="Standard">decimalPlaces: only if val is float or double. The desired decimal places.</text:p>
      <text:p text:style-name="Standard"><text:span text:style-name="T3">Returns</text:span></text:p>
      <text:p text:style-name="Standard">An instance of the String class.</text:p>
      <text:p text:style-name="Standard"><text:span text:style-name="T3">Example Code</text:span></text:p>
      <text:p text:style-name="Standard">All of the following are valid declarations for Strings.</text:p>
      <text:p text:style-name="Standard"/>
      <text:p text:style-name="Standard"><text:span text:style-name="T4">String stringOne = "Hello String"; <text:s text:c="19"/>// using a constant String</text:span></text:p>
      <text:p text:style-name="Standard"><text:span text:style-name="T4">String stringOne = String('a'); <text:s text:c="22"/>// converting a constant char into a String</text:span></text:p>
      <text:p text:style-name="Standard"><text:span text:style-name="T4">String stringTwo = String("This is a string"); <text:s text:c="7"/>// converting a constant string into a String object</text:span></text:p>
      <text:p text:style-name="Standard"><text:span text:style-name="T4">String stringOne = String(stringTwo + " with more"); <text:s/>// concatenating two strings</text:span></text:p>
      <text:p text:style-name="Standard"><text:span text:style-name="T4">String stringOne = String(13); <text:s text:c="23"/>// using a constant integer</text:span></text:p>
      <text:p text:style-name="Standard"><text:span text:style-name="T4">String stringOne = String(analogRead(0), DEC); <text:s text:c="7"/>// using an int and a base</text:span></text:p>
      <text:p text:style-name="Standard"><text:span text:style-name="T4">String stringOne = String(45, HEX); <text:s text:c="18"/>// using an int and a base (hexadecimal)</text:span></text:p>
      <text:p text:style-name="Standard"><text:span text:style-name="T4">String stringOne = String(255, BIN); <text:s text:c="17"/>// using an int and a base (binary)</text:span></text:p>
      <text:p text:style-name="Standard"><text:span text:style-name="T4">String stringOne = String(millis(), DEC); <text:s text:c="12"/>// using a long and a base</text:span></text:p>
      <text:p text:style-name="Standard"><text:span text:style-name="T4">String stringOne = String(5.698, 3); <text:s text:c="17"/>// using a float and the decimal places</text:span></text:p>
      <text:p text:style-name="Standard"/>
      <text:p text:style-name="Heading_20_4"><text:bookmark text:name="_jlvqrq81kgbf"/>Functions</text:p>
      <text:p text:style-name="Heading_20_5"><text:bookmark text:name="_z9xpfgvg4h6o"/>charAt()</text:p>
      <text:p text:style-name="Standard"><text:span text:style-name="T3">Description</text:span></text:p>
      <text:p text:style-name="Standard">Access a particular character of the String.</text:p>
      <text:p text:style-name="Standard"><text:span text:style-name="T3">Syntax</text:span></text:p>
      <text:p text:style-name="Standard">myString.charAt(n)</text:p>
      <text:p text:style-name="Standard"><text:span text:style-name="T3">Parameters</text:span></text:p>
      <text:p text:style-name="Standard">myString: a variable of type String.</text:p>
      <text:p text:style-name="Standard">n: a variable. Allowed data types: unsigned int.</text:p>
      <text:p text:style-name="Standard"><text:span text:style-name="T3">Returns</text:span></text:p>
      <text:p text:style-name="Standard">The n’th character of the String.</text:p>
      <text:p text:style-name="Heading_20_5"><text:bookmark text:name="_s70hc3ai8wdq"/>compareTo()</text:p>
      <text:p text:style-name="Standard"><text:span text:style-name="T3">Description</text:span></text:p>
      <text:p text:style-name="Standard">Compares two Strings, testing whether one comes before or after the other, or whether they’re equal. The strings are compared character by character, using the ASCII values of the characters. That means, for example, that 'a' comes before 'b' but after 'A'. Numbers come before letters.</text:p>
      <text:p text:style-name="Standard"><text:span text:style-name="T3">Syntax</text:span></text:p>
      <text:p text:style-name="Standard"><text:soft-page-break/>myString.compareTo(myString2)</text:p>
      <text:p text:style-name="Standard"><text:span text:style-name="T3">Parameters</text:span></text:p>
      <text:p text:style-name="Standard">myString: a variable of type String.</text:p>
      <text:p text:style-name="Standard">myString2: another variable of type String.</text:p>
      <text:p text:style-name="Standard"><text:span text:style-name="T3">Returns</text:span></text:p>
      <text:p text:style-name="Standard">a negative number: if myString comes before myString2.</text:p>
      <text:p text:style-name="Standard">0: if String equals myString2.</text:p>
      <text:p text:style-name="Standard">a positive number: if myString comes after myString2.</text:p>
      <text:p text:style-name="Heading_20_5"><text:bookmark text:name="_76zaufswlyco"/>concat()</text:p>
      <text:p text:style-name="Standard"><text:span text:style-name="T3">Description</text:span></text:p>
      <text:p text:style-name="Standard">Appends the parameter to a String.</text:p>
      <text:p text:style-name="Standard"><text:span text:style-name="T3">Syntax</text:span></text:p>
      <text:p text:style-name="Standard">myString.concat(parameter)</text:p>
      <text:p text:style-name="Standard"><text:span text:style-name="T3">Parameters</text:span></text:p>
      <text:p text:style-name="Standard">myString: a variable of type String.</text:p>
      <text:p text:style-name="Standard">parameter: Allowed data types: String, string, char, byte, int, unsigned int, long, unsigned long, float, double, __FlashStringHelper(F() macro).</text:p>
      <text:p text:style-name="Standard"><text:span text:style-name="T3">Returns</text:span></text:p>
      <text:p text:style-name="Standard">true: success.</text:p>
      <text:p text:style-name="Standard">false: failure (in which case the String is left unchanged).</text:p>
      <text:p text:style-name="Heading_20_5"><text:bookmark text:name="_gwyi6mxyq2tw"/>c_str()</text:p>
      <text:p text:style-name="Standard"><text:span text:style-name="T3">Description</text:span></text:p>
      <text:p text:style-name="Standard">Converts the contents of a String as a C-style, null-terminated string. Note that this gives direct access to the internal String buffer and should be used with care. In particular, you should never modify the string through the pointer returned. When you modify the String object, or when it is destroyed, any pointer previously returned by c_str() becomes invalid and should not be used any longer.</text:p>
      <text:p text:style-name="Standard"><text:span text:style-name="T3">Syntax</text:span></text:p>
      <text:p text:style-name="Standard">myString.c_str()</text:p>
      <text:p text:style-name="Standard"><text:span text:style-name="T3">Parameters</text:span></text:p>
      <text:p text:style-name="Standard">myString: a variable of type String.</text:p>
      <text:p text:style-name="Standard"><text:span text:style-name="T3">Returns</text:span></text:p>
      <text:p text:style-name="Standard">A pointer to the C-style version of the invoking String.</text:p>
      <text:p text:style-name="Heading_20_5"><text:bookmark text:name="_h3nxluwctnu1"/>endsWith()</text:p>
      <text:p text:style-name="Standard"><text:span text:style-name="T3">Description</text:span></text:p>
      <text:p text:style-name="Standard">Tests whether or not a String ends with the characters of another String.</text:p>
      <text:p text:style-name="Standard"><text:span text:style-name="T3">Syntax</text:span></text:p>
      <text:p text:style-name="Standard">myString.endsWith(myString2)</text:p>
      <text:p text:style-name="Standard"><text:span text:style-name="T3">Parameters</text:span></text:p>
      <text:p text:style-name="Standard">myString: a variable of type String.</text:p>
      <text:p text:style-name="Standard">myString2: another variable of type String.</text:p>
      <text:p text:style-name="Standard"><text:soft-page-break/><text:span text:style-name="T3">Returns</text:span></text:p>
      <text:p text:style-name="Standard">true: if myString ends with the characters of myString2.</text:p>
      <text:p text:style-name="Standard">false: otherwise.</text:p>
      <text:p text:style-name="Heading_20_5"><text:bookmark text:name="_6azjqj663bdy"/>equals()</text:p>
      <text:p text:style-name="Standard"><text:span text:style-name="T3">Description</text:span></text:p>
      <text:p text:style-name="Standard">Compares two Strings for equality. The comparison is case-sensitive, meaning the String "hello" is not equal to the String "HELLO".</text:p>
      <text:p text:style-name="Standard"><text:span text:style-name="T3">Syntax</text:span></text:p>
      <text:p text:style-name="Standard">myString.equals(myString2)</text:p>
      <text:p text:style-name="Standard"><text:span text:style-name="T3">Parameters</text:span></text:p>
      <text:p text:style-name="Standard">myString, myString2: variables of type String.</text:p>
      <text:p text:style-name="Standard"><text:span text:style-name="T3">Returns</text:span></text:p>
      <text:p text:style-name="Standard">true: if string equals string2.</text:p>
      <text:p text:style-name="Standard">false: otherwise.</text:p>
      <text:p text:style-name="Heading_20_5"><text:bookmark text:name="_puek0pdszw4l"/>equalsIgnoreCase()</text:p>
      <text:p text:style-name="Standard"><text:span text:style-name="T3">Description</text:span></text:p>
      <text:p text:style-name="Standard">Compares two Strings for equality. The comparison is not case-sensitive, meaning the String("hello") is equal to the String("HELLO").</text:p>
      <text:p text:style-name="Standard"><text:span text:style-name="T3">Syntax</text:span></text:p>
      <text:p text:style-name="Standard">myString.equalsIgnoreCase(myString2)</text:p>
      <text:p text:style-name="Standard"><text:span text:style-name="T3">Parameters</text:span></text:p>
      <text:p text:style-name="Standard">myString: variable of type String.</text:p>
      <text:p text:style-name="Standard">myString2: variable of type String.</text:p>
      <text:p text:style-name="Standard"><text:span text:style-name="T3">Returns</text:span></text:p>
      <text:p text:style-name="Standard">true: if myString equals myString2 (ignoring case).</text:p>
      <text:p text:style-name="Standard">false: otherwise.</text:p>
      <text:p text:style-name="Heading_20_5"><text:bookmark text:name="_6s4anxhxgktb"/>getBytes()</text:p>
      <text:p text:style-name="Standard"><text:span text:style-name="T3">Description</text:span></text:p>
      <text:p text:style-name="Standard">Copies the String’s characters to the supplied buffer.</text:p>
      <text:p text:style-name="Standard"><text:span text:style-name="T3">Syntax</text:span></text:p>
      <text:p text:style-name="Standard">myString.getBytes(buf, len)</text:p>
      <text:p text:style-name="Standard"><text:span text:style-name="T3">Parameters</text:span></text:p>
      <text:p text:style-name="Standard">myString: a variable of type String.</text:p>
      <text:p text:style-name="Standard">buf: the buffer to copy the characters into. Allowed data types: array of byte.</text:p>
      <text:p text:style-name="Standard">len: the size of the buffer. Allowed data types: unsigned int.</text:p>
      <text:p text:style-name="Standard"><text:span text:style-name="T3">Returns</text:span></text:p>
      <text:p text:style-name="Standard">Nothing</text:p>
      <text:p text:style-name="Heading_20_5"><text:bookmark text:name="_9tek83ukv53s"/>indexOf()</text:p>
      <text:p text:style-name="Standard"><text:soft-page-break/><text:span text:style-name="T3">Description</text:span></text:p>
      <text:p text:style-name="Standard">Locates a character or String within another String. By default, searches from the beginning of the String, but can also start from a given index, allowing for the locating of all instances of the character or String.</text:p>
      <text:p text:style-name="Standard"><text:span text:style-name="T3">Syntax</text:span></text:p>
      <text:p text:style-name="Standard">myString.indexOf(val)</text:p>
      <text:p text:style-name="Standard">myString.indexOf(val, from)</text:p>
      <text:p text:style-name="Standard"><text:span text:style-name="T3">Parameters</text:span></text:p>
      <text:p text:style-name="Standard">myString: a variable of type String.</text:p>
      <text:p text:style-name="Standard">val: the value to search for. Allowed data types: char, String.</text:p>
      <text:p text:style-name="Standard">from: the index to start the search from.</text:p>
      <text:p text:style-name="Standard"><text:span text:style-name="T3">Returns</text:span></text:p>
      <text:p text:style-name="Standard">The index of val within the String, or -1 if not found.</text:p>
      <text:p text:style-name="Heading_20_5"><text:bookmark text:name="_c3shqx1ps3yl"/>lastIndexOf()</text:p>
      <text:p text:style-name="Standard"><text:span text:style-name="T3">Description</text:span></text:p>
      <text:p text:style-name="Standard">Locates a character or String within another String. By default, searches from the end of the String, but can also work backwards from a given index, allowing for the locating of all instances of the character or String.</text:p>
      <text:p text:style-name="Standard"><text:span text:style-name="T3">Syntax</text:span></text:p>
      <text:p text:style-name="Standard">myString.lastIndexOf(val)</text:p>
      <text:p text:style-name="Standard">myString.lastIndexOf(val, from)</text:p>
      <text:p text:style-name="Standard"><text:span text:style-name="T3">Parameters</text:span></text:p>
      <text:p text:style-name="Standard">myString: a variable of type String.</text:p>
      <text:p text:style-name="Standard">val: the value to search for. Allowed data types: char, String.</text:p>
      <text:p text:style-name="Standard">from: the index to work backwards from.</text:p>
      <text:p text:style-name="Standard"><text:span text:style-name="T3">Returns</text:span></text:p>
      <text:p text:style-name="Standard">The index of val within the String, or -1 if not found.</text:p>
      <text:p text:style-name="Heading_20_5"><text:bookmark text:name="_pianzs7ucgll"/>length()</text:p>
      <text:p text:style-name="Standard"><text:span text:style-name="T3">Description</text:span></text:p>
      <text:p text:style-name="Standard">Returns the length of the String, in characters. (Note that this doesn’t include a trailing null character.)</text:p>
      <text:p text:style-name="Standard"><text:span text:style-name="T3">Syntax</text:span></text:p>
      <text:p text:style-name="Standard">myString.length()</text:p>
      <text:p text:style-name="Standard"><text:span text:style-name="T3">Parameters</text:span></text:p>
      <text:p text:style-name="Standard">myString: a variable of type String.</text:p>
      <text:p text:style-name="Standard"><text:span text:style-name="T3">Returns</text:span></text:p>
      <text:p text:style-name="Standard">The length of the String in characters.</text:p>
      <text:p text:style-name="Heading_20_5"><text:bookmark text:name="_bvpubyagkdke"/>remove()</text:p>
      <text:p text:style-name="Standard"><text:span text:style-name="T3">Description</text:span></text:p>
      <text:p text:style-name="Standard">Modify in place a String removing chars from the provided index to the end of the String or from the provided index to index plus count.</text:p>
      <text:p text:style-name="Standard"><text:span text:style-name="T3">Syntax</text:span></text:p>
      <text:p text:style-name="Standard"><text:soft-page-break/>myString.remove(index)</text:p>
      <text:p text:style-name="Standard">myString.remove(index, count)</text:p>
      <text:p text:style-name="Standard"><text:span text:style-name="T3">Parameters</text:span></text:p>
      <text:p text:style-name="Standard">myString: a variable of type String.</text:p>
      <text:p text:style-name="Standard">index: The position at which to start the remove process (zero indexed). Allowed data types: unsigned int.</text:p>
      <text:p text:style-name="Standard">count: The number of characters to remove. Allowed data types: unsigned int.</text:p>
      <text:p text:style-name="Standard"><text:span text:style-name="T3">Returns</text:span></text:p>
      <text:p text:style-name="Standard">Nothing</text:p>
      <text:p text:style-name="Standard"><text:span text:style-name="T3">Example Code</text:span></text:p>
      <text:p text:style-name="Standard"/>
      <text:p text:style-name="Standard"><text:span text:style-name="T4">String greeting = "hello";</text:span></text:p>
      <text:p text:style-name="Standard"><text:span text:style-name="T4">greeting.remove(2, 2); <text:s/>// greeting now contains "heo"</text:span></text:p>
      <text:p text:style-name="Heading_20_5"><text:bookmark text:name="_g0j3p5pc1m2t"/>replace()</text:p>
      <text:p text:style-name="Standard"><text:span text:style-name="T3">Description</text:span></text:p>
      <text:p text:style-name="Standard">The String replace() function allows you to replace all instances of a given character with another character. You can also use replace to replace substrings of a String with a different substring.</text:p>
      <text:p text:style-name="Standard"><text:span text:style-name="T3">Syntax</text:span></text:p>
      <text:p text:style-name="Standard">myString.replace(substring1, substring2)</text:p>
      <text:p text:style-name="Standard"><text:span text:style-name="T3">Parameters</text:span></text:p>
      <text:p text:style-name="Standard">myString: a variable of type String.</text:p>
      <text:p text:style-name="Standard">substring1: another variable of type String.</text:p>
      <text:p text:style-name="Standard">substring2: another variable of type String.</text:p>
      <text:p text:style-name="Standard"><text:span text:style-name="T3">Returns</text:span></text:p>
      <text:p text:style-name="Standard">Nothing</text:p>
      <text:p text:style-name="Heading_20_5"><text:bookmark text:name="_f46xtpkbbnib"/>reserve()</text:p>
      <text:p text:style-name="Standard"><text:span text:style-name="T3">Description</text:span></text:p>
      <text:p text:style-name="Standard">The String reserve() function allows you to allocate a buffer in memory for manipulating Strings.</text:p>
      <text:p text:style-name="Standard"><text:span text:style-name="T3">Syntax</text:span></text:p>
      <text:p text:style-name="Standard">myString.reserve(size)</text:p>
      <text:p text:style-name="Standard"><text:span text:style-name="T3">Parameters</text:span></text:p>
      <text:p text:style-name="Standard">myString: a variable of type String.</text:p>
      <text:p text:style-name="Standard">size: the number of bytes in memory to save for String manipulation. Allowed data types: unsigned int.</text:p>
      <text:p text:style-name="Standard"><text:span text:style-name="T3">Returns</text:span></text:p>
      <text:p text:style-name="Standard">Nothing</text:p>
      <text:p text:style-name="Standard"><text:span text:style-name="T3">Example Code</text:span></text:p>
      <text:p text:style-name="Standard"/>
      <text:p text:style-name="Standard"><text:span text:style-name="T4">String myString;</text:span></text:p>
      <text:p text:style-name="P1"><text:soft-page-break/></text:p>
      <text:p text:style-name="Standard"><text:span text:style-name="T4">void setup() {</text:span></text:p>
      <text:p text:style-name="Standard"><text:span text:style-name="T4"><text:s text:c="2"/>// initialize serial and wait for port to open:</text:span></text:p>
      <text:p text:style-name="Standard"><text:span text:style-name="T4"><text:s text:c="2"/>Serial.begin(9600);</text:span></text:p>
      <text:p text:style-name="Standard"><text:span text:style-name="T4"><text:s text:c="2"/>while (!Serial) {</text:span></text:p>
      <text:p text:style-name="Standard"><text:span text:style-name="T4"><text:s text:c="4"/>; // wait for serial port to connect. Needed for native USB</text:span></text:p>
      <text:p text:style-name="Standard"><text:span text:style-name="T4"><text:s text:c="2"/>}</text:span></text:p>
      <text:p text:style-name="P1"/>
      <text:p text:style-name="Standard"><text:span text:style-name="T4"><text:s text:c="2"/>myString.reserve(26);</text:span></text:p>
      <text:p text:style-name="Standard"><text:span text:style-name="T4"><text:s text:c="2"/>myString = "i=";</text:span></text:p>
      <text:p text:style-name="Standard"><text:span text:style-name="T4"><text:s text:c="2"/>myString += "1234";</text:span></text:p>
      <text:p text:style-name="Standard"><text:span text:style-name="T4"><text:s text:c="2"/>myString += ", is that ok?";</text:span></text:p>
      <text:p text:style-name="P1"/>
      <text:p text:style-name="Standard"><text:span text:style-name="T4"><text:s text:c="2"/>// print the String:</text:span></text:p>
      <text:p text:style-name="Standard"><text:span text:style-name="T4"><text:s text:c="2"/>Serial.println(myString);</text:span></text:p>
      <text:p text:style-name="Standard"><text:span text:style-name="T4">}</text:span></text:p>
      <text:p text:style-name="P1"/>
      <text:p text:style-name="Standard"><text:span text:style-name="T4">void loop() {</text:span></text:p>
      <text:p text:style-name="Standard"><text:span text:style-name="T4"><text:s text:c="2"/>// nothing to do here</text:span></text:p>
      <text:p text:style-name="Standard"><text:span text:style-name="T4">}</text:span></text:p>
      <text:p text:style-name="Heading_20_5"><text:bookmark text:name="_o07n7rzhf2h7"/>setCharAt()</text:p>
      <text:p text:style-name="Standard"><text:span text:style-name="T3">Description</text:span></text:p>
      <text:p text:style-name="Standard">Sets a character of the String. Has no effect on indices outside the existing length of the String.</text:p>
      <text:p text:style-name="Standard"><text:span text:style-name="T3">Syntax</text:span></text:p>
      <text:p text:style-name="Standard">myString.setCharAt(index, c)</text:p>
      <text:p text:style-name="Standard"><text:span text:style-name="T3">Parameters</text:span></text:p>
      <text:p text:style-name="Standard">myString: a variable of type String.</text:p>
      <text:p text:style-name="Standard">index: the index to set the character at.</text:p>
      <text:p text:style-name="Standard">c: the character to store to the given location.</text:p>
      <text:p text:style-name="Standard"><text:span text:style-name="T3">Returns</text:span></text:p>
      <text:p text:style-name="Standard">Nothing</text:p>
      <text:p text:style-name="Heading_20_5"><text:bookmark text:name="_7dye7n56jg4n"/>startsWith()</text:p>
      <text:p text:style-name="Standard"><text:span text:style-name="T3">Description</text:span></text:p>
      <text:p text:style-name="Standard">Tests whether or not a String starts with the characters of another String.</text:p>
      <text:p text:style-name="Standard"><text:span text:style-name="T3">Syntax</text:span></text:p>
      <text:p text:style-name="Standard">myString.startsWith(myString2)</text:p>
      <text:p text:style-name="Standard"><text:soft-page-break/><text:span text:style-name="T3">Parameters</text:span></text:p>
      <text:p text:style-name="Standard">myString, myString2: a variable of type String.</text:p>
      <text:p text:style-name="Standard"><text:span text:style-name="T3">Returns</text:span></text:p>
      <text:p text:style-name="Standard">true: if myString starts with the characters of myString2.</text:p>
      <text:p text:style-name="Standard">false: otherwise</text:p>
      <text:p text:style-name="Heading_20_5"><text:bookmark text:name="_k80711v2v1zy"/>substring()</text:p>
      <text:p text:style-name="Standard"><text:span text:style-name="T3">Description</text:span></text:p>
      <text:p text:style-name="Standard">Get a substring of a String. The starting index is inclusive (the corresponding character is included in the substring), but the optional ending index is exclusive (the corresponding character is not included in the substring). If the ending index is omitted, the substring continues to the end of the String.</text:p>
      <text:p text:style-name="Standard"><text:span text:style-name="T3">Syntax</text:span></text:p>
      <text:p text:style-name="Standard">myString.substring(from)</text:p>
      <text:p text:style-name="Standard">myString.substring(from, to)</text:p>
      <text:p text:style-name="Standard"><text:span text:style-name="T3">Parameters</text:span></text:p>
      <text:p text:style-name="Standard">myString: a variable of type String.</text:p>
      <text:p text:style-name="Standard">from: the index to start the substring at.</text:p>
      <text:p text:style-name="Standard">to (optional): the index to end the substring before.</text:p>
      <text:p text:style-name="Standard"><text:span text:style-name="T3">Returns</text:span></text:p>
      <text:p text:style-name="Standard">The substring.</text:p>
      <text:p text:style-name="Heading_20_5"><text:bookmark text:name="_o01cy052n7c1"/>toCharArray()</text:p>
      <text:p text:style-name="Standard"><text:span text:style-name="T3">Description</text:span></text:p>
      <text:p text:style-name="Standard">Copies the String’s characters to the supplied buffer.</text:p>
      <text:p text:style-name="Standard"><text:span text:style-name="T3">Syntax</text:span></text:p>
      <text:p text:style-name="Standard">myString.toCharArray(buf, len)</text:p>
      <text:p text:style-name="Standard"><text:span text:style-name="T3">Parameters</text:span></text:p>
      <text:p text:style-name="Standard">myString: a variable of type String.</text:p>
      <text:p text:style-name="Standard">buf: the buffer to copy the characters into. Allowed data types: array of char.</text:p>
      <text:p text:style-name="Standard">len: the size of the buffer. Allowed data types: unsigned int.</text:p>
      <text:p text:style-name="Standard"><text:span text:style-name="T3">Returns</text:span></text:p>
      <text:p text:style-name="Standard">Nothing</text:p>
      <text:p text:style-name="Heading_20_5"><text:bookmark text:name="_v5mgl96f9dur"/>toDouble()</text:p>
      <text:p text:style-name="Standard"><text:span text:style-name="T3">Description</text:span></text:p>
      <text:p text:style-name="Standard">Converts a valid String to a double. The input String should start with a digit. If the String contains non-digit characters, the function will stop performing the conversion. For example, the Strings "123.45", "123", and "123fish" are converted to 123.45, 123.00, and 123.00 respectively. Note that "123.456" is approximated with 123.46. Note too that floats have only 6-7 decimal digits of precision and that longer Strings might be truncated.</text:p>
      <text:p text:style-name="Standard"><text:span text:style-name="T3">Syntax</text:span></text:p>
      <text:p text:style-name="Standard">myString.toDouble()</text:p>
      <text:p text:style-name="Standard"><text:span text:style-name="T3">Parameters</text:span></text:p>
      <text:p text:style-name="Standard">myString: a variable of type String.</text:p>
      <text:p text:style-name="Standard"><text:span text:style-name="T3">Returns</text:span></text:p>
      <text:p text:style-name="Standard"><text:soft-page-break/>If no valid conversion could be performed because the String doesn’t start with a digit, a zero is returned. Data type: double.</text:p>
      <text:p text:style-name="Heading_20_5"><text:bookmark text:name="_238st1z3qx5h"/>toInt()</text:p>
      <text:p text:style-name="Standard"><text:span text:style-name="T3">Description</text:span></text:p>
      <text:p text:style-name="Standard">Converts a valid String to an integer. The input String should start with an integer number. If the String contains non-integer numbers, the function will stop performing the conversion.</text:p>
      <text:p text:style-name="Standard"><text:span text:style-name="T3">Syntax</text:span></text:p>
      <text:p text:style-name="Standard">myString.toInt()</text:p>
      <text:p text:style-name="Standard"><text:span text:style-name="T3">Parameters</text:span></text:p>
      <text:p text:style-name="Standard">myString: a variable of type String.</text:p>
      <text:p text:style-name="Standard"><text:span text:style-name="T3">Returns</text:span></text:p>
      <text:p text:style-name="Standard">If no valid conversion could be performed because the String doesn’t start with a integer number, a zero is returned. Data type: long.</text:p>
      <text:p text:style-name="Heading_20_5"><text:bookmark text:name="_c03o34d7ik59"/>toFloat()</text:p>
      <text:p text:style-name="Standard"><text:span text:style-name="T3">Description</text:span></text:p>
      <text:p text:style-name="Standard">Converts a valid String to a float. The input String should start with a digit. If the String contains non-digit characters, the function will stop performing the conversion. For example, the Strings "123.45", "123", and "123fish" are converted to 123.45, 123.00, and 123.00 respectively. Note that "123.456" is approximated with 123.46. Note too that floats have only 6-7 decimal digits of precision and that longer Strings might be truncated.</text:p>
      <text:p text:style-name="Standard"><text:span text:style-name="T3">Syntax</text:span></text:p>
      <text:p text:style-name="Standard">myString.toFloat()</text:p>
      <text:p text:style-name="Standard"><text:span text:style-name="T3">Parameters</text:span></text:p>
      <text:p text:style-name="Standard">myString: a variable of type String.</text:p>
      <text:p text:style-name="Standard"><text:span text:style-name="T3">Returns</text:span></text:p>
      <text:p text:style-name="Standard">If no valid conversion could be performed because the String doesn’t start with a digit, a zero is returned. Data type: float.</text:p>
      <text:p text:style-name="Heading_20_5"><text:bookmark text:name="_vlthxarhpjw3"/>toLowerCase()</text:p>
      <text:p text:style-name="Standard"><text:span text:style-name="T3">Description</text:span></text:p>
      <text:p text:style-name="Standard">Get a lower-case version of a String. As of 1.0, toLowerCase() modifies the String in place rather than returning a new one.</text:p>
      <text:p text:style-name="Standard"><text:span text:style-name="T3">Syntax</text:span></text:p>
      <text:p text:style-name="Standard">myString.toLowerCase()</text:p>
      <text:p text:style-name="Standard"><text:span text:style-name="T3">Parameters</text:span></text:p>
      <text:p text:style-name="Standard">myString: a variable of type String.</text:p>
      <text:p text:style-name="Standard"><text:span text:style-name="T3">Returns</text:span></text:p>
      <text:p text:style-name="Standard">Nothing</text:p>
      <text:p text:style-name="Heading_20_5"><text:bookmark text:name="_8k7wngrgmi0q"/>toUpperCase()</text:p>
      <text:p text:style-name="Standard"><text:span text:style-name="T3">Description</text:span></text:p>
      <text:p text:style-name="Standard">Get an upper-case version of a String. As of 1.0, toUpperCase() modifies the String in place rather than returning a new one.</text:p>
      <text:p text:style-name="Standard"><text:span text:style-name="T3">Syntax</text:span></text:p>
      <text:p text:style-name="Standard">myString.toUpperCase()</text:p>
      <text:p text:style-name="Standard"><text:span text:style-name="T3">Parameters</text:span></text:p>
      <text:p text:style-name="Standard">myString: a variable of type String.</text:p>
      <text:p text:style-name="Standard"><text:span text:style-name="T3">Returns</text:span></text:p>
      <text:p text:style-name="Standard"><text:soft-page-break/>Nothing</text:p>
      <text:p text:style-name="Heading_20_5"><text:bookmark text:name="_59pzuxm1ng1m"/>trim()</text:p>
      <text:p text:style-name="Standard"><text:span text:style-name="T3">Description</text:span></text:p>
      <text:p text:style-name="Standard">Get a version of the String with any leading and trailing whitespace removed. As of 1.0, trim() modifies the String in place rather than returning a new one.</text:p>
      <text:p text:style-name="Standard"><text:span text:style-name="T3">Syntax</text:span></text:p>
      <text:p text:style-name="Standard">myString.trim()</text:p>
      <text:p text:style-name="Standard"><text:span text:style-name="T3">Parameters</text:span></text:p>
      <text:p text:style-name="Standard">myString: a variable of type String.</text:p>
      <text:p text:style-name="Standard"><text:span text:style-name="T3">Returns</text:span></text:p>
      <text:p text:style-name="Standard">Nothing</text:p>
      <text:p text:style-name="P4"/>
      <text:p text:style-name="Heading_20_4"><text:bookmark text:name="_fnpnktncc2ce"/>Operators</text:p>
      <text:p text:style-name="Heading_20_5"><text:bookmark text:name="_84eku9y0nsj8"/>[] (element access)</text:p>
      <text:p text:style-name="Standard"><text:span text:style-name="T3">Description</text:span></text:p>
      <text:p text:style-name="Standard">Allows you access to the individual characters of a String.</text:p>
      <text:p text:style-name="Standard"><text:span text:style-name="T3">Syntax</text:span></text:p>
      <text:p text:style-name="Standard">char thisChar = myString1[n]</text:p>
      <text:p text:style-name="Standard"><text:span text:style-name="T3">Parameters</text:span></text:p>
      <text:p text:style-name="Standard">thisChar: Allowed data types: char.</text:p>
      <text:p text:style-name="Standard">myString1: Allowed data types: String.</text:p>
      <text:p text:style-name="Standard">n: a numeric variable.</text:p>
      <text:p text:style-name="Standard"><text:span text:style-name="T3">Returns</text:span></text:p>
      <text:p text:style-name="Standard">The nth char of the String. Same as charAt().</text:p>
      <text:p text:style-name="Heading_20_5"><text:bookmark text:name="_dalq4jvsqxeg"/>+ (concatenation)</text:p>
      <text:p text:style-name="Standard"><text:span text:style-name="T3">Description</text:span></text:p>
      <text:p text:style-name="Standard">Combines, or concatenates two Strings into one new String. The second String is appended to the first, and the result is placed in a new String. Works the same as string.concat().</text:p>
      <text:p text:style-name="Standard"><text:span text:style-name="T3">Syntax</text:span></text:p>
      <text:p text:style-name="Standard">myString3 = myString1 + myString2</text:p>
      <text:p text:style-name="Standard"><text:span text:style-name="T3">Parameters</text:span></text:p>
      <text:p text:style-name="Standard">myString1: a String variable.</text:p>
      <text:p text:style-name="Standard">myString2: a String variable.</text:p>
      <text:p text:style-name="Standard">myString3: a String variable.</text:p>
      <text:p text:style-name="Standard"><text:span text:style-name="T3">Returns</text:span></text:p>
      <text:p text:style-name="Standard">New String that is the combination of the original two Strings.</text:p>
      <text:p text:style-name="Heading_20_5"><text:bookmark text:name="_cbbtv5yrbxch"/>+= (append)</text:p>
      <text:p text:style-name="Standard"><text:span text:style-name="T3">Description</text:span></text:p>
      <text:p text:style-name="Standard"><text:soft-page-break/>It concatenates Strings with other data.</text:p>
      <text:p text:style-name="Standard"><text:span text:style-name="T3">Syntax</text:span></text:p>
      <text:p text:style-name="Standard">myString1 += data</text:p>
      <text:p text:style-name="Standard"><text:span text:style-name="T3">Parameters</text:span></text:p>
      <text:p text:style-name="Standard">myString1: a String variable.</text:p>
      <text:p text:style-name="Standard"><text:span text:style-name="T3">Returns</text:span></text:p>
      <text:p text:style-name="Standard">Nothing</text:p>
      <text:p text:style-name="Heading_20_5"><text:bookmark text:name="_oyck5eg84d7w"/>== (comparison)</text:p>
      <text:p text:style-name="Standard"><text:span text:style-name="T3">Description</text:span></text:p>
      <text:p text:style-name="Standard">Compares two Strings for equality. The comparison is case-sensitive, meaning the String "hello" is not equal to the String "HELLO". Functionally the same as string.equals()</text:p>
      <text:p text:style-name="Standard"><text:span text:style-name="T3">Syntax</text:span></text:p>
      <text:p text:style-name="Standard">myString1 == myString2</text:p>
      <text:p text:style-name="Standard"><text:span text:style-name="T3">Parameters</text:span></text:p>
      <text:p text:style-name="Standard">myString1: a String variable.</text:p>
      <text:p text:style-name="Standard">myString2: a String variable.</text:p>
      <text:p text:style-name="Standard"><text:span text:style-name="T3">Returns</text:span></text:p>
      <text:p text:style-name="Standard">true: if myString1 equals myString2.</text:p>
      <text:p text:style-name="Standard">false: otherwise.</text:p>
      <text:p text:style-name="Heading_20_5"><text:bookmark text:name="_gaj3q923icih"/>&gt; (greater than)</text:p>
      <text:p text:style-name="Standard"><text:span text:style-name="T3">Description</text:span></text:p>
      <text:p text:style-name="Standard">Tests if the String on the left is greater than the String on the right. This operator evaluates Strings in alphabetical order, on the first character where the two differ. So, for example "b" &gt; "a" and "2" &gt; "1", but "999" &gt; "1000" because 9 comes after 1.</text:p>
      <text:p text:style-name="Standard">Caution: String comparison operators can be confusing when you’re comparing numeric Strings, because the numbers are treated as Strings and not as numbers. If you need to compare numbers numerically, compare them as ints, floats, or longs, and not as Strings.</text:p>
      <text:p text:style-name="Standard"><text:span text:style-name="T3">Syntax</text:span></text:p>
      <text:p text:style-name="Standard">myString1 &gt; myString2</text:p>
      <text:p text:style-name="Standard"><text:span text:style-name="T3">Parameters</text:span></text:p>
      <text:p text:style-name="Standard">myString1: a String variable.</text:p>
      <text:p text:style-name="Standard">myString2: a String variable.</text:p>
      <text:p text:style-name="Standard"><text:span text:style-name="T3">Returns</text:span></text:p>
      <text:p text:style-name="Standard">true: if myString1 is greater than myString2.</text:p>
      <text:p text:style-name="Standard">false: otherwise.</text:p>
      <text:p text:style-name="Heading_20_5"><text:bookmark text:name="_8aqs0iiqb1bb"/>&gt;= (greater than or equal to)</text:p>
      <text:p text:style-name="Standard"><text:span text:style-name="T3">Description</text:span></text:p>
      <text:p text:style-name="Standard">Tests if the String on the left is greater than, or equal to, the String on the right. This operator evaluate Strings in alphabetical order, on the first character where the two differ. So, for example "b" &gt;= "a" and "2" &gt;= "1", but "999" &gt;= "1000" because 9 comes after 1.</text:p>
      <text:p text:style-name="Standard">Caution: String comparison operators can be confusing when you’re comparing numeric Strings, because the numbers are treated as Strings and not as numbers. If you need to compare numbers numerically, compare them as ints, floats, or longs, and not as Strings.</text:p>
      <text:p text:style-name="Standard"><text:span text:style-name="T3">Syntax</text:span></text:p>
      <text:p text:style-name="Standard">myString1 &gt;= myString2</text:p>
      <text:p text:style-name="Standard"><text:soft-page-break/><text:span text:style-name="T3">Parameters</text:span></text:p>
      <text:p text:style-name="Standard">myString1: variable of type String.</text:p>
      <text:p text:style-name="Standard">`myString2: variable of type String.</text:p>
      <text:p text:style-name="Standard"><text:span text:style-name="T3">Returns</text:span></text:p>
      <text:p text:style-name="Standard">true: if myString1 is greater than or equal to myString2.</text:p>
      <text:p text:style-name="Standard">false: otherwise.</text:p>
      <text:p text:style-name="Heading_20_5"><text:bookmark text:name="_swac8viqtts6"/>&lt; (less than)</text:p>
      <text:p text:style-name="Standard"><text:span text:style-name="T3">Description</text:span></text:p>
      <text:p text:style-name="Standard">Tests if the String on the left is less than the String on the right. This operator evaluate Strings in alphabetical order, on the first character where the two differ. So, for example "a" &lt; "b" and "1" &lt; "2", but "999" &gt; "1000" because 9 comes after 1.</text:p>
      <text:p text:style-name="Standard">Caution: String comparison operators can be confusing when you’re comparing numeric Strings, because the numbers are treated as Strings and not as numbers. If you need to compare numbers numerically, compare them as ints, floats, or longs, and not as Strings.</text:p>
      <text:p text:style-name="Standard"><text:span text:style-name="T3">Syntax</text:span></text:p>
      <text:p text:style-name="Standard">myString1 &lt; myString2</text:p>
      <text:p text:style-name="Standard"><text:span text:style-name="T3">Parameters</text:span></text:p>
      <text:p text:style-name="Standard">myString1: variable of type String.</text:p>
      <text:p text:style-name="Standard">myString2: variable of type String.</text:p>
      <text:p text:style-name="Standard"><text:span text:style-name="T3">Returns</text:span></text:p>
      <text:p text:style-name="Standard">true: if myString1 is less than myString2.</text:p>
      <text:p text:style-name="Standard">false: otherwise.</text:p>
      <text:p text:style-name="Heading_20_5"><text:bookmark text:name="_xuw7g0lfoaim"/>&lt;= (less than or equal to)</text:p>
      <text:p text:style-name="Standard"><text:span text:style-name="T3">Description</text:span></text:p>
      <text:p text:style-name="Standard">Tests if the String on the left is less than or equal to the String on the right. This operator evaluate Strings in alphabetical order, on the first character where the two differ. So, for example "a" &lt; "b" and "1" &lt; "2", but "999" &gt; "1000" because 9 comes after 1.</text:p>
      <text:p text:style-name="Standard">Caution: String comparison operators can be confusing when you’re comparing numeric Strings, because the numbers are treated as Strings and not as numbers. If you need to compare numbers numerically, compare them as ints, floats, or longs, and not as Strings.</text:p>
      <text:p text:style-name="Standard"><text:span text:style-name="T3">Syntax</text:span></text:p>
      <text:p text:style-name="Standard">myString1 ⇐ myString2</text:p>
      <text:p text:style-name="Standard"><text:span text:style-name="T3">Parameters</text:span></text:p>
      <text:p text:style-name="Standard">myString1: variable of type String.</text:p>
      <text:p text:style-name="Standard">myString2: variable of type String.</text:p>
      <text:p text:style-name="Standard"><text:span text:style-name="T3">Returns</text:span></text:p>
      <text:p text:style-name="Standard">true: if myString1 is less than or equal to myString2.</text:p>
      <text:p text:style-name="Standard">false: otherwise.</text:p>
      <text:p text:style-name="Heading_20_5"><text:bookmark text:name="_g5be2xt13zl9"/>!= (different from)</text:p>
      <text:p text:style-name="Standard"><text:span text:style-name="T3">Description</text:span></text:p>
      <text:p text:style-name="Standard">Compares two Strings for difference. The comparison is case-sensitive, meaning the String "hello" is not equal to the String "HELLO". Functionally the same as string.equals()</text:p>
      <text:p text:style-name="Standard"><text:span text:style-name="T3">Syntax</text:span></text:p>
      <text:p text:style-name="Standard">myString1 != myString2</text:p>
      <text:p text:style-name="Standard"><text:span text:style-name="T3">Parameters</text:span></text:p>
      <text:p text:style-name="Standard"><text:soft-page-break/>myString1: a String variable.</text:p>
      <text:p text:style-name="Standard">`myString2: a String variable.</text:p>
      <text:p text:style-name="Standard"><text:span text:style-name="T3">Returns</text:span></text:p>
      <text:p text:style-name="Standard">true: if myString1 is different from myString2.</text:p>
      <text:p text:style-name="Standard">false: otherwise.</text:p>
      <text:p text:style-name="Heading_20_3"><text:bookmark text:name="_ryeurmmqf7qs"/>array</text:p>
      <text:p text:style-name="Standard"><text:span text:style-name="T3">Description</text:span></text:p>
      <text:p text:style-name="Standard">An array is a collection of variables that are accessed with an index number. Arrays in the C++ programming language Arduino sketches are written in can be complicated, but using simple arrays is relatively straightforward.</text:p>
      <text:p text:style-name="Standard"><text:span text:style-name="T3">Creating (Declaring) an Array</text:span></text:p>
      <text:p text:style-name="Standard">All of the methods below are valid ways to create (declare) an array.</text:p>
      <text:p text:style-name="Standard"><text:span text:style-name="T4">int myInts[6];</text:span></text:p>
      <text:p text:style-name="Standard"><text:span text:style-name="T4">int myPins[] = {2, 4, 8, 3, 6};</text:span></text:p>
      <text:p text:style-name="Standard"><text:span text:style-name="T4">int mySensVals[6] = {2, 4, -8, 3, 2};</text:span></text:p>
      <text:p text:style-name="Standard"><text:span text:style-name="T4">char message[6] = "hello";</text:span></text:p>
      <text:p text:style-name="Standard">You can declare an array without initializing it as in myInts.</text:p>
      <text:p text:style-name="Standard">In myPins we declare an array without explicitly choosing a size. The compiler counts the elements and creates an array of the appropriate size.</text:p>
      <text:p text:style-name="Standard">Finally you can both initialize and size your array, as in mySensVals. Note that when declaring an array of type char, one more element than your initialization is required, to hold the required null character.</text:p>
      <text:p text:style-name="Standard"><text:span text:style-name="T3">Accessing an Array</text:span></text:p>
      <text:p text:style-name="Standard">Arrays are zero indexed, that is, referring to the array initialization above, the first element of the array is at index 0, hence</text:p>
      <text:p text:style-name="Standard"/>
      <text:p text:style-name="Standard"><text:span text:style-name="T4">mySensVals[0] == 2, mySensVals[1] == 4, and so forth.</text:span></text:p>
      <text:p text:style-name="Standard"/>
      <text:p text:style-name="Standard">It also means that in an array with ten elements, index nine is the last element. Hence:</text:p>
      <text:p text:style-name="Standard"/>
      <text:p text:style-name="Standard"><text:span text:style-name="T4">int myArray[10]={9, 3, 2, 4, 3, 2, 7, 8, 9, 11};</text:span></text:p>
      <text:p text:style-name="Standard"><text:span text:style-name="T4">// myArray[9] <text:s text:c="3"/>contains 11</text:span></text:p>
      <text:p text:style-name="Standard"><text:span text:style-name="T4">// myArray[10] <text:s text:c="2"/>is invalid and contains random information (other memory address)</text:span></text:p>
      <text:p text:style-name="Standard"/>
      <text:p text:style-name="Standard">For this reason you should be careful in accessing arrays. Accessing past the end of an array (using an index number greater than your declared array size - 1) is reading from memory that is in use for other purposes. Reading from these locations is probably not going to do much except yield invalid data. Writing to random memory locations is definitely a bad idea and can often lead to unhappy results such as crashes or program malfunction. This can also be a difficult bug to track down.</text:p>
      <text:p text:style-name="Standard">Unlike BASIC or JAVA, the C++ compiler does no checking to see if array access is within legal bounds of the array size that you have declared.</text:p>
      <text:p text:style-name="Standard"><text:span text:style-name="T3">To assign a value to an array:</text:span></text:p>
      <text:p text:style-name="Standard"><text:span text:style-name="T4">mySensVals[0] = 10;</text:span></text:p>
      <text:p text:style-name="Standard"><text:span text:style-name="T3">To retrieve a value from an array:</text:span></text:p>
      <text:p text:style-name="Standard"><text:span text:style-name="T4">x = mySensVals[4];</text:span></text:p>
      <text:p text:style-name="Standard"><text:span text:style-name="T3">Arrays and FOR Loops</text:span></text:p>
      <text:p text:style-name="Standard">Arrays are often manipulated inside for loops, where the loop counter is used as the index for each array element. For example, to print the elements of an array over the serial port, you could do something like this:</text:p>
      <text:p text:style-name="Standard"><text:soft-page-break/></text:p>
      <text:p text:style-name="Standard"><text:span text:style-name="T4">for (byte i = 0; i &lt; 5; i = i + 1) {</text:span></text:p>
      <text:p text:style-name="Standard"><text:span text:style-name="T4"><text:s text:c="2"/>Serial.println(myPins[i]);</text:span></text:p>
      <text:p text:style-name="Standard"><text:span text:style-name="T4">}</text:span></text:p>
      <text:p text:style-name="Standard"/>
      <text:p text:style-name="Standard"><text:span text:style-name="T3">Example Code</text:span></text:p>
      <text:p text:style-name="Standard">For a complete program that demonstrates the use of arrays, see the (Knight Rider example) from the (Tutorials).</text:p>
      <text:p text:style-name="Heading_20_3"><text:bookmark text:name="_z0oozmc5av9o"/>bool</text:p>
      <text:p text:style-name="Standard"><text:span text:style-name="T3">Description</text:span></text:p>
      <text:p text:style-name="Standard">A bool holds one of two values, true or false. (Each bool variable occupies one byte of memory.)</text:p>
      <text:p text:style-name="Standard"><text:span text:style-name="T3">Syntax</text:span></text:p>
      <text:p text:style-name="Standard">bool var = val;</text:p>
      <text:p text:style-name="Standard"><text:span text:style-name="T3">Parameters</text:span></text:p>
      <text:p text:style-name="Standard">var: variable name.</text:p>
      <text:p text:style-name="Standard">val: the value to assign to that variable.</text:p>
      <text:p text:style-name="Standard"><text:span text:style-name="T3">Example Code</text:span></text:p>
      <text:p text:style-name="Standard">This code shows how to use the bool datatype.</text:p>
      <text:p text:style-name="Standard"/>
      <text:p text:style-name="Standard"><text:span text:style-name="T4">int LEDpin = 5; <text:s text:c="4"/>// LED on pin 5</text:span></text:p>
      <text:p text:style-name="Standard"><text:span text:style-name="T4">int switchPin = 13; // momentary switch on 13, other side connected to ground</text:span></text:p>
      <text:p text:style-name="P1"/>
      <text:p text:style-name="Standard"><text:span text:style-name="T4">bool running = false;</text:span></text:p>
      <text:p text:style-name="P1"/>
      <text:p text:style-name="Standard"><text:span text:style-name="T4">void setup() {</text:span></text:p>
      <text:p text:style-name="Standard"><text:span text:style-name="T4"><text:s text:c="2"/>pinMode(LEDpin, OUTPUT);</text:span></text:p>
      <text:p text:style-name="Standard"><text:span text:style-name="T4"><text:s text:c="2"/>pinMode(switchPin, INPUT);</text:span></text:p>
      <text:p text:style-name="Standard"><text:span text:style-name="T4"><text:s text:c="2"/>digitalWrite(switchPin, HIGH); <text:s/>// turn on pullup resistor</text:span></text:p>
      <text:p text:style-name="Standard"><text:span text:style-name="T4">}</text:span></text:p>
      <text:p text:style-name="P1"/>
      <text:p text:style-name="Standard"><text:span text:style-name="T4">void loop() {</text:span></text:p>
      <text:p text:style-name="Standard"><text:span text:style-name="T4"><text:s text:c="2"/>if (digitalRead(switchPin) == LOW) {</text:span></text:p>
      <text:p text:style-name="Standard"><text:span text:style-name="T4"><text:s text:c="4"/>// switch is pressed - pullup keeps pin high normally</text:span></text:p>
      <text:p text:style-name="Standard"><text:span text:style-name="T4"><text:s text:c="4"/>delay(100); <text:s text:c="20"/>// delay to debounce switch</text:span></text:p>
      <text:p text:style-name="Standard"><text:span text:style-name="T4"><text:s text:c="4"/>running = !running; <text:s text:c="12"/>// toggle running variable</text:span></text:p>
      <text:p text:style-name="Standard"><text:span text:style-name="T4"><text:s text:c="4"/>digitalWrite(LEDpin, running); <text:s/>// indicate via LED</text:span></text:p>
      <text:p text:style-name="Standard"><text:span text:style-name="T4"><text:s text:c="2"/>}</text:span></text:p>
      <text:p text:style-name="Standard"><text:soft-page-break/><text:span text:style-name="T4">}</text:span></text:p>
      <text:p text:style-name="Heading_20_3"><text:bookmark text:name="_83i3r9mf7t3k"/>boolean</text:p>
      <text:p text:style-name="Standard"><text:span text:style-name="T3">Description</text:span></text:p>
      <text:p text:style-name="Standard">boolean is a non-standard type alias for bool defined by Arduino. It’s recommended to instead use the standard type bool, which is identical.</text:p>
      <text:p text:style-name="Heading_20_3"><text:bookmark text:name="_fpaq66afbkgq"/>byte</text:p>
      <text:p text:style-name="Standard"><text:span text:style-name="T3">Description</text:span></text:p>
      <text:p text:style-name="Standard">A byte stores an 8-bit unsigned number, from 0 to 255.</text:p>
      <text:p text:style-name="Standard"><text:span text:style-name="T3">Syntax</text:span></text:p>
      <text:p text:style-name="Standard">byte var = val;</text:p>
      <text:p text:style-name="Standard"><text:span text:style-name="T3">Parameters</text:span></text:p>
      <text:p text:style-name="Standard">var: variable name.</text:p>
      <text:p text:style-name="Standard">val: the value to assign to that variable.</text:p>
      <text:p text:style-name="Heading_20_3"><text:bookmark text:name="_qifbyfgy5cxg"/>char</text:p>
      <text:p text:style-name="Standard"><text:span text:style-name="T3">Description</text:span></text:p>
      <text:p text:style-name="Standard">A data type used to store a character value. Character literals are written in single quotes, like this: 'A' (for multiple characters - strings - use double quotes: "ABC").</text:p>
      <text:p text:style-name="Standard">Characters are stored as numbers however. You can see the specific encoding in the ASCII chart. This means that it is possible to do arithmetic on characters, in which the ASCII value of the character is used (e.g. 'A' + 1 has the value 66, since the ASCII value of the capital letter A is 65). See Serial.println reference for more on how characters are translated to numbers.</text:p>
      <text:p text:style-name="Standard">The size of the char datatype is at least 8 bits. It’s recommended to only use char for storing characters. For an unsigned, one-byte (8 bit) data type, use the byte data type.</text:p>
      <text:p text:style-name="Standard"><text:span text:style-name="T3">Syntax</text:span></text:p>
      <text:p text:style-name="Standard">char var = val;</text:p>
      <text:p text:style-name="Standard"><text:span text:style-name="T3">Parameters</text:span></text:p>
      <text:p text:style-name="Standard">var: variable name.</text:p>
      <text:p text:style-name="Standard">val: the value to assign to that variable.</text:p>
      <text:p text:style-name="Standard"><text:span text:style-name="T3">Example Code</text:span></text:p>
      <text:p text:style-name="Standard"/>
      <text:p text:style-name="Standard"><text:span text:style-name="T4">char myChar = 'A';</text:span></text:p>
      <text:p text:style-name="Standard"><text:span text:style-name="T4">char myChar = 65; // both are equivalent</text:span></text:p>
      <text:p text:style-name="Heading_20_3"><text:bookmark text:name="_xmmdzjkhw6p"/>double</text:p>
      <text:p text:style-name="Standard"><text:span text:style-name="T3">Description</text:span></text:p>
      <text:p text:style-name="Standard">Double precision floating point number. On the Uno and other ATMEGA based boards, this occupies 4 bytes. That is, the double implementation is exactly the same as the float, with no gain in precision.</text:p>
      <text:p text:style-name="Standard">On the Arduino Due, doubles have 8-byte (64 bit) precision.</text:p>
      <text:p text:style-name="Standard"><text:span text:style-name="T3">Syntax</text:span></text:p>
      <text:p text:style-name="Standard">double var = val;</text:p>
      <text:p text:style-name="Standard"><text:span text:style-name="T3">Parameters</text:span></text:p>
      <text:p text:style-name="Standard">var: variable name.</text:p>
      <text:p text:style-name="Standard">val: the value to assign to that variable.</text:p>
      <text:p text:style-name="Standard"><text:span text:style-name="T3">Notes and Warnings</text:span></text:p>
      <text:p text:style-name="Standard"><text:soft-page-break/>Users who borrow code from other sources that includes double variables may wish to examine the code to see if the implied precision is different from that actually achieved on ATMEGA based Arduinos.</text:p>
      <text:p text:style-name="Heading_20_3"><text:bookmark text:name="_gurftyjvna9x"/>float</text:p>
      <text:p text:style-name="Standard"><text:span text:style-name="T3">Description</text:span></text:p>
      <text:p text:style-name="Standard">Datatype for floating-point numbers, a number that has a decimal point. Floating-point numbers are often used to approximate analog and continuous values because they have greater resolution than integers. Floating-point numbers can be as large as 3.4028235E+38 and as low as -3.4028235E+38. They are stored as 32 bits (4 bytes) of information.</text:p>
      <text:p text:style-name="Standard"><text:span text:style-name="T3">Syntax</text:span></text:p>
      <text:p text:style-name="Standard">float var = val;</text:p>
      <text:p text:style-name="Standard"><text:span text:style-name="T3">Parameters</text:span></text:p>
      <text:p text:style-name="Standard">var: variable name.</text:p>
      <text:p text:style-name="Standard">val: the value you assign to that variable.</text:p>
      <text:p text:style-name="Standard"><text:span text:style-name="T3">Example Code</text:span></text:p>
      <text:p text:style-name="Standard"/>
      <text:p text:style-name="Standard"><text:span text:style-name="T4">float myfloat;</text:span></text:p>
      <text:p text:style-name="Standard"><text:span text:style-name="T4">float sensorCalbrate = 1.117;</text:span></text:p>
      <text:p text:style-name="P1"/>
      <text:p text:style-name="Standard"><text:span text:style-name="T4">int x;</text:span></text:p>
      <text:p text:style-name="Standard"><text:span text:style-name="T4">int y;</text:span></text:p>
      <text:p text:style-name="Standard"><text:span text:style-name="T4">float z;</text:span></text:p>
      <text:p text:style-name="P1"/>
      <text:p text:style-name="Standard"><text:span text:style-name="T4">x = 1;</text:span></text:p>
      <text:p text:style-name="Standard"><text:span text:style-name="T4">y = x / 2; <text:s text:c="9"/>// y now contains 0, ints can't hold fractions</text:span></text:p>
      <text:p text:style-name="Standard"><text:span text:style-name="T4">z = (float)x / 2.0; // z now contains .5 (you have to use 2.0, not 2)</text:span></text:p>
      <text:p text:style-name="Standard"/>
      <text:p text:style-name="Standard"><text:span text:style-name="T3">Notes and Warnings</text:span></text:p>
      <text:p text:style-name="Standard">If doing math with floats, you need to add a decimal point, otherwise it will be treated as an int. See the Floating point constants page for details.</text:p>
      <text:p text:style-name="Standard">The float data type has only 6-7 decimal digits of precision. That means the total number of digits, not the number to the right of the decimal point. Unlike other platforms, where you can get more precision by using a double (e.g. up to 15 digits), on the Arduino, double is the same size as float.</text:p>
      <text:p text:style-name="Standard">Floating point numbers are not exact, and may yield strange results when compared. For example 6.0 / 3.0 may not equal 2.0. You should instead check that the absolute value of the difference between the numbers is less than some small number.</text:p>
      <text:p text:style-name="Standard">Conversion from floating point to integer math results in truncation:</text:p>
      <text:p text:style-name="Standard"/>
      <text:p text:style-name="Standard"><text:span text:style-name="T4">float x = 2.9; // A float type variable</text:span></text:p>
      <text:p text:style-name="Standard"><text:span text:style-name="T4">int y = x; <text:s/>// 2</text:span></text:p>
      <text:p text:style-name="Standard"/>
      <text:p text:style-name="Standard">If, instead, you want to round off during the conversion process, you need to add 0.5:</text:p>
      <text:p text:style-name="Standard"/>
      <text:p text:style-name="Standard"><text:span text:style-name="T4">float x = 2.9;</text:span></text:p>
      <text:p text:style-name="Standard"><text:span text:style-name="T4">int y = x + 0.5; <text:s/>// 3</text:span></text:p>
      <text:p text:style-name="Standard"/>
      <text:p text:style-name="Standard"><text:soft-page-break/>or use the round() function:</text:p>
      <text:p text:style-name="Standard"/>
      <text:p text:style-name="Standard"><text:span text:style-name="T4">float x = 2.9;</text:span></text:p>
      <text:p text:style-name="Standard"><text:span text:style-name="T4">int y = round(x); <text:s/>// 3</text:span></text:p>
      <text:p text:style-name="Standard"/>
      <text:p text:style-name="Standard">Floating point math is also much slower than integer math in performing calculations, so should be avoided if, for example, a loop has to run at top speed for a critical timing function. Programmers often go to some lengths to convert floating point calculations to integer math to increase speed.</text:p>
      <text:p text:style-name="Heading_20_3"><text:bookmark text:name="_xpmya9hte2wz"/>int</text:p>
      <text:p text:style-name="Standard"><text:span text:style-name="T3">Description</text:span></text:p>
      <text:p text:style-name="Standard">Integers are your primary data-type for number storage.</text:p>
      <text:p text:style-name="Standard">On the Arduino Uno (and other ATmega based boards) an int stores a 16-bit (2-byte) value. This yields a range of -32,768 to 32,767 (minimum value of -2^15 and a maximum value of (2^15) - 1). On the Arduino Due and SAMD based boards (like MKR1000 and Zero), an int stores a 32-bit (4-byte) value. This yields a range of -2,147,483,648 to 2,147,483,647 (minimum value of -2^31 and a maximum value of (2^31) - 1).</text:p>
      <text:p text:style-name="Standard">int’s store negative numbers with a technique called (2’s complement math). The highest bit, sometimes referred to as the "sign" bit, flags the number as a negative number. The rest of the bits are inverted and 1 is added.</text:p>
      <text:p text:style-name="Standard">The Arduino takes care of dealing with negative numbers for you, so that arithmetic operations work transparently in the expected manner. There can be an unexpected complication in dealing with the bitshift right operator (&gt;&gt;) however.</text:p>
      <text:p text:style-name="Standard"><text:span text:style-name="T3">Syntax</text:span></text:p>
      <text:p text:style-name="Standard">int var = val;</text:p>
      <text:p text:style-name="Standard"><text:span text:style-name="T3">Parameters</text:span></text:p>
      <text:p text:style-name="Standard">var: variable name.</text:p>
      <text:p text:style-name="Standard">val: the value you assign to that variable.</text:p>
      <text:p text:style-name="Standard"><text:span text:style-name="T3">Example Code</text:span></text:p>
      <text:p text:style-name="Standard">This code creates an integer called 'countUp', which is initially set as the number 0 (zero). The variable goes up by 1 (one) each loop, being displayed on the serial monitor.</text:p>
      <text:p text:style-name="Standard"/>
      <text:p text:style-name="Standard"><text:span text:style-name="T4">int countUp = 0; <text:s text:c="11"/>//creates a variable integer called 'countUp'</text:span></text:p>
      <text:p text:style-name="P1"/>
      <text:p text:style-name="Standard"><text:span text:style-name="T4">void setup() {</text:span></text:p>
      <text:p text:style-name="Standard"><text:span text:style-name="T4"><text:s text:c="2"/>Serial.begin(9600); <text:s text:c="6"/>// use the serial port to print the number</text:span></text:p>
      <text:p text:style-name="Standard"><text:span text:style-name="T4">}</text:span></text:p>
      <text:p text:style-name="P1"/>
      <text:p text:style-name="Standard"><text:span text:style-name="T4">void loop() {</text:span></text:p>
      <text:p text:style-name="Standard"><text:span text:style-name="T4"><text:s text:c="2"/>countUp++; <text:s text:c="15"/>//Adds 1 to the countUp int on every loop</text:span></text:p>
      <text:p text:style-name="Standard"><text:span text:style-name="T4"><text:s text:c="2"/>Serial.println(countUp); <text:s/>// prints out the current state of countUp</text:span></text:p>
      <text:p text:style-name="Standard"><text:span text:style-name="T4"><text:s text:c="2"/>delay(1000);</text:span></text:p>
      <text:p text:style-name="Standard"><text:span text:style-name="T4">}</text:span></text:p>
      <text:p text:style-name="Standard"/>
      <text:p text:style-name="Standard"><text:span text:style-name="T3">Notes and Warnings</text:span></text:p>
      <text:p text:style-name="Standard">When signed variables are made to exceed their maximum or minimum capacity they overflow. The result of an overflow is unpredictable so this should be avoided. A typical symptom of an overflow is the variable "rolling over" from its maximum capacity to its minimum or vice versa, but this is not always the case. If you want this behavior, use unsigned int.</text:p>
      <text:p text:style-name="Heading_20_3"><text:bookmark text:name="_ctzzuj2h84j"/>long</text:p>
      <text:p text:style-name="Standard"><text:span text:style-name="T3">Description</text:span></text:p>
      <text:p text:style-name="Standard"><text:soft-page-break/>Long variables are extended size variables for number storage, and store 32 bits (4 bytes), from -2,147,483,648 to 2,147,483,647.</text:p>
      <text:p text:style-name="Standard">If doing math with integers, at least one of the numbers must be followed by an L, forcing it to be a long. See the Integer Constants page for details.</text:p>
      <text:p text:style-name="Standard"><text:span text:style-name="T3">Syntax</text:span></text:p>
      <text:p text:style-name="Standard">long var = val;</text:p>
      <text:p text:style-name="Standard"><text:span text:style-name="T3">Parameters</text:span></text:p>
      <text:p text:style-name="Standard">var: variable name.</text:p>
      <text:p text:style-name="Standard">val: the value assigned to the variable.</text:p>
      <text:p text:style-name="Standard"><text:span text:style-name="T3">Example Code</text:span></text:p>
      <text:p text:style-name="Standard"/>
      <text:p text:style-name="Standard"><text:span text:style-name="T4">long speedOfLight = 186000L; <text:s/>// see the Integer Constants page for explanation of the 'L'</text:span></text:p>
      <text:p text:style-name="Heading_20_3"><text:bookmark text:name="_seeo3o7lwt39"/>short</text:p>
      <text:p text:style-name="Standard"><text:span text:style-name="T3">Description</text:span></text:p>
      <text:p text:style-name="Standard">A short is a 16-bit data-type.</text:p>
      <text:p text:style-name="Standard">On all Arduinos (ATMega and ARM based) a short stores a 16-bit (2-byte) value. This yields a range of -32,768 to 32,767 (minimum value of -2^15 and a maximum value of (2^15) - 1).</text:p>
      <text:p text:style-name="Standard"><text:span text:style-name="T3">Syntax</text:span></text:p>
      <text:p text:style-name="Standard">short var = val;</text:p>
      <text:p text:style-name="Standard"><text:span text:style-name="T3">Parameters</text:span></text:p>
      <text:p text:style-name="Standard">var: variable name.</text:p>
      <text:p text:style-name="Standard">val: the value you assign to that variable.</text:p>
      <text:p text:style-name="Standard"><text:span text:style-name="T3">Example Code</text:span></text:p>
      <text:p text:style-name="Standard"/>
      <text:p text:style-name="Standard"><text:span text:style-name="T4">short ledPin = 13</text:span></text:p>
      <text:p text:style-name="Heading_20_3"><text:bookmark text:name="_eqdo5gvs8hs5"/>size_t</text:p>
      <text:p text:style-name="Standard"><text:span text:style-name="T3">Description</text:span></text:p>
      <text:p text:style-name="Standard">size_t is a data type capable of representing the size of any object in bytes. Examples of the use of size_t are the return type of sizeof() and Serial.print().</text:p>
      <text:p text:style-name="Standard"><text:span text:style-name="T3">Syntax</text:span></text:p>
      <text:p text:style-name="Standard">size_t var = val;</text:p>
      <text:p text:style-name="Standard"><text:span text:style-name="T3">Parameters</text:span></text:p>
      <text:p text:style-name="Standard">var: variable name.</text:p>
      <text:p text:style-name="Standard">val: the value to assign to that variable.</text:p>
      <text:p text:style-name="Heading_20_3"><text:bookmark text:name="_a0lgib4w3bck"/>string</text:p>
      <text:p text:style-name="Standard"><text:span text:style-name="T3">Description</text:span></text:p>
      <text:p text:style-name="Standard">Text strings can be represented in two ways. you can use the String data type, which is part of the core as of version 0019, or you can make a string out of an array of type char and null-terminate it. This page described the latter method. For more details on the String object, which gives you more functionality at the cost of more memory, see the String object page.</text:p>
      <text:p text:style-name="Standard"><text:span text:style-name="T3">Syntax</text:span></text:p>
      <text:p text:style-name="Standard">All of the following are valid declarations for strings.</text:p>
      <text:p text:style-name="Standard">char Str1[15];</text:p>
      <text:p text:style-name="Standard"><text:soft-page-break/>char Str2[8] = {'a', 'r', 'd', 'u', 'i', 'n', 'o'};</text:p>
      <text:p text:style-name="Standard">char Str3[8] = {'a', 'r', 'd', 'u', 'i', 'n', 'o', '\0'};</text:p>
      <text:p text:style-name="Standard">char Str4[] = "arduino";</text:p>
      <text:p text:style-name="Standard">char Str5[8] = "arduino";</text:p>
      <text:p text:style-name="Standard">char Str6[15] = "arduino";</text:p>
      <text:p text:style-name="Standard">Possibilities for declaring strings</text:p>
      <text:list xml:id="list3064468024" text:style-name="WWNum4">
        <text:list-item>
          <text:p text:style-name="P45">Declare an array of chars without initializing it as in Str1</text:p>
        </text:list-item>
        <text:list-item>
          <text:p text:style-name="P45">Declare an array of chars (with one extra char) and the compiler will add the required null character, as in Str2</text:p>
        </text:list-item>
        <text:list-item>
          <text:p text:style-name="P45">Explicitly add the null character, Str3</text:p>
        </text:list-item>
        <text:list-item>
          <text:p text:style-name="P45">Initialize with a string constant in quotation marks; the compiler will size the array to fit the string constant and a terminating null character, Str4</text:p>
        </text:list-item>
        <text:list-item>
          <text:p text:style-name="P45">Initialize the array with an explicit size and string constant, Str5</text:p>
        </text:list-item>
        <text:list-item>
          <text:p text:style-name="P45">Initialize the array, leaving extra space for a larger string, Str6</text:p>
        </text:list-item>
      </text:list>
      <text:p text:style-name="Standard">Null termination</text:p>
      <text:p text:style-name="Standard">Generally, strings are terminated with a null character (ASCII code 0). This allows functions (like Serial.print()) to tell where the end of a string is. Otherwise, they would continue reading subsequent bytes of memory that aren’t actually part of the string.</text:p>
      <text:p text:style-name="Standard">This means that your string needs to have space for one more character than the text you want it to contain. That is why Str2 and Str5 need to be eight characters, even though "arduino" is only seven - the last position is automatically filled with a null character. Str4 will be automatically sized to eight characters, one for the extra null. In Str3, we’ve explicitly included the null character (written '\0') ourselves.</text:p>
      <text:p text:style-name="Standard">Note that it’s possible to have a string without a final null character (e.g. if you had specified the length of Str2 as seven instead of eight). This will break most functions that use strings, so you shouldn’t do it intentionally. If you notice something behaving strangely (operating on characters not in the string), however, this could be the problem.</text:p>
      <text:p text:style-name="Standard">Single quotes or double quotes?</text:p>
      <text:p text:style-name="Standard">Strings are always defined inside double quotes ("Abc") and characters are always defined inside single quotes('A').</text:p>
      <text:p text:style-name="Standard">Wrapping long strings</text:p>
      <text:p text:style-name="Standard">You can wrap long strings like this:</text:p>
      <text:p text:style-name="Standard"><text:span text:style-name="T4">char myString[] = "This is the first line"</text:span></text:p>
      <text:p text:style-name="Standard"><text:span text:style-name="T4">" this is the second line"</text:span></text:p>
      <text:p text:style-name="Standard"><text:span text:style-name="T4">" etcetera";</text:span></text:p>
      <text:p text:style-name="Standard">Arrays of strings</text:p>
      <text:p text:style-name="Standard">It is often convenient, when working with large amounts of text, such as a project with an LCD display, to setup an array of strings. Because strings themselves are arrays, this is actually an example of a two-dimensional array.</text:p>
      <text:p text:style-name="Standard">In the code below, the asterisk after the datatype char “char*” indicates that this is an array of “pointers”. All array names are actually pointers, so this is required to make an array of arrays. Pointers are one of the more esoteric parts of C++ for beginners to understand, but it isn’t necessary to understand pointers in detail to use them effectively here.</text:p>
      <text:p text:style-name="Standard"><text:span text:style-name="T3">Example Code</text:span></text:p>
      <text:p text:style-name="Standard"/>
      <text:p text:style-name="Standard"><text:span text:style-name="T4">char *myStrings[] = {"This is string 1", "This is string 2", "This is string 3",</text:span></text:p>
      <text:p text:style-name="Standard"><text:span text:style-name="T4"><text:s text:c="21"/>"This is string 4", "This is string 5", "This is string 6"</text:span></text:p>
      <text:p text:style-name="Standard"><text:span text:style-name="T4"><text:s text:c="20"/>};</text:span></text:p>
      <text:p text:style-name="P1"/>
      <text:p text:style-name="Standard"><text:span text:style-name="T4">void setup() {</text:span></text:p>
      <text:p text:style-name="Standard"><text:span text:style-name="T4"><text:s text:c="2"/>Serial.begin(9600);</text:span></text:p>
      <text:p text:style-name="Standard"><text:span text:style-name="T4">}</text:span></text:p>
      <text:p text:style-name="P1"/>
      <text:p text:style-name="Standard"><text:soft-page-break/><text:span text:style-name="T4">void loop() {</text:span></text:p>
      <text:p text:style-name="Standard"><text:span text:style-name="T4"><text:s text:c="2"/>for (int i = 0; i &lt; 6; i++) {</text:span></text:p>
      <text:p text:style-name="Standard"><text:span text:style-name="T4"><text:s text:c="4"/>Serial.println(myStrings[i]);</text:span></text:p>
      <text:p text:style-name="Standard"><text:span text:style-name="T4"><text:s text:c="4"/>delay(500);</text:span></text:p>
      <text:p text:style-name="Standard"><text:span text:style-name="T4"><text:s text:c="2"/>}</text:span></text:p>
      <text:p text:style-name="Standard"><text:span text:style-name="T4">}</text:span></text:p>
      <text:p text:style-name="Heading_20_3"><text:bookmark text:name="_ahpu0k9bac2g"/>unsigned char</text:p>
      <text:p text:style-name="Standard"><text:span text:style-name="T3">Description</text:span></text:p>
      <text:p text:style-name="Standard">An unsigned data type that occupies 1 byte of memory. Same as the byte datatype.</text:p>
      <text:p text:style-name="Standard">The unsigned char datatype encodes numbers from 0 to 255.</text:p>
      <text:p text:style-name="Standard">For consistency of Arduino programming style, the byte data type is to be preferred.</text:p>
      <text:p text:style-name="Standard"><text:span text:style-name="T3">Syntax</text:span></text:p>
      <text:p text:style-name="Standard">unsigned char var = val;</text:p>
      <text:p text:style-name="Standard"><text:span text:style-name="T3">Parameters</text:span></text:p>
      <text:p text:style-name="Standard">var: variable name.</text:p>
      <text:p text:style-name="Standard">val: the value to assign to that variable.</text:p>
      <text:p text:style-name="Standard"><text:span text:style-name="T3">Example Code</text:span></text:p>
      <text:p text:style-name="Standard"/>
      <text:p text:style-name="Standard"><text:span text:style-name="T4">unsigned char myChar = 240;</text:span></text:p>
      <text:p text:style-name="Heading_20_3"><text:bookmark text:name="_dnes8u2fn0r1"/>unsigned int</text:p>
      <text:p text:style-name="Standard"><text:span text:style-name="T3">Description</text:span></text:p>
      <text:p text:style-name="Standard">On the Uno and other ATMEGA based boards, unsigned ints (unsigned integers) are the same as ints in that they store a 2 byte value. Instead of storing negative numbers however they only store positive values, yielding a useful range of 0 to 65,535 ((2^16) - 1).</text:p>
      <text:p text:style-name="Standard">The Due stores a 4 byte (32-bit) value, ranging from 0 to 4,294,967,295 (2^32 - 1).</text:p>
      <text:p text:style-name="Standard">The difference between unsigned ints and (signed) ints, lies in the way the highest bit, sometimes referred to as the "sign" bit, is interpreted. In the Arduino int type (which is signed), if the high bit is a "1", the number is interpreted as a negative number, and the other 15 bits are interpreted with (2’s complement math).</text:p>
      <text:p text:style-name="Standard"><text:span text:style-name="T3">Syntax</text:span></text:p>
      <text:p text:style-name="Standard">unsigned int var = val;</text:p>
      <text:p text:style-name="Standard"><text:span text:style-name="T3">Parameters</text:span></text:p>
      <text:p text:style-name="Standard">var: variable name.</text:p>
      <text:p text:style-name="Standard">val: the value you assign to that variable.</text:p>
      <text:p text:style-name="Standard"><text:span text:style-name="T3">Example Code</text:span></text:p>
      <text:p text:style-name="Standard"/>
      <text:p text:style-name="Standard"><text:span text:style-name="T4">unsigned int ledPin = 13;</text:span></text:p>
      <text:p text:style-name="Standard"/>
      <text:p text:style-name="Standard"><text:span text:style-name="T3">Notes and Warnings</text:span></text:p>
      <text:p text:style-name="Standard">When unsigned variables are made to exceed their maximum capacity they "roll over" back to 0, and also the other way around:</text:p>
      <text:p text:style-name="Standard"/>
      <text:p text:style-name="Standard"><text:soft-page-break/><text:span text:style-name="T4">unsigned int x;</text:span></text:p>
      <text:p text:style-name="Standard"><text:span text:style-name="T4">x = 0;</text:span></text:p>
      <text:p text:style-name="Standard"><text:span text:style-name="T4">x = x - 1; <text:s/>// x now contains 65535 - rolls over in neg direction</text:span></text:p>
      <text:p text:style-name="Standard"><text:span text:style-name="T4">x = x + 1; <text:s/>// x now contains 0 - rolls over</text:span></text:p>
      <text:p text:style-name="Standard"/>
      <text:p text:style-name="Standard">Math with unsigned variables may produce unexpected results, even if your unsigned variable never rolls over.</text:p>
      <text:p text:style-name="Standard">The MCU applies the following rules:</text:p>
      <text:p text:style-name="Standard">The calculation is done in the scope of the destination variable. E.g. if the destination variable is signed, it will do signed math, even if both input variables are unsigned.</text:p>
      <text:p text:style-name="Standard">However with a calculation which requires an intermediate result, the scope of the intermediate result is unspecified by the code. In this case, the MCU will do unsigned math for the intermediate result, because both inputs are unsigned!</text:p>
      <text:p text:style-name="Standard"/>
      <text:p text:style-name="Standard"><text:span text:style-name="T4">unsigned int x = 5;</text:span></text:p>
      <text:p text:style-name="Standard"><text:span text:style-name="T4">unsigned int y = 10;</text:span></text:p>
      <text:p text:style-name="Standard"><text:span text:style-name="T4">int result;</text:span></text:p>
      <text:p text:style-name="P1"/>
      <text:p text:style-name="Standard"><text:span text:style-name="T4">result = x - y; // 5 - 10 = -5, as expected</text:span></text:p>
      <text:p text:style-name="Standard"><text:span text:style-name="T4">result = (x - y) / 2; // 5 - 10 in unsigned math is 65530! <text:s/>65530/2 = 32765</text:span></text:p>
      <text:p text:style-name="P1"/>
      <text:p text:style-name="Standard"><text:span text:style-name="T4">// solution: use signed variables, or do the calculation step by step.</text:span></text:p>
      <text:p text:style-name="Standard"><text:span text:style-name="T4">result = x - y; // 5 - 10 = -5, as expected</text:span></text:p>
      <text:p text:style-name="Standard"><text:span text:style-name="T4">result = result / 2; <text:s/>// <text:s/>-5/2 = -2 (only integer math, decimal places are dropped)</text:span></text:p>
      <text:p text:style-name="Standard"/>
      <text:p text:style-name="Standard">Why use unsigned variables at all?</text:p>
      <text:list xml:id="list2885524017" text:style-name="WWNum2">
        <text:list-item>
          <text:p text:style-name="P46">The rollover behaviour is desired, e.g. counters</text:p>
        </text:list-item>
        <text:list-item>
          <text:p text:style-name="P46">The signed variable is a bit too small, but you want to avoid the memory and speed loss of long/float.</text:p>
        </text:list-item>
      </text:list>
      <text:p text:style-name="Heading_20_3"><text:bookmark text:name="_ikk6aqe2q0jy"/>unsigned long</text:p>
      <text:p text:style-name="Standard"><text:span text:style-name="T3">Description</text:span></text:p>
      <text:p text:style-name="Standard">Unsigned long variables are extended size variables for number storage, and store 32 bits (4 bytes). Unlike standard longs unsigned longs won’t store negative numbers, making their range from 0 to 4,294,967,295 (2^32 - 1).</text:p>
      <text:p text:style-name="Standard"><text:span text:style-name="T3">Syntax</text:span></text:p>
      <text:p text:style-name="Standard">unsigned long var = val;</text:p>
      <text:p text:style-name="Standard"><text:span text:style-name="T3">Parameters</text:span></text:p>
      <text:p text:style-name="Standard">var: variable name.</text:p>
      <text:p text:style-name="Standard">val: the value you assign to that variable.</text:p>
      <text:p text:style-name="Standard"><text:span text:style-name="T3">Example Code</text:span></text:p>
      <text:p text:style-name="Standard"/>
      <text:p text:style-name="Standard"><text:span text:style-name="T4">unsigned long time;</text:span></text:p>
      <text:p text:style-name="P1"/>
      <text:p text:style-name="Standard"><text:soft-page-break/><text:span text:style-name="T4">void setup() {</text:span></text:p>
      <text:p text:style-name="Standard"><text:span text:style-name="T4"><text:s text:c="2"/>Serial.begin(9600);</text:span></text:p>
      <text:p text:style-name="Standard"><text:span text:style-name="T4">}</text:span></text:p>
      <text:p text:style-name="P1"/>
      <text:p text:style-name="Standard"><text:span text:style-name="T4">void loop() {</text:span></text:p>
      <text:p text:style-name="Standard"><text:span text:style-name="T4"><text:s text:c="2"/>Serial.print("Time: ");</text:span></text:p>
      <text:p text:style-name="Standard"><text:span text:style-name="T4"><text:s text:c="2"/>time = millis();</text:span></text:p>
      <text:p text:style-name="Standard"><text:span text:style-name="T4"><text:s text:c="2"/>//prints time since program started</text:span></text:p>
      <text:p text:style-name="Standard"><text:span text:style-name="T4"><text:s text:c="2"/>Serial.println(time);</text:span></text:p>
      <text:p text:style-name="Standard"><text:span text:style-name="T4"><text:s text:c="2"/>// wait a second so as not to send massive amounts of data</text:span></text:p>
      <text:p text:style-name="Standard"><text:span text:style-name="T4"><text:s text:c="2"/>delay(1000);</text:span></text:p>
      <text:p text:style-name="Standard"><text:span text:style-name="T4">}</text:span></text:p>
      <text:p text:style-name="Heading_20_3"><text:bookmark text:name="_t89546qdg78z"/>void</text:p>
      <text:p text:style-name="Standard"><text:span text:style-name="T3">Description</text:span></text:p>
      <text:p text:style-name="Standard">The void keyword is used only in function declarations. It indicates that the function is expected to return no information to the function from which it was called.</text:p>
      <text:p text:style-name="Standard"><text:span text:style-name="T3">Example Code</text:span></text:p>
      <text:p text:style-name="Standard">The code shows how to use void.</text:p>
      <text:p text:style-name="Standard"/>
      <text:p text:style-name="Standard"><text:span text:style-name="T4">// actions are performed in the functions "setup" and "loop"</text:span></text:p>
      <text:p text:style-name="Standard"><text:span text:style-name="T4">// but <text:s/>no information is reported to the larger program</text:span></text:p>
      <text:p text:style-name="P1"/>
      <text:p text:style-name="Standard"><text:span text:style-name="T4">void setup() {</text:span></text:p>
      <text:p text:style-name="Standard"><text:span text:style-name="T4"><text:s text:c="2"/>// ...</text:span></text:p>
      <text:p text:style-name="Standard"><text:span text:style-name="T4">}</text:span></text:p>
      <text:p text:style-name="P1"/>
      <text:p text:style-name="Standard"><text:span text:style-name="T4">void loop() {</text:span></text:p>
      <text:p text:style-name="Standard"><text:span text:style-name="T4"><text:s text:c="2"/>// ...</text:span></text:p>
      <text:p text:style-name="Standard"><text:span text:style-name="T4">}</text:span></text:p>
      <text:p text:style-name="Heading_20_3"><text:bookmark text:name="_njxvbluzkrck"/>word</text:p>
      <text:p text:style-name="Standard"><text:span text:style-name="T3">Description</text:span></text:p>
      <text:p text:style-name="Standard">A word can store an unsigned number of at least 16 bits (from 0 to 65535).</text:p>
      <text:p text:style-name="Standard"><text:span text:style-name="T3">Syntax</text:span></text:p>
      <text:p text:style-name="Standard">word var = val;</text:p>
      <text:p text:style-name="Standard"><text:span text:style-name="T3">Parameters</text:span></text:p>
      <text:p text:style-name="Standard">var: variable name.</text:p>
      <text:p text:style-name="Standard">val: the value to assign to that variable.</text:p>
      <text:p text:style-name="Standard"><text:soft-page-break/><text:span text:style-name="T3">Example Code</text:span></text:p>
      <text:p text:style-name="Standard"/>
      <text:p text:style-name="Standard"><text:span text:style-name="T4">word w = 10000;</text:span></text:p>
      <text:p text:style-name="Heading_20_2"><text:bookmark text:name="_7zrfg8cclard"/>Variable Scope &amp; Qualifiers</text:p>
      <text:p text:style-name="Heading_20_3"><text:bookmark text:name="_x993z4hi1z23"/>const</text:p>
      <text:p text:style-name="Standard"><text:span text:style-name="T3">Description</text:span></text:p>
      <text:p text:style-name="Standard">The const keyword stands for constant. It is a variable qualifier that modifies the behavior of the variable, making a variable "read-only". This means that the variable can be used just as any other variable of its type, but its value cannot be changed. You will get a compiler error if you try to assign a value to a const variable.</text:p>
      <text:p text:style-name="Standard">Constants defined with the const keyword obey the rules of variable scoping that govern other variables. This, and the pitfalls of using #define, makes the const keyword a superior method for defining constants and is preferred over using #define.</text:p>
      <text:p text:style-name="Standard"><text:span text:style-name="T3">Example Code</text:span></text:p>
      <text:p text:style-name="P4"/>
      <text:p text:style-name="Standard"><text:span text:style-name="T4">const float pi = 3.14;</text:span></text:p>
      <text:p text:style-name="Standard"><text:span text:style-name="T4">float x;</text:span></text:p>
      <text:p text:style-name="Standard"><text:span text:style-name="T4">// ....</text:span></text:p>
      <text:p text:style-name="Standard"><text:span text:style-name="T4">x = pi * 2; // it's fine to use consts in math</text:span></text:p>
      <text:p text:style-name="Standard"><text:span text:style-name="T4">pi = 7; <text:s text:c="4"/>// illegal - you can't write to (modify) a constant</text:span></text:p>
      <text:p text:style-name="Standard"/>
      <text:p text:style-name="Standard"><text:span text:style-name="T3">Notes and Warnings</text:span></text:p>
      <text:p text:style-name="Standard"/>
      <text:p text:style-name="Standard"><text:span text:style-name="T4">#define or const</text:span></text:p>
      <text:p text:style-name="Standard"/>
      <text:p text:style-name="Standard">You can use either const or #define for creating numeric or string constants. For arrays, you will need to use const. In general const is preferred over #define for defining constants.</text:p>
      <text:p text:style-name="Heading_20_3"><text:bookmark text:name="_p9ldmcerm1lc"/>scope</text:p>
      <text:p text:style-name="Standard"><text:span text:style-name="T3">Description</text:span></text:p>
      <text:p text:style-name="Standard">Variables in the C++ programming language, which Arduino uses, have a property called scope. This is in contrast to early versions of languages such as BASIC where every variable is a global variable.</text:p>
      <text:p text:style-name="Standard">A global variable is one that can be seen by every function in a program. Local variables are only visible to the function in which they are declared. In the Arduino environment, any variable declared outside of a function (e.g. setup(), loop(), etc. ), is a global variable.</text:p>
      <text:p text:style-name="Standard">When programs start to get larger and more complex, local variables are a useful way to insure that only one function has access to its own variables. This prevents programming errors when one function inadvertently modifies variables used by another function.</text:p>
      <text:p text:style-name="Standard">It is also sometimes handy to declare and initialize a variable inside a for loop. This creates a variable that can only be accessed from inside the for-loop brackets.</text:p>
      <text:p text:style-name="Standard"><text:span text:style-name="T3">Example Code</text:span></text:p>
      <text:p text:style-name="Standard"/>
      <text:p text:style-name="Standard"><text:span text:style-name="T4">int gPWMval; <text:s/>// any function will see this variable</text:span></text:p>
      <text:p text:style-name="P1"/>
      <text:p text:style-name="Standard"><text:span text:style-name="T4">void setup() {</text:span></text:p>
      <text:p text:style-name="Standard"><text:span text:style-name="T4"><text:s text:c="2"/>// ...</text:span></text:p>
      <text:p text:style-name="Standard"><text:span text:style-name="T4">}</text:span></text:p>
      <text:p text:style-name="P1"/>
      <text:p text:style-name="Standard"><text:span text:style-name="T4">void loop() {</text:span></text:p>
      <text:p text:style-name="Standard"><text:soft-page-break/><text:span text:style-name="T4"><text:s text:c="2"/>int i; <text:s text:c="3"/>// "i" is only "visible" inside of "loop"</text:span></text:p>
      <text:p text:style-name="Standard"><text:span text:style-name="T4"><text:s text:c="2"/>float f; <text:s/>// "f" is only "visible" inside of "loop"</text:span></text:p>
      <text:p text:style-name="Standard"><text:span text:style-name="T4"><text:s text:c="2"/>// ...</text:span></text:p>
      <text:p text:style-name="P1"/>
      <text:p text:style-name="Standard"><text:span text:style-name="T4"><text:s text:c="2"/>for (int j = 0; j &lt; 100; j++) {</text:span></text:p>
      <text:p text:style-name="Standard"><text:span text:style-name="T4"><text:s text:c="4"/>// variable j can only be accessed inside the for-loop brackets</text:span></text:p>
      <text:p text:style-name="Standard"><text:span text:style-name="T4"><text:s text:c="2"/>}</text:span></text:p>
      <text:p text:style-name="Standard"><text:span text:style-name="T4">}</text:span></text:p>
      <text:p text:style-name="Heading_20_3"><text:bookmark text:name="_aiqtmsg9ijqy"/>static</text:p>
      <text:p text:style-name="Standard"><text:span text:style-name="T3">Description</text:span></text:p>
      <text:p text:style-name="Standard">The static keyword is used to create variables that are visible to only one function. However unlike local variables that get created and destroyed every time a function is called, static variables persist beyond the function call, preserving their data between function calls.</text:p>
      <text:p text:style-name="Standard">Variables declared as static will only be created and initialized the first time a function is called.</text:p>
      <text:p text:style-name="Standard"><text:span text:style-name="T3">Example Code</text:span></text:p>
      <text:p text:style-name="Standard"/>
      <text:p text:style-name="Standard"><text:span text:style-name="T4">/* RandomWalk</text:span></text:p>
      <text:p text:style-name="Standard"><text:span text:style-name="T4"><text:s text:c="2"/>Paul Badger 2007</text:span></text:p>
      <text:p text:style-name="Standard"><text:span text:style-name="T4"><text:s text:c="2"/>RandomWalk wanders up and down randomly between two</text:span></text:p>
      <text:p text:style-name="Standard"><text:span text:style-name="T4"><text:s text:c="2"/>endpoints. The maximum move in one loop is governed by</text:span></text:p>
      <text:p text:style-name="Standard"><text:span text:style-name="T4"><text:s text:c="2"/>the parameter "stepsize".</text:span></text:p>
      <text:p text:style-name="Standard"><text:span text:style-name="T4"><text:s text:c="2"/>A static variable is moved up and down a random amount.</text:span></text:p>
      <text:p text:style-name="Standard"><text:span text:style-name="T4"><text:s text:c="2"/>This technique is also known as "pink noise" and "drunken walk".</text:span></text:p>
      <text:p text:style-name="Standard"><text:span text:style-name="T4">*/</text:span></text:p>
      <text:p text:style-name="P1"/>
      <text:p text:style-name="Standard"><text:span text:style-name="T4">#define randomWalkLowRange -20</text:span></text:p>
      <text:p text:style-name="Standard"><text:span text:style-name="T4">#define randomWalkHighRange 20</text:span></text:p>
      <text:p text:style-name="Standard"><text:span text:style-name="T4">int stepsize;</text:span></text:p>
      <text:p text:style-name="P1"/>
      <text:p text:style-name="Standard"><text:span text:style-name="T4">int thisTime;</text:span></text:p>
      <text:p text:style-name="P1"/>
      <text:p text:style-name="Standard"><text:span text:style-name="T4">void setup() {</text:span></text:p>
      <text:p text:style-name="Standard"><text:span text:style-name="T4"><text:s text:c="2"/>Serial.begin(9600);</text:span></text:p>
      <text:p text:style-name="Standard"><text:span text:style-name="T4">}</text:span></text:p>
      <text:p text:style-name="P1"/>
      <text:p text:style-name="Standard"><text:span text:style-name="T4">void loop() {</text:span></text:p>
      <text:p text:style-name="Standard"><text:span text:style-name="T4"><text:s text:c="2"/>// <text:s/>test randomWalk function</text:span></text:p>
      <text:p text:style-name="Standard"><text:span text:style-name="T4"><text:s text:c="2"/>stepsize = 5;</text:span></text:p>
      <text:p text:style-name="Standard"><text:soft-page-break/><text:span text:style-name="T4"><text:s text:c="2"/>thisTime = randomWalk(stepsize);</text:span></text:p>
      <text:p text:style-name="Standard"><text:span text:style-name="T4"><text:s text:c="2"/>Serial.println(thisTime);</text:span></text:p>
      <text:p text:style-name="Standard"><text:span text:style-name="T4"><text:s text:c="2"/>delay(10);</text:span></text:p>
      <text:p text:style-name="Standard"><text:span text:style-name="T4">}</text:span></text:p>
      <text:p text:style-name="P1"/>
      <text:p text:style-name="Standard"><text:span text:style-name="T4">int randomWalk(int moveSize) {</text:span></text:p>
      <text:p text:style-name="Standard"><text:span text:style-name="T4"><text:s text:c="2"/>static int place; // variable to store value in random walk - declared static so that it stores</text:span></text:p>
      <text:p text:style-name="Standard"><text:span text:style-name="T4"><text:s text:c="2"/>// values in between function calls, but no other functions can change its value</text:span></text:p>
      <text:p text:style-name="P1"/>
      <text:p text:style-name="Standard"><text:span text:style-name="T4"><text:s text:c="2"/>place = place + (random(-moveSize, moveSize + 1));</text:span></text:p>
      <text:p text:style-name="P1"/>
      <text:p text:style-name="Standard"><text:span text:style-name="T4"><text:s text:c="2"/>if (place &lt; randomWalkLowRange) { <text:s text:c="30"/>// check lower and upper limits</text:span></text:p>
      <text:p text:style-name="Standard"><text:span text:style-name="T4"><text:s text:c="4"/>place = randomWalkLowRange + (randomWalkLowRange - place); <text:s text:c="3"/>// reflect number back in positive direction</text:span></text:p>
      <text:p text:style-name="Standard"><text:span text:style-name="T4"><text:s text:c="2"/>}</text:span></text:p>
      <text:p text:style-name="Standard"><text:span text:style-name="T4"><text:s text:c="2"/>else if (place &gt; randomWalkHighRange) {</text:span></text:p>
      <text:p text:style-name="Standard"><text:span text:style-name="T4"><text:s text:c="4"/>place = randomWalkHighRange - (place - randomWalkHighRange); <text:s/>// reflect number back in negative direction</text:span></text:p>
      <text:p text:style-name="Standard"><text:span text:style-name="T4"><text:s text:c="2"/>}</text:span></text:p>
      <text:p text:style-name="Standard"><text:span text:style-name="T4"><text:s text:c="2"/>return place;</text:span></text:p>
      <text:p text:style-name="Standard"><text:span text:style-name="T4">}</text:span></text:p>
      <text:p text:style-name="Heading_20_3"><text:bookmark text:name="_v8yimkol59u1"/>volatile</text:p>
      <text:p text:style-name="Standard"><text:span text:style-name="T3">Description</text:span></text:p>
      <text:p text:style-name="Standard">volatile is a keyword known as a variable qualifier, it is usually used before the datatype of a variable, to modify the way in which the compiler and subsequent program treat the variable.</text:p>
      <text:p text:style-name="Standard">Declaring a variable volatile is a directive to the compiler. The compiler is software which translates your C/C++ code into the machine code, which are the real instructions for the Atmega chip in the Arduino.</text:p>
      <text:p text:style-name="Standard">Specifically, it directs the compiler to load the variable from RAM and not from a storage register, which is a temporary memory location where program variables are stored and manipulated. Under certain conditions, the value for a variable stored in registers can be inaccurate.</text:p>
      <text:p text:style-name="Standard">A variable should be declared volatile whenever its value can be changed by something beyond the control of the code section in which it appears, such as a concurrently executing thread. In the Arduino, the only place that this is likely to occur is in sections of code associated with interrupts, called an interrupt service routine.</text:p>
      <text:p text:style-name="Standard"><text:span text:style-name="T3">int or long volatiles</text:span></text:p>
      <text:p text:style-name="Standard">If the volatile variable is bigger than a byte (e.g. a 16 bit int or a 32 bit long), then the microcontroller can not read it in one step, because it is an 8 bit microcontroller. This means that while your main code section (e.g. your loop) reads the first 8 bits of the variable, the interrupt might already change the second 8 bits. This will produce random values for the variable.</text:p>
      <text:p text:style-name="Standard">Remedy:</text:p>
      <text:p text:style-name="Standard">While the variable is read, interrupts need to be disabled, so they can’t mess with the bits, while they are read. There are several ways to do this:</text:p>
      <text:list xml:id="list2883314814" text:style-name="WWNum34">
        <text:list-item>
          <text:p text:style-name="P47">LANGUAGE noInterrupts</text:p>
        </text:list-item>
        <text:list-item>
          <text:p text:style-name="P47">use the ATOMIC_BLOCK macro. Atomic operations are single MCU operations - the smallest possible unit.</text:p>
        </text:list-item>
      </text:list>
      <text:p text:style-name="Standard"><text:span text:style-name="T3">Example Code</text:span></text:p>
      <text:p text:style-name="Standard"/>
      <text:p text:style-name="Standard"><text:span text:style-name="T4">// toggles LED when interrupt pin changes state</text:span></text:p>
      <text:p text:style-name="P1"/>
      <text:p text:style-name="Standard"><text:span text:style-name="T4">int pin = 13;</text:span></text:p>
      <text:p text:style-name="Standard"><text:soft-page-break/><text:span text:style-name="T4">volatile byte state = LOW;</text:span></text:p>
      <text:p text:style-name="P1"/>
      <text:p text:style-name="Standard"><text:span text:style-name="T4">void setup() {</text:span></text:p>
      <text:p text:style-name="Standard"><text:span text:style-name="T4"><text:s text:c="2"/>pinMode(pin, OUTPUT);</text:span></text:p>
      <text:p text:style-name="Standard"><text:span text:style-name="T4"><text:s text:c="2"/>attachInterrupt(digitalPinToInterrupt(2), blink, CHANGE);</text:span></text:p>
      <text:p text:style-name="Standard"><text:span text:style-name="T4">}</text:span></text:p>
      <text:p text:style-name="P1"/>
      <text:p text:style-name="Standard"><text:span text:style-name="T4">void loop() {</text:span></text:p>
      <text:p text:style-name="Standard"><text:span text:style-name="T4"><text:s text:c="2"/>digitalWrite(pin, state);</text:span></text:p>
      <text:p text:style-name="Standard"><text:span text:style-name="T4">}</text:span></text:p>
      <text:p text:style-name="P1"/>
      <text:p text:style-name="Standard"><text:span text:style-name="T4">void blink() {</text:span></text:p>
      <text:p text:style-name="Standard"><text:span text:style-name="T4"><text:s text:c="2"/>state = !state;</text:span></text:p>
      <text:p text:style-name="Standard"><text:span text:style-name="T4">}</text:span></text:p>
      <text:p text:style-name="Standard"/>
      <text:p text:style-name="Standard"><text:span text:style-name="T4">#include &lt;util/atomic.h&gt; // this library includes the ATOMIC_BLOCK macro.</text:span></text:p>
      <text:p text:style-name="Standard"><text:span text:style-name="T4">volatile int input_from_interrupt;</text:span></text:p>
      <text:p text:style-name="P1"/>
      <text:p text:style-name="Standard"><text:span text:style-name="T4"><text:s text:c="2"/>ATOMIC_BLOCK(ATOMIC_RESTORESTATE) {</text:span></text:p>
      <text:p text:style-name="Standard"><text:span text:style-name="T4"><text:s text:c="4"/>// code with interrupts blocked (consecutive atomic operations will not get interrupted)</text:span></text:p>
      <text:p text:style-name="Standard"><text:span text:style-name="T4"><text:s text:c="4"/>int result = input_from_interrupt;</text:span></text:p>
      <text:p text:style-name="Standard"><text:span text:style-name="T4"><text:s text:c="2"/>}</text:span></text:p>
      <text:p text:style-name="Heading_20_2"><text:bookmark text:name="_qoizy8lelhmh"/>Utilities</text:p>
      <text:p text:style-name="Heading_20_3"><text:bookmark text:name="_a3nqvwqd0mm4"/>PROGMEM</text:p>
      <text:p text:style-name="Standard"><text:span text:style-name="T3">Description</text:span></text:p>
      <text:p text:style-name="Standard">Store data in flash (program) memory instead of SRAM. There’s a description of the various types of memory available on an Arduino board.</text:p>
      <text:p text:style-name="Standard">The PROGMEM keyword is a variable modifier, it should be used only with the datatypes defined in pgmspace.h. It tells the compiler "put this information into flash memory", instead of into SRAM, where it would normally go.</text:p>
      <text:p text:style-name="Standard">PROGMEM is part of the pgmspace.h library. It is included automatically in modern versions of the IDE. However, if you are using an IDE version below 1.0 (2011), you’ll first need to include the library at the top of your sketch, like this:</text:p>
      <text:p text:style-name="Standard">#include &lt;avr/pgmspace.h&gt; While PROGMEM could be used on a single variable, it is really only worth the fuss if you have a larger block of data that needs to be stored, which is usually easiest in an array, (or another C++ data structure beyond our present discussion).</text:p>
      <text:p text:style-name="Standard">Using PROGMEM is also a two-step procedure. After getting the data into Flash memory, it requires special methods (functions), also defined in the pgmspace.h library, to read the data from program memory back into SRAM, so we can do something useful with it.</text:p>
      <text:p text:style-name="Standard"><text:span text:style-name="T3">Syntax</text:span></text:p>
      <text:p text:style-name="Standard">const dataType variableName[] PROGMEM = {data0, data1, data3…​};</text:p>
      <text:p text:style-name="Standard">Note that because PROGMEM is a variable modifier, there is no hard and fast rule about where it should go, so the Arduino compiler accepts all of the definitions below, which are also synonymous. However, experiments have indicated that, in various versions of Arduino (having to do with GCC version), PROGMEM may work in one location and not in another. The "string table" example below has been tested to work with Arduino 13. Earlier versions of the IDE may work better if PROGMEM is included after the variable name.</text:p>
      <text:p text:style-name="Standard">const dataType variableName[] PROGMEM = {}; // use this form</text:p>
      <text:p text:style-name="Standard">const PROGMEM dataType variableName[] = {}; // or this one</text:p>
      <text:p text:style-name="Standard">const dataType PROGMEM variableName[] = {}; // not this one</text:p>
      <text:p text:style-name="Standard"><text:soft-page-break/><text:span text:style-name="T3">Parameters</text:span></text:p>
      <text:p text:style-name="Standard">dataType: Allowed data types: any variable type.</text:p>
      <text:p text:style-name="Standard">variableName: the name for your array of data.</text:p>
      <text:p text:style-name="Standard"><text:span text:style-name="T3">Example Code</text:span></text:p>
      <text:p text:style-name="Standard">The following code fragments illustrate how to read and write unsigned chars (bytes) and ints (2 bytes) to PROGMEM.</text:p>
      <text:p text:style-name="Standard"/>
      <text:p text:style-name="Standard"><text:span text:style-name="T4">// save some unsigned ints</text:span></text:p>
      <text:p text:style-name="Standard"><text:span text:style-name="T4">const PROGMEM uint16_t charSet[] = { 65000, 32796, 16843, 10, 11234};</text:span></text:p>
      <text:p text:style-name="P1"/>
      <text:p text:style-name="Standard"><text:span text:style-name="T4">// save some chars</text:span></text:p>
      <text:p text:style-name="Standard"><text:span text:style-name="T4">const char signMessage[] PROGMEM = {"I AM PREDATOR, <text:s/>UNSEEN COMBATANT. CREATED BY THE UNITED STATES DEPART"};</text:span></text:p>
      <text:p text:style-name="P1"/>
      <text:p text:style-name="Standard"><text:span text:style-name="T4">unsigned int displayInt;</text:span></text:p>
      <text:p text:style-name="Standard"><text:span text:style-name="T4">char myChar;</text:span></text:p>
      <text:p text:style-name="P1"/>
      <text:p text:style-name="P1"/>
      <text:p text:style-name="Standard"><text:span text:style-name="T4">void setup() {</text:span></text:p>
      <text:p text:style-name="Standard"><text:span text:style-name="T4"><text:s text:c="2"/>Serial.begin(9600);</text:span></text:p>
      <text:p text:style-name="Standard"><text:span text:style-name="T4"><text:s text:c="2"/>while (!Serial); <text:s/>// wait for serial port to connect. Needed for native USB</text:span></text:p>
      <text:p text:style-name="P1"/>
      <text:p text:style-name="Standard"><text:span text:style-name="T4"><text:s text:c="2"/>// put your setup code here, to run once:</text:span></text:p>
      <text:p text:style-name="Standard"><text:span text:style-name="T4"><text:s text:c="2"/>// read back a 2-byte int</text:span></text:p>
      <text:p text:style-name="Standard"><text:span text:style-name="T4"><text:s text:c="2"/>for (byte k = 0; k &lt; 5; k++) {</text:span></text:p>
      <text:p text:style-name="Standard"><text:span text:style-name="T4"><text:s text:c="4"/>displayInt = pgm_read_word_near(charSet + k);</text:span></text:p>
      <text:p text:style-name="Standard"><text:span text:style-name="T4"><text:s text:c="4"/>Serial.println(displayInt);</text:span></text:p>
      <text:p text:style-name="Standard"><text:span text:style-name="T4"><text:s text:c="2"/>}</text:span></text:p>
      <text:p text:style-name="Standard"><text:span text:style-name="T4"><text:s text:c="2"/>Serial.println();</text:span></text:p>
      <text:p text:style-name="P1"/>
      <text:p text:style-name="Standard"><text:span text:style-name="T4"><text:s text:c="2"/>// read back a char</text:span></text:p>
      <text:p text:style-name="Standard"><text:span text:style-name="T4"><text:s text:c="2"/>for (byte k = 0; k &lt; strlen_P(signMessage); k++) {</text:span></text:p>
      <text:p text:style-name="Standard"><text:span text:style-name="T4"><text:s text:c="4"/>myChar = pgm_read_byte_near(signMessage + k);</text:span></text:p>
      <text:p text:style-name="Standard"><text:span text:style-name="T4"><text:s text:c="4"/>Serial.print(myChar);</text:span></text:p>
      <text:p text:style-name="Standard"><text:span text:style-name="T4"><text:s text:c="2"/>}</text:span></text:p>
      <text:p text:style-name="P1"/>
      <text:p text:style-name="Standard"><text:span text:style-name="T4"><text:s text:c="2"/>Serial.println();</text:span></text:p>
      <text:p text:style-name="Standard"><text:span text:style-name="T4">}</text:span></text:p>
      <text:p text:style-name="P1"><text:soft-page-break/></text:p>
      <text:p text:style-name="Standard"><text:span text:style-name="T4">void loop() {</text:span></text:p>
      <text:p text:style-name="Standard"><text:span text:style-name="T4"><text:s text:c="2"/>// put your main code here, to run repeatedly:</text:span></text:p>
      <text:p text:style-name="Standard"><text:span text:style-name="T4">}</text:span></text:p>
      <text:p text:style-name="Standard"/>
      <text:p text:style-name="Standard">Arrays of strings</text:p>
      <text:p text:style-name="Standard">It is often convenient when working with large amounts of text, such as a project with an LCD, to setup an array of strings. Because strings themselves are arrays, this is actually an example of a two-dimensional array.</text:p>
      <text:p text:style-name="Standard">These tend to be large structures so putting them into program memory is often desirable. The code below illustrates the idea.</text:p>
      <text:p text:style-name="Standard"/>
      <text:p text:style-name="Standard"><text:span text:style-name="T4">/*</text:span></text:p>
      <text:p text:style-name="Standard"><text:span text:style-name="T4"><text:s text:c="2"/>PROGMEM string demo</text:span></text:p>
      <text:p text:style-name="Standard"><text:span text:style-name="T4"><text:s text:c="2"/>How to store a table of strings in program memory (flash),</text:span></text:p>
      <text:p text:style-name="Standard"><text:span text:style-name="T4"><text:s text:c="2"/>and retrieve them.</text:span></text:p>
      <text:p text:style-name="P1"/>
      <text:p text:style-name="Standard"><text:span text:style-name="T4"><text:s text:c="2"/>Information summarized from:</text:span></text:p>
      <text:p text:style-name="Standard"><text:span text:style-name="T4"><text:s text:c="2"/>http://www.nongnu.org/avr-libc/user-manual/pgmspace.html</text:span></text:p>
      <text:p text:style-name="P1"/>
      <text:p text:style-name="Standard"><text:span text:style-name="T4"><text:s text:c="2"/>Setting up a table (array) of strings in program memory is slightly complicated, but</text:span></text:p>
      <text:p text:style-name="Standard"><text:span text:style-name="T4"><text:s text:c="2"/>here is a good template to follow.</text:span></text:p>
      <text:p text:style-name="P1"/>
      <text:p text:style-name="Standard"><text:span text:style-name="T4"><text:s text:c="2"/>Setting up the strings is a two-step process. First, define the strings.</text:span></text:p>
      <text:p text:style-name="Standard"><text:span text:style-name="T4">*/</text:span></text:p>
      <text:p text:style-name="P1"/>
      <text:p text:style-name="Standard"><text:span text:style-name="T4">#include &lt;avr/pgmspace.h&gt;</text:span></text:p>
      <text:p text:style-name="Standard"><text:span text:style-name="T4">const char string_0[] PROGMEM = "String 0"; // "String 0" etc are strings to store - change to suit.</text:span></text:p>
      <text:p text:style-name="Standard"><text:span text:style-name="T4">const char string_1[] PROGMEM = "String 1";</text:span></text:p>
      <text:p text:style-name="Standard"><text:span text:style-name="T4">const char string_2[] PROGMEM = "String 2";</text:span></text:p>
      <text:p text:style-name="Standard"><text:span text:style-name="T4">const char string_3[] PROGMEM = "String 3";</text:span></text:p>
      <text:p text:style-name="Standard"><text:span text:style-name="T4">const char string_4[] PROGMEM = "String 4";</text:span></text:p>
      <text:p text:style-name="Standard"><text:span text:style-name="T4">const char string_5[] PROGMEM = "String 5";</text:span></text:p>
      <text:p text:style-name="P1"/>
      <text:p text:style-name="P1"/>
      <text:p text:style-name="Standard"><text:span text:style-name="T4">// Then set up a table to refer to your strings.</text:span></text:p>
      <text:p text:style-name="P1"/>
      <text:p text:style-name="Standard"><text:span text:style-name="T4">const char *const string_table[] PROGMEM = {string_0, string_1, string_2, string_3, string_4, string_5};</text:span></text:p>
      <text:p text:style-name="P1"/>
      <text:p text:style-name="Standard"><text:soft-page-break/><text:span text:style-name="T4">char buffer[30]; <text:s/>// make sure this is large enough for the largest string it must hold</text:span></text:p>
      <text:p text:style-name="P1"/>
      <text:p text:style-name="Standard"><text:span text:style-name="T4">void setup() {</text:span></text:p>
      <text:p text:style-name="Standard"><text:span text:style-name="T4"><text:s text:c="2"/>Serial.begin(9600);</text:span></text:p>
      <text:p text:style-name="Standard"><text:span text:style-name="T4"><text:s text:c="2"/>while (!Serial); <text:s/>// wait for serial port to connect. Needed for native USB</text:span></text:p>
      <text:p text:style-name="Standard"><text:span text:style-name="T4"><text:s text:c="2"/>Serial.println("OK");</text:span></text:p>
      <text:p text:style-name="Standard"><text:span text:style-name="T4">}</text:span></text:p>
      <text:p text:style-name="P1"/>
      <text:p text:style-name="P1"/>
      <text:p text:style-name="Standard"><text:span text:style-name="T4">void loop() {</text:span></text:p>
      <text:p text:style-name="Standard"><text:span text:style-name="T4"><text:s text:c="2"/>/* Using the string table in program memory requires the use of special functions to retrieve the data.</text:span></text:p>
      <text:p text:style-name="Standard"><text:span text:style-name="T4"><text:s text:c="5"/>The strcpy_P function copies a string from program space to a string in RAM ("buffer").</text:span></text:p>
      <text:p text:style-name="Standard"><text:span text:style-name="T4"><text:s text:c="5"/>Make sure your receiving string in RAM is large enough to hold whatever</text:span></text:p>
      <text:p text:style-name="Standard"><text:span text:style-name="T4"><text:s text:c="5"/>you are retrieving from program space. */</text:span></text:p>
      <text:p text:style-name="P1"/>
      <text:p text:style-name="P1"/>
      <text:p text:style-name="Standard"><text:span text:style-name="T4"><text:s text:c="2"/>for (int i = 0; i &lt; 6; i++) {</text:span></text:p>
      <text:p text:style-name="Standard"><text:span text:style-name="T4"><text:s text:c="4"/>strcpy_P(buffer, (char *)pgm_read_word(&amp;(string_table[i]))); <text:s/>// Necessary casts and dereferencing, just copy.</text:span></text:p>
      <text:p text:style-name="Standard"><text:span text:style-name="T4"><text:s text:c="4"/>Serial.println(buffer);</text:span></text:p>
      <text:p text:style-name="Standard"><text:span text:style-name="T4"><text:s text:c="4"/>delay(500);</text:span></text:p>
      <text:p text:style-name="Standard"><text:span text:style-name="T4"><text:s text:c="2"/>}</text:span></text:p>
      <text:p text:style-name="Standard"><text:span text:style-name="T4">}</text:span></text:p>
      <text:p text:style-name="Standard"/>
      <text:p text:style-name="Standard"><text:span text:style-name="T3">Notes and Warnings</text:span></text:p>
      <text:p text:style-name="Standard">Please note that variables must be either globally defined, OR defined with the static keyword, in order to work with PROGMEM.</text:p>
      <text:p text:style-name="Standard">The following code will NOT work when inside a function:</text:p>
      <text:p text:style-name="Standard">const char long_str[] PROGMEM = "Hi, I would like to tell you a bit about myself.\n";</text:p>
      <text:p text:style-name="Standard">The following code WILL work, even if locally defined within a function:</text:p>
      <text:p text:style-name="Standard">const static char long_str[] PROGMEM = "Hi, I would like to tell you a bit about myself.\n"</text:p>
      <text:p text:style-name="Standard"><text:span text:style-name="T3">The F() macro</text:span></text:p>
      <text:p text:style-name="Standard">When an instruction like :</text:p>
      <text:p text:style-name="Standard"/>
      <text:p text:style-name="Standard"><text:span text:style-name="T4">Serial.print("Write something on <text:s/>the Serial Monitor");</text:span></text:p>
      <text:p text:style-name="Standard"/>
      <text:p text:style-name="Standard">is used, the string to be printed is normally saved in RAM. If your sketch prints a lot of stuff on the Serial Monitor, you can easily fill the RAM. If you have free FLASH memory space, you can easily indicate that the string must be saved in FLASH using the syntax:</text:p>
      <text:p text:style-name="Standard"/>
      <text:p text:style-name="Standard"><text:soft-page-break/><text:span text:style-name="T4">Serial.print(F("Write something on the Serial Monitor that is stored in FLASH"));</text:span></text:p>
      <text:p text:style-name="Heading_20_3"><text:bookmark text:name="_bcwjasymvsvv"/>sizeof()</text:p>
      <text:p text:style-name="Standard"><text:span text:style-name="T3">Description</text:span></text:p>
      <text:p text:style-name="Standard">The sizeof operator returns the number of bytes in a variable type, or the number of bytes occupied by an array.</text:p>
      <text:p text:style-name="Standard"><text:span text:style-name="T3">Syntax</text:span></text:p>
      <text:p text:style-name="Standard">sizeof(variable)</text:p>
      <text:p text:style-name="Standard"><text:span text:style-name="T3">Parameters</text:span></text:p>
      <text:p text:style-name="Standard">variable: The thing to get the size of. Allowed data types: any variable type or array (e.g. int, float, byte).</text:p>
      <text:p text:style-name="Standard"><text:span text:style-name="T3">Returns</text:span></text:p>
      <text:p text:style-name="Standard">The number of bytes in a variable or bytes occupied in an array. Data type: size_t.</text:p>
      <text:p text:style-name="Standard"><text:span text:style-name="T3">Example Code</text:span></text:p>
      <text:p text:style-name="Standard">The sizeof operator is useful for dealing with arrays (such as strings) where it is convenient to be able to change the size of the array without breaking other parts of the program.</text:p>
      <text:p text:style-name="Standard">This program prints out a text string one character at a time. Try changing the text phrase.</text:p>
      <text:p text:style-name="Standard"/>
      <text:p text:style-name="Standard"><text:span text:style-name="T4">char myStr[] = "this is a test";</text:span></text:p>
      <text:p text:style-name="P1"/>
      <text:p text:style-name="Standard"><text:span text:style-name="T4">void setup() {</text:span></text:p>
      <text:p text:style-name="Standard"><text:span text:style-name="T4"><text:s text:c="2"/>Serial.begin(9600);</text:span></text:p>
      <text:p text:style-name="Standard"><text:span text:style-name="T4">}</text:span></text:p>
      <text:p text:style-name="P1"/>
      <text:p text:style-name="Standard"><text:span text:style-name="T4">void loop() {</text:span></text:p>
      <text:p text:style-name="Standard"><text:span text:style-name="T4"><text:s text:c="2"/>for (byte i = 0; i &lt; sizeof(myStr) - 1; i++) {</text:span></text:p>
      <text:p text:style-name="Standard"><text:span text:style-name="T4"><text:s text:c="4"/>Serial.print(i, DEC);</text:span></text:p>
      <text:p text:style-name="Standard"><text:span text:style-name="T4"><text:s text:c="4"/>Serial.print(" = ");</text:span></text:p>
      <text:p text:style-name="Standard"><text:span text:style-name="T4"><text:s text:c="4"/>Serial.write(myStr[i]);</text:span></text:p>
      <text:p text:style-name="Standard"><text:span text:style-name="T4"><text:s text:c="4"/>Serial.println();</text:span></text:p>
      <text:p text:style-name="Standard"><text:span text:style-name="T4"><text:s text:c="2"/>}</text:span></text:p>
      <text:p text:style-name="Standard"><text:span text:style-name="T4"><text:s text:c="2"/>delay(5000); <text:s/>// slow down the program</text:span></text:p>
      <text:p text:style-name="Standard"><text:span text:style-name="T4">}</text:span></text:p>
      <text:p text:style-name="Standard"/>
      <text:p text:style-name="Standard"><text:span text:style-name="T3">Notes and Warnings</text:span></text:p>
      <text:p text:style-name="Standard">Note that sizeof returns the total number of bytes. So for arrays of larger variable types such as ints, the for loop would look something like this.</text:p>
      <text:p text:style-name="Standard"/>
      <text:p text:style-name="Standard"><text:span text:style-name="T4">int myValues[] = {123, 456, 789};</text:span></text:p>
      <text:p text:style-name="P1"/>
      <text:p text:style-name="Standard"><text:span text:style-name="T4">// this for loop works correctly with an array of any type or size</text:span></text:p>
      <text:p text:style-name="Standard"><text:soft-page-break/><text:span text:style-name="T4">for (byte i = 0; i &lt; (sizeof(myValues) / sizeof(myValues[0])); i++) {</text:span></text:p>
      <text:p text:style-name="Standard"><text:span text:style-name="T4"><text:s text:c="2"/>// do something with myValues[i]</text:span></text:p>
      <text:p text:style-name="Standard"><text:span text:style-name="T4">}</text:span></text:p>
      <text:p text:style-name="Standard"/>
      <text:p text:style-name="Standard">Note that a properly formatted string ends with the NULL symbol, which has ASCII value 0.</text:p>
      <text:p text:style-name="Heading_20_1"><text:bookmark text:name="_8h8ej5b9a5i3"/>structure</text:p>
      <text:p text:style-name="Standard">The elements of Arduino (C++) code.</text:p>
      <text:p text:style-name="Heading_20_2"><text:bookmark text:name="_za39msuumjf3"/>Sketch</text:p>
      <text:p text:style-name="Heading_20_3"><text:bookmark text:name="_looji1vwcr31"/>loop()</text:p>
      <text:p text:style-name="Standard"><text:span text:style-name="T3">Description</text:span></text:p>
      <text:p text:style-name="Standard">After creating a setup() function, which initializes and sets the initial values, the loop() function does precisely what its name suggests, and loops consecutively, allowing your program to change and respond. Use it to actively control the Arduino board.</text:p>
      <text:p text:style-name="Standard"><text:span text:style-name="T3">Example Code</text:span></text:p>
      <text:p text:style-name="Standard"/>
      <text:p text:style-name="Standard"><text:span text:style-name="T4">int buttonPin = 3;</text:span></text:p>
      <text:p text:style-name="P1"/>
      <text:p text:style-name="Standard"><text:span text:style-name="T4">// setup initializes serial and the button pin</text:span></text:p>
      <text:p text:style-name="Standard"><text:span text:style-name="T4">void setup() {</text:span></text:p>
      <text:p text:style-name="Standard"><text:span text:style-name="T4"><text:s text:c="2"/>Serial.begin(9600);</text:span></text:p>
      <text:p text:style-name="Standard"><text:span text:style-name="T4"><text:s text:c="2"/>pinMode(buttonPin, INPUT);</text:span></text:p>
      <text:p text:style-name="Standard"><text:span text:style-name="T4">}</text:span></text:p>
      <text:p text:style-name="P1"/>
      <text:p text:style-name="Standard"><text:span text:style-name="T4">// loop checks the button pin each time,</text:span></text:p>
      <text:p text:style-name="Standard"><text:span text:style-name="T4">// and will send serial if it is pressed</text:span></text:p>
      <text:p text:style-name="Standard"><text:span text:style-name="T4">void loop() {</text:span></text:p>
      <text:p text:style-name="Standard"><text:span text:style-name="T4"><text:s text:c="2"/>if (digitalRead(buttonPin) == HIGH) {</text:span></text:p>
      <text:p text:style-name="Standard"><text:span text:style-name="T4"><text:s text:c="4"/>Serial.write('H');</text:span></text:p>
      <text:p text:style-name="Standard"><text:span text:style-name="T4"><text:s text:c="2"/>}</text:span></text:p>
      <text:p text:style-name="Standard"><text:span text:style-name="T4"><text:s text:c="2"/>else {</text:span></text:p>
      <text:p text:style-name="Standard"><text:span text:style-name="T4"><text:s text:c="4"/>Serial.write('L');</text:span></text:p>
      <text:p text:style-name="Standard"><text:span text:style-name="T4"><text:s text:c="2"/>}</text:span></text:p>
      <text:p text:style-name="Standard"><text:span text:style-name="T4"><text:s text:c="2"/>delay(1000);</text:span></text:p>
      <text:p text:style-name="Standard"><text:span text:style-name="T4">}</text:span></text:p>
      <text:p text:style-name="Heading_20_3"><text:bookmark text:name="_teoko5j6gekg"/>setup()</text:p>
      <text:p text:style-name="Standard"><text:span text:style-name="T3">Description</text:span></text:p>
      <text:p text:style-name="Standard">The setup() function is called when a sketch starts. Use it to initialize variables, pin modes, start using libraries, etc. The setup() function will only run once, after each powerup or reset of the Arduino board.</text:p>
      <text:p text:style-name="Standard"><text:span text:style-name="T3">Example Code</text:span></text:p>
      <text:p text:style-name="Standard"><text:soft-page-break/></text:p>
      <text:p text:style-name="Standard"><text:span text:style-name="T4">int buttonPin = 3;</text:span></text:p>
      <text:p text:style-name="P1"/>
      <text:p text:style-name="Standard"><text:span text:style-name="T4">void setup() {</text:span></text:p>
      <text:p text:style-name="Standard"><text:span text:style-name="T4"><text:s text:c="2"/>Serial.begin(9600);</text:span></text:p>
      <text:p text:style-name="Standard"><text:span text:style-name="T4"><text:s text:c="2"/>pinMode(buttonPin, INPUT);</text:span></text:p>
      <text:p text:style-name="Standard"><text:span text:style-name="T4">}</text:span></text:p>
      <text:p text:style-name="P1"/>
      <text:p text:style-name="Standard"><text:span text:style-name="T4">void loop() {</text:span></text:p>
      <text:p text:style-name="Standard"><text:span text:style-name="T4"><text:s text:c="2"/>// ...</text:span></text:p>
      <text:p text:style-name="Standard"><text:span text:style-name="T4">}</text:span></text:p>
      <text:p text:style-name="Heading_20_2"><text:bookmark text:name="_9mecuar0871a"/>Control Structure</text:p>
      <text:p text:style-name="Heading_20_3"><text:bookmark text:name="_magi1dpvukoe"/>break</text:p>
      <text:p text:style-name="Standard"><text:span text:style-name="T3">Description</text:span></text:p>
      <text:p text:style-name="Standard">break is used to exit from a for, while or do…​while loop, bypassing the normal loop condition. It is also used to exit from a switch case statement.</text:p>
      <text:p text:style-name="Standard"><text:span text:style-name="T3">Example Code</text:span></text:p>
      <text:p text:style-name="Standard">In the following code, the control exits the for loop when the sensor value exceeds the threshold.</text:p>
      <text:p text:style-name="Standard"/>
      <text:p text:style-name="Standard"><text:span text:style-name="T4">int threshold = 40;</text:span></text:p>
      <text:p text:style-name="Standard"><text:span text:style-name="T4">for (int x = 0; x &lt; 255; x++) {</text:span></text:p>
      <text:p text:style-name="Standard"><text:span text:style-name="T4"><text:s text:c="2"/>analogWrite(PWMpin, x);</text:span></text:p>
      <text:p text:style-name="Standard"><text:span text:style-name="T4"><text:s text:c="2"/>sens = analogRead(sensorPin);</text:span></text:p>
      <text:p text:style-name="Standard"><text:span text:style-name="T4"><text:s text:c="2"/>if (sens &gt; threshold) { <text:s text:c="4"/>// bail out on sensor detect</text:span></text:p>
      <text:p text:style-name="Standard"><text:span text:style-name="T4"><text:s text:c="4"/>x = 0;</text:span></text:p>
      <text:p text:style-name="Standard"><text:span text:style-name="T4"><text:s text:c="4"/>break;</text:span></text:p>
      <text:p text:style-name="Standard"><text:span text:style-name="T4"><text:s text:c="2"/>}</text:span></text:p>
      <text:p text:style-name="Standard"><text:span text:style-name="T4"><text:s text:c="2"/>delay(50);</text:span></text:p>
      <text:p text:style-name="Standard"><text:span text:style-name="T4">}</text:span></text:p>
      <text:p text:style-name="Heading_20_3"><text:bookmark text:name="_fhbxq25nbu8n"/>continue</text:p>
      <text:p text:style-name="Standard"><text:span text:style-name="T3">Description</text:span></text:p>
      <text:p text:style-name="Standard">The continue statement skips the rest of the current iteration of a loop (for, while, or do…​while). It continues by checking the conditional expression of the loop, and proceeding with any subsequent iterations.</text:p>
      <text:p text:style-name="Standard"><text:span text:style-name="T3">Example Code</text:span></text:p>
      <text:p text:style-name="Standard">The following code writes the value of 0 to 255 to the PWMpin, but skips the values in the range of 41 to 119.</text:p>
      <text:p text:style-name="Standard"/>
      <text:p text:style-name="Standard"><text:span text:style-name="T4">for (int x = 0; x &lt;= 255; x ++) {</text:span></text:p>
      <text:p text:style-name="Standard"><text:span text:style-name="T4"><text:s text:c="2"/>if (x &gt; 40 &amp;&amp; x &lt; 120) { <text:s/>// create jump in values</text:span></text:p>
      <text:p text:style-name="Standard"><text:soft-page-break/><text:span text:style-name="T4"><text:s text:c="4"/>continue;</text:span></text:p>
      <text:p text:style-name="Standard"><text:span text:style-name="T4"><text:s text:c="2"/>}</text:span></text:p>
      <text:p text:style-name="P1"/>
      <text:p text:style-name="Standard"><text:span text:style-name="T4"><text:s text:c="2"/>analogWrite(PWMpin, x);</text:span></text:p>
      <text:p text:style-name="Standard"><text:span text:style-name="T4"><text:s text:c="2"/>delay(50);</text:span></text:p>
      <text:p text:style-name="Standard"><text:span text:style-name="T4">}</text:span></text:p>
      <text:p text:style-name="Heading_20_3"><text:bookmark text:name="_7r5f27hy5qra"/>do...while</text:p>
      <text:p text:style-name="Standard"><text:span text:style-name="T3">Description</text:span></text:p>
      <text:p text:style-name="Standard">The do…​while loop works in the same manner as the while loop, with the exception that the condition is tested at the end of the loop, so the do loop will always run at least once.</text:p>
      <text:p text:style-name="Standard"><text:span text:style-name="T3">Syntax</text:span></text:p>
      <text:p text:style-name="Standard">do {</text:p>
      <text:p text:style-name="Standard"><text:s text:c="2"/>// statement block</text:p>
      <text:p text:style-name="Standard">} while (condition);</text:p>
      <text:p text:style-name="Standard"><text:span text:style-name="T3">Parameters</text:span></text:p>
      <text:p text:style-name="Standard">condition: a boolean expression that evaluates to true or false.</text:p>
      <text:p text:style-name="Standard"><text:span text:style-name="T3">Example Code</text:span></text:p>
      <text:p text:style-name="Standard"/>
      <text:p text:style-name="Standard"><text:span text:style-name="T4">int x = 0;</text:span></text:p>
      <text:p text:style-name="Standard"><text:span text:style-name="T4">do {</text:span></text:p>
      <text:p text:style-name="Standard"><text:span text:style-name="T4"><text:s text:c="2"/>delay(50); <text:s text:c="9"/>// wait for sensors to stabilize</text:span></text:p>
      <text:p text:style-name="Standard"><text:span text:style-name="T4"><text:s text:c="2"/>x = readSensors(); <text:s/>// check the sensors</text:span></text:p>
      <text:p text:style-name="Standard"><text:span text:style-name="T4">} while (x &lt; 100);</text:span></text:p>
      <text:p text:style-name="Heading_20_3"><text:bookmark text:name="_gyrburk36g5d"/>else</text:p>
      <text:p text:style-name="Standard"><text:span text:style-name="T3">Description</text:span></text:p>
      <text:p text:style-name="Standard">The if…​else allows greater control over the flow of code than the basic if statement, by allowing multiple tests to be grouped. An else clause (if at all exists) will be executed if the condition in the if statement results in false. The else can proceed another if test, so that multiple, mutually exclusive tests can be run at the same time.</text:p>
      <text:p text:style-name="Standard">Each test will proceed to the next one until a true test is encountered. When a true test is found, its associated block of code is run, and the program then skips to the line following the entire if/else construction. If no test proves to be true, the default else block is executed, if one is present, and sets the default behavior.</text:p>
      <text:p text:style-name="Standard">Note that an else if block may be used with or without a terminating else block and vice versa. An unlimited number of such else if branches are allowed.</text:p>
      <text:p text:style-name="Standard"><text:span text:style-name="T3">Syntax</text:span></text:p>
      <text:p text:style-name="Standard">if (condition1) {</text:p>
      <text:p text:style-name="Standard"><text:s text:c="2"/>// do Thing A</text:p>
      <text:p text:style-name="Standard">}</text:p>
      <text:p text:style-name="Standard">else if (condition2) {</text:p>
      <text:p text:style-name="Standard"><text:s text:c="2"/>// do Thing B</text:p>
      <text:p text:style-name="Standard">}</text:p>
      <text:p text:style-name="Standard">else {</text:p>
      <text:p text:style-name="Standard"><text:s text:c="2"/>// do Thing C</text:p>
      <text:p text:style-name="Standard"><text:soft-page-break/>}</text:p>
      <text:p text:style-name="Standard"><text:span text:style-name="T3">Example Code</text:span></text:p>
      <text:p text:style-name="Standard">Below is an extract from a code for temperature sensor system</text:p>
      <text:p text:style-name="Standard"/>
      <text:p text:style-name="Standard"><text:span text:style-name="T4">if (temperature &gt;= 70) {</text:span></text:p>
      <text:p text:style-name="Standard"><text:span text:style-name="T4"><text:s text:c="2"/>// Danger! Shut down the system.</text:span></text:p>
      <text:p text:style-name="Standard"><text:span text:style-name="T4">}</text:span></text:p>
      <text:p text:style-name="Standard"><text:span text:style-name="T4">else if (temperature &gt;= 60) { // 60 &lt;= temperature &lt; 70</text:span></text:p>
      <text:p text:style-name="Standard"><text:span text:style-name="T4"><text:s text:c="2"/>// Warning! User attention required.</text:span></text:p>
      <text:p text:style-name="Standard"><text:span text:style-name="T4">}</text:span></text:p>
      <text:p text:style-name="Standard"><text:span text:style-name="T4">else { // temperature &lt; 60</text:span></text:p>
      <text:p text:style-name="Standard"><text:span text:style-name="T4"><text:s text:c="2"/>// Safe! Continue usual tasks.</text:span></text:p>
      <text:p text:style-name="Standard"><text:span text:style-name="T4">}</text:span></text:p>
      <text:p text:style-name="Heading_20_3"><text:bookmark text:name="_yt5o2nc6jswo"/>for</text:p>
      <text:p text:style-name="Standard"><text:span text:style-name="T3">Description</text:span></text:p>
      <text:p text:style-name="Standard">The for statement is used to repeat a block of statements enclosed in curly braces. An increment counter is usually used to increment and terminate the loop. The for statement is useful for any repetitive operation, and is often used in combination with arrays to operate on collections of data/pins.</text:p>
      <text:p text:style-name="Standard"><text:span text:style-name="T3">Syntax</text:span></text:p>
      <text:p text:style-name="Standard">for (initialization; condition; increment) {</text:p>
      <text:p text:style-name="Standard"><text:s text:c="2"/>// statement(s);</text:p>
      <text:p text:style-name="Standard">}</text:p>
      <text:p text:style-name="Standard"><text:span text:style-name="T3">Parameters</text:span></text:p>
      <text:p text:style-name="Standard">initialization: happens first and exactly once.</text:p>
      <text:p text:style-name="Standard">condition: each time through the loop, condition is tested; if it’s true, the statement block, and the increment is executed, then the condition is tested again. When the condition becomes false, the loop ends.</text:p>
      <text:p text:style-name="Standard">increment: executed each time through the loop when condition is true.</text:p>
      <text:p text:style-name="Standard"><text:span text:style-name="T3">Example Code</text:span></text:p>
      <text:p text:style-name="Standard"/>
      <text:p text:style-name="Standard"><text:span text:style-name="T4">// Dim an LED using a PWM pin</text:span></text:p>
      <text:p text:style-name="Standard"><text:span text:style-name="T4">int PWMpin = 10; <text:s/>// LED in series with 470 ohm resistor on pin 10</text:span></text:p>
      <text:p text:style-name="P1"/>
      <text:p text:style-name="Standard"><text:span text:style-name="T4">void setup() {</text:span></text:p>
      <text:p text:style-name="Standard"><text:span text:style-name="T4"><text:s text:c="2"/>// no setup needed</text:span></text:p>
      <text:p text:style-name="Standard"><text:span text:style-name="T4">}</text:span></text:p>
      <text:p text:style-name="P1"/>
      <text:p text:style-name="Standard"><text:span text:style-name="T4">void loop() {</text:span></text:p>
      <text:p text:style-name="Standard"><text:span text:style-name="T4"><text:s text:c="2"/>for (int i = 0; i &lt;= 255; i++) {</text:span></text:p>
      <text:p text:style-name="Standard"><text:span text:style-name="T4"><text:s text:c="4"/>analogWrite(PWMpin, i);</text:span></text:p>
      <text:p text:style-name="Standard"><text:soft-page-break/><text:span text:style-name="T4"><text:s text:c="4"/>delay(10);</text:span></text:p>
      <text:p text:style-name="Standard"><text:span text:style-name="T4"><text:s text:c="2"/>}</text:span></text:p>
      <text:p text:style-name="Standard"><text:span text:style-name="T4">}</text:span></text:p>
      <text:p text:style-name="Standard"/>
      <text:p text:style-name="Standard"><text:span text:style-name="T3">Notes and Warnings</text:span></text:p>
      <text:p text:style-name="Standard">The C++ for loop is much more flexible than for loops found in some other computer languages, including BASIC. Any or all of the three header elements may be omitted, although the semicolons are required. Also the statements for initialization, condition, and increment can be any valid C++ statements with unrelated variables, and use any C++ datatypes including floats. These types of unusual for statements may provide solutions to some rare programming problems.</text:p>
      <text:p text:style-name="Standard">For example, using a multiplication in the increment line will generate a logarithmic progression:</text:p>
      <text:p text:style-name="Standard"/>
      <text:p text:style-name="Standard"><text:span text:style-name="T4">for (int x = 2; x &lt; 100; x = x * 1.5) {</text:span></text:p>
      <text:p text:style-name="Standard"><text:span text:style-name="T4"><text:s text:c="2"/>println(x);</text:span></text:p>
      <text:p text:style-name="Standard"><text:span text:style-name="T4">}</text:span></text:p>
      <text:p text:style-name="Standard"/>
      <text:p text:style-name="Standard">Generates: 2,3,4,6,9,13,19,28,42,63,94</text:p>
      <text:p text:style-name="Standard"/>
      <text:p text:style-name="Standard">Another example, fade an LED up and down with one for loop:</text:p>
      <text:p text:style-name="Standard"/>
      <text:p text:style-name="Standard"><text:span text:style-name="T4">void loop() {</text:span></text:p>
      <text:p text:style-name="Standard"><text:span text:style-name="T4"><text:s text:c="2"/>int x = 1;</text:span></text:p>
      <text:p text:style-name="Standard"><text:span text:style-name="T4"><text:s text:c="2"/>for (int i = 0; i &gt; -1; i = i + x) {</text:span></text:p>
      <text:p text:style-name="Standard"><text:span text:style-name="T4"><text:s text:c="4"/>analogWrite(PWMpin, i);</text:span></text:p>
      <text:p text:style-name="Standard"><text:span text:style-name="T4"><text:s text:c="4"/>if (i == 255) {</text:span></text:p>
      <text:p text:style-name="Standard"><text:span text:style-name="T4"><text:s text:c="6"/>x = -1; <text:s/>// switch direction at peak</text:span></text:p>
      <text:p text:style-name="Standard"><text:span text:style-name="T4"><text:s text:c="4"/>}</text:span></text:p>
      <text:p text:style-name="Standard"><text:span text:style-name="T4"><text:s text:c="4"/>delay(10);</text:span></text:p>
      <text:p text:style-name="Standard"><text:span text:style-name="T4"><text:s text:c="2"/>}</text:span></text:p>
      <text:p text:style-name="Standard"><text:span text:style-name="T4">}</text:span></text:p>
      <text:p text:style-name="Heading_20_3"><text:bookmark text:name="_h9potamatzfm"/>goto</text:p>
      <text:p text:style-name="Standard"><text:span text:style-name="T3">Description</text:span></text:p>
      <text:p text:style-name="Standard">Transfers program flow to a labeled point in the program</text:p>
      <text:p text:style-name="Standard"><text:span text:style-name="T3">Syntax</text:span></text:p>
      <text:p text:style-name="Standard">label:</text:p>
      <text:p text:style-name="Standard">goto label; // sends program flow to the label</text:p>
      <text:p text:style-name="Standard"><text:span text:style-name="T3">Example Code</text:span></text:p>
      <text:p text:style-name="Standard"/>
      <text:p text:style-name="Standard"><text:span text:style-name="T4">for (byte r = 0; r &lt; 255; r++) {</text:span></text:p>
      <text:p text:style-name="Standard"><text:span text:style-name="T4"><text:s text:c="2"/>for (byte g = 255; g &gt; 0; g--) {</text:span></text:p>
      <text:p text:style-name="Standard"><text:soft-page-break/><text:span text:style-name="T4"><text:s text:c="4"/>for (byte b = 0; b &lt; 255; b++) {</text:span></text:p>
      <text:p text:style-name="Standard"><text:span text:style-name="T4"><text:s text:c="6"/>if (analogRead(0) &gt; 250) {</text:span></text:p>
      <text:p text:style-name="Standard"><text:span text:style-name="T4"><text:s text:c="8"/>goto bailout;</text:span></text:p>
      <text:p text:style-name="Standard"><text:span text:style-name="T4"><text:s text:c="6"/>}</text:span></text:p>
      <text:p text:style-name="Standard"><text:span text:style-name="T4"><text:s text:c="6"/>// more statements ...</text:span></text:p>
      <text:p text:style-name="Standard"><text:span text:style-name="T4"><text:s text:c="4"/>}</text:span></text:p>
      <text:p text:style-name="Standard"><text:span text:style-name="T4"><text:s text:c="2"/>}</text:span></text:p>
      <text:p text:style-name="Standard"><text:span text:style-name="T4">}</text:span></text:p>
      <text:p text:style-name="P1"/>
      <text:p text:style-name="Standard"><text:span text:style-name="T4">bailout:</text:span></text:p>
      <text:p text:style-name="Standard"><text:span text:style-name="T4">// more statements ...</text:span></text:p>
      <text:p text:style-name="Standard"/>
      <text:p text:style-name="Standard"><text:span text:style-name="T3">Notes and Warnings</text:span></text:p>
      <text:p text:style-name="Standard">The use of goto is discouraged in C programming, and some authors of C programming books claim that the goto statement is never necessary, but used judiciously, it can simplify certain programs. The reason that many programmers frown upon the use of goto is that with the unrestrained use of goto statements, it is easy to create a program with undefined program flow, which can never be debugged.</text:p>
      <text:p text:style-name="Standard">With that said, there are instances where a goto statement can come in handy, and simplify coding. One of these situations is to break out of deeply nested for loops, or if logic blocks, on a certain condition.</text:p>
      <text:p text:style-name="Heading_20_3"><text:bookmark text:name="_3040xyk7x8ge"/>if</text:p>
      <text:p text:style-name="Standard"><text:span text:style-name="T3">Description</text:span></text:p>
      <text:p text:style-name="Standard">The if statement checks for a condition and executes the proceeding statement or set of statements if the condition is 'true'.</text:p>
      <text:p text:style-name="Standard"><text:span text:style-name="T3">Syntax</text:span></text:p>
      <text:p text:style-name="Standard">if (condition) {</text:p>
      <text:p text:style-name="Standard"><text:s text:c="2"/>//statement(s)</text:p>
      <text:p text:style-name="Standard">}</text:p>
      <text:p text:style-name="Standard"><text:span text:style-name="T3">Parameters</text:span></text:p>
      <text:p text:style-name="Standard">condition: a boolean expression (i.e., can be true or false).</text:p>
      <text:p text:style-name="Standard"><text:span text:style-name="T3">Example Code</text:span></text:p>
      <text:p text:style-name="Standard">The brackets may be omitted after an if statement. If this is done, the next line (defined by the semicolon) becomes the only conditional statement.</text:p>
      <text:p text:style-name="Standard"/>
      <text:p text:style-name="Standard"><text:span text:style-name="T4">if (x &gt; 120) digitalWrite(LEDpin, HIGH);</text:span></text:p>
      <text:p text:style-name="P1"/>
      <text:p text:style-name="Standard"><text:span text:style-name="T4">if (x &gt; 120)</text:span></text:p>
      <text:p text:style-name="Standard"><text:span text:style-name="T4">digitalWrite(LEDpin, HIGH);</text:span></text:p>
      <text:p text:style-name="P1"/>
      <text:p text:style-name="Standard"><text:span text:style-name="T4">if (x &gt; 120) {digitalWrite(LEDpin, HIGH);}</text:span></text:p>
      <text:p text:style-name="P1"/>
      <text:p text:style-name="Standard"><text:span text:style-name="T4">if (x &gt; 120) {</text:span></text:p>
      <text:p text:style-name="Standard"><text:span text:style-name="T4"><text:s text:c="2"/>digitalWrite(LEDpin1, HIGH);</text:span></text:p>
      <text:p text:style-name="Standard"><text:soft-page-break/><text:span text:style-name="T4"><text:s text:c="2"/>digitalWrite(LEDpin2, HIGH);</text:span></text:p>
      <text:p text:style-name="Standard"><text:span text:style-name="T4">}</text:span></text:p>
      <text:p text:style-name="Standard"><text:span text:style-name="T4">// all are correct</text:span></text:p>
      <text:p text:style-name="Standard"/>
      <text:p text:style-name="Standard"><text:span text:style-name="T3">Notes and Warnings</text:span></text:p>
      <text:p text:style-name="Standard">The statements being evaluated inside the parentheses require the use of one or more operators shown below.</text:p>
      <text:p text:style-name="Standard">Comparison Operators:</text:p>
      <text:p text:style-name="Standard">x == y (x is equal to y)</text:p>
      <text:p text:style-name="Standard">x != y (x is not equal to y)</text:p>
      <text:p text:style-name="Standard">x &lt; <text:s/>y (x is less than y)</text:p>
      <text:p text:style-name="Standard">x &gt; <text:s/>y (x is greater than y)</text:p>
      <text:p text:style-name="Standard">x &lt;= y (x is less than or equal to y)</text:p>
      <text:p text:style-name="Standard">x &gt;= y (x is greater than or equal to y)</text:p>
      <text:p text:style-name="Standard">Beware of accidentally using the single equal sign (e.g. if (x = 10) ). The single equal sign is the assignment operator, and sets x to 10 (puts the value 10 into the variable x). Instead use the double equal sign (e.g. if (x == 10) ), which is the comparison operator, and tests whether x is equal to 10 or not. The latter statement is only true if x equals 10, but the former statement will always be true.</text:p>
      <text:p text:style-name="Standard">This is because C++ evaluates the statement if (x=10) as follows: 10 is assigned to x (remember that the single equal sign is the (assignment operator)), so x now contains 10. Then the 'if' conditional evaluates 10, which always evaluates to TRUE, since any non-zero number evaluates to TRUE. Consequently, if (x = 10) will always evaluate to TRUE, which is not the desired result when using an 'if' statement. Additionally, the variable x will be set to 10, which is also not a desired action.</text:p>
      <text:p text:style-name="Heading_20_3"><text:bookmark text:name="_p952kdu3nnbs"/>return</text:p>
      <text:p text:style-name="Standard"><text:span text:style-name="T3">Description</text:span></text:p>
      <text:p text:style-name="Standard">Terminate a function and return a value from a function to the calling function, if desired.</text:p>
      <text:p text:style-name="Standard"><text:span text:style-name="T3">Syntax</text:span></text:p>
      <text:p text:style-name="Standard">return;</text:p>
      <text:p text:style-name="Standard">return value;</text:p>
      <text:p text:style-name="Standard"><text:span text:style-name="T3">Parameters</text:span></text:p>
      <text:p text:style-name="Standard">value: Allowed data types: any variable or constant type.</text:p>
      <text:p text:style-name="Standard"><text:span text:style-name="T3">Example Code</text:span></text:p>
      <text:p text:style-name="Standard">A function to compare a sensor input to a threshold</text:p>
      <text:p text:style-name="Standard"/>
      <text:p text:style-name="Standard"><text:span text:style-name="T4">int checkSensor() {</text:span></text:p>
      <text:p text:style-name="Standard"><text:span text:style-name="T4"><text:s text:c="2"/>if (analogRead(0) &gt; 400) {</text:span></text:p>
      <text:p text:style-name="Standard"><text:span text:style-name="T4"><text:s text:c="4"/>return 1;</text:span></text:p>
      <text:p text:style-name="Standard"><text:span text:style-name="T4"><text:s text:c="2"/>}</text:span></text:p>
      <text:p text:style-name="Standard"><text:span text:style-name="T4"><text:s text:c="2"/>else {</text:span></text:p>
      <text:p text:style-name="Standard"><text:span text:style-name="T4"><text:s text:c="4"/>return 0;</text:span></text:p>
      <text:p text:style-name="Standard"><text:span text:style-name="T4"><text:s text:c="2"/>}</text:span></text:p>
      <text:p text:style-name="Standard"><text:span text:style-name="T4">}</text:span></text:p>
      <text:p text:style-name="Standard"/>
      <text:p text:style-name="Standard">The return keyword is handy to test a section of code without having to "comment out" large sections of possibly buggy code.</text:p>
      <text:p text:style-name="Standard"><text:soft-page-break/></text:p>
      <text:p text:style-name="Standard"><text:span text:style-name="T4">void loop() {</text:span></text:p>
      <text:p text:style-name="Standard"><text:span text:style-name="T4"><text:s text:c="2"/>// brilliant code idea to test here</text:span></text:p>
      <text:p text:style-name="P1"/>
      <text:p text:style-name="Standard"><text:span text:style-name="T4"><text:s text:c="2"/>return;</text:span></text:p>
      <text:p text:style-name="P1"/>
      <text:p text:style-name="Standard"><text:span text:style-name="T4"><text:s text:c="2"/>// the rest of a dysfunctional sketch here</text:span></text:p>
      <text:p text:style-name="Standard"><text:span text:style-name="T4"><text:s text:c="2"/>// this code will never be executed</text:span></text:p>
      <text:p text:style-name="Standard"><text:span text:style-name="T4">}</text:span></text:p>
      <text:p text:style-name="Heading_20_3"><text:bookmark text:name="_oq5n0fifax9y"/>switch...case</text:p>
      <text:p text:style-name="Standard"><text:span text:style-name="T3">Description</text:span></text:p>
      <text:p text:style-name="Standard">Like if statements, switch case controls the flow of programs by allowing programmers to specify different code that should be executed in various conditions. In particular, a switch statement compares the value of a variable to the values specified in case statements. When a case statement is found whose value matches that of the variable, the code in that case statement is run.</text:p>
      <text:p text:style-name="Standard">The break keyword exits the switch statement, and is typically used at the end of each case. Without a break statement, the switch statement will continue executing the following expressions ("falling-through") until a break, or the end of the switch statement is reached.</text:p>
      <text:p text:style-name="Standard"><text:span text:style-name="T3">Syntax</text:span></text:p>
      <text:p text:style-name="Standard">switch (var) {</text:p>
      <text:p text:style-name="Standard"><text:s text:c="2"/>case label1:</text:p>
      <text:p text:style-name="Standard"><text:s text:c="4"/>// statements</text:p>
      <text:p text:style-name="Standard"><text:s text:c="4"/>break;</text:p>
      <text:p text:style-name="Standard"><text:s text:c="2"/>case label2:</text:p>
      <text:p text:style-name="Standard"><text:s text:c="4"/>// statements</text:p>
      <text:p text:style-name="Standard"><text:s text:c="4"/>break;</text:p>
      <text:p text:style-name="Standard"><text:s text:c="2"/>default:</text:p>
      <text:p text:style-name="Standard"><text:s text:c="4"/>// statements</text:p>
      <text:p text:style-name="Standard"><text:s text:c="4"/>break;</text:p>
      <text:p text:style-name="Standard">}</text:p>
      <text:p text:style-name="Standard"><text:span text:style-name="T3">Parameters</text:span></text:p>
      <text:p text:style-name="Standard">var: a variable whose value to compare with various cases. Allowed data types: int, char.</text:p>
      <text:p text:style-name="Standard">label1, label2: constants. Allowed data types: int, char.</text:p>
      <text:p text:style-name="Standard"><text:span text:style-name="T3">Returns</text:span></text:p>
      <text:p text:style-name="Standard">Nothing</text:p>
      <text:p text:style-name="Standard"><text:span text:style-name="T3">Example Code</text:span></text:p>
      <text:p text:style-name="Standard"/>
      <text:p text:style-name="Standard"><text:span text:style-name="T4">switch (var) {</text:span></text:p>
      <text:p text:style-name="Standard"><text:span text:style-name="T4"><text:s text:c="2"/>case 1:</text:span></text:p>
      <text:p text:style-name="Standard"><text:span text:style-name="T4"><text:s text:c="4"/>//do something when var equals 1</text:span></text:p>
      <text:p text:style-name="Standard"><text:span text:style-name="T4"><text:s text:c="4"/>break;</text:span></text:p>
      <text:p text:style-name="Standard"><text:soft-page-break/><text:span text:style-name="T4"><text:s text:c="2"/>case 2:</text:span></text:p>
      <text:p text:style-name="Standard"><text:span text:style-name="T4"><text:s text:c="4"/>//do something when var equals 2</text:span></text:p>
      <text:p text:style-name="Standard"><text:span text:style-name="T4"><text:s text:c="4"/>break;</text:span></text:p>
      <text:p text:style-name="Standard"><text:span text:style-name="T4"><text:s text:c="2"/>default:</text:span></text:p>
      <text:p text:style-name="Standard"><text:span text:style-name="T4"><text:s text:c="4"/>// if nothing else matches, do the default</text:span></text:p>
      <text:p text:style-name="Standard"><text:span text:style-name="T4"><text:s text:c="4"/>// default is optional</text:span></text:p>
      <text:p text:style-name="Standard"><text:span text:style-name="T4"><text:s text:c="4"/>break;</text:span></text:p>
      <text:p text:style-name="Standard"><text:span text:style-name="T4">}</text:span></text:p>
      <text:p text:style-name="Heading_20_3"><text:bookmark text:name="_j5g243z22mdy"/>while</text:p>
      <text:p text:style-name="Standard"><text:span text:style-name="T3">Description</text:span></text:p>
      <text:p text:style-name="Standard">A while loop will loop continuously, and infinitely, until the expression inside the parenthesis, () becomes false. Something must change the tested variable, or the while loop will never exit. This could be in your code, such as an incremented variable, or an external condition, such as testing a sensor.</text:p>
      <text:p text:style-name="Standard"><text:span text:style-name="T3">Syntax</text:span></text:p>
      <text:p text:style-name="Standard">while (condition) {</text:p>
      <text:p text:style-name="Standard"><text:s text:c="2"/>// statement(s)</text:p>
      <text:p text:style-name="Standard">}</text:p>
      <text:p text:style-name="Standard"><text:span text:style-name="T3">Parameters</text:span></text:p>
      <text:p text:style-name="Standard">condition: a boolean expression that evaluates to true or false.</text:p>
      <text:p text:style-name="Standard"><text:span text:style-name="T3">Example Code</text:span></text:p>
      <text:p text:style-name="Standard"/>
      <text:p text:style-name="Standard"><text:span text:style-name="T4">var = 0;</text:span></text:p>
      <text:p text:style-name="Standard"><text:span text:style-name="T4">while (var &lt; 200) {</text:span></text:p>
      <text:p text:style-name="Standard"><text:span text:style-name="T4"><text:s text:c="2"/>// do something repetitive 200 times</text:span></text:p>
      <text:p text:style-name="Standard"><text:span text:style-name="T4"><text:s text:c="2"/>var++;</text:span></text:p>
      <text:p text:style-name="Standard"><text:span text:style-name="T4">}</text:span></text:p>
      <text:p text:style-name="Heading_20_2"><text:bookmark text:name="_botdkjxzf7rf"/>Further Syntax</text:p>
      <text:p text:style-name="Heading_20_3"><text:bookmark text:name="_qn20xjqdsuxl"/>#define (define)</text:p>
      <text:p text:style-name="Standard"><text:span text:style-name="T3">Description</text:span></text:p>
      <text:p text:style-name="Standard">#define is a useful C++ component that allows the programmer to give a name to a constant value before the program is compiled. Defined constants in arduino don’t take up any program memory space on the chip. The compiler will replace references to these constants with the defined value at compile time.</text:p>
      <text:p text:style-name="Standard">This can have some unwanted side effects though, if for example, a constant name that had been #defined is included in some other constant or variable name. In that case the text would be replaced by the #defined number (or text).</text:p>
      <text:p text:style-name="Standard">In general, the const keyword is preferred for defining constants and should be used instead of #define.</text:p>
      <text:p text:style-name="Standard"><text:span text:style-name="T3">Syntax</text:span></text:p>
      <text:p text:style-name="Standard">#define constantName value</text:p>
      <text:p text:style-name="Standard"><text:span text:style-name="T3">Parameters</text:span></text:p>
      <text:p text:style-name="Standard">constantName: the name of the macro to define.</text:p>
      <text:p text:style-name="Standard">value: the value to assign to the macro.</text:p>
      <text:p text:style-name="Standard"><text:span text:style-name="T3">Example Code</text:span></text:p>
      <text:p text:style-name="Standard"><text:soft-page-break/></text:p>
      <text:p text:style-name="Standard"><text:span text:style-name="T4">#define ledPin 3</text:span></text:p>
      <text:p text:style-name="Standard"><text:span text:style-name="T4">// The compiler will replace any mention of ledPin with the value 3 at compile time.</text:span></text:p>
      <text:p text:style-name="Standard"/>
      <text:p text:style-name="Standard"><text:span text:style-name="T3">Notes and Warnings</text:span></text:p>
      <text:p text:style-name="Standard">There is no semicolon after the #define statement. If you include one, the compiler will throw cryptic errors further down the page.</text:p>
      <text:p text:style-name="Standard"/>
      <text:p text:style-name="Standard"><text:span text:style-name="T4">#define ledPin 3; // this is an error</text:span></text:p>
      <text:p text:style-name="Standard"/>
      <text:p text:style-name="Standard">Similarly, including an equal sign after the #define statement will also generate a cryptic compiler error further down the page.</text:p>
      <text:p text:style-name="Standard"/>
      <text:p text:style-name="Standard"><text:span text:style-name="T4">#define ledPin <text:s/>= 3 // this is also an error</text:span></text:p>
      <text:p text:style-name="Heading_20_3"><text:bookmark text:name="_rywou0tx26pa"/>#include (include)</text:p>
      <text:p text:style-name="Standard"><text:span text:style-name="T3">Description</text:span></text:p>
      <text:p text:style-name="Standard">#include is used to include outside libraries in your sketch. This gives the programmer access to a large group of standard C libraries (groups of pre-made functions), and also libraries written especially for Arduino.</text:p>
      <text:p text:style-name="Standard">The main reference page for AVR C libraries (AVR is a reference to the Atmel chips on which the Arduino is based) is here.</text:p>
      <text:p text:style-name="Standard">Note that #include, similar to #define, has no semicolon terminator, and the compiler will yield cryptic error messages if you add one.</text:p>
      <text:p text:style-name="Standard"><text:span text:style-name="T3">Example Code</text:span></text:p>
      <text:p text:style-name="Standard">This example includes the Servo library so that its functions may be used to control a Servo motor.</text:p>
      <text:p text:style-name="Standard"/>
      <text:p text:style-name="Standard"><text:span text:style-name="T4">#include &lt;Servo.h&gt;</text:span></text:p>
      <text:p text:style-name="P1"/>
      <text:p text:style-name="Standard"><text:span text:style-name="T4">Servo myservo; <text:s/>// create servo object to control a servo</text:span></text:p>
      <text:p text:style-name="P1"/>
      <text:p text:style-name="Standard"><text:span text:style-name="T4">void setup() {</text:span></text:p>
      <text:p text:style-name="Standard"><text:span text:style-name="T4"><text:s text:c="2"/>myservo.attach(9); <text:s/>// attaches the servo on pin 9 to the servo object</text:span></text:p>
      <text:p text:style-name="Standard"><text:span text:style-name="T4">}</text:span></text:p>
      <text:p text:style-name="P1"/>
      <text:p text:style-name="Standard"><text:span text:style-name="T4">void loop() {</text:span></text:p>
      <text:p text:style-name="Standard"><text:span text:style-name="T4"><text:s text:c="2"/>for (int pos = 0; pos &lt;= 180; pos += 1) { // goes from 0 degrees to 180 degrees</text:span></text:p>
      <text:p text:style-name="Standard"><text:span text:style-name="T4"><text:s text:c="4"/>// in steps of 1 degree</text:span></text:p>
      <text:p text:style-name="Standard"><text:span text:style-name="T4"><text:s text:c="4"/>myservo.write(pos); <text:s text:c="13"/>// tell servo to go to position in variable 'pos'</text:span></text:p>
      <text:p text:style-name="Standard"><text:span text:style-name="T4"><text:s text:c="4"/>delay(15); <text:s text:c="22"/>// waits 15ms for the servo to reach the position</text:span></text:p>
      <text:p text:style-name="Standard"><text:span text:style-name="T4"><text:s text:c="2"/>}</text:span></text:p>
      <text:p text:style-name="Standard"><text:span text:style-name="T4"><text:s text:c="2"/>for (int pos = 180; pos &gt;= 0; pos -= 1) { // goes from 180 degrees to 0 degrees</text:span></text:p>
      <text:p text:style-name="Standard"><text:span text:style-name="T4"><text:s text:c="4"/>myservo.write(pos); <text:s text:c="13"/>// tell servo to go to position in variable 'pos'</text:span></text:p>
      <text:p text:style-name="Standard"><text:soft-page-break/><text:span text:style-name="T4"><text:s text:c="4"/>delay(15); <text:s text:c="22"/>// waits 15ms for the servo to reach the position</text:span></text:p>
      <text:p text:style-name="Standard"><text:span text:style-name="T4"><text:s text:c="2"/>}</text:span></text:p>
      <text:p text:style-name="Standard"><text:span text:style-name="T4">}</text:span></text:p>
      <text:p text:style-name="Heading_20_3"><text:bookmark text:name="_akzl99nvsu0s"/>/* */ (block comment)</text:p>
      <text:p text:style-name="Standard"><text:span text:style-name="T3">Description</text:span></text:p>
      <text:p text:style-name="Standard">Comments are lines in the program that are used to inform yourself or others about the way the program works. They are ignored by the compiler, and not exported to the processor, so they don’t take up any space in the microcontroller’s flash memory. Comments' only purpose is to help you understand (or remember), or to inform others about how your program works.</text:p>
      <text:p text:style-name="Standard">The beginning of a block comment or a multi-line comment is marked by the symbol /* and the symbol */ marks its end. This type of comment is called so as this can extend over more than one line; once the compiler reads the /* it ignores whatever follows until it encounters a */.</text:p>
      <text:p text:style-name="Standard"><text:span text:style-name="T3">Example Code</text:span></text:p>
      <text:p text:style-name="Standard"/>
      <text:p text:style-name="Standard"><text:span text:style-name="T4">/* This is a valid comment */</text:span></text:p>
      <text:p text:style-name="P1"/>
      <text:p text:style-name="Standard"><text:span text:style-name="T4">/*</text:span></text:p>
      <text:p text:style-name="Standard"><text:span text:style-name="T4"><text:s text:c="2"/>Blink</text:span></text:p>
      <text:p text:style-name="Standard"><text:span text:style-name="T4"><text:s text:c="2"/>Turns on an LED on for one second, then off for one second, repeatedly.</text:span></text:p>
      <text:p text:style-name="P1"/>
      <text:p text:style-name="Standard"><text:span text:style-name="T4"><text:s text:c="2"/>This example code is in the public domain.</text:span></text:p>
      <text:p text:style-name="Standard"><text:span text:style-name="T4"><text:s text:c="2"/>(Another valid comment)</text:span></text:p>
      <text:p text:style-name="Standard"><text:span text:style-name="T4">*/</text:span></text:p>
      <text:p text:style-name="P1"/>
      <text:p text:style-name="Standard"><text:span text:style-name="T4">/*</text:span></text:p>
      <text:p text:style-name="Standard"><text:span text:style-name="T4"><text:s text:c="2"/>if (gwb == 0) { // single line comment is OK inside a multi-line comment</text:span></text:p>
      <text:p text:style-name="Standard"><text:span text:style-name="T4"><text:s text:c="4"/>x = 3; <text:s text:c="9"/>/* but not another multi-line comment - this is invalid */</text:span></text:p>
      <text:p text:style-name="Standard"><text:span text:style-name="T4"><text:s text:c="2"/>}</text:span></text:p>
      <text:p text:style-name="Standard"><text:span text:style-name="T4">// don't forget the "closing" comment - they have to be balanced!</text:span></text:p>
      <text:p text:style-name="Standard"><text:span text:style-name="T4">*/</text:span></text:p>
      <text:p text:style-name="Standard"/>
      <text:p text:style-name="Standard"><text:span text:style-name="T3">Notes and Warnings</text:span></text:p>
      <text:p text:style-name="Standard">When experimenting with code, "commenting out" parts of your program is a convenient way to remove lines that may be buggy. This leaves the lines in the code, but turns them into comments, so the compiler just ignores them. This can be especially useful when trying to locate a problem, or when a program refuses to compile and the compiler error is cryptic or unhelpful.</text:p>
      <text:p text:style-name="Heading_20_3"><text:bookmark text:name="_fz1v30qplkgk"/>// (single line comment)</text:p>
      <text:p text:style-name="Standard"><text:span text:style-name="T3">Description</text:span></text:p>
      <text:p text:style-name="Standard">Comments are lines in the program that are used to inform yourself or others about the way the program works. They are ignored by the compiler, and not exported to the processor, so they don’t take up any space in the microcontroller’s flash memory. Comments' only purpose is to help you understand (or remember), or to inform others about how your program works.</text:p>
      <text:p text:style-name="Standard">A single line comment begins with // (two adjacent slashes). This comment ends automatically at the end of a line. Whatever follows // till the end of a line will be ignored by the compiler.</text:p>
      <text:p text:style-name="Standard"><text:span text:style-name="T3">Example Code</text:span></text:p>
      <text:p text:style-name="Standard">There are two different ways of marking a line as a comment:</text:p>
      <text:p text:style-name="Standard"/>
      <text:p text:style-name="Standard"><text:span text:style-name="T4">// pin 13 has an LED connected on most Arduino boards.</text:span></text:p>
      <text:p text:style-name="Standard"><text:soft-page-break/><text:span text:style-name="T4">// give it a name:</text:span></text:p>
      <text:p text:style-name="Standard"><text:span text:style-name="T4">int led = 13;</text:span></text:p>
      <text:p text:style-name="Standard"><text:span text:style-name="T4">digitalWrite(led, HIGH); <text:s/>// turn the LED on (HIGH is the voltage level)</text:span></text:p>
      <text:p text:style-name="Standard"/>
      <text:p text:style-name="Standard"><text:span text:style-name="T3">Notes and Warnings</text:span></text:p>
      <text:p text:style-name="Standard">When experimenting with code, "commenting out" parts of your program is a convenient way to remove lines that may be buggy. This leaves the lines in the code, but turns them into comments, so the compiler just ignores them. This can be especially useful when trying to locate a problem, or when a program refuses to compile and the compiler error is cryptic or unhelpful.</text:p>
      <text:p text:style-name="Heading_20_3"><text:bookmark text:name="_gqjw78x2bc0u"/>; (semicolon)</text:p>
      <text:p text:style-name="Standard"><text:span text:style-name="T3">Description</text:span></text:p>
      <text:p text:style-name="Standard">Used to end a statement.</text:p>
      <text:p text:style-name="Standard"><text:span text:style-name="T3">Example Code</text:span></text:p>
      <text:p text:style-name="Standard"/>
      <text:p text:style-name="Standard"><text:span text:style-name="T4">int a = 13;</text:span></text:p>
      <text:p text:style-name="Standard"/>
      <text:p text:style-name="Standard"><text:span text:style-name="T3">Notes and Warnings</text:span></text:p>
      <text:p text:style-name="Standard">Forgetting to end a line in a semicolon will result in a compiler error. The error text may be obvious, and refer to a missing semicolon, or it may not. If an impenetrable or seemingly illogical compiler error comes up, one of the first things to check is a missing semicolon, in the immediate vicinity, preceding the line at which the compiler complained.</text:p>
      <text:p text:style-name="Heading_20_3"><text:bookmark text:name="_jjoxlhntatc3"/>{} (curly braces)</text:p>
      <text:p text:style-name="Standard"><text:span text:style-name="T3">Description</text:span></text:p>
      <text:p text:style-name="Standard">Curly braces (also referred to as just "braces" or as "curly brackets") are a major part of the C++ programming language. They are used in several different constructs, outlined below, and this can sometimes be confusing for beginners.</text:p>
      <text:p text:style-name="Standard">An opening curly brace { must always be followed by a closing curly brace }. This is a condition that is often referred to as the braces being balanced. The Arduino IDE (Integrated Development Environment) includes a convenient feature to check the balance of curly braces. Just select a brace, or even click the insertion point immediately following a brace, and its logical companion will be highlighted.</text:p>
      <text:p text:style-name="Standard">Beginner programmers, and programmers coming to C++ from the BASIC language often find using braces confusing or daunting. After all, the same curly braces replace the RETURN statement in a subroutine (function), the ENDIF statement in a conditional and the NEXT statement in a FOR loop.</text:p>
      <text:p text:style-name="Standard">Unbalanced braces can often lead to cryptic, impenetrable compiler errors that can sometimes be hard to track down in a large program. Because of their varied usages, braces are also incredibly important to the syntax of a program and moving a brace one or two lines will often dramatically affect the meaning of a program.</text:p>
      <text:p text:style-name="Standard"><text:span text:style-name="T3">Example Code</text:span></text:p>
      <text:p text:style-name="Standard">The main uses of curly braces are listed in the examples below.</text:p>
      <text:p text:style-name="Standard">Functions</text:p>
      <text:p text:style-name="Standard"/>
      <text:p text:style-name="Standard"><text:span text:style-name="T4">void myfunction(datatype argument) {</text:span></text:p>
      <text:p text:style-name="Standard"><text:span text:style-name="T4"><text:s text:c="2"/>// any statement(s)</text:span></text:p>
      <text:p text:style-name="Standard"><text:span text:style-name="T4">}</text:span></text:p>
      <text:p text:style-name="Standard"/>
      <text:p text:style-name="Standard">Loops</text:p>
      <text:p text:style-name="Standard"/>
      <text:p text:style-name="Standard"><text:span text:style-name="T4">while (boolean expression) {</text:span></text:p>
      <text:p text:style-name="Standard"><text:span text:style-name="T4"><text:s text:c="2"/>// any statement(s)</text:span></text:p>
      <text:p text:style-name="Standard"><text:span text:style-name="T4">}</text:span></text:p>
      <text:p text:style-name="P1"/>
      <text:p text:style-name="Standard"><text:span text:style-name="T4">do {</text:span></text:p>
      <text:p text:style-name="Standard"><text:soft-page-break/><text:span text:style-name="T4"><text:s text:c="2"/>// any statement(s)</text:span></text:p>
      <text:p text:style-name="Standard"><text:span text:style-name="T4">} while (boolean expression);</text:span></text:p>
      <text:p text:style-name="P1"/>
      <text:p text:style-name="Standard"><text:span text:style-name="T4">for (initialisation; termination condition; incrementing expr) {</text:span></text:p>
      <text:p text:style-name="Standard"><text:span text:style-name="T4"><text:s text:c="2"/>// any statement(s)</text:span></text:p>
      <text:p text:style-name="Standard"><text:span text:style-name="T4">}</text:span></text:p>
      <text:p text:style-name="Standard"/>
      <text:p text:style-name="Standard">Conditional Statements</text:p>
      <text:p text:style-name="Standard"/>
      <text:p text:style-name="Standard"><text:span text:style-name="T4">if (boolean expression) {</text:span></text:p>
      <text:p text:style-name="Standard"><text:span text:style-name="T4"><text:s text:c="2"/>// any statement(s)</text:span></text:p>
      <text:p text:style-name="Standard"><text:span text:style-name="T4">}</text:span></text:p>
      <text:p text:style-name="P1"/>
      <text:p text:style-name="Standard"><text:span text:style-name="T4">else if (boolean expression) {</text:span></text:p>
      <text:p text:style-name="Standard"><text:span text:style-name="T4"><text:s text:c="2"/>// any statement(s)</text:span></text:p>
      <text:p text:style-name="Standard"><text:span text:style-name="T4">}</text:span></text:p>
      <text:p text:style-name="Standard"><text:span text:style-name="T4">else {</text:span></text:p>
      <text:p text:style-name="Standard"><text:span text:style-name="T4"><text:s text:c="2"/>// any statement(s)</text:span></text:p>
      <text:p text:style-name="Standard"><text:span text:style-name="T4">}</text:span></text:p>
      <text:p text:style-name="Heading_20_2"><text:bookmark text:name="_a5t9s9ln81sk"/>Arithmetic Operators</text:p>
      <text:p text:style-name="Heading_20_3"><text:bookmark text:name="_c8pqr3wxaib7"/>% (remainder)</text:p>
      <text:p text:style-name="Standard"><text:span text:style-name="T3">Description</text:span></text:p>
      <text:p text:style-name="Standard">Remainder operation calculates the remainder when one integer is divided by another. It is useful for keeping a variable within a particular range (e.g. the size of an array). The % (percent) symbol is used to carry out remainder operation.</text:p>
      <text:p text:style-name="Standard"><text:span text:style-name="T3">Syntax</text:span></text:p>
      <text:p text:style-name="Standard">remainder = dividend % divisor;</text:p>
      <text:p text:style-name="Standard"><text:span text:style-name="T3">Parameters</text:span></text:p>
      <text:p text:style-name="Standard">remainder: variable. Allowed data types: int, float, double.</text:p>
      <text:p text:style-name="Standard">dividend: variable or constant. Allowed data types: int.</text:p>
      <text:p text:style-name="Standard">divisor: non zero variable or constant. Allowed data types: int.</text:p>
      <text:p text:style-name="Standard"><text:span text:style-name="T3">Example Code</text:span></text:p>
      <text:p text:style-name="Standard"/>
      <text:p text:style-name="Standard"><text:span text:style-name="T4">int x = 0;</text:span></text:p>
      <text:p text:style-name="Standard"><text:span text:style-name="T4">x = 7 % 5; <text:s/>// x now contains 2</text:span></text:p>
      <text:p text:style-name="Standard"><text:span text:style-name="T4">x = 9 % 5; <text:s/>// x now contains 4</text:span></text:p>
      <text:p text:style-name="Standard"><text:span text:style-name="T4">x = 5 % 5; <text:s/>// x now contains 0</text:span></text:p>
      <text:p text:style-name="Standard"><text:span text:style-name="T4">x = 4 % 5; <text:s/>// x now contains 4</text:span></text:p>
      <text:p text:style-name="Standard"><text:soft-page-break/><text:span text:style-name="T4">x = -4 % 5; // x now contains -4</text:span></text:p>
      <text:p text:style-name="Standard"><text:span text:style-name="T4">x = 4 % -5; // x now contains 4</text:span></text:p>
      <text:p text:style-name="P1"/>
      <text:p text:style-name="Standard"><text:span text:style-name="T4">/* update one value in an array each time through a loop */</text:span></text:p>
      <text:p text:style-name="P1"/>
      <text:p text:style-name="Standard"><text:span text:style-name="T4">int values[10];</text:span></text:p>
      <text:p text:style-name="Standard"><text:span text:style-name="T4">int i = 0;</text:span></text:p>
      <text:p text:style-name="P1"/>
      <text:p text:style-name="Standard"><text:span text:style-name="T4">void setup() {}</text:span></text:p>
      <text:p text:style-name="P1"/>
      <text:p text:style-name="Standard"><text:span text:style-name="T4">void loop() {</text:span></text:p>
      <text:p text:style-name="Standard"><text:span text:style-name="T4"><text:s text:c="2"/>values[i] = analogRead(0);</text:span></text:p>
      <text:p text:style-name="Standard"><text:span text:style-name="T4"><text:s text:c="2"/>i = (i + 1) % 10; // remainder operator rolls over variable</text:span></text:p>
      <text:p text:style-name="Standard"><text:span text:style-name="T4">}</text:span></text:p>
      <text:p text:style-name="Standard"/>
      <text:p text:style-name="Standard"><text:span text:style-name="T3">Notes and Warnings</text:span></text:p>
      <text:list xml:id="list3736930927" text:style-name="WWNum18">
        <text:list-item>
          <text:p text:style-name="P48">The remainder operator does not work on floats.</text:p>
        </text:list-item>
        <text:list-item>
          <text:p text:style-name="P48">If the first operand is negative, the result is negative (or zero). Therefore, the result of x % 10 will not always be between 0 and 9 if x can be negative.</text:p>
        </text:list-item>
      </text:list>
      <text:p text:style-name="Heading_20_3"><text:bookmark text:name="_7ft4zzb279qb"/>* (multiplication)</text:p>
      <text:p text:style-name="Standard"><text:span text:style-name="T3">Description</text:span></text:p>
      <text:p text:style-name="Standard">Multiplication is one of the four primary arithmetic operations. The operator * (asterisk) operates on two operands to produce the product.</text:p>
      <text:p text:style-name="Standard"><text:span text:style-name="T3">Syntax</text:span></text:p>
      <text:p text:style-name="Standard">product = operand1 * operand2;</text:p>
      <text:p text:style-name="Standard"><text:span text:style-name="T3">Parameters</text:span></text:p>
      <text:p text:style-name="Standard">product: variable. Allowed data types: int, float, double, byte, short, long.</text:p>
      <text:p text:style-name="Standard">operand1: variable or constant. Allowed data types: int, float, double, byte, short, long.</text:p>
      <text:p text:style-name="Standard">operand2: variable or constant. Allowed data types: int, float, double, byte, short, long.</text:p>
      <text:p text:style-name="Standard"><text:span text:style-name="T3">Example Code</text:span></text:p>
      <text:p text:style-name="Standard"/>
      <text:p text:style-name="Standard"><text:span text:style-name="T4">int a = 5;</text:span></text:p>
      <text:p text:style-name="Standard"><text:span text:style-name="T4">int b = 10;</text:span></text:p>
      <text:p text:style-name="Standard"><text:span text:style-name="T4">int c = 0;</text:span></text:p>
      <text:p text:style-name="Standard"><text:span text:style-name="T4">c = a * b; <text:s/>// the variable 'c' gets a value of 50 after this statement is executed</text:span></text:p>
      <text:p text:style-name="Standard"/>
      <text:p text:style-name="Standard"><text:span text:style-name="T3">Notes and Warnings</text:span></text:p>
      <text:list xml:id="list3931044636" text:style-name="WWNum22">
        <text:list-item>
          <text:p text:style-name="P49">The multiplication operation can overflow if the result is bigger than that which can be stored in the data type.</text:p>
        </text:list-item>
        <text:list-item>
          <text:p text:style-name="P49"><text:soft-page-break/>If one of the numbers (operands) are of the type float or of type double, floating point math will be used for the calculation.</text:p>
        </text:list-item>
        <text:list-item>
          <text:p text:style-name="P49">If the operands are of float / double data type and the variable that stores the product is an integer, then only the integral part is stored and the fractional part of the number is lost.</text:p>
        </text:list-item>
      </text:list>
      <text:p text:style-name="Standard"/>
      <text:p text:style-name="Standard"><text:span text:style-name="T4">float a = 5.5;</text:span></text:p>
      <text:p text:style-name="Standard"><text:span text:style-name="T4">float b = 6.6;</text:span></text:p>
      <text:p text:style-name="Standard"><text:span text:style-name="T4">int c = 0;</text:span></text:p>
      <text:p text:style-name="Standard"><text:span text:style-name="T4">c = a * b; <text:s/>// the variable 'c' stores a value of 36 only as opposed to the expected product of 36.3</text:span></text:p>
      <text:p text:style-name="Heading_20_3"><text:bookmark text:name="_ih5yb47ukn6v"/>+ (addition)</text:p>
      <text:p text:style-name="Standard"><text:span text:style-name="T3">Description</text:span></text:p>
      <text:p text:style-name="Standard">Addition is one of the four primary arithmetic operations. The operator + (plus) operates on two operands to produce the sum.</text:p>
      <text:p text:style-name="Standard"><text:span text:style-name="T3">Syntax</text:span></text:p>
      <text:p text:style-name="Standard">sum = operand1 + operand2;</text:p>
      <text:p text:style-name="Standard"><text:span text:style-name="T3">Parameters</text:span></text:p>
      <text:p text:style-name="Standard">sum: variable. Allowed data types: int, float, double, byte, short, long.</text:p>
      <text:p text:style-name="Standard">operand1: variable or constant. Allowed data types: int, float, double, byte, short, long.</text:p>
      <text:p text:style-name="Standard">operand2: variable or constant. Allowed data types: int, float, double, byte, short, long.</text:p>
      <text:p text:style-name="Standard"><text:span text:style-name="T3">Example Code</text:span></text:p>
      <text:p text:style-name="Standard"/>
      <text:p text:style-name="Standard"><text:span text:style-name="T4">int a = 5;</text:span></text:p>
      <text:p text:style-name="Standard"><text:span text:style-name="T4">int b = 10;</text:span></text:p>
      <text:p text:style-name="Standard"><text:span text:style-name="T4">int c = 0;</text:span></text:p>
      <text:p text:style-name="Standard"><text:span text:style-name="T4">c = a + b; <text:s/>// the variable 'c' gets a value of 15 after this statement is executed</text:span></text:p>
      <text:p text:style-name="Standard"/>
      <text:p text:style-name="Standard"><text:span text:style-name="T3">Notes and Warnings</text:span></text:p>
      <text:p text:style-name="Standard"><text:s text:c="4"/>The addition operation can overflow if the result is larger than that which can be stored in the data type (e.g. adding 1 to an integer with the value 32,767 gives -32,768).</text:p>
      <text:p text:style-name="Standard"><text:s text:c="4"/>If one of the numbers (operands) are of the type float or of type double, floating point math will be used for the calculation.</text:p>
      <text:p text:style-name="Standard"><text:s text:c="4"/>If the operands are of float / double data type and the variable that stores the sum is an integer, then only the integral part is stored and the fractional part of the number is lost.</text:p>
      <text:p text:style-name="Standard"/>
      <text:p text:style-name="Standard"><text:span text:style-name="T4">float a = 5.5;</text:span></text:p>
      <text:p text:style-name="Standard"><text:span text:style-name="T4">float b = 6.6;</text:span></text:p>
      <text:p text:style-name="Standard"><text:span text:style-name="T4">int c = 0;</text:span></text:p>
      <text:p text:style-name="Standard"><text:span text:style-name="T4">c = a + b; <text:s/>// the variable 'c' stores a value of 12 only as opposed to the expected sum of 12.1</text:span></text:p>
      <text:p text:style-name="Heading_20_3"><text:bookmark text:name="_pfmjglp6y27j"/>- (subtraction)</text:p>
      <text:p text:style-name="Standard"><text:span text:style-name="T3">Description</text:span></text:p>
      <text:p text:style-name="Standard">Subtraction is one of the four primary arithmetic operations. The operator - (minus) operates on two operands to produce the difference of the second from the first.</text:p>
      <text:p text:style-name="Standard"><text:span text:style-name="T3">Syntax</text:span></text:p>
      <text:p text:style-name="Standard"><text:soft-page-break/>difference = operand1 - operand2;</text:p>
      <text:p text:style-name="Standard"><text:span text:style-name="T3">Parameters</text:span></text:p>
      <text:p text:style-name="Standard">difference: variable. Allowed data types: int, float, double, byte, short, long.</text:p>
      <text:p text:style-name="Standard">operand1: variable or constant. Allowed data types: int, float, double, byte, short, long.</text:p>
      <text:p text:style-name="Standard">operand2: variable or constant. Allowed data types: int, float, double, byte, short, long.</text:p>
      <text:p text:style-name="Standard"><text:span text:style-name="T3">Example Code</text:span></text:p>
      <text:p text:style-name="Standard"/>
      <text:p text:style-name="Standard"><text:span text:style-name="T4">int a = 5;</text:span></text:p>
      <text:p text:style-name="Standard"><text:span text:style-name="T4">int b = 10;</text:span></text:p>
      <text:p text:style-name="Standard"><text:span text:style-name="T4">int c = 0;</text:span></text:p>
      <text:p text:style-name="Standard"><text:span text:style-name="T4">c = a - b; <text:s/>// the variable 'c' gets a value of -5 after this statement is executed</text:span></text:p>
      <text:p text:style-name="Standard"/>
      <text:p text:style-name="Standard"><text:span text:style-name="T3">Notes and Warnings</text:span></text:p>
      <text:list xml:id="list3982485870" text:style-name="WWNum24">
        <text:list-item>
          <text:p text:style-name="P50">The subtraction operation can overflow if the result is smaller than that which can be stored in the data type (e.g. subtracting 1 from an integer with the value -32,768 gives 32,767).</text:p>
        </text:list-item>
        <text:list-item>
          <text:p text:style-name="P50">If one of the numbers (operands) are of the type float or of type double, floating point math will be used for the calculation.</text:p>
        </text:list-item>
        <text:list-item>
          <text:p text:style-name="P50">If the operands are of float / double data type and the variable that stores the difference is an integer, then only the integral part is stored and the fractional part of the number is lost.</text:p>
        </text:list-item>
      </text:list>
      <text:p text:style-name="Standard"/>
      <text:p text:style-name="Standard"><text:span text:style-name="T4">float a = 5.5;</text:span></text:p>
      <text:p text:style-name="Standard"><text:span text:style-name="T4">float b = 6.6;</text:span></text:p>
      <text:p text:style-name="Standard"><text:span text:style-name="T4">int c = 0;</text:span></text:p>
      <text:p text:style-name="Standard"><text:span text:style-name="T4">c = a - b; <text:s/>// the variable 'c' stores a value of -1 only as opposed to the expected difference of -1.1</text:span></text:p>
      <text:p text:style-name="Heading_20_3"><text:bookmark text:name="_6ffwo3l3ny54"/>/ (division)</text:p>
      <text:p text:style-name="Standard"><text:span text:style-name="T3">Description</text:span></text:p>
      <text:p text:style-name="Standard">Division is one of the four primary arithmetic operations. The operator / (slash) operates on two operands to produce the result.</text:p>
      <text:p text:style-name="Standard"><text:span text:style-name="T3">Syntax</text:span></text:p>
      <text:p text:style-name="Standard">result = numerator / denominator;</text:p>
      <text:p text:style-name="Standard"><text:span text:style-name="T3">Parameters</text:span></text:p>
      <text:p text:style-name="Standard">result: variable. Allowed data types: int, float, double, byte, short, long.</text:p>
      <text:p text:style-name="Standard">numerator: variable or constant. Allowed data types: int, float, double, byte, short, long.</text:p>
      <text:p text:style-name="Standard">denominator: non zero variable or constant. Allowed data types: int, float, double, byte, short, long.</text:p>
      <text:p text:style-name="Standard"><text:span text:style-name="T3">Example Code</text:span></text:p>
      <text:p text:style-name="Standard"/>
      <text:p text:style-name="Standard"><text:span text:style-name="T4">int a = 50;</text:span></text:p>
      <text:p text:style-name="Standard"><text:span text:style-name="T4">int b = 10;</text:span></text:p>
      <text:p text:style-name="Standard"><text:span text:style-name="T4">int c = 0;</text:span></text:p>
      <text:p text:style-name="Standard"><text:span text:style-name="T4">c = a / b; <text:s/>// the variable 'c' gets a value of 5 after this statement is executed</text:span></text:p>
      <text:p text:style-name="Standard"><text:soft-page-break/></text:p>
      <text:p text:style-name="Standard"><text:span text:style-name="T3">Notes and Warnings</text:span></text:p>
      <text:list xml:id="list1379390030" text:style-name="WWNum27">
        <text:list-item>
          <text:p text:style-name="P51">If one of the numbers (operands) are of the type float or of type double, floating point math will be used for the calculation.</text:p>
        </text:list-item>
        <text:list-item>
          <text:p text:style-name="P51">If the operands are of float / double data type and the variable that stores the result is an integer, then only the integral part is stored and the fractional part of the number is lost.</text:p>
        </text:list-item>
      </text:list>
      <text:p text:style-name="Standard"/>
      <text:p text:style-name="Standard"><text:span text:style-name="T4">float a = 55.5;</text:span></text:p>
      <text:p text:style-name="Standard"><text:span text:style-name="T4">float b = 6.6;</text:span></text:p>
      <text:p text:style-name="Standard"><text:span text:style-name="T4">int c = 0;</text:span></text:p>
      <text:p text:style-name="Standard"><text:span text:style-name="T4">c = a / b; <text:s/>// the variable 'c' stores a value of 8 only as opposed to the expected result of 8.409</text:span></text:p>
      <text:p text:style-name="Heading_20_3"><text:bookmark text:name="_foe7k8rh4af1"/>= (assignment operator)</text:p>
      <text:p text:style-name="Standard"><text:span text:style-name="T3">Description</text:span></text:p>
      <text:p text:style-name="Standard">The single equal sign = in the C++ programming language is called the assignment operator. It has a different meaning than in algebra class where it indicated an equation or equality. The assignment operator tells the microcontroller to evaluate whatever value or expression is on the right side of the equal sign, and store it in the variable to the left of the equal sign.</text:p>
      <text:p text:style-name="Standard"><text:span text:style-name="T3">Example Code</text:span></text:p>
      <text:p text:style-name="Standard"/>
      <text:p text:style-name="Standard"><text:span text:style-name="T4">int sensVal; <text:s text:c="13"/>// declare an integer variable named sensVal</text:span></text:p>
      <text:p text:style-name="Standard"><text:span text:style-name="T4">sensVal = analogRead(0); <text:s/>// store the (digitized) input voltage at analog pin 0 in SensVal</text:span></text:p>
      <text:p text:style-name="Standard"/>
      <text:p text:style-name="Standard"><text:span text:style-name="T3">Notes and Warnings</text:span></text:p>
      <text:list xml:id="list3290349741" text:style-name="WWNum8">
        <text:list-item>
          <text:p text:style-name="P52">The variable on the left side of the assignment operator ( = sign ) needs to be able to hold the value stored in it. If it is not large enough to hold a value, the value stored in the variable will be incorrect.</text:p>
        </text:list-item>
        <text:list-item>
          <text:p text:style-name="P52">Don’t confuse the assignment operator [ = ] (single equal sign) with the comparison operator [ == ] (double equal signs), which evaluates whether two expressions are equal.</text:p>
        </text:list-item>
      </text:list>
      <text:p text:style-name="Heading_20_2"><text:bookmark text:name="_wkeg4f4o0c40"/>Comparison Operators</text:p>
      <text:p text:style-name="Heading_20_3"><text:bookmark text:name="_emtupblkdlop"/>!= (not equal to)</text:p>
      <text:p text:style-name="Standard"><text:span text:style-name="T3">Description</text:span></text:p>
      <text:p text:style-name="Standard">Compares the variable on the left with the value or variable on the right of the operator. Returns true when the two operands are not equal. Please note that you may compare variables of different data types, but that could generate unpredictable results, it is therefore recommended to compare variables of the same data type including the signed/unsigned type.</text:p>
      <text:p text:style-name="Standard"><text:span text:style-name="T3">Syntax</text:span></text:p>
      <text:p text:style-name="Standard">x != y; // is false if x is equal to y and it is true if x is not equal to y</text:p>
      <text:p text:style-name="Standard"><text:span text:style-name="T3">Parameters</text:span></text:p>
      <text:p text:style-name="Standard">x: variable. Allowed data types: int, float, double, byte, short, long.</text:p>
      <text:p text:style-name="Standard">y: variable or constant. Allowed data types: int, float, double, byte, short, long.</text:p>
      <text:p text:style-name="Standard"><text:span text:style-name="T3">Example Code</text:span></text:p>
      <text:p text:style-name="Standard"/>
      <text:p text:style-name="Standard"><text:span text:style-name="T4">if (x != y) { // tests if x is not equal to y</text:span></text:p>
      <text:p text:style-name="Standard"><text:span text:style-name="T4"><text:s text:c="2"/>// do something only if the comparison result is true</text:span></text:p>
      <text:p text:style-name="Standard"><text:span text:style-name="T4">}</text:span></text:p>
      <text:p text:style-name="Heading_20_3"><text:bookmark text:name="_a864f2jl2jz"/>&lt; (less than)</text:p>
      <text:p text:style-name="Standard"><text:span text:style-name="T3">Description</text:span></text:p>
      <text:p text:style-name="Standard"><text:soft-page-break/>Compares the variable on the left with the value or variable on the right of the operator. Returns true when the operand on the left is less (smaller) than the operand on the right. Please note that you may compare variables of different data types, but that could generate unpredictable results, it is therefore recommended to compare variables of the same data type including the signed/unsigned type.</text:p>
      <text:p text:style-name="Standard"><text:span text:style-name="T3">Syntax</text:span></text:p>
      <text:p text:style-name="Standard">x &lt; y; // is true if x is smaller than y and it is false if x is equal or bigger than y</text:p>
      <text:p text:style-name="Standard"><text:span text:style-name="T3">Parameters</text:span></text:p>
      <text:p text:style-name="Standard">x: variable. Allowed data types: int, float, double, byte, short, long.</text:p>
      <text:p text:style-name="Standard">y: variable or constant. Allowed data types: int, float, double, byte, short, long.</text:p>
      <text:p text:style-name="Standard"><text:span text:style-name="T3">Example Code</text:span></text:p>
      <text:p text:style-name="Standard"/>
      <text:p text:style-name="Standard"><text:span text:style-name="T4">if (x &lt; y) { <text:s/>// tests if x is less (smaller) than y</text:span></text:p>
      <text:p text:style-name="Standard"><text:span text:style-name="T4"><text:s text:c="2"/>// do something only if the comparison result is true</text:span></text:p>
      <text:p text:style-name="Standard"><text:span text:style-name="T4">}</text:span></text:p>
      <text:p text:style-name="Standard"/>
      <text:p text:style-name="Standard"><text:span text:style-name="T3">Notes and Warnings</text:span></text:p>
      <text:p text:style-name="Standard">Negative numbers are less than positive numbers.</text:p>
      <text:p text:style-name="Heading_20_3"><text:bookmark text:name="_w5x0xkay4cnz"/>&lt;= (less than or equal to)</text:p>
      <text:p text:style-name="Standard"><text:span text:style-name="T3">Description</text:span></text:p>
      <text:p text:style-name="Standard">Compares the variable on the left with the value or variable on the right of the operator. Returns true when the operand on the left is less (smaller) than or equal to the operand on the right. Please note that you may compare variables of different data types, but that could generate unpredictable results, it is therefore recommended to compare variables of the same data type including the signed/unsigned type.</text:p>
      <text:p text:style-name="Standard"><text:span text:style-name="T3">Syntax</text:span></text:p>
      <text:p text:style-name="Standard">x ⇐ y; // is true if x is smaller than or equal to y and it is false if x is greater than y</text:p>
      <text:p text:style-name="Standard"><text:span text:style-name="T3">Parameters</text:span></text:p>
      <text:p text:style-name="Standard">x: variable. Allowed data types: int, float, double, byte, short, long.</text:p>
      <text:p text:style-name="Standard">y: variable or constant. Allowed data types: int, float, double, byte, short, long.</text:p>
      <text:p text:style-name="Standard"><text:span text:style-name="T3">Example Code</text:span></text:p>
      <text:p text:style-name="Standard"/>
      <text:p text:style-name="Standard"><text:span text:style-name="T4">if (x &lt;= y) { // tests if x is less (smaller) than or equal to y</text:span></text:p>
      <text:p text:style-name="Standard"><text:span text:style-name="T4"><text:s text:c="2"/>// do something only if the comparison result is true</text:span></text:p>
      <text:p text:style-name="Standard"><text:span text:style-name="T4">}</text:span></text:p>
      <text:p text:style-name="Standard"/>
      <text:p text:style-name="Standard"><text:span text:style-name="T3">Notes and Warnings</text:span></text:p>
      <text:p text:style-name="Standard">Negative numbers are smaller than positive numbers.</text:p>
      <text:p text:style-name="Heading_20_3"><text:bookmark text:name="_bxd3w33dji5k"/>== (equal to)</text:p>
      <text:p text:style-name="Standard"><text:span text:style-name="T3">Description</text:span></text:p>
      <text:p text:style-name="Standard">Compares the variable on the left with the value or variable on the right of the operator. Returns true when the two operands are equal. Please note that you may compare variables of different data types, but that could generate unpredictable results, it is therefore recommended to compare variables of the same data type including the signed/unsigned type.</text:p>
      <text:p text:style-name="Standard"><text:span text:style-name="T3">Syntax</text:span></text:p>
      <text:p text:style-name="Standard">x == y; // is true if x is equal to y and it is false if x is not equal to y</text:p>
      <text:p text:style-name="Standard"><text:span text:style-name="T3">Parameters</text:span></text:p>
      <text:p text:style-name="Standard"><text:soft-page-break/>x: variable. Allowed data types: int, float, double, byte, short, long.</text:p>
      <text:p text:style-name="Standard">y: variable or constant. Allowed data types: int, float, double, byte, short, long.</text:p>
      <text:p text:style-name="Standard"><text:span text:style-name="T3">Example Code</text:span></text:p>
      <text:p text:style-name="Standard"/>
      <text:p text:style-name="Standard"><text:span text:style-name="T4">if (x == y) { // tests if x is equal to y</text:span></text:p>
      <text:p text:style-name="Standard"><text:span text:style-name="T4"><text:s text:c="2"/>// do something only if the comparison result is true</text:span></text:p>
      <text:p text:style-name="Standard"><text:span text:style-name="T4">}</text:span></text:p>
      <text:p text:style-name="Heading_20_3"><text:bookmark text:name="_sdz8geop0xqb"/>&gt; (greater than)</text:p>
      <text:p text:style-name="Standard"><text:span text:style-name="T3">Description</text:span></text:p>
      <text:p text:style-name="Standard">Compares the variable on the left with the value or variable on the right of the operator. Returns true when the operand on the left is greater (bigger) than the operand on the right. Please note that you may compare variables of different data types, but that could generate unpredictable results, it is therefore recommended to compare variables of the same data type including the signed/unsigned type.</text:p>
      <text:p text:style-name="Standard"><text:span text:style-name="T3">Syntax</text:span></text:p>
      <text:p text:style-name="Standard">x &gt; y; // is true if x is bigger than y and it is false if x is equal or smaller than y</text:p>
      <text:p text:style-name="Standard"><text:span text:style-name="T3">Parameters</text:span></text:p>
      <text:p text:style-name="Standard">x: variable. Allowed data types: int, float, double, byte, short, long.</text:p>
      <text:p text:style-name="Standard">y: variable or constant. Allowed data types: int, float, double, byte, short, long.</text:p>
      <text:p text:style-name="Standard"><text:span text:style-name="T3">Example Code</text:span></text:p>
      <text:p text:style-name="Standard"/>
      <text:p text:style-name="Standard"><text:span text:style-name="T4">if (x &gt; y) { <text:s/>// tests if x is greater (bigger) than y</text:span></text:p>
      <text:p text:style-name="Standard"><text:span text:style-name="T4"><text:s text:c="2"/>// do something only if the comparison result is true</text:span></text:p>
      <text:p text:style-name="Standard"><text:span text:style-name="T4">}</text:span></text:p>
      <text:p text:style-name="Standard"/>
      <text:p text:style-name="Standard"><text:span text:style-name="T3">Notes and Warnings</text:span></text:p>
      <text:p text:style-name="Standard">Positive numbers are greater than negative numbers.</text:p>
      <text:p text:style-name="Heading_20_3"><text:bookmark text:name="_4dbjoutiyriz"/>&gt;= (greater than or equal to)</text:p>
      <text:p text:style-name="Standard"><text:span text:style-name="T3">Description</text:span></text:p>
      <text:p text:style-name="Standard">Compares the variable on the left with the value or variable on the right of the operator. Returns true when the operand on the left is greater (bigger) than or equal to the operand on the right. Please note that you may compare variables of different data types, but that could generate unpredictable results, it is therefore recommended to compare variables of the same data type including the signed/unsigned type.</text:p>
      <text:p text:style-name="Standard"><text:span text:style-name="T3">Syntax</text:span></text:p>
      <text:p text:style-name="Standard">x &gt;= y; // is true if x is bigger than or equal to y and it is false if x is smaller than y</text:p>
      <text:p text:style-name="Standard"><text:span text:style-name="T3">Parameters</text:span></text:p>
      <text:p text:style-name="Standard">x: variable. Allowed data types: int, float, double, byte, short, long.</text:p>
      <text:p text:style-name="Standard">y: variable or constant. Allowed data types: int, float, double, byte, short, long.</text:p>
      <text:p text:style-name="Standard"><text:span text:style-name="T3">Example Code</text:span></text:p>
      <text:p text:style-name="Standard"/>
      <text:p text:style-name="Standard"><text:span text:style-name="T4">if (x &gt;= y) { // tests if x is greater (bigger) than or equal to y</text:span></text:p>
      <text:p text:style-name="Standard"><text:span text:style-name="T4"><text:s text:c="2"/>// do something only if the comparison result is true</text:span></text:p>
      <text:p text:style-name="Standard"><text:span text:style-name="T4">}</text:span></text:p>
      <text:p text:style-name="Standard"><text:soft-page-break/></text:p>
      <text:p text:style-name="Standard"><text:span text:style-name="T3">Notes and Warnings</text:span></text:p>
      <text:p text:style-name="Standard">Positive numbers are greater than negative numbers.</text:p>
      <text:p text:style-name="Heading_20_2"><text:bookmark text:name="_v2qdys14f3v4"/>Boolean Operators</text:p>
      <text:p text:style-name="Heading_20_3"><text:bookmark text:name="_jcekeqf6fyzk"/>! (logical not)</text:p>
      <text:p text:style-name="Standard"><text:span text:style-name="T3">Description</text:span></text:p>
      <text:p text:style-name="Standard">Logical NOT results in a true if the operand is false and vice versa.</text:p>
      <text:p text:style-name="Standard"><text:span text:style-name="T3">Example Code</text:span></text:p>
      <text:p text:style-name="Standard">This operator can be used inside the condition of an if statement.</text:p>
      <text:p text:style-name="Standard"/>
      <text:p text:style-name="Standard"><text:span text:style-name="T4">if (!x) { // if x is not true</text:span></text:p>
      <text:p text:style-name="Standard"><text:span text:style-name="T4"><text:s text:c="2"/>// statements</text:span></text:p>
      <text:p text:style-name="Standard"><text:span text:style-name="T4">}</text:span></text:p>
      <text:p text:style-name="Standard"/>
      <text:p text:style-name="Standard">It can be used to invert the boolean value.</text:p>
      <text:p text:style-name="Standard"/>
      <text:p text:style-name="Standard"><text:span text:style-name="T4">x = !y; // the inverted value of y is stored in x</text:span></text:p>
      <text:p text:style-name="Standard"/>
      <text:p text:style-name="Standard"><text:span text:style-name="T3">Notes and Warnings</text:span></text:p>
      <text:p text:style-name="Standard">The bitwise not ~ (tilde) looks much different than the boolean not ! (exclamation point or "bang" as the programmers say) but you still have to be sure which one you want where.</text:p>
      <text:p text:style-name="Heading_20_3"><text:bookmark text:name="_4ac7hzs7uf57"/>&amp;&amp; (logical and)</text:p>
      <text:p text:style-name="Standard"><text:span text:style-name="T3">Description</text:span></text:p>
      <text:p text:style-name="Standard">Logical AND results in true only if both operands are true.</text:p>
      <text:p text:style-name="Standard"><text:span text:style-name="T3">Example Code</text:span></text:p>
      <text:p text:style-name="Standard">This operator can be used inside the condition of an if statement.</text:p>
      <text:p text:style-name="Standard"/>
      <text:p text:style-name="Standard"><text:span text:style-name="T4">if (digitalRead(2) == HIGH &amp;&amp; digitalRead(3) == HIGH) { // if BOTH the switches read HIGH</text:span></text:p>
      <text:p text:style-name="Standard"><text:span text:style-name="T4"><text:s text:c="2"/>// statements</text:span></text:p>
      <text:p text:style-name="Standard"><text:span text:style-name="T4">}</text:span></text:p>
      <text:p text:style-name="Standard"/>
      <text:p text:style-name="Standard"><text:span text:style-name="T3">Notes and Warnings</text:span></text:p>
      <text:p text:style-name="Standard">Make sure you don’t mistake the boolean AND operator, &amp;&amp; (double ampersand) for the bitwise AND operator &amp; (single ampersand). They are entirely different beasts.</text:p>
      <text:p text:style-name="Heading_20_3"><text:bookmark text:name="_yw3bc1ib5jxf"/>|| (logical or)</text:p>
      <text:p text:style-name="Standard"><text:span text:style-name="T3">Description</text:span></text:p>
      <text:p text:style-name="Standard">Logical OR results in a true if either of the two operands is true.</text:p>
      <text:p text:style-name="Standard"><text:span text:style-name="T3">Example Code</text:span></text:p>
      <text:p text:style-name="Standard"><text:soft-page-break/>This operator can be used inside the condition of an if statement.</text:p>
      <text:p text:style-name="Standard"/>
      <text:p text:style-name="Standard"><text:span text:style-name="T4">if (x &gt; 0 || y &gt; 0) { // if either x or y is greater than zero</text:span></text:p>
      <text:p text:style-name="Standard"><text:span text:style-name="T4"><text:s text:c="2"/>// statements</text:span></text:p>
      <text:p text:style-name="Standard"><text:span text:style-name="T4">}</text:span></text:p>
      <text:p text:style-name="Standard"/>
      <text:p text:style-name="Standard"><text:span text:style-name="T3">Notes and Warnings</text:span></text:p>
      <text:p text:style-name="Standard">Do not confuse the boolean || (double pipe) operator with the bitwise OR operator | (single pipe).</text:p>
      <text:p text:style-name="Heading_20_2"><text:bookmark text:name="_a9wl31xssu70"/>Pointer Access Operators</text:p>
      <text:p text:style-name="Heading_20_3"><text:bookmark text:name="_4u6qw99yk446"/>&amp; (reference operator)</text:p>
      <text:p text:style-name="Standard"><text:span text:style-name="T3">Description</text:span></text:p>
      <text:p text:style-name="Standard">Referencing is one of the features specifically for use with pointers. The ampersand operator &amp; is used for this purpose. If x is a variable, then &amp;x represents the address of the variable x.</text:p>
      <text:p text:style-name="Standard"><text:span text:style-name="T3">Example Code</text:span></text:p>
      <text:p text:style-name="Standard"/>
      <text:p text:style-name="Standard"><text:span text:style-name="T4">int *p; <text:s text:c="6"/>// declare a pointer to an int data type</text:span></text:p>
      <text:p text:style-name="Standard"><text:span text:style-name="T4">int i = 5;</text:span></text:p>
      <text:p text:style-name="Standard"><text:span text:style-name="T4">int result = 0;</text:span></text:p>
      <text:p text:style-name="Standard"><text:span text:style-name="T4">p = &amp;i; <text:s text:c="6"/>// now 'p' contains the address of 'i'</text:span></text:p>
      <text:p text:style-name="Standard"><text:span text:style-name="T4">result = *p; <text:s/>// 'result' gets the value at the address pointed by 'p'</text:span></text:p>
      <text:p text:style-name="Standard"><text:span text:style-name="T4"><text:s text:c="14"/>// i.e., it gets the value of 'i' which is 5</text:span></text:p>
      <text:p text:style-name="Standard"/>
      <text:p text:style-name="Standard"><text:span text:style-name="T3">Notes and Warnings</text:span></text:p>
      <text:p text:style-name="Standard">Pointers are one of the complicated subjects for beginners in learning C, and it is possible to write the vast majority of Arduino sketches without ever encountering pointers. However for manipulating certain data structures, the use of pointers can simplify the code, and knowledge of manipulating pointers is handy to have in one’s toolkit.</text:p>
      <text:p text:style-name="Heading_20_3"><text:bookmark text:name="_rd3q9bu23xjf"/>* (dereference operator)</text:p>
      <text:p text:style-name="Standard"><text:span text:style-name="T3">Description</text:span></text:p>
      <text:p text:style-name="Standard">Dereferencing is one of the features specifically for use with pointers. The asterisk operator * is used for this purpose. If p is a pointer, then *p represents the value contained in the address pointed by p.</text:p>
      <text:p text:style-name="Standard"><text:span text:style-name="T3">Example Code</text:span></text:p>
      <text:p text:style-name="Standard"/>
      <text:p text:style-name="Standard"><text:span text:style-name="T4">int *p; <text:s text:c="6"/>// declare a pointer to an int data type</text:span></text:p>
      <text:p text:style-name="Standard"><text:span text:style-name="T4">int i = 5;</text:span></text:p>
      <text:p text:style-name="Standard"><text:span text:style-name="T4">int result = 0;</text:span></text:p>
      <text:p text:style-name="Standard"><text:span text:style-name="T4">p = &amp;i; <text:s text:c="6"/>// now 'p' contains the address of 'i'</text:span></text:p>
      <text:p text:style-name="Standard"><text:span text:style-name="T4">result = *p; <text:s/>// 'result' gets the value at the address pointed by 'p'</text:span></text:p>
      <text:p text:style-name="Standard"><text:span text:style-name="T4"><text:s text:c="14"/>// i.e., it gets the value of 'i' which is 5</text:span></text:p>
      <text:p text:style-name="Standard"/>
      <text:p text:style-name="Standard"><text:span text:style-name="T3">Notes and Warnings</text:span></text:p>
      <text:p text:style-name="Standard"><text:soft-page-break/>Pointers are one of the complicated subjects for beginners in learning C, and it is possible to write the vast majority of Arduino sketches without ever encountering pointers. However for manipulating certain data structures, the use of pointers can simplify the code, and knowledge of manipulating pointers is handy to have in one’s toolkit.</text:p>
      <text:p text:style-name="Heading_20_2"><text:bookmark text:name="_1ezyi7y1aq9i"/>Bitwise Operators</text:p>
      <text:p text:style-name="Heading_20_3"><text:bookmark text:name="_5xrf8z2uk2r9"/>&amp; (bitwise and)</text:p>
      <text:p text:style-name="Standard"><text:span text:style-name="T3">Description</text:span></text:p>
      <text:p text:style-name="Standard">The bitwise AND operator in C++ is a single ampersand &amp;, used between two other integer expressions. Bitwise AND operates on each bit position of the surrounding expressions independently, according to this rule: if both input bits are 1, the resulting output is 1, otherwise the output is 0.</text:p>
      <text:p text:style-name="Standard">Another way of expressing this is:</text:p>
      <text:p text:style-name="Standard"><text:span text:style-name="T4">0 <text:s/>0 <text:s/>1 <text:s/>1 <text:s text:c="3"/>operand1</text:span></text:p>
      <text:p text:style-name="Standard"><text:span text:style-name="T4">0 <text:s/>1 <text:s/>0 <text:s/>1 <text:s text:c="3"/>operand2</text:span></text:p>
      <text:p text:style-name="Standard"><text:span text:style-name="T4">----------</text:span></text:p>
      <text:p text:style-name="Standard"><text:span text:style-name="T4">0 <text:s/>0 <text:s/>0 <text:s/>1 <text:s text:c="3"/>(operand1 &amp; operand2) - returned result</text:span></text:p>
      <text:p text:style-name="Standard">In Arduino, the type int is a 16-bit value, so using &amp; between two int expressions causes 16 simultaneous AND operations to occur.</text:p>
      <text:p text:style-name="Standard"><text:span text:style-name="T3">Example Code</text:span></text:p>
      <text:p text:style-name="Standard">In a code fragment like:</text:p>
      <text:p text:style-name="Standard"/>
      <text:p text:style-name="Standard"><text:span text:style-name="T4">int a = <text:s/>92; <text:s text:c="3"/>// in binary: 0000000001011100</text:span></text:p>
      <text:p text:style-name="Standard"><text:span text:style-name="T4">int b = 101; <text:s text:c="3"/>// in binary: 0000000001100101</text:span></text:p>
      <text:p text:style-name="Standard"><text:span text:style-name="T4">int c = a &amp; b; <text:s/>// result: <text:s text:c="3"/>0000000001000100, or 68 in decimal.</text:span></text:p>
      <text:p text:style-name="Standard"/>
      <text:p text:style-name="Standard">Each of the 16 bits in a and b are processed by using the bitwise AND, and all 16 resulting bits are stored in c, resulting in the value 01000100 in binary, which is 68 in decimal.</text:p>
      <text:p text:style-name="Standard">One of the most common uses of bitwise AND is to select a particular bit (or bits) from an integer value, often called masking. See below for an example (AVR architecture specific).</text:p>
      <text:p text:style-name="Standard"/>
      <text:p text:style-name="Standard"><text:span text:style-name="T4">PORTD = PORTD &amp; B00000011; <text:s/>// clear out bits 2 - 7, leave pins PD0 and PD1 untouched (xx &amp; 11 == xx)</text:span></text:p>
      <text:p text:style-name="Heading_20_3"><text:bookmark text:name="_j7xqkbvfc0j6"/>&lt;&lt; (bitshift left)</text:p>
      <text:p text:style-name="Standard"><text:span text:style-name="T3">Description</text:span></text:p>
      <text:p text:style-name="Standard">The left shift operator &lt;&lt; causes the bits of the left operand to be shifted left by the number of positions specified by the right operand.</text:p>
      <text:p text:style-name="Standard"><text:span text:style-name="T3">Syntax</text:span></text:p>
      <text:p text:style-name="Standard">variable &lt;&lt; number_of_bits;</text:p>
      <text:p text:style-name="Standard"><text:span text:style-name="T3">Parameters</text:span></text:p>
      <text:p text:style-name="Standard">variable: Allowed data types: byte, int, long.</text:p>
      <text:p text:style-name="Standard">number_of_bits: a number that is &lt; = 32. Allowed data types: int.</text:p>
      <text:p text:style-name="Standard"><text:span text:style-name="T3">Example Code</text:span></text:p>
      <text:p text:style-name="Standard"/>
      <text:p text:style-name="Standard"><text:span text:style-name="T4">int a = 5; <text:s text:c="5"/>// binary: 0000000000000101</text:span></text:p>
      <text:p text:style-name="Standard"><text:span text:style-name="T4">int b = a &lt;&lt; 3; // binary: 0000000000101000, or 40 in decimal</text:span></text:p>
      <text:p text:style-name="Standard"/>
      <text:p text:style-name="Standard"><text:span text:style-name="T3">Notes and Warnings</text:span></text:p>
      <text:p text:style-name="Standard"><text:soft-page-break/>When you shift a value x by y bits (x &lt;&lt; y), the leftmost y bits in x are lost, literally shifted out of existence:</text:p>
      <text:p text:style-name="Standard"/>
      <text:p text:style-name="Standard"><text:span text:style-name="T4">int x = 5; <text:s/>// binary: 0000000000000101</text:span></text:p>
      <text:p text:style-name="Standard"><text:span text:style-name="T4">int y = 14;</text:span></text:p>
      <text:p text:style-name="Standard"><text:span text:style-name="T4">int result = x &lt;&lt; y; <text:s/>// binary: 0100000000000000 - the first 1 in 101 was discarded</text:span></text:p>
      <text:p text:style-name="Standard"/>
      <text:p text:style-name="Standard">If you are certain that none of the ones in a value are being shifted into oblivion, a simple way to think of the left-shift operator is that it multiplies the left operand by 2 raised to the right operand power. For example, to generate powers of 2, the following expressions can be employed:</text:p>
      <text:p text:style-name="Standard"><text:span text:style-name="T4"><text:s text:c="3"/>Operation <text:s/>Result</text:span></text:p>
      <text:p text:style-name="Standard"><text:span text:style-name="T4"><text:s text:c="3"/>--------- <text:s/>------</text:span></text:p>
      <text:p text:style-name="Standard"><text:span text:style-name="T4"><text:s text:c="4"/>1 &lt;&lt; <text:s/>0 <text:s text:c="5"/>1</text:span></text:p>
      <text:p text:style-name="Standard"><text:span text:style-name="T4"><text:s text:c="4"/>1 &lt;&lt; <text:s/>1 <text:s text:c="5"/>2</text:span></text:p>
      <text:p text:style-name="Standard"><text:span text:style-name="T4"><text:s text:c="4"/>1 &lt;&lt; <text:s/>2 <text:s text:c="5"/>4</text:span></text:p>
      <text:p text:style-name="Standard"><text:span text:style-name="T4"><text:s text:c="4"/>1 &lt;&lt; <text:s/>3 <text:s text:c="5"/>8</text:span></text:p>
      <text:p text:style-name="Standard"><text:span text:style-name="T4"><text:s text:c="4"/>...</text:span></text:p>
      <text:p text:style-name="Standard"><text:span text:style-name="T4"><text:s text:c="4"/>1 &lt;&lt; <text:s/>8 <text:s text:c="3"/>256</text:span></text:p>
      <text:p text:style-name="Standard"><text:span text:style-name="T4"><text:s text:c="4"/>1 &lt;&lt; <text:s/>9 <text:s text:c="3"/>512</text:span></text:p>
      <text:p text:style-name="Standard"><text:span text:style-name="T4"><text:s text:c="4"/>1 &lt;&lt; 10 <text:s text:c="2"/>1024</text:span></text:p>
      <text:p text:style-name="Standard"><text:span text:style-name="T4"><text:s text:c="4"/>...</text:span></text:p>
      <text:p text:style-name="Standard">The following example can be used to print out the value of a received byte to the serial monitor, using the left shift operator to move along the byte from bottom(LSB) to top (MSB), and print out its Binary value:</text:p>
      <text:p text:style-name="Standard"/>
      <text:p text:style-name="Standard"><text:span text:style-name="T4">// Prints out Binary value (1 or 0) of byte</text:span></text:p>
      <text:p text:style-name="Standard"><text:span text:style-name="T4">void printOut1(int c) {</text:span></text:p>
      <text:p text:style-name="Standard"><text:span text:style-name="T4"><text:s text:c="2"/>for (int bits = 7; bits &gt; -1; bits--) {</text:span></text:p>
      <text:p text:style-name="Standard"><text:span text:style-name="T4"><text:s text:c="4"/>// Compare bits 7-0 in byte</text:span></text:p>
      <text:p text:style-name="Standard"><text:span text:style-name="T4"><text:s text:c="4"/>if (c &amp; (1 &lt;&lt; bits)) {</text:span></text:p>
      <text:p text:style-name="Standard"><text:span text:style-name="T4"><text:s text:c="6"/>Serial.print("1");</text:span></text:p>
      <text:p text:style-name="Standard"><text:span text:style-name="T4"><text:s text:c="4"/>}</text:span></text:p>
      <text:p text:style-name="Standard"><text:span text:style-name="T4"><text:s text:c="4"/>else {</text:span></text:p>
      <text:p text:style-name="Standard"><text:span text:style-name="T4"><text:s text:c="6"/>Serial.print("0");</text:span></text:p>
      <text:p text:style-name="Standard"><text:span text:style-name="T4"><text:s text:c="4"/>}</text:span></text:p>
      <text:p text:style-name="Standard"><text:span text:style-name="T4"><text:s text:c="2"/>}</text:span></text:p>
      <text:p text:style-name="Standard"><text:span text:style-name="T4">}</text:span></text:p>
      <text:p text:style-name="Heading_20_3"><text:bookmark text:name="_kjvrar8i4sqw"/>&gt;&gt; (bitshift right)</text:p>
      <text:p text:style-name="Standard"><text:span text:style-name="T3">Description</text:span></text:p>
      <text:p text:style-name="Standard">The right shift operator &gt;&gt; causes the bits of the left operand to be shifted right by the number of positions specified by the right operand.</text:p>
      <text:p text:style-name="Standard"><text:span text:style-name="T3">Syntax</text:span></text:p>
      <text:p text:style-name="Standard"><text:soft-page-break/>variable &gt;&gt; number_of_bits;</text:p>
      <text:p text:style-name="Standard"><text:span text:style-name="T3">Parameters</text:span></text:p>
      <text:p text:style-name="Standard">variable: Allowed data types: byte, int, long.</text:p>
      <text:p text:style-name="Standard">number_of_bits: a number that is &lt; = 32. Allowed data types: int.</text:p>
      <text:p text:style-name="Standard"><text:span text:style-name="T3">Example Code</text:span></text:p>
      <text:p text:style-name="Standard"/>
      <text:p text:style-name="Standard"><text:span text:style-name="T4">int a = 40; <text:s text:c="4"/>// binary: 0000000000101000</text:span></text:p>
      <text:p text:style-name="Standard"><text:span text:style-name="T4">int b = a &gt;&gt; 3; // binary: 0000000000000101, or 5 in decimal</text:span></text:p>
      <text:p text:style-name="Standard"/>
      <text:p text:style-name="Standard"><text:span text:style-name="T3">Notes and Warnings</text:span></text:p>
      <text:p text:style-name="Standard">When you shift x right by y bits (x &gt;&gt; y), and the highest bit in x is a 1, the behavior depends on the exact data type of x. If x is of type int, the highest bit is the sign bit, determining whether x is negative or not, as we have discussed above. In that case, the sign bit is copied into lower bits, for esoteric historical reasons:</text:p>
      <text:p text:style-name="Standard"/>
      <text:p text:style-name="Standard"><text:span text:style-name="T4">int x = -16; <text:s/>// binary: 1111111111110000</text:span></text:p>
      <text:p text:style-name="Standard"><text:span text:style-name="T4">int y = 3;</text:span></text:p>
      <text:p text:style-name="Standard"><text:span text:style-name="T4">int result = x &gt;&gt; y; <text:s/>// binary: 1111111111111110</text:span></text:p>
      <text:p text:style-name="Standard"/>
      <text:p text:style-name="Standard">This behavior, called sign extension, is often not the behavior you want. Instead, you may wish zeros to be shifted in from the left. It turns out that the right shift rules are different for unsigned int expressions, so you can use a typecast to suppress ones being copied from the left:</text:p>
      <text:p text:style-name="Standard"/>
      <text:p text:style-name="Standard"><text:span text:style-name="T4">int x = -16; <text:s/>// binary: 1111111111110000</text:span></text:p>
      <text:p text:style-name="Standard"><text:span text:style-name="T4">int y = 3;</text:span></text:p>
      <text:p text:style-name="Standard"><text:span text:style-name="T4">int result = (unsigned int)x &gt;&gt; y; <text:s/>// binary: 0001111111111110</text:span></text:p>
      <text:p text:style-name="Standard"/>
      <text:p text:style-name="Standard">If you are careful to avoid sign extension, you can use the right-shift operator &gt;&gt; as a way to divide by powers of 2. For example:</text:p>
      <text:p text:style-name="Standard"/>
      <text:p text:style-name="Standard"><text:span text:style-name="T4">int x = 1000;</text:span></text:p>
      <text:p text:style-name="Standard"><text:span text:style-name="T4">int y = x &gt;&gt; 3; // integer division of 1000 by 8, causing y = 125.</text:span></text:p>
      <text:p text:style-name="Heading_20_3"><text:bookmark text:name="_79vt76vku3vm"/>^ (bitwise xor)</text:p>
      <text:p text:style-name="Standard"><text:span text:style-name="T3">Description</text:span></text:p>
      <text:p text:style-name="Standard">There is a somewhat unusual operator in C++ called bitwise EXCLUSIVE OR, also known as bitwise XOR. (In English this is usually pronounced "eks-or".) The bitwise XOR operator is written using the caret symbol ^. A bitwise XOR operation results in a 1 only if the input bits are different, else it results in a 0.</text:p>
      <text:p text:style-name="Standard">Precisely,</text:p>
      <text:p text:style-name="Standard"><text:span text:style-name="T4">0 <text:s/>0 <text:s/>1 <text:s/>1 <text:s text:c="3"/>operand1</text:span></text:p>
      <text:p text:style-name="Standard"><text:span text:style-name="T4">0 <text:s/>1 <text:s/>0 <text:s/>1 <text:s text:c="3"/>operand2</text:span></text:p>
      <text:p text:style-name="Standard"><text:span text:style-name="T4">----------</text:span></text:p>
      <text:p text:style-name="Standard"><text:span text:style-name="T4">0 <text:s/>1 <text:s/>1 <text:s/>0 <text:s text:c="3"/>(operand1 ^ operand2) - returned result</text:span></text:p>
      <text:p text:style-name="Standard"><text:span text:style-name="T3">Example Code</text:span></text:p>
      <text:p text:style-name="Standard"/>
      <text:p text:style-name="Standard"><text:soft-page-break/><text:span text:style-name="T4">int x = 12; <text:s text:c="4"/>// binary: 1100</text:span></text:p>
      <text:p text:style-name="Standard"><text:span text:style-name="T4">int y = 10; <text:s text:c="4"/>// binary: 1010</text:span></text:p>
      <text:p text:style-name="Standard"><text:span text:style-name="T4">int z = x ^ y; <text:s/>// binary: 0110, or decimal 6</text:span></text:p>
      <text:p text:style-name="Standard"/>
      <text:p text:style-name="Standard">The ^ operator is often used to toggle (i.e. change from 0 to 1, or 1 to 0) some of the bits in an integer expression. In a bitwise XOR operation if there is a 1 in the mask bit, that bit is inverted; if there is a 0, the bit is not inverted and stays the same.</text:p>
      <text:p text:style-name="Standard"/>
      <text:p text:style-name="Standard"><text:span text:style-name="T4">// Note: This code uses registers specific to AVR microcontrollers (Uno, Nano, Leonardo, Mega, etc.)</text:span></text:p>
      <text:p text:style-name="Standard"><text:span text:style-name="T4">// it will not compile for other architectures</text:span></text:p>
      <text:p text:style-name="Standard"><text:span text:style-name="T4">void setup() {</text:span></text:p>
      <text:p text:style-name="Standard"><text:span text:style-name="T4"><text:s text:c="2"/>DDRB = DDRB | B00100000; <text:s/>// set PB5 (pin 13 on Uno/Nano, pin 9 on Leonardo/Micro, pin 11 on Mega) as OUTPUT</text:span></text:p>
      <text:p text:style-name="Standard"><text:span text:style-name="T4"><text:s text:c="2"/>Serial.begin(9600);</text:span></text:p>
      <text:p text:style-name="Standard"><text:span text:style-name="T4">}</text:span></text:p>
      <text:p text:style-name="P1"/>
      <text:p text:style-name="Standard"><text:span text:style-name="T4">void loop() {</text:span></text:p>
      <text:p text:style-name="Standard"><text:span text:style-name="T4"><text:s text:c="2"/>PORTB = PORTB ^ B00100000; <text:s/>// invert PB5, leave others untouched</text:span></text:p>
      <text:p text:style-name="Standard"><text:span text:style-name="T4"><text:s text:c="2"/>delay(100);</text:span></text:p>
      <text:p text:style-name="Standard"><text:span text:style-name="T4">}</text:span></text:p>
      <text:p text:style-name="Heading_20_3"><text:bookmark text:name="_n2zto2ei8fy"/>| (bitwise or)</text:p>
      <text:p text:style-name="Standard"><text:span text:style-name="T3">Description</text:span></text:p>
      <text:p text:style-name="Standard">The bitwise OR operator in C++ is the vertical bar symbol, |. Like the &amp; operator, | operates independently each bit in its two surrounding integer expressions, but what it does is different (of course). The bitwise OR of two bits is 1 if either or both of the input bits is 1, otherwise it is 0.</text:p>
      <text:p text:style-name="Standard">In other words:</text:p>
      <text:p text:style-name="Standard"><text:span text:style-name="T4">0 <text:s/>0 <text:s/>1 <text:s/>1 <text:s text:c="3"/>operand1</text:span></text:p>
      <text:p text:style-name="Standard"><text:span text:style-name="T4">0 <text:s/>1 <text:s/>0 <text:s/>1 <text:s text:c="3"/>operand2</text:span></text:p>
      <text:p text:style-name="Standard"><text:span text:style-name="T4">----------</text:span></text:p>
      <text:p text:style-name="Standard"><text:span text:style-name="T4">0 <text:s/>1 <text:s/>1 <text:s/>1 <text:s text:c="3"/>(operand1 | operand2) - returned result</text:span></text:p>
      <text:p text:style-name="Standard"><text:span text:style-name="T3">Example Code</text:span></text:p>
      <text:p text:style-name="Standard"/>
      <text:p text:style-name="Standard"><text:span text:style-name="T4">int a = <text:s/>92; <text:s text:c="3"/>// in binary: 0000000001011100</text:span></text:p>
      <text:p text:style-name="Standard"><text:span text:style-name="T4">int b = 101; <text:s text:c="3"/>// in binary: 0000000001100101</text:span></text:p>
      <text:p text:style-name="Standard"><text:span text:style-name="T4">int c = a | b; <text:s/>// result: <text:s text:c="3"/>0000000001111101, or 125 in decimal.</text:span></text:p>
      <text:p text:style-name="Standard"/>
      <text:p text:style-name="Standard">One of the most common uses of the Bitwise OR is to set multiple bits in a bit-packed number.</text:p>
      <text:p text:style-name="Standard"/>
      <text:p text:style-name="Standard"><text:span text:style-name="T4">// Note: This code is AVR architecture specific</text:span></text:p>
      <text:p text:style-name="Standard"><text:span text:style-name="T4">// set direction bits for pins 2 to 7, leave PD0 and PD1 untouched (xx | 00 == xx)</text:span></text:p>
      <text:p text:style-name="Standard"><text:span text:style-name="T4">// same as pinMode(pin, OUTPUT) for pins 2 to 7 on Uno or Nano</text:span></text:p>
      <text:p text:style-name="Standard"><text:soft-page-break/><text:span text:style-name="T4">DDRD = DDRD | B11111100;</text:span></text:p>
      <text:p text:style-name="Heading_20_3"><text:bookmark text:name="_epmr1spakr9k"/>~ (bitwise not)</text:p>
      <text:p text:style-name="Standard"><text:span text:style-name="T3">Description</text:span></text:p>
      <text:p text:style-name="Standard">The bitwise NOT operator in C++ is the tilde character ~. Unlike &amp; and |, the bitwise NOT operator is applied to a single operand to its right. Bitwise NOT changes each bit to its opposite: 0 becomes 1, and 1 becomes 0.</text:p>
      <text:p text:style-name="Standard">In other words:</text:p>
      <text:p text:style-name="Standard"><text:span text:style-name="T4">0 <text:s/>1 <text:s text:c="3"/>operand1</text:span></text:p>
      <text:p text:style-name="Standard"><text:span text:style-name="T4">-----</text:span></text:p>
      <text:p text:style-name="Standard"><text:span text:style-name="T4">1 <text:s/>0 <text:s text:c="2"/>~operand1</text:span></text:p>
      <text:p text:style-name="Standard"><text:span text:style-name="T3">Example Code</text:span></text:p>
      <text:p text:style-name="Standard"/>
      <text:p text:style-name="Standard"><text:span text:style-name="T4">int a = 103; <text:s/>// binary: <text:s/>0000000001100111</text:span></text:p>
      <text:p text:style-name="Standard"><text:span text:style-name="T4">int b = ~a; <text:s text:c="2"/>// binary: <text:s/>1111111110011000 = -104</text:span></text:p>
      <text:p text:style-name="Standard"/>
      <text:p text:style-name="Standard"><text:span text:style-name="T3">Notes and Warnings</text:span></text:p>
      <text:p text:style-name="Standard">You might be surprised to see a negative number like -104 as the result of this operation. This is because the highest bit in an int variable is the so-called sign bit. If the highest bit is 1, the number is interpreted as negative. This encoding of positive and negative numbers is referred to as two’s complement. For more information, see the Wikipedia article on two’s complement.</text:p>
      <text:p text:style-name="Standard">As an aside, it is interesting to note that for any integer x, ~x is the same as -x - 1.</text:p>
      <text:p text:style-name="Standard">At times, the sign bit in a signed integer expression can cause some unwanted surprises.</text:p>
      <text:p text:style-name="Heading_20_2"><text:bookmark text:name="_k3gvnzwerud4"/>Compound Operators</text:p>
      <text:p text:style-name="Heading_20_3"><text:bookmark text:name="_63r0goghy6gn"/>%= (compound remainder)</text:p>
      <text:p text:style-name="Standard"><text:span text:style-name="T3">Description</text:span></text:p>
      <text:p text:style-name="Standard">This is a convenient shorthand to calculate the remainder when one integer is divided by another and assign it back to the variable the calculation was done on.</text:p>
      <text:p text:style-name="Standard"><text:span text:style-name="T3">Syntax</text:span></text:p>
      <text:p text:style-name="Standard">x %= divisor; // equivalent to the expression x = x % divisor;</text:p>
      <text:p text:style-name="Standard"><text:span text:style-name="T3">Parameters</text:span></text:p>
      <text:p text:style-name="Standard">x: variable. Allowed data types: int.</text:p>
      <text:p text:style-name="Standard">divisor: non zero variable or constant. Allowed data types: int.</text:p>
      <text:p text:style-name="Standard"><text:span text:style-name="T3">Example Code</text:span></text:p>
      <text:p text:style-name="Standard"/>
      <text:p text:style-name="Standard"><text:span text:style-name="T4">int x = 7;</text:span></text:p>
      <text:p text:style-name="Standard"><text:span text:style-name="T4">x %= 5; <text:s text:c="3"/>// x now contains 2</text:span></text:p>
      <text:p text:style-name="Standard"/>
      <text:p text:style-name="Standard"><text:span text:style-name="T3">Notes and Warnings</text:span></text:p>
      <text:list xml:id="list1337216054" text:style-name="WWNum31">
        <text:list-item>
          <text:p text:style-name="P53">The compound remainder operator does not work on floats.</text:p>
        </text:list-item>
        <text:list-item>
          <text:p text:style-name="P53">If the first operand is negative, the result is negative (or zero). Therefore, the result of x %= 10 will not always be between 0 and 9 if x can be negative.</text:p>
        </text:list-item>
      </text:list>
      <text:p text:style-name="Heading_20_3"><text:bookmark text:name="_slq2714zruv6"/>&amp;= (compound bitwise and)</text:p>
      <text:p text:style-name="Standard"><text:span text:style-name="T3">Description</text:span></text:p>
      <text:p text:style-name="Standard"><text:soft-page-break/>The compound bitwise AND operator &amp;= is often used with a variable and a constant to force particular bits in a variable to the LOW state (to 0). This is often referred to in programming guides as "clearing" or "resetting" bits.</text:p>
      <text:p text:style-name="Standard">A review of the Bitwise AND &amp; operator:</text:p>
      <text:p text:style-name="Standard"><text:span text:style-name="T4">0 <text:s/>0 <text:s/>1 <text:s/>1 <text:s text:c="3"/>operand1</text:span></text:p>
      <text:p text:style-name="Standard"><text:span text:style-name="T4">0 <text:s/>1 <text:s/>0 <text:s/>1 <text:s text:c="3"/>operand2</text:span></text:p>
      <text:p text:style-name="Standard"><text:span text:style-name="T4">----------</text:span></text:p>
      <text:p text:style-name="Standard"><text:span text:style-name="T4">0 <text:s/>0 <text:s/>0 <text:s/>1 <text:s text:c="3"/>(operand1 &amp; operand2) - returned result</text:span></text:p>
      <text:p text:style-name="Standard"><text:span text:style-name="T3">Syntax</text:span></text:p>
      <text:p text:style-name="Standard">x &amp;= y; // equivalent to x = x &amp; y;</text:p>
      <text:p text:style-name="Standard"><text:span text:style-name="T3">Parameters</text:span></text:p>
      <text:p text:style-name="Standard">x: variable. Allowed data types: char, int, long.</text:p>
      <text:p text:style-name="Standard">y: variable or constant. Allowed data types: char, int, long.</text:p>
      <text:p text:style-name="Standard"><text:span text:style-name="T3">Example Code</text:span></text:p>
      <text:p text:style-name="Standard">Bits that are "bitwise ANDed" with 0 are cleared to 0 so, if myByte is a byte variable,</text:p>
      <text:p text:style-name="Standard"/>
      <text:p text:style-name="Standard"><text:span text:style-name="T4">myByte &amp; B00000000 = 0;</text:span></text:p>
      <text:p text:style-name="Standard"/>
      <text:p text:style-name="Standard">Bits that are "bitwise ANDed" with 1 are unchanged so,</text:p>
      <text:p text:style-name="Standard"/>
      <text:p text:style-name="Standard"><text:span text:style-name="T4">myByte &amp; B11111111 = myByte;</text:span></text:p>
      <text:p text:style-name="Standard"/>
      <text:p text:style-name="Standard"><text:span text:style-name="T3">Notes and Warnings</text:span></text:p>
      <text:p text:style-name="Standard"/>
      <text:p text:style-name="Standard">Because we are dealing with bits in a bitwise operator - it is convenient to use the binary formatter with constants. The numbers are still the same value in other representations, they are just not as easy to understand. Also, B00000000 is shown for clarity, but zero in any number format is zero (hmmm something philosophical there?)</text:p>
      <text:p text:style-name="Standard">Consequently - to clear (set to zero) bits 0 &amp; 1 of a variable, while leaving the rest of the variable unchanged, use the compound bitwise AND operator (&amp;=) with the constant B11111100</text:p>
      <text:p text:style-name="Standard"><text:span text:style-name="T4">1 <text:s/>0 <text:s/>1 <text:s/>0 <text:s/>1 <text:s/>0 <text:s/>1 <text:s/>0 <text:s text:c="3"/>variable</text:span></text:p>
      <text:p text:style-name="Standard"><text:span text:style-name="T4">1 <text:s/>1 <text:s/>1 <text:s/>1 <text:s/>1 <text:s/>1 <text:s/>0 <text:s/>0 <text:s text:c="3"/>mask</text:span></text:p>
      <text:p text:style-name="Standard"><text:span text:style-name="T4">----------------------</text:span></text:p>
      <text:p text:style-name="Standard"><text:span text:style-name="T4">1 <text:s/>0 <text:s/>1 <text:s/>0 <text:s/>1 <text:s/>0 <text:s/>0 <text:s/>0</text:span></text:p>
      <text:p text:style-name="Standard"><text:span text:style-name="T4">bits unchanged</text:span></text:p>
      <text:p text:style-name="Standard"><text:span text:style-name="T4"><text:s text:c="17"/>bits cleared</text:span></text:p>
      <text:p text:style-name="Standard">Here is the same representation with the variable’s bits replaced with the symbol x</text:p>
      <text:p text:style-name="Standard"><text:span text:style-name="T4">x <text:s/>x <text:s/>x <text:s/>x <text:s/>x <text:s/>x <text:s/>x <text:s/>x <text:s text:c="3"/>variable</text:span></text:p>
      <text:p text:style-name="Standard"><text:span text:style-name="T4">1 <text:s/>1 <text:s/>1 <text:s/>1 <text:s/>1 <text:s/>1 <text:s/>0 <text:s/>0 <text:s text:c="3"/>mask</text:span></text:p>
      <text:p text:style-name="Standard"><text:span text:style-name="T4">----------------------</text:span></text:p>
      <text:p text:style-name="Standard"><text:span text:style-name="T4">x <text:s/>x <text:s/>x <text:s/>x <text:s/>x <text:s/>x <text:s/>0 <text:s/>0</text:span></text:p>
      <text:p text:style-name="Standard"><text:span text:style-name="T4">bits unchanged</text:span></text:p>
      <text:p text:style-name="Standard"><text:soft-page-break/><text:span text:style-name="T4"><text:s text:c="17"/>bits cleared</text:span></text:p>
      <text:p text:style-name="Standard">So if:</text:p>
      <text:p text:style-name="Standard"/>
      <text:p text:style-name="Standard"><text:span text:style-name="T4">myByte = B10101010;</text:span></text:p>
      <text:p text:style-name="Standard"><text:span text:style-name="T4">myByte &amp;= B11111100; <text:s/>// results in B10101000</text:span></text:p>
      <text:p text:style-name="Heading_20_3"><text:bookmark text:name="_hoedngbch9qw"/>*= (compound multiplication)</text:p>
      <text:p text:style-name="Standard"><text:span text:style-name="T3">Description</text:span></text:p>
      <text:p text:style-name="Standard">This is a convenient shorthand to perform multiplication of a variable with another constant or variable.</text:p>
      <text:p text:style-name="Standard"><text:span text:style-name="T3">Syntax</text:span></text:p>
      <text:p text:style-name="Standard">x *= y; // equivalent to the expression x = x * y;</text:p>
      <text:p text:style-name="Standard"><text:span text:style-name="T3">Parameters</text:span></text:p>
      <text:p text:style-name="Standard">x: variable. Allowed data types: int, float, double, byte, short, long.</text:p>
      <text:p text:style-name="Standard">y: variable or constant. Allowed data types: int, float, double, byte, short, long.</text:p>
      <text:p text:style-name="Standard"><text:span text:style-name="T3">Example Code</text:span></text:p>
      <text:p text:style-name="Standard"/>
      <text:p text:style-name="Standard"><text:span text:style-name="T4">x = 2;</text:span></text:p>
      <text:p text:style-name="Standard"><text:span text:style-name="T4">x *= 2; // x now contains 4</text:span></text:p>
      <text:p text:style-name="Heading_20_3"><text:bookmark text:name="_oabzprpegrn"/>++ (increment)</text:p>
      <text:p text:style-name="Standard"><text:span text:style-name="T3">Description</text:span></text:p>
      <text:p text:style-name="Standard">Increments the value of a variable by 1.</text:p>
      <text:p text:style-name="Standard"><text:span text:style-name="T3">Syntax</text:span></text:p>
      <text:p text:style-name="Standard">x; // increment x by one and returns the old value of x` + `x; // increment x by one and returns the new value of x</text:p>
      <text:p text:style-name="Standard"><text:span text:style-name="T3">Parameters</text:span></text:p>
      <text:p text:style-name="Standard">x: variable. Allowed data types: int, long (possibly unsigned).</text:p>
      <text:p text:style-name="Standard"><text:span text:style-name="T3">Returns</text:span></text:p>
      <text:p text:style-name="Standard">The original or newly incremented value of the variable.</text:p>
      <text:p text:style-name="Standard"><text:span text:style-name="T3">Example Code</text:span></text:p>
      <text:p text:style-name="Standard"/>
      <text:p text:style-name="Standard"><text:span text:style-name="T4">x = 2;</text:span></text:p>
      <text:p text:style-name="Standard"><text:span text:style-name="T4">y = ++x; <text:s/>// x now contains 3, y contains 3</text:span></text:p>
      <text:p text:style-name="Standard"><text:span text:style-name="T4">y = x++; <text:s/>// x contains 4, but y still contains 3</text:span></text:p>
      <text:p text:style-name="Heading_20_3"><text:bookmark text:name="_e6y4021ojyev"/>+= (compound addition)</text:p>
      <text:p text:style-name="Standard"><text:span text:style-name="T3">Description</text:span></text:p>
      <text:p text:style-name="Standard">This is a convenient shorthand to perform addition on a variable with another constant or variable.</text:p>
      <text:p text:style-name="Standard"><text:span text:style-name="T3">Syntax</text:span></text:p>
      <text:p text:style-name="Standard">x += y; // equivalent to the expression x = x + y;</text:p>
      <text:p text:style-name="Standard"><text:soft-page-break/><text:span text:style-name="T3">Parameters</text:span></text:p>
      <text:p text:style-name="Standard">x: variable. Allowed data types: int, float, double, byte, short, long.</text:p>
      <text:p text:style-name="Standard">y: variable or constant. Allowed data types: int, float, double, byte, short, long.</text:p>
      <text:p text:style-name="Standard"><text:span text:style-name="T3">Example Code</text:span></text:p>
      <text:p text:style-name="Standard"/>
      <text:p text:style-name="Standard"><text:span text:style-name="T4">x = 2;</text:span></text:p>
      <text:p text:style-name="Standard"><text:span text:style-name="T4">x += 4; // x now contains 6</text:span></text:p>
      <text:p text:style-name="Heading_20_3"><text:bookmark text:name="_fcieq2zbh0qt"/>-- (decrement)</text:p>
      <text:p text:style-name="Standard"><text:span text:style-name="T3">Description</text:span></text:p>
      <text:p text:style-name="Standard">Decrements the value of a variable by 1.</text:p>
      <text:p text:style-name="Standard"><text:span text:style-name="T3">Syntax</text:span></text:p>
      <text:p text:style-name="Standard">x--; // decrement x by one and returns the old value of x</text:p>
      <text:p text:style-name="Standard">--x; // decrement x by one and returns the new value of x</text:p>
      <text:p text:style-name="Standard"><text:span text:style-name="T3">Parameters</text:span></text:p>
      <text:p text:style-name="Standard">x: variable. Allowed data types: int, long (possibly unsigned).</text:p>
      <text:p text:style-name="Standard"><text:span text:style-name="T3">Returns</text:span></text:p>
      <text:p text:style-name="Standard">The original or newly decremented value of the variable.</text:p>
      <text:p text:style-name="Standard"><text:span text:style-name="T3">Example Code</text:span></text:p>
      <text:p text:style-name="Standard"/>
      <text:p text:style-name="Standard"><text:span text:style-name="T4">x = 2;</text:span></text:p>
      <text:p text:style-name="Standard"><text:span text:style-name="T4">y = --x; <text:s/>// x now contains 1, y contains 1</text:span></text:p>
      <text:p text:style-name="Standard"><text:span text:style-name="T4">y = x--; <text:s/>// x contains 0, but y still contains 1</text:span></text:p>
      <text:p text:style-name="Heading_20_3"><text:bookmark text:name="_gxnd2cbamo9a"/>-= (compound subtraction)</text:p>
      <text:p text:style-name="Standard"><text:span text:style-name="T3">Description</text:span></text:p>
      <text:p text:style-name="Standard">This is a convenient shorthand to perform subtraction of a constant or a variable from a variable.</text:p>
      <text:p text:style-name="Standard"><text:span text:style-name="T3">Syntax</text:span></text:p>
      <text:p text:style-name="Standard">x -= y; // equivalent to the expression x = x - y;</text:p>
      <text:p text:style-name="Standard"><text:span text:style-name="T3">Parameters</text:span></text:p>
      <text:p text:style-name="Standard">x: variable. Allowed data types: int, float, double, byte, short, long.</text:p>
      <text:p text:style-name="Standard">y: variable or constant. Allowed data types: int, float, double, byte, short, long.</text:p>
      <text:p text:style-name="Standard"><text:span text:style-name="T3">Example Code</text:span></text:p>
      <text:p text:style-name="Standard"/>
      <text:p text:style-name="Standard"><text:span text:style-name="T4">x = 20;</text:span></text:p>
      <text:p text:style-name="Standard"><text:span text:style-name="T4">x -= 2; // x now contains 18</text:span></text:p>
      <text:p text:style-name="Heading_20_3"><text:bookmark text:name="_hvhuatlulyad"/>/= (compound division)</text:p>
      <text:p text:style-name="Standard"><text:span text:style-name="T3">Description</text:span></text:p>
      <text:p text:style-name="Standard"><text:soft-page-break/>This is a convenient shorthand to perform division of a variable with another constant or variable.</text:p>
      <text:p text:style-name="Standard"><text:span text:style-name="T3">Syntax</text:span></text:p>
      <text:p text:style-name="Standard">x /= y; // equivalent to the expression x = x / y;</text:p>
      <text:p text:style-name="Standard"><text:span text:style-name="T3">Parameters</text:span></text:p>
      <text:p text:style-name="Standard">x: variable. Allowed data types: int, float, double, byte, short, long.</text:p>
      <text:p text:style-name="Standard">y: non zero variable or constant. Allowed data types: int, float, double, byte, short, long.</text:p>
      <text:p text:style-name="Standard"><text:span text:style-name="T3">Example Code</text:span></text:p>
      <text:p text:style-name="Standard"/>
      <text:p text:style-name="Standard"><text:span text:style-name="T4">x = 2;</text:span></text:p>
      <text:p text:style-name="Standard"><text:span text:style-name="T4">x /= 2; // x now contains 1</text:span></text:p>
      <text:p text:style-name="Heading_20_3"><text:bookmark text:name="_qm3nvw2fj7ol"/>^= (compound bitwise xor)</text:p>
      <text:p text:style-name="Standard"><text:span text:style-name="T3">Description</text:span></text:p>
      <text:p text:style-name="Standard">The compound bitwise XOR operator ^= is often used with a variable and a constant to toggle (invert) particular bits in a variable.</text:p>
      <text:p text:style-name="Standard">A review of the Bitwise XOR ^ operator:</text:p>
      <text:p text:style-name="Standard"><text:span text:style-name="T4">0 <text:s/>0 <text:s/>1 <text:s/>1 <text:s text:c="3"/>operand1</text:span></text:p>
      <text:p text:style-name="Standard"><text:span text:style-name="T4">0 <text:s/>1 <text:s/>0 <text:s/>1 <text:s text:c="3"/>operand2</text:span></text:p>
      <text:p text:style-name="Standard"><text:span text:style-name="T4">----------</text:span></text:p>
      <text:p text:style-name="Standard"><text:span text:style-name="T4">0 <text:s/>1 <text:s/>1 <text:s/>0 <text:s text:c="3"/>(operand1 ^ operand2) - returned result</text:span></text:p>
      <text:p text:style-name="Standard"><text:span text:style-name="T3">Syntax</text:span></text:p>
      <text:p text:style-name="Standard">x ^= y; // equivalent to x = x ^ y;</text:p>
      <text:p text:style-name="Standard"><text:span text:style-name="T3">Parameters</text:span></text:p>
      <text:p text:style-name="Standard">x: variable. Allowed data types: char, int, long.</text:p>
      <text:p text:style-name="Standard">y: variable or constant. Allowed data types: char, int, long.</text:p>
      <text:p text:style-name="Standard"><text:span text:style-name="T3">Example Code</text:span></text:p>
      <text:p text:style-name="Standard">Bits that are "bitwise XORed" with 0 are left unchanged. So if myByte is a byte variable,</text:p>
      <text:p text:style-name="Standard"/>
      <text:p text:style-name="Standard"><text:span text:style-name="T4">myByte ^ B00000000 = myByte;</text:span></text:p>
      <text:p text:style-name="Standard"/>
      <text:p text:style-name="Standard">Bits that are "bitwise XORed" with 1 are toggled so:</text:p>
      <text:p text:style-name="Standard"/>
      <text:p text:style-name="Standard"><text:span text:style-name="T4">myByte ^ B11111111 = ~myByte;</text:span></text:p>
      <text:p text:style-name="Standard"/>
      <text:p text:style-name="Standard"><text:span text:style-name="T3">Notes and Warnings</text:span></text:p>
      <text:p text:style-name="Standard">Because we are dealing with bits in a bitwise operator - it is convenient to use the binary formatter with constants. The numbers are still the same value in other representations, they are just not as easy to understand. Also, B00000000 is shown for clarity, but zero in any number format is zero.</text:p>
      <text:p text:style-name="Standard">Consequently - to toggle bits 0 &amp; 1 of a variable, while leaving the rest of the variable unchanged, use the compound bitwise XOR operator (^=) with the constant B00000011</text:p>
      <text:p text:style-name="Standard"><text:span text:style-name="T4">1 <text:s/>0 <text:s/>1 <text:s/>0 <text:s/>1 <text:s/>0 <text:s/>1 <text:s/>0 <text:s text:c="3"/>variable</text:span></text:p>
      <text:p text:style-name="Standard"><text:soft-page-break/><text:span text:style-name="T4">0 <text:s/>0 <text:s/>0 <text:s/>0 <text:s/>0 <text:s/>0 <text:s/>1 <text:s/>1 <text:s text:c="3"/>mask</text:span></text:p>
      <text:p text:style-name="Standard"><text:span text:style-name="T4">----------------------</text:span></text:p>
      <text:p text:style-name="Standard"><text:span text:style-name="T4">1 <text:s/>0 <text:s/>1 <text:s/>0 <text:s/>1 <text:s/>0 <text:s/>0 <text:s/>1</text:span></text:p>
      <text:p text:style-name="Standard"><text:span text:style-name="T4">bits unchanged</text:span></text:p>
      <text:p text:style-name="Standard"><text:span text:style-name="T4"><text:s text:c="17"/>bits toggled</text:span></text:p>
      <text:p text:style-name="Standard">Here is the same representation with the variables bits replaced with the symbol x. ~x represents the complement of x.</text:p>
      <text:p text:style-name="Standard"><text:span text:style-name="T4">x <text:s/>x <text:s/>x <text:s/>x <text:s/>x <text:s/>x <text:s/>x <text:s/>x <text:s text:c="3"/>variable</text:span></text:p>
      <text:p text:style-name="Standard"><text:span text:style-name="T4">0 <text:s/>0 <text:s/>0 <text:s/>0 <text:s/>0 <text:s/>0 <text:s/>1 <text:s/>1 <text:s text:c="3"/>mask</text:span></text:p>
      <text:p text:style-name="Standard"><text:span text:style-name="T4">----------------------</text:span></text:p>
      <text:p text:style-name="Standard"><text:span text:style-name="T4">x <text:s/>x <text:s/>x <text:s/>x <text:s/>x <text:s/>x ~x ~x</text:span></text:p>
      <text:p text:style-name="Standard"><text:span text:style-name="T4">bits unchanged</text:span></text:p>
      <text:p text:style-name="Standard"><text:span text:style-name="T4"><text:s text:c="17"/>bits set</text:span></text:p>
      <text:p text:style-name="Standard">So if:</text:p>
      <text:p text:style-name="Standard"/>
      <text:p text:style-name="Standard"><text:span text:style-name="T4">myByte = B10101010;</text:span></text:p>
      <text:p text:style-name="Standard"><text:span text:style-name="T4">myByte ^= B00000011 == B10101001;</text:span></text:p>
      <text:p text:style-name="Heading_20_3"><text:bookmark text:name="_konpyt5x9wl6"/>|= (compound bitwise or)</text:p>
      <text:p text:style-name="Standard"><text:span text:style-name="T3">Description</text:span></text:p>
      <text:p text:style-name="Standard">The compound bitwise OR operator |= is often used with a variable and a constant to "set" (set to 1) particular bits in a variable.</text:p>
      <text:p text:style-name="Standard">A review of the Bitwise OR | operator:</text:p>
      <text:p text:style-name="Standard"><text:span text:style-name="T4">0 <text:s/>0 <text:s/>1 <text:s/>1 <text:s text:c="3"/>operand1</text:span></text:p>
      <text:p text:style-name="Standard"><text:span text:style-name="T4">0 <text:s/>1 <text:s/>0 <text:s/>1 <text:s text:c="3"/>operand2</text:span></text:p>
      <text:p text:style-name="Standard"><text:span text:style-name="T4">----------</text:span></text:p>
      <text:p text:style-name="Standard"><text:span text:style-name="T4">0 <text:s/>1 <text:s/>1 <text:s/>1 <text:s text:c="3"/>(operand1 | operand2) - returned result</text:span></text:p>
      <text:p text:style-name="Standard"><text:span text:style-name="T3">Syntax</text:span></text:p>
      <text:p text:style-name="Standard">x |= y; // equivalent to x = x | y;</text:p>
      <text:p text:style-name="Standard"><text:span text:style-name="T3">Parameters</text:span></text:p>
      <text:p text:style-name="Standard">x: variable. Allowed data types: char, int, long.</text:p>
      <text:p text:style-name="Standard">y: variable or constant. Allowed data types: char, int, long.</text:p>
      <text:p text:style-name="Standard"><text:span text:style-name="T3">Example Code</text:span></text:p>
      <text:p text:style-name="Standard">Bits that are "bitwise ORed" with 0 are unchanged, so if myByte is a byte variable,</text:p>
      <text:p text:style-name="Standard"/>
      <text:p text:style-name="Standard"><text:span text:style-name="T4">myByte | B00000000 = myByte;</text:span></text:p>
      <text:p text:style-name="Standard"/>
      <text:p text:style-name="Standard">Bits that are "bitwise ORed" with 1 are set to 1 so:</text:p>
      <text:p text:style-name="Standard"/>
      <text:p text:style-name="Standard"><text:soft-page-break/><text:span text:style-name="T4">myByte | B11111111 = B11111111;</text:span></text:p>
      <text:p text:style-name="Standard"/>
      <text:p text:style-name="Standard"><text:span text:style-name="T3">Notes and Warnings</text:span></text:p>
      <text:p text:style-name="Standard">Because we are dealing with bits in a bitwise operator - it is convenient to use the binary formatter with constants. The numbers are still the same value in other representations, they are just not as easy to understand. Also, B00000000 is shown for clarity, but zero in any number format is zero.</text:p>
      <text:p text:style-name="Standard">Consequently - to set bits 0 &amp; 1 of a variable, while leaving the rest of the variable unchanged, use the compound bitwise OR operator (|=) with the constant B00000011</text:p>
      <text:p text:style-name="Standard"><text:span text:style-name="T4">1 <text:s/>0 <text:s/>1 <text:s/>0 <text:s/>1 <text:s/>0 <text:s/>1 <text:s/>0 <text:s text:c="3"/>variable</text:span></text:p>
      <text:p text:style-name="Standard"><text:span text:style-name="T4">0 <text:s/>0 <text:s/>0 <text:s/>0 <text:s/>0 <text:s/>0 <text:s/>1 <text:s/>1 <text:s text:c="3"/>mask</text:span></text:p>
      <text:p text:style-name="Standard"><text:span text:style-name="T4">----------------------</text:span></text:p>
      <text:p text:style-name="Standard"><text:span text:style-name="T4">1 <text:s/>0 <text:s/>1 <text:s/>0 <text:s/>1 <text:s/>0 <text:s/>1 <text:s/>1</text:span></text:p>
      <text:p text:style-name="P1"/>
      <text:p text:style-name="Standard"><text:span text:style-name="T4">bits unchanged</text:span></text:p>
      <text:p text:style-name="Standard"><text:span text:style-name="T4"><text:s text:c="17"/>bits set</text:span></text:p>
      <text:p text:style-name="Standard">Here is the same representation with the variables bits replaced with the symbol x</text:p>
      <text:p text:style-name="Standard"><text:span text:style-name="T4">x <text:s/>x <text:s/>x <text:s/>x <text:s/>x <text:s/>x <text:s/>x <text:s/>x <text:s text:c="3"/>variable</text:span></text:p>
      <text:p text:style-name="Standard"><text:span text:style-name="T4">0 <text:s/>0 <text:s/>0 <text:s/>0 <text:s/>0 <text:s/>0 <text:s/>1 <text:s/>1 <text:s text:c="3"/>mask</text:span></text:p>
      <text:p text:style-name="Standard"><text:span text:style-name="T4">----------------------</text:span></text:p>
      <text:p text:style-name="Standard"><text:span text:style-name="T4">x <text:s/>x <text:s/>x <text:s/>x <text:s/>x <text:s/>x <text:s/>1 <text:s/>1</text:span></text:p>
      <text:p text:style-name="P1"/>
      <text:p text:style-name="Standard"><text:span text:style-name="T4">bits unchanged</text:span></text:p>
      <text:p text:style-name="Standard"><text:span text:style-name="T4"><text:s text:c="17"/>bits set</text:span></text:p>
      <text:p text:style-name="Standard">So if:</text:p>
      <text:p text:style-name="Standard"/>
      <text:p text:style-name="Standard"><text:span text:style-name="T4">myByte = B10101010;</text:span></text:p>
      <text:p text:style-name="Standard"><text:span text:style-name="T4">myByte |= B00000011 == B10101011;</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0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0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902in" fo:margin-bottom="0.5in" fo:margin-left="1in" fo:margin-right="0.5902in" fo:background-color="#ffffff" style:writing-mode="lr-tb" style:layout-grid-color="#c0c0c0" style:layout-grid-lines="26702"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0902in" fo:margin-left="0in" fo:margin-right="0in" fo:margin-top="0.0508in" style:dynamic-spacing="true"/>
      </style:footer-style>
    </style:page-layout>
    <style:page-layout style:name="Mpm2">
      <style:page-layout-properties fo:page-width="8.2681in" fo:page-height="11.6929in" style:num-format="1" style:print-orientation="portrait" fo:margin-top="0.5in" fo:margin-bottom="0.5in" fo:margin-left="1in" fo:margin-right="0.5902in" fo:background-color="#ffffff" style:writing-mode="lr-tb" style:layout-grid-color="#c0c0c0" style:layout-grid-lines="26702"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902in" fo:margin-left="0in" fo:margin-right="0in" fo:margin-bottom="0.0508in" style:dynamic-spacing="true"/>
      </style:header-style>
      <style:footer-style>
        <style:header-footer-properties fo:min-height="0.0902in" fo:margin-left="0in" fo:margin-right="0in" fo:margin-top="0.0508in" style:dynamic-spacing="true"/>
      </style:footer-style>
    </style:page-layout>
  </office:automatic-styles>
  <office:master-styles>
    <style:master-page style:name="Standard" style:page-layout-name="Mpm1">
      <style:header>
        <text:p text:style-name="Header"/>
      </style:header>
      <style:footer>
        <text:p text:style-name="MP1"><text:page-number text:select-page="current">150</text:page-number>/<text:page-count>150</text:page-count></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0" meta:object-count="0" meta:page-count="150" meta:paragraph-count="4907" meta:word-count="35926" meta:character-count="215902" meta:non-whitespace-character-count="180801"/>
    <meta:generator>LibreOfficeDev/6.0.5.2$Linux_X86_64 LibreOffice_project/</meta:generator>
  </office:meta>
</office:document-meta>
</file>